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plain" manifest:full-path="Dialogs/Standard/DialogStrings_ru_RU.properties"/>
  <manifest:file-entry manifest:media-type="" manifest:full-path="Dialogs/Standard/DialogStrings_ru_RU.default"/>
  <manifest:file-entry manifest:media-type="text/xml" manifest:full-path="Dialogs/Standard/dialog-lb.xml"/>
  <manifest:file-entry manifest:media-type="text/plain" manifest:full-path="Dialogs/Standard/DialogStrings_en_GB.properties"/>
  <manifest:file-entry manifest:media-type="" manifest:full-path="Dialogs/Standard/"/>
  <manifest:file-entry manifest:media-type="text/plain" manifest:full-path="Dialogs/NABOR_KORPUSOV/DialogStrings_ru_RU.properties"/>
  <manifest:file-entry manifest:media-type="" manifest:full-path="Dialogs/NABOR_KORPUSOV/DialogStrings_ru_RU.default"/>
  <manifest:file-entry manifest:media-type="text/xml" manifest:full-path="Dialogs/NABOR_KORPUSOV/dialog-lb.xml"/>
  <manifest:file-entry manifest:media-type="text/xml" manifest:full-path="Dialogs/NABOR_KORPUSOV/DIALOG_KORPUS.xml"/>
  <manifest:file-entry manifest:media-type="text/plain" manifest:full-path="Dialogs/NABOR_KORPUSOV/DialogStrings_en_GB.properties"/>
  <manifest:file-entry manifest:media-type="" manifest:full-path="Dialogs/NABOR_KORPUSOV/"/>
  <manifest:file-entry manifest:media-type="text/plain" manifest:full-path="Dialogs/NABOR_AMO/DialogStrings_ru_RU.properties"/>
  <manifest:file-entry manifest:media-type="" manifest:full-path="Dialogs/NABOR_AMO/DialogStrings_ru_RU.default"/>
  <manifest:file-entry manifest:media-type="text/xml" manifest:full-path="Dialogs/NABOR_AMO/DIALOG_AMO.xml"/>
  <manifest:file-entry manifest:media-type="text/xml" manifest:full-path="Dialogs/NABOR_AMO/dialog-lb.xml"/>
  <manifest:file-entry manifest:media-type="text/plain" manifest:full-path="Dialogs/NABOR_AMO/DialogStrings_en_GB.properties"/>
  <manifest:file-entry manifest:media-type="" manifest:full-path="Dialogs/NABOR_AMO/"/>
  <manifest:file-entry manifest:media-type="text/plain" manifest:full-path="Dialogs/NABOR_KOLES/DialogStrings_ru_RU.properties"/>
  <manifest:file-entry manifest:media-type="text/xml" manifest:full-path="Dialogs/NABOR_KOLES/DIALOG_MASS_KO.xml"/>
  <manifest:file-entry manifest:media-type="" manifest:full-path="Dialogs/NABOR_KOLES/DialogStrings_ru_RU.default"/>
  <manifest:file-entry manifest:media-type="text/xml" manifest:full-path="Dialogs/NABOR_KOLES/dialog-lb.xml"/>
  <manifest:file-entry manifest:media-type="text/xml" manifest:full-path="Dialogs/NABOR_KOLES/DIALOG_GEO_WIN.xml"/>
  <manifest:file-entry manifest:media-type="text/xml" manifest:full-path="Dialogs/NABOR_KOLES/DIALOG_GEO_KO.xml"/>
  <manifest:file-entry manifest:media-type="text/xml" manifest:full-path="Dialogs/NABOR_KOLES/DIALOG_KOLESO.xml"/>
  <manifest:file-entry manifest:media-type="text/xml" manifest:full-path="Dialogs/NABOR_KOLES/DIALOG_MEX_KO.xml"/>
  <manifest:file-entry manifest:media-type="text/plain" manifest:full-path="Dialogs/NABOR_KOLES/DialogStrings_en_GB.properties"/>
  <manifest:file-entry manifest:media-type="" manifest:full-path="Dialogs/NABOR_KOLES/"/>
  <manifest:file-entry manifest:media-type="" manifest:full-path="Dialogs/"/>
  <manifest:file-entry manifest:media-type="text/xml" manifest:full-path="content.xml"/>
  <manifest:file-entry manifest:media-type="text/xml" manifest:full-path="Basic/Standard/RUNGE_KUTTA_MODULE.xml"/>
  <manifest:file-entry manifest:media-type="text/xml" manifest:full-path="Basic/Standard/TRASSA_MODULE.xml"/>
  <manifest:file-entry manifest:media-type="text/xml" manifest:full-path="Basic/Standard/OPEN_DIALOGS_KOLESO.xml"/>
  <manifest:file-entry manifest:media-type="text/xml" manifest:full-path="Basic/Standard/script-lb.xml"/>
  <manifest:file-entry manifest:media-type="" manifest:full-path="Basic/Standard/"/>
  <manifest:file-entry manifest:media-type="text/xml" manifest:full-path="Basic/NABOR_KORPUSOV/script-lb.xml"/>
  <manifest:file-entry manifest:media-type="" manifest:full-path="Basic/NABOR_KORPUSOV/"/>
  <manifest:file-entry manifest:media-type="text/xml" manifest:full-path="Basic/NABOR_AMO/script-lb.xml"/>
  <manifest:file-entry manifest:media-type="" manifest:full-path="Basic/NABOR_AMO/"/>
  <manifest:file-entry manifest:media-type="text/xml" manifest:full-path="Basic/script-lc.xml"/>
  <manifest:file-entry manifest:media-type="text/xml" manifest:full-path="Basic/NABOR_KOLES/DIALOG_KOLESO.xml"/>
  <manifest:file-entry manifest:media-type="text/xml" manifest:full-path="Basic/NABOR_KOLES/script-lb.xml"/>
  <manifest:file-entry manifest:media-type="" manifest:full-path="Basic/NABOR_KOLES/"/>
  <manifest:file-entry manifest:media-type="" manifest:full-path="Basic/"/>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adornments="Обычный" style:font-family-generic="swiss"/>
    <style:font-face style:name="Arial" svg:font-family="Arial" style:font-family-generic="swiss" style:font-pitch="variable"/>
    <style:font-face style:name="Arial2"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5in"/>
    </style:style>
    <style:style style:name="co3" style:family="table-column">
      <style:table-column-properties fo:break-before="auto" style:column-width="0.9161in"/>
    </style:style>
    <style:style style:name="co4" style:family="table-column">
      <style:table-column-properties fo:break-before="auto" style:column-width="0.6319in"/>
    </style:style>
    <style:style style:name="co1" style:family="table-column">
      <style:table-column-properties fo:break-before="auto" style:column-width="0.8925in"/>
    </style:style>
    <style:style style:name="co25" style:family="table-column">
      <style:table-column-properties fo:break-before="auto" style:column-width="0.4492in"/>
    </style:style>
    <style:style style:name="co26" style:family="table-column">
      <style:table-column-properties fo:break-before="auto" style:column-width="0.348in"/>
    </style:style>
    <style:style style:name="co27" style:family="table-column">
      <style:table-column-properties fo:break-before="auto" style:column-width="0.6335in"/>
    </style:style>
    <style:style style:name="co21" style:family="table-column">
      <style:table-column-properties fo:break-before="auto" style:column-width="0.1874in"/>
    </style:style>
    <style:style style:name="co28" style:family="table-column">
      <style:table-column-properties fo:break-before="auto" style:column-width="0.2673in"/>
    </style:style>
    <style:style style:name="co29" style:family="table-column">
      <style:table-column-properties fo:break-before="auto" style:column-width="0.7917in"/>
    </style:style>
    <style:style style:name="co30" style:family="table-column">
      <style:table-column-properties fo:break-before="auto" style:column-width="2.7366in"/>
    </style:style>
    <style:style style:name="co31" style:family="table-column">
      <style:table-column-properties fo:break-before="auto" style:column-width="2.9839in"/>
    </style:style>
    <style:style style:name="co32" style:family="table-column">
      <style:table-column-properties fo:break-before="auto" style:column-width="1.5492in"/>
    </style:style>
    <style:style style:name="co33" style:family="table-column">
      <style:table-column-properties fo:break-before="auto" style:column-width="2.4453in"/>
    </style:style>
    <style:style style:name="co34" style:family="table-column">
      <style:table-column-properties fo:break-before="auto" style:column-width="0.8354in"/>
    </style:style>
    <style:style style:name="co35" style:family="table-column">
      <style:table-column-properties fo:break-before="auto" style:column-width="2.6563in"/>
    </style:style>
    <style:style style:name="co36" style:family="table-column">
      <style:table-column-properties fo:break-before="auto" style:column-width="1.3528in"/>
    </style:style>
    <style:style style:name="co37" style:family="table-column">
      <style:table-column-properties fo:break-before="auto" style:column-width="1.1126in"/>
    </style:style>
    <style:style style:name="co20" style:family="table-column">
      <style:table-column-properties fo:break-before="auto" style:column-width="0.422in"/>
    </style:style>
    <style:style style:name="co22" style:family="table-column">
      <style:table-column-properties fo:break-before="auto" style:column-width="0.6189in"/>
    </style:style>
    <style:style style:name="co23" style:family="table-column">
      <style:table-column-properties fo:break-before="auto" style:column-width="0.3417in"/>
    </style:style>
    <style:style style:name="co24" style:family="table-column">
      <style:table-column-properties fo:break-before="auto" style:column-width="0.2752in"/>
    </style:style>
    <style:style style:name="co38" style:family="table-column">
      <style:table-column-properties fo:break-before="auto" style:column-width="0.3402in"/>
    </style:style>
    <style:style style:name="co39" style:family="table-column">
      <style:table-column-properties fo:break-before="auto" style:column-width="0.4366in"/>
    </style:style>
    <style:style style:name="co40" style:family="table-column">
      <style:table-column-properties fo:break-before="auto" style:column-width="0.2256in"/>
    </style:style>
    <style:style style:name="co41" style:family="table-column">
      <style:table-column-properties fo:break-before="auto" style:column-width="0.2402in"/>
    </style:style>
    <style:style style:name="co42" style:family="table-column">
      <style:table-column-properties fo:break-before="auto" style:column-width="0.2693in"/>
    </style:style>
    <style:style style:name="co43" style:family="table-column">
      <style:table-column-properties fo:break-before="auto" style:column-width="0.2472in"/>
    </style:style>
    <style:style style:name="co44" style:family="table-column">
      <style:table-column-properties fo:break-before="auto" style:column-width="0.3346in"/>
    </style:style>
    <style:style style:name="co45" style:family="table-column">
      <style:table-column-properties fo:break-before="auto" style:column-width="0.3909in"/>
    </style:style>
    <style:style style:name="co46" style:family="table-column">
      <style:table-column-properties fo:break-before="auto" style:column-width="0.2602in"/>
    </style:style>
    <style:style style:name="co47" style:family="table-column">
      <style:table-column-properties fo:break-before="auto" style:column-width="0.2819in"/>
    </style:style>
    <style:style style:name="co48" style:family="table-column">
      <style:table-column-properties fo:break-before="auto" style:column-width="0.3189in"/>
    </style:style>
    <style:style style:name="co49" style:family="table-column">
      <style:table-column-properties fo:break-before="auto" style:column-width="0.3201in"/>
    </style:style>
    <style:style style:name="co50" style:family="table-column">
      <style:table-column-properties fo:break-before="auto" style:column-width="0.2311in"/>
    </style:style>
    <style:style style:name="co51" style:family="table-column">
      <style:table-column-properties fo:break-before="auto" style:column-width="0.4in"/>
    </style:style>
    <style:style style:name="co52" style:family="table-column">
      <style:table-column-properties fo:break-before="auto" style:column-width="0.5244in"/>
    </style:style>
    <style:style style:name="ro1" style:family="table-row">
      <style:table-row-properties style:row-height="0.1783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683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2" style:family="table-cell" style:parent-style-name="Default" style:data-style-name="N127">
      <style:table-cell-properties fo:border="0.0008in solid #000000"/>
    </style:style>
    <style:style style:name="ce29" style:family="table-cell" style:parent-style-name="Default">
      <style:table-cell-properties fo:background-color="#ccffff" fo:border="0.0008in solid #000000"/>
    </style:style>
    <style:style style:name="ce3" style:family="table-cell" style:parent-style-name="Default">
      <style:table-cell-properties fo:border="0.0008in solid #000000"/>
    </style:style>
    <style:style style:name="ce30" style:family="table-cell" style:parent-style-name="Default">
      <style:table-cell-properties fo:background-color="#83caff" fo:border="0.0008in solid #000000"/>
    </style:style>
    <style:style style:name="ce31" style:family="table-cell" style:parent-style-name="Default">
      <style:table-cell-properties fo:background-color="#ffcc99" fo:border="0.0008in solid #000000"/>
    </style:style>
    <style:style style:name="ce32" style:family="table-cell" style:parent-style-name="Default">
      <style:table-cell-properties fo:background-color="#99ccff" style:text-align-source="fix" style:repeat-content="false" fo:border="0.0008in solid #000000"/>
      <style:paragraph-properties fo:text-align="center" fo:margin-left="0in"/>
    </style:style>
    <style:style style:name="ce33" style:family="table-cell" style:parent-style-name="Default">
      <style:table-cell-properties fo:background-color="#ffff99" fo:border="0.0008in solid #000000"/>
    </style:style>
    <style:style style:name="ce34" style:family="table-cell" style:parent-style-name="Default">
      <style:table-cell-properties fo:background-color="#99ccff" fo:border="0.0008in solid #000000"/>
    </style:style>
    <style:style style:name="ce35" style:family="table-cell" style:parent-style-name="Default">
      <style:table-cell-properties fo:background-color="#3deb3d" fo:border="0.0008in solid #000000"/>
    </style:style>
    <style:style style:name="ce36" style:family="table-cell" style:parent-style-name="Default">
      <style:table-cell-properties fo:background-color="#23ff23" fo:border="0.0008in solid #000000"/>
    </style:style>
    <style:style style:name="ce37" style:family="table-cell" style:parent-style-name="Default" style:data-style-name="N100">
      <style:table-cell-properties fo:border="0.0008in solid #000000"/>
    </style:style>
    <style:style style:name="ce38" style:family="table-cell" style:parent-style-name="Default" style:data-style-name="N100">
      <style:table-cell-properties fo:background-color="#cccccc" fo:border="0.0008in solid #000000"/>
    </style:style>
    <style:style style:name="ce39" style:family="table-cell" style:parent-style-name="Default" style:data-style-name="N100">
      <style:table-cell-properties fo:background-color="#cccccc" fo:border="0.0008in solid #000000"/>
      <style:text-properties style:font-name="Arial2"/>
    </style:style>
    <style:style style:name="ce40" style:family="table-cell" style:parent-style-name="Default" style:data-style-name="N100">
      <style:table-cell-properties fo:background-color="transparent" fo:border="0.0008in solid #000000"/>
    </style:style>
    <style:style style:name="ce41" style:family="table-cell" style:parent-style-name="Default" style:data-style-name="N100">
      <style:table-cell-properties fo:border="0.0008in solid #000000"/>
      <style:text-properties style:font-name="Arial2"/>
    </style:style>
    <style:style style:name="ce42" style:family="table-cell" style:parent-style-name="Default">
      <style:table-cell-properties fo:background-color="#cccccc" fo:border="0.0008in solid #000000"/>
    </style:style>
    <style:style style:name="ce43" style:family="table-cell" style:parent-style-name="Default">
      <style:table-cell-properties fo:background-color="transparent" fo:border="0.0008in solid #000000"/>
    </style:style>
    <style:style style:name="ce44" style:family="table-cell" style:parent-style-name="Default" style:data-style-name="N100">
      <style:table-cell-properties style:text-align-source="fix" style:repeat-content="false" fo:border="0.0008in solid #000000"/>
      <style:paragraph-properties fo:text-align="center" fo:margin-left="0in"/>
    </style:style>
    <style:style style:name="ce45" style:family="table-cell" style:parent-style-name="Default" style:data-style-name="N100">
      <style:table-cell-properties fo:background-color="#cccccc" style:text-align-source="fix" style:repeat-content="false" fo:border="0.0008in solid #000000"/>
      <style:paragraph-properties fo:text-align="center" fo:margin-left="0in"/>
    </style:style>
    <style:style style:name="ce46" style:family="table-cell" style:parent-style-name="Default" style:data-style-name="N100">
      <style:table-cell-properties style:text-align-source="fix" style:repeat-content="false" fo:background-color="transparent" fo:border="0.0008in solid #000000"/>
      <style:paragraph-properties fo:text-align="center" fo:margin-left="0in"/>
    </style:style>
    <style:style style:name="ce47" style:family="table-cell" style:parent-style-name="Default" style:data-style-name="N100">
      <style:table-cell-properties fo:background-color="transparent" fo:border="0.0008in solid #000000"/>
      <style:text-properties style:font-name="Arial2"/>
    </style:style>
    <style:style style:name="ce48" style:family="table-cell" style:parent-style-name="Default">
      <style:table-cell-properties fo:border="0.0008in solid #000000"/>
      <style:text-properties style:font-name="Arial2"/>
    </style:style>
    <style:style style:name="ce24" style:family="table-cell" style:parent-style-name="Default" style:data-style-name="N100">
      <style:table-cell-properties fo:background-color="#000000" fo:border="0.0008in solid #ffffff"/>
      <style:text-properties fo:color="#ffffff"/>
    </style:style>
    <style:style style:name="ce25" style:family="table-cell" style:parent-style-name="Default" style:data-style-name="N0">
      <style:table-cell-properties fo:background-color="#000000" fo:border="0.0008in solid #ffffff"/>
      <style:text-properties fo:color="#ffffff"/>
    </style:style>
    <style:style style:name="ce26" style:family="table-cell" style:parent-style-name="Default" style:data-style-name="N127">
      <style:table-cell-properties fo:background-color="#000000" fo:border="0.0008in solid #ffffff"/>
      <style:text-properties fo:color="#ffffff"/>
    </style:style>
    <style:style style:name="ce27" style:family="table-cell" style:parent-style-name="Default" style:data-style-name="N100">
      <style:table-cell-properties fo:background-color="#000080" fo:border="0.0008in solid #ffffff"/>
      <style:text-properties fo:color="#ffffff"/>
    </style:style>
    <style:style style:name="ce28" style:family="table-cell" style:parent-style-name="Default" style:data-style-name="N129">
      <style:table-cell-properties fo:background-color="#000080" fo:border="0.0008in solid #ffffff"/>
      <style:text-properties fo:color="#ffffff"/>
    </style:style>
    <style:style style:name="ce49" style:family="table-cell" style:parent-style-name="Default">
      <style:table-cell-properties fo:background-color="#000000" fo:border="0.0008in solid #ffffff"/>
      <style:text-properties fo:color="#ffffff"/>
    </style:style>
    <style:style style:name="ce50" style:family="table-cell" style:parent-style-name="Default">
      <style:table-cell-properties fo:background-color="#000080" style:text-align-source="fix" style:repeat-content="false"/>
      <style:paragraph-properties fo:text-align="center"/>
      <style:text-properties fo:color="#ffffff"/>
    </style:style>
    <style:style style:name="ce51" style:family="table-cell" style:parent-style-name="Default" style:data-style-name="N100">
      <style:table-cell-properties fo:background-color="#c0c0c0" fo:border="0.0008in solid #000000"/>
      <style:text-properties fo:color="#000000"/>
    </style:style>
    <style:style style:name="ce52" style:family="table-cell" style:parent-style-name="Default" style:data-style-name="N127">
      <style:table-cell-properties fo:background-color="#c0c0c0" fo:border="0.0008in solid #000000"/>
      <style:text-properties fo:color="#000000"/>
    </style:style>
    <style:style style:name="ce53" style:family="table-cell" style:parent-style-name="Default" style:data-style-name="N127">
      <style:table-cell-properties fo:background-color="#c0c0c0" fo:border="0.0138in solid #000000"/>
      <style:text-properties fo:color="#000000"/>
    </style:style>
    <style:style style:name="ce54" style:family="table-cell" style:parent-style-name="Default" style:data-style-name="N0">
      <style:table-cell-properties fo:background-color="#83caff" style:text-align-source="fix" style:repeat-content="false" fo:border="0.0008in solid #c0c0c0"/>
      <style:paragraph-properties fo:text-align="end" fo:margin-left="0in"/>
    </style:style>
    <style:style style:name="ce55" style:family="table-cell" style:parent-style-name="Default" style:data-style-name="N0">
      <style:table-cell-properties fo:background-color="#ccffff" style:text-align-source="fix" style:repeat-content="false" fo:border="0.0008in solid #c0c0c0"/>
      <style:paragraph-properties fo:text-align="end" fo:margin-left="0in"/>
    </style:style>
    <style:style style:name="ce56" style:family="table-cell" style:parent-style-name="Default" style:data-style-name="N0">
      <style:table-cell-properties fo:background-color="#ccffff" style:text-align-source="fix" style:repeat-content="false" fo:border="0.0008in solid #c0c0c0"/>
      <style:paragraph-properties fo:text-align="center" fo:margin-left="0in"/>
    </style:style>
    <style:style style:name="ce57" style:family="table-cell" style:parent-style-name="Default">
      <style:table-cell-properties fo:border="0.0008in solid #c0c0c0"/>
    </style:style>
    <style:style style:name="ce58" style:family="table-cell" style:parent-style-name="Default" style:data-style-name="N0">
      <style:table-cell-properties fo:border="0.0008in solid #c0c0c0"/>
    </style:style>
    <style:style style:name="ce59" style:family="table-cell" style:parent-style-name="Default" style:data-style-name="N0">
      <style:table-cell-properties style:text-align-source="fix" style:repeat-content="false" fo:background-color="transparent" fo:border="0.0008in solid #c0c0c0"/>
      <style:paragraph-properties fo:text-align="end" fo:margin-left="0in"/>
    </style:style>
    <style:style style:name="ce60" style:family="table-cell" style:parent-style-name="Default" style:data-style-name="N0">
      <style:table-cell-properties fo:background-color="#83caff" fo:border="0.0008in solid #c0c0c0"/>
    </style:style>
    <style:style style:name="ce61" style:family="table-cell" style:parent-style-name="Default" style:data-style-name="N0">
      <style:table-cell-properties fo:background-color="#ccffff" fo:border="0.0008in solid #c0c0c0"/>
    </style:style>
    <style:style style:name="ce62" style:family="table-cell" style:parent-style-name="Default" style:data-style-name="N0">
      <style:table-cell-properties fo:background-color="transparent" fo:border="0.0008in solid #c0c0c0"/>
    </style:style>
    <style:style style:name="ce63" style:family="table-cell" style:parent-style-name="Default" style:data-style-name="N0">
      <style:table-cell-properties fo:background-color="#83caff" style:text-align-source="fix" style:repeat-content="false" fo:border="0.0008in solid #c0c0c0"/>
      <style:paragraph-properties fo:text-align="center" fo:margin-left="0in"/>
    </style:style>
    <style:style style:name="ce64" style:family="table-cell" style:parent-style-name="Default" style:data-style-name="N0">
      <style:table-cell-properties fo:background-color="#83caff" fo:border="0.0008in solid #c0c0c0"/>
      <style:text-properties style:font-name="Arial2"/>
    </style:style>
    <style:style style:name="ce65" style:family="table-cell" style:parent-style-name="Default" style:data-style-name="N2">
      <style:table-cell-properties fo:background-color="#83caff" fo:border="0.0008in solid #c0c0c0"/>
    </style:style>
    <style:style style:name="ce66" style:family="table-cell" style:parent-style-name="Default" style:data-style-name="N2">
      <style:table-cell-properties fo:border="0.0008in solid #c0c0c0"/>
    </style:style>
    <style:style style:name="ce67" style:family="table-cell" style:parent-style-name="Default" style:data-style-name="N0">
      <style:table-cell-properties fo:background-color="#ccffff" style:text-align-source="fix" style:repeat-content="false" fo:border="0.0008in solid #c0c0c0"/>
      <style:paragraph-properties fo:text-align="center" fo:margin-left="0in"/>
      <style:text-properties style:font-name="Arial2" style:font-name-asian="Arial2" style:font-name-complex="Arial2"/>
    </style:style>
    <style:style style:name="ce68" style:family="table-cell" style:parent-style-name="Default">
      <style:table-cell-properties style:text-align-source="fix" style:repeat-content="false" fo:wrap-option="wrap" style:shrink-to-fit="false" style:vertical-align="bottom"/>
      <style:paragraph-properties fo:text-align="center"/>
      <style:text-properties fo:hyphenate="true"/>
    </style:style>
    <style:style style:name="ce69" style:family="table-cell" style:parent-style-name="Default">
      <style:table-cell-properties style:text-align-source="fix" style:repeat-content="false" fo:wrap-option="wrap" style:vertical-align="bottom"/>
      <style:paragraph-properties fo:text-align="center"/>
      <style:text-properties fo:hyphenate="true"/>
    </style:style>
    <style:style style:name="ce70" style:family="table-cell" style:parent-style-name="Default">
      <style:table-cell-properties style:text-align-source="fix" style:repeat-content="false" fo:wrap-option="wrap" style:vertical-align="bottom"/>
      <style:paragraph-properties fo:text-align="center"/>
      <style:text-properties style:font-name="Arial1" fo:hyphenate="true"/>
    </style:style>
    <style:style style:name="gr6" style:family="graphic">
      <style:graphic-properties draw:marker-start="Стили_20_стрелок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4" style:family="graphic">
      <style:graphic-properties draw:marker-start="Стили_20_стрелок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fo:background-color="#808000"/>
    </style:style>
    <style:style style:name="gr5" style:family="graphic">
      <style:graphic-properties draw:ole-draw-aspect="1"/>
    </style:style>
    <style:style style:name="gr7" style:family="graphic">
      <style:graphic-properties style:protect="position size"/>
    </style:style>
    <style:style style:name="gr8" style:family="graphic">
      <style:graphic-properties draw:marker-start="Стили_20_стрелок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9" style:family="graphic">
      <style:graphic-properties draw:marker-start="Стили_20_стрелок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Стили_20_стрелок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4"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text-properties fo:color="#ffffff" fo:font-family="Verdana" style:font-style-name="Обычный" style:font-family-generic="swiss" fo:font-size="10pt" style:font-relief="embossed"/>
    </style:style>
    <style:style style:name="P3" style:family="paragraph">
      <style:paragraph-properties fo:text-align="center"/>
      <style:text-properties fo:color="#ffffff" fo:font-family="Verdana" style:font-style-name="Обычный" style:font-family-generic="swiss" fo:font-size="10pt"/>
    </style:style>
    <style:style style:name="P5" style:family="paragraph">
      <style:paragraph-properties fo:text-align="center"/>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text-position="-33% 58%"/>
    </style:style>
    <style:style style:name="T8" style:family="text">
      <style:text-properties style:text-position="0% 100%" style:font-name="Arial2" style:font-name-asian="Arial2" style:font-name-complex="Arial2"/>
    </style:style>
    <style:style style:name="T5" style:family="text">
      <style:text-properties style:text-position="0% 100%"/>
    </style:style>
    <style:style style:name="T9" style:family="text">
      <style:text-properties style:font-name="Arial2" style:font-name-complex="Arial2"/>
    </style:style>
    <style:style style:name="T10" style:family="text">
      <style:text-properties style:text-position="33% 58%"/>
    </style:style>
    <style:style style:name="T7" style:family="text">
      <style:text-properties style:text-position="-33% 58%" style:font-name="Arial2"/>
    </style:style>
    <style:style style:name="T3" style:family="text">
      <style:text-properties style:font-name="Arial2"/>
    </style:style>
    <style:style style:name="T11" style:family="text">
      <style:text-properties style:font-name="Arial2" style:font-name-asian="Arial2" style:font-name-complex="Arial2"/>
    </style:style>
    <style:style style:name="T12" style:family="text">
      <style:text-properties style:text-position="33% 58%" style:font-name="Arial2"/>
    </style:style>
    <style:style style:name="T6" style:family="text">
      <style:text-properties style:text-position="0% 100%" style:font-name="Arial2"/>
    </style:style>
    <style:style style:name="T13" style:family="text">
      <style:text-properties style:text-position="-33% 58%" style:font-name="Arial2" style:font-name-asian="Arial2" style:font-name-complex="Arial2"/>
    </style:style>
    <style:style style:name="T14" style:family="text">
      <style:text-properties style:text-position="33% 58%" style:font-name="Arial2" style:font-name-asian="Arial2" style:font-name-complex="Arial2"/>
    </style:style>
    <style:style style:name="T18" style:family="text">
      <style:text-properties style:text-outline="false" style:text-line-through-style="none" style:text-position="0% 100%"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9" style:family="text">
      <style:text-properties style:text-position="0% 100%" style:font-name="Arial1"/>
    </style:style>
    <style:style style:name="T20" style:family="text">
      <style:text-properties style:font-name="Arial1" style:font-name-asian="Arial1" style:font-name-complex="Arial1"/>
    </style:style>
    <style:style style:name="T21" style:family="text">
      <style:text-properties style:text-position="33% 58%" style:font-name="Arial1" style:font-name-asian="Arial1" style:font-name-complex="Arial1"/>
    </style:style>
    <style:style style:name="T22" style:family="text">
      <style:text-properties style:font-name="Arial1"/>
    </style:style>
    <style:style style:name="T23" style:family="text">
      <style:text-properties style:text-position="33% 58%" style:font-name="Arial1"/>
    </style:style>
  </office:automatic-styles>
  <office:body>
    <office:spreadsheet>
      <table:content-validations>
        <table:content-validation table:name="val1" table:condition="of:cell-content-is-decimal-number() and cell-content()&gt;=0" table:allow-empty-cell="false" table:base-cell-address="ВХОДНЫЕ_ДАННЫЕ.A5">
          <table:help-message table:title="нижняя граница интегрирования" table:display="true">
            <text:p>должна быть не отрицательной</text:p>
          </table:help-message>
          <table:error-message table:message-type="stop" table:title="ошибка" table:display="true">
            <text:p><text:s/>число отрицательное!!!</text:p>
          </table:error-message>
        </table:content-validation>
        <table:content-validation table:name="val2" table:condition="of:cell-content-is-decimal-number() and cell-content()&gt;0" table:allow-empty-cell="false" table:base-cell-address="ВХОДНЫЕ_ДАННЫЕ.A8">
          <table:help-message table:title="верхняя граница интегрирования" table:display="true">
            <text:p>должна быть положительной</text:p>
            <text:p>и больше xmin</text:p>
          </table:help-message>
          <table:error-message table:message-type="information" table:title="ошибка" table:display="true">
            <text:p>значение должно быть </text:p>
            <text:p>положительным</text:p>
          </table:error-message>
        </table:content-validation>
        <table:content-validation table:name="val3" table:condition="of:cell-content-is-whole-number() and cell-content()&gt;2" table:allow-empty-cell="false" table:base-cell-address="ВХОДНЫЕ_ДАННЫЕ.A11">
          <table:help-message table:title="n больше 10" table:display="true">
            <text:p>число делений отрезка</text:p>
            <text:p>интегрирования на</text:p>
            <text:p>промежуточные</text:p>
          </table:help-message>
          <table:error-message table:message-type="stop" table:title="ошибка" table:display="true">
            <text:p>увеличьте n</text:p>
          </table:error-message>
        </table:content-validation>
        <table:content-validation table:name="val4" table:condition="of:cell-content-is-in-list(&quot;0&quot;;&quot;1&quot;)" table:allow-empty-cell="false" table:display-list="sorted-ascending" table:base-cell-address="ВХОДНЫЕ_ДАННЫЕ.A17">
          <table:help-message table:title="вкл/выкл автовыбор шага интегрирования" table:display="true">
            <text:p>0 - выкл. автовыбор шага интегрирования</text:p>
            <text:p>1- вкл. автовыбор шага интегрирования</text:p>
          </table:help-message>
          <table:error-message table:message-type="stop" table:title="выбирать из списка" table:display="true"/>
        </table:content-validation>
      </table:content-validations>
      <table:table table:name="ВХОДНЫЕ_ДАННЫЕ" table:style-name="ta1" table:print="false">
        <office:forms form:automatic-focus="false" form:apply-design-mode="false">
          <form:form form:name="Standard" form:apply-filter="true" form:command-type="table" form:control-implementation="ooo:com.sun.star.form.component.Form" office:target-frame="" xlink:href="">
            <form:button form:name="PushButton" form:control-implementation="ooo:com.sun.star.form.component.CommandButton" form:id="control1" form:label="интегрировать дифференциальные уравнения" form:printable="false"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RUNGE_KUTTA_SYSTEM?language=Basic&amp;location=document"/>
              </office:event-listeners>
            </form:button>
            <form:button form:name="PushButton1" form:control-implementation="ooo:com.sun.star.form.component.CommandButton" form:id="control2" form:label="показать результат расчета на листе" form:tab-index="1"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vblvod_dannblx_cell?language=Basic&amp;location=document"/>
              </office:event-listeners>
            </form:button>
            <form:button form:name="PushButton2" form:control-implementation="ooo:com.sun.star.form.component.CommandButton" form:id="control3" form:label="записать результат расчета в файл" form:tab-index="2"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number-columns-repeated="1024" table:default-cell-style-name="ce3"/>
        <table:table-row table:style-name="ro1">
          <table:table-cell table:style-name="ce24" office:value-type="string">
            <text:p>число Y(x,Yi)</text:p>
          </table:table-cell>
          <table:table-cell table:style-name="ce51" office:value-type="string">
            <text:p>н.у. Yi(xmin)</text:p>
          </table:table-cell>
          <table:table-cell>
            <draw:control table:end-cell-address="ВХОДНЫЕ_ДАННЫЕ.C6" table:end-x="0.8598in" table:end-y="0.0858in" draw:z-index="0" draw:style-name="gr3" draw:text-style-name="P2" svg:width="0.8453in" svg:height="0.9323in" svg:x="0.0146in" svg:y="0.0425in" draw:control="control1"/>
          </table:table-cell>
          <table:table-cell table:number-columns-repeated="1021"/>
        </table:table-row>
        <table:table-row table:style-name="ro1">
          <table:table-cell table:style-name="ce25" office:value-type="float" office:value="3">
            <text:p>3</text:p>
          </table:table-cell>
          <table:table-cell table:style-name="ce52" office:value-type="float" office:value="1">
            <text:p>1.0000</text:p>
          </table:table-cell>
          <table:table-cell table:number-columns-repeated="1022"/>
        </table:table-row>
        <table:table-row table:style-name="ro1">
          <table:table-cell/>
          <table:table-cell table:style-name="ce53" office:value-type="float" office:value="2">
            <text:p>2.0000</text:p>
          </table:table-cell>
          <table:table-cell table:number-columns-repeated="1022"/>
        </table:table-row>
        <table:table-row table:style-name="ro1">
          <table:table-cell table:style-name="ce24" office:value-type="string">
            <text:p>xmin</text:p>
          </table:table-cell>
          <table:table-cell table:style-name="ce53" office:value-type="float" office:value="3">
            <text:p>3.0000</text:p>
          </table:table-cell>
          <table:table-cell table:number-columns-repeated="1022"/>
        </table:table-row>
        <table:table-row table:style-name="ro1">
          <table:table-cell table:style-name="ce26" table:content-validation-name="val1" office:value-type="float" office:value="1">
            <text:p>1.00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table-cell table:style-name="ce24" office:value-type="string">
            <text:p>xmax</text:p>
          </table:table-cell>
          <table:table-cell table:style-name="ce53"/>
          <table:table-cell table:number-columns-repeated="1022"/>
        </table:table-row>
        <table:table-row table:style-name="ro1">
          <table:table-cell table:style-name="ce26" table:content-validation-name="val2" office:value-type="float" office:value="2">
            <text:p>2.0000</text:p>
          </table:table-cell>
          <table:table-cell table:style-name="ce53"/>
          <table:table-cell>
            <draw:control table:end-cell-address="ВХОДНЫЕ_ДАННЫЕ.C12" table:end-x="0.8528in" table:end-y="0.0476in" draw:z-index="1" draw:style-name="gr3" draw:text-style-name="P3" svg:width="0.8311in" svg:height="0.7189in" svg:x="0.0217in" svg:y="0.0398in" draw:control="control2"/>
          </table:table-cell>
          <table:table-cell table:number-columns-repeated="1021"/>
        </table:table-row>
        <table:table-row table:style-name="ro1">
          <table:table-cell/>
          <table:table-cell table:style-name="ce53"/>
          <table:table-cell table:number-columns-repeated="1022"/>
        </table:table-row>
        <table:table-row table:style-name="ro1">
          <table:table-cell table:style-name="ce24" office:value-type="string">
            <text:p>n-разбиений</text:p>
          </table:table-cell>
          <table:table-cell table:style-name="ce53"/>
          <table:table-cell table:number-columns-repeated="1022"/>
        </table:table-row>
        <table:table-row table:style-name="ro1">
          <table:table-cell table:style-name="ce25" table:content-validation-name="val3" office:value-type="float" office:value="100">
            <text:p>1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4">
          <table:table-cell table:style-name="ce27" office:value-type="string">
            <text:p>точность <text:span text:style-name="T3">ε</text:span></text:p>
          </table:table-cell>
          <table:table-cell table:style-name="ce53"/>
          <table:table-cell>
            <draw:control table:end-cell-address="ВХОДНЫЕ_ДАННЫЕ.C17" table:end-x="0.8528in" table:end-y="0.1429in" draw:z-index="2" draw:style-name="gr3" draw:text-style-name="P3" svg:width="0.8311in" svg:height="0.7181in" svg:x="0.0217in" svg:y="0.1512in" draw:control="control3"/>
          </table:table-cell>
          <table:table-cell table:number-columns-repeated="1021"/>
        </table:table-row>
        <table:table-row table:style-name="ro1">
          <table:table-cell table:style-name="ce28" table:formula="of:=([.A8]-[.A5])/[.A16]*[.A11]/100" office:value-type="float" office:value="0.0001">
            <text:p>0.00010</text:p>
          </table:table-cell>
          <table:table-cell table:style-name="ce53"/>
          <table:table-cell table:number-columns-repeated="1022"/>
        </table:table-row>
        <table:table-row table:style-name="ro4">
          <table:table-cell table:style-name="ce24" office:value-type="string">
            <text:p>делитель <text:span text:style-name="T3">ε</text:span></text:p>
          </table:table-cell>
          <table:table-cell table:style-name="ce53"/>
          <table:table-cell table:number-columns-repeated="1022"/>
        </table:table-row>
        <table:table-row table:style-name="ro1">
          <table:table-cell table:style-name="ce49" office:value-type="float" office:value="10000">
            <text:p>10000</text:p>
          </table:table-cell>
          <table:table-cell table:style-name="ce53"/>
          <table:table-cell table:number-columns-repeated="1022"/>
        </table:table-row>
        <table:table-row table:style-name="ro1">
          <table:table-cell table:style-name="ce50" table:content-validation-name="val4" office:value-type="float" office:value="0">
            <text:p>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2">
          <table:table-cell table:style-name="Default"/>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65514">
          <table:table-cell table:number-columns-repeated="1024"/>
        </table:table-row>
        <table:table-row table:style-name="ro1">
          <table:table-cell table:number-columns-repeated="1024"/>
        </table:table-row>
      </table:table>
      <table:table table:name="РЕЗУЛЬТАТЫ_РАСЧЕТОВ" table:style-name="ta1" table:print="false">
        <table:table-column table:style-name="co2" table:default-cell-style-name="ce12"/>
        <table:table-column table:style-name="co3" table:default-cell-style-name="ce12"/>
        <table:table-column table:style-name="co4" table:number-columns-repeated="2" table:default-cell-style-name="ce12"/>
        <table:table-column table:style-name="co1" table:number-columns-repeated="1020" table:default-cell-style-name="ce12"/>
        <table:table-row table:style-name="ro1">
          <table:table-cell office:value-type="string">
            <text:p>xtek</text:p>
          </table:table-cell>
          <table:table-cell office:value-type="string">
            <text:p>y1</text:p>
          </table:table-cell>
          <table:table-cell office:value-type="string">
            <text:p>y2</text:p>
          </table:table-cell>
          <table:table-cell office:value-type="string">
            <text:p>y3</text:p>
          </table:table-cell>
          <table:table-cell table:number-columns-repeated="1020"/>
        </table:table-row>
        <table:table-row table:style-name="ro1">
          <table:table-cell table:number-columns-repeated="2" office:value-type="float" office:value="1">
            <text:p>1,0000</text:p>
          </table:table-cell>
          <table:table-cell office:value-type="float" office:value="2">
            <text:p>2,0000</text:p>
          </table:table-cell>
          <table:table-cell office:value-type="float" office:value="3">
            <text:p>3,0000</text:p>
          </table:table-cell>
          <table:table-cell table:number-columns-repeated="1020"/>
        </table:table-row>
        <table:table-row table:style-name="ro1">
          <table:table-cell office:value-type="float" office:value="1.01">
            <text:p>1,0100</text:p>
          </table:table-cell>
          <table:table-cell office:value-type="float" office:value="1.01010067085424">
            <text:p>1,0101</text:p>
          </table:table-cell>
          <table:table-cell office:value-type="float" office:value="2.03960780556154">
            <text:p>2,0396</text:p>
          </table:table-cell>
          <table:table-cell office:value-type="float" office:value="3.09043635459041">
            <text:p>3,0904</text:p>
          </table:table-cell>
          <table:table-cell table:number-columns-repeated="1020"/>
        </table:table-row>
        <table:table-row table:style-name="ro1">
          <table:table-cell office:value-type="float" office:value="1.02">
            <text:p>1,0200</text:p>
          </table:table-cell>
          <table:table-cell office:value-type="float" office:value="1.02020429215971">
            <text:p>1,0202</text:p>
          </table:table-cell>
          <table:table-cell office:value-type="float" office:value="2.07962102734527">
            <text:p>2,0796</text:p>
          </table:table-cell>
          <table:table-cell office:value-type="float" office:value="3.18266268449608">
            <text:p>3,1827</text:p>
          </table:table-cell>
          <table:table-cell table:number-columns-repeated="1020"/>
        </table:table-row>
        <table:table-row table:style-name="ro1">
          <table:table-cell office:value-type="float" office:value="1.03">
            <text:p>1,0300</text:p>
          </table:table-cell>
          <table:table-cell office:value-type="float" office:value="1.0303107530822">
            <text:p>1,0303</text:p>
          </table:table-cell>
          <table:table-cell office:value-type="float" office:value="2.12003914393895">
            <text:p>2,1200</text:p>
          </table:table-cell>
          <table:table-cell office:value-type="float" office:value="3.27669599129182">
            <text:p>3,2767</text:p>
          </table:table-cell>
          <table:table-cell table:number-columns-repeated="1020"/>
        </table:table-row>
        <table:table-row table:style-name="ro1">
          <table:table-cell office:value-type="float" office:value="1.04">
            <text:p>1,0400</text:p>
          </table:table-cell>
          <table:table-cell office:value-type="float" office:value="1.04041994950789">
            <text:p>1,0404</text:p>
          </table:table-cell>
          <table:table-cell office:value-type="float" office:value="2.16086173458067">
            <text:p>2,1609</text:p>
          </table:table-cell>
          <table:table-cell office:value-type="float" office:value="3.37255326597687">
            <text:p>3,3726</text:p>
          </table:table-cell>
          <table:table-cell table:number-columns-repeated="1020"/>
        </table:table-row>
        <table:table-row table:style-name="ro1">
          <table:table-cell office:value-type="float" office:value="1.05">
            <text:p>1,0500</text:p>
          </table:table-cell>
          <table:table-cell office:value-type="float" office:value="1.05053178339273">
            <text:p>1,0505</text:p>
          </table:table-cell>
          <table:table-cell office:value-type="float" office:value="2.20208839243233">
            <text:p>2,2021</text:p>
          </table:table-cell>
          <table:table-cell office:value-type="float" office:value="3.47025148896966">
            <text:p>3,4703</text:p>
          </table:table-cell>
          <table:table-cell table:number-columns-repeated="1020"/>
        </table:table-row>
        <table:table-row table:style-name="ro1">
          <table:table-cell office:value-type="float" office:value="1.06">
            <text:p>1,0600</text:p>
          </table:table-cell>
          <table:table-cell office:value-type="float" office:value="1.06064616238036">
            <text:p>1,0606</text:p>
          </table:table-cell>
          <table:table-cell office:value-type="float" office:value="2.24371872392027">
            <text:p>2,2437</text:p>
          </table:table-cell>
          <table:table-cell office:value-type="float" office:value="3.56980763010225">
            <text:p>3,5698</text:p>
          </table:table-cell>
          <table:table-cell table:number-columns-repeated="1020"/>
        </table:table-row>
        <table:table-row table:style-name="ro1">
          <table:table-cell office:value-type="float" office:value="1.07">
            <text:p>1,0700</text:p>
          </table:table-cell>
          <table:table-cell office:value-type="float" office:value="1.07076299944632">
            <text:p>1,0708</text:p>
          </table:table-cell>
          <table:table-cell office:value-type="float" office:value="2.28575234811097">
            <text:p>2,2858</text:p>
          </table:table-cell>
          <table:table-cell office:value-type="float" office:value="3.67123864861461">
            <text:p>3,6712</text:p>
          </table:table-cell>
          <table:table-cell table:number-columns-repeated="1020"/>
        </table:table-row>
        <table:table-row table:style-name="ro1">
          <table:table-cell office:value-type="float" office:value="1.08">
            <text:p>1,0800</text:p>
          </table:table-cell>
          <table:table-cell office:value-type="float" office:value="1.08088221256671">
            <text:p>1,0809</text:p>
          </table:table-cell>
          <table:table-cell office:value-type="float" office:value="2.32818889611981">
            <text:p>2,3282</text:p>
          </table:table-cell>
          <table:table-cell office:value-type="float" office:value="3.77456149314884">
            <text:p>3,7746</text:p>
          </table:table-cell>
          <table:table-cell table:number-columns-repeated="1020"/>
        </table:table-row>
        <table:table-row table:style-name="ro1">
          <table:table-cell office:value-type="float" office:value="1.09">
            <text:p>1,0900</text:p>
          </table:table-cell>
          <table:table-cell office:value-type="float" office:value="1.0910037244094">
            <text:p>1,0910</text:p>
          </table:table-cell>
          <table:table-cell office:value-type="float" office:value="2.37102801055106">
            <text:p>2,3710</text:p>
          </table:table-cell>
          <table:table-cell office:value-type="float" office:value="3.87979310174312">
            <text:p>3,8798</text:p>
          </table:table-cell>
          <table:table-cell table:number-columns-repeated="1020"/>
        </table:table-row>
        <table:table-row table:style-name="ro1">
          <table:table-cell office:value-type="float" office:value="1.1">
            <text:p>1,1000</text:p>
          </table:table-cell>
          <table:table-cell office:value-type="float" office:value="1.10112746204606">
            <text:p>1,1011</text:p>
          </table:table-cell>
          <table:table-cell office:value-type="float" office:value="2.41426934496718">
            <text:p>2,4143</text:p>
          </table:table-cell>
          <table:table-cell office:value-type="float" office:value="3.9869504018258">
            <text:p>3,9870</text:p>
          </table:table-cell>
          <table:table-cell table:number-columns-repeated="1020"/>
        </table:table-row>
        <table:table-row table:style-name="ro1">
          <table:table-cell office:value-type="float" office:value="1.11">
            <text:p>1,1100</text:p>
          </table:table-cell>
          <table:table-cell office:value-type="float" office:value="1.11125335668365">
            <text:p>1,1113</text:p>
          </table:table-cell>
          <table:table-cell office:value-type="float" office:value="2.45791256338599">
            <text:p>2,4579</text:p>
          </table:table-cell>
          <table:table-cell office:value-type="float" office:value="4.0960503102093">
            <text:p>4,0961</text:p>
          </table:table-cell>
          <table:table-cell table:number-columns-repeated="1020"/>
        </table:table-row>
        <table:table-row table:style-name="ro1">
          <table:table-cell office:value-type="float" office:value="1.12">
            <text:p>1,1200</text:p>
          </table:table-cell>
          <table:table-cell office:value-type="float" office:value="1.12138134341375">
            <text:p>1,1214</text:p>
          </table:table-cell>
          <table:table-cell office:value-type="float" office:value="2.50195733980389">
            <text:p>2,5020</text:p>
          </table:table-cell>
          <table:table-cell office:value-type="float" office:value="4.20710973308417">
            <text:p>4,2071</text:p>
          </table:table-cell>
          <table:table-cell table:number-columns-repeated="1020"/>
        </table:table-row>
        <table:table-row table:style-name="ro1">
          <table:table-cell office:value-type="float" office:value="1.13">
            <text:p>1,1300</text:p>
          </table:table-cell>
          <table:table-cell office:value-type="float" office:value="1.13151136097858">
            <text:p>1,1315</text:p>
          </table:table-cell>
          <table:table-cell office:value-type="float" office:value="2.54640335774381">
            <text:p>2,5464</text:p>
          </table:table-cell>
          <table:table-cell office:value-type="float" office:value="4.32014556601311">
            <text:p>4,3201</text:p>
          </table:table-cell>
          <table:table-cell table:number-columns-repeated="1020"/>
        </table:table-row>
        <table:table-row table:style-name="ro1">
          <table:table-cell office:value-type="float" office:value="1.14">
            <text:p>1,1400</text:p>
          </table:table-cell>
          <table:table-cell office:value-type="float" office:value="1.14164335155245">
            <text:p>1,1416</text:p>
          </table:table-cell>
          <table:table-cell office:value-type="float" office:value="2.5912503098265">
            <text:p>2,5913</text:p>
          </table:table-cell>
          <table:table-cell office:value-type="float" office:value="4.43517469392504">
            <text:p>4,4352</text:p>
          </table:table-cell>
          <table:table-cell table:number-columns-repeated="1020"/>
        </table:table-row>
        <table:table-row table:style-name="ro1">
          <table:table-cell office:value-type="float" office:value="1.15">
            <text:p>1,1500</text:p>
          </table:table-cell>
          <table:table-cell office:value-type="float" office:value="1.1517772605375">
            <text:p>1,1518</text:p>
          </table:table-cell>
          <table:table-cell office:value-type="float" office:value="2.63649789736367">
            <text:p>2,6365</text:p>
          </table:table-cell>
          <table:table-cell office:value-type="float" office:value="4.55221399110927">
            <text:p>4,5522</text:p>
          </table:table-cell>
          <table:table-cell table:number-columns-repeated="1020"/>
        </table:table-row>
        <table:table-row table:style-name="ro1">
          <table:table-cell office:value-type="float" office:value="1.16">
            <text:p>1,1600</text:p>
          </table:table-cell>
          <table:table-cell office:value-type="float" office:value="1.16191303637279">
            <text:p>1,1619</text:p>
          </table:table-cell>
          <table:table-cell office:value-type="float" office:value="2.68214582997198">
            <text:p>2,6821</text:p>
          </table:table-cell>
          <table:table-cell office:value-type="float" office:value="4.67128032120979">
            <text:p>4,6713</text:p>
          </table:table-cell>
          <table:table-cell table:number-columns-repeated="1020"/>
        </table:table-row>
        <table:table-row table:style-name="ro1">
          <table:table-cell office:value-type="float" office:value="1.17">
            <text:p>1,1700</text:p>
          </table:table-cell>
          <table:table-cell office:value-type="float" office:value="1.1720506303557">
            <text:p>1,1721</text:p>
          </table:table-cell>
          <table:table-cell office:value-type="float" office:value="2.72819382520658">
            <text:p>2,7282</text:p>
          </table:table-cell>
          <table:table-cell office:value-type="float" office:value="4.79239053721964">
            <text:p>4,7924</text:p>
          </table:table-cell>
          <table:table-cell table:number-columns-repeated="1020"/>
        </table:table-row>
        <table:table-row table:style-name="ro1">
          <table:table-cell office:value-type="float" office:value="1.18">
            <text:p>1,1800</text:p>
          </table:table-cell>
          <table:table-cell office:value-type="float" office:value="1.18218999647483">
            <text:p>1,1822</text:p>
          </table:table-cell>
          <table:table-cell office:value-type="float" office:value="2.7746416082131">
            <text:p>2,7746</text:p>
          </table:table-cell>
          <table:table-cell office:value-type="float" office:value="4.91556148147534">
            <text:p>4,9156</text:p>
          </table:table-cell>
          <table:table-cell table:number-columns-repeated="1020"/>
        </table:table-row>
        <table:table-row table:style-name="ro1">
          <table:table-cell office:value-type="float" office:value="1.19">
            <text:p>1,1900</text:p>
          </table:table-cell>
          <table:table-cell office:value-type="float" office:value="1.1923310912536">
            <text:p>1,1923</text:p>
          </table:table-cell>
          <table:table-cell office:value-type="float" office:value="2.82148891139713">
            <text:p>2,8215</text:p>
          </table:table-cell>
          <table:table-cell office:value-type="float" office:value="5.04080998565156">
            <text:p>5,0408</text:p>
          </table:table-cell>
          <table:table-cell table:number-columns-repeated="1020"/>
        </table:table-row>
        <table:table-row table:style-name="ro1">
          <table:table-cell office:value-type="float" office:value="1.2">
            <text:p>1,2000</text:p>
          </table:table-cell>
          <table:table-cell office:value-type="float" office:value="1.20247387360375">
            <text:p>1,2025</text:p>
          </table:table-cell>
          <table:table-cell office:value-type="float" office:value="2.86873547411016">
            <text:p>2,8687</text:p>
          </table:table-cell>
          <table:table-cell office:value-type="float" office:value="5.1681528707558">
            <text:p>5,1682</text:p>
          </table:table-cell>
          <table:table-cell table:number-columns-repeated="1020"/>
        </table:table-row>
        <table:table-row table:style-name="ro1">
          <table:table-cell office:value-type="float" office:value="1.21">
            <text:p>1,2100</text:p>
          </table:table-cell>
          <table:table-cell office:value-type="float" office:value="1.21261830468811">
            <text:p>1,2126</text:p>
          </table:table-cell>
          <table:table-cell office:value-type="float" office:value="2.91638104235116">
            <text:p>2,9164</text:p>
          </table:table-cell>
          <table:table-cell office:value-type="float" office:value="5.29760694712329">
            <text:p>5,2976</text:p>
          </table:table-cell>
          <table:table-cell table:number-columns-repeated="1020"/>
        </table:table-row>
        <table:table-row table:style-name="ro1">
          <table:table-cell office:value-type="float" office:value="1.22">
            <text:p>1,2200</text:p>
          </table:table-cell>
          <table:table-cell office:value-type="float" office:value="1.22276434779198">
            <text:p>1,2228</text:p>
          </table:table-cell>
          <table:table-cell office:value-type="float" office:value="2.9644253684828">
            <text:p>2,9644</text:p>
          </table:table-cell>
          <table:table-cell office:value-type="float" office:value="5.42918901441198">
            <text:p>5,4292</text:p>
          </table:table-cell>
          <table:table-cell table:number-columns-repeated="1020"/>
        </table:table-row>
        <table:table-row table:style-name="ro1">
          <table:table-cell office:value-type="float" office:value="1.23">
            <text:p>1,2300</text:p>
          </table:table-cell>
          <table:table-cell office:value-type="float" office:value="1.23291196820252">
            <text:p>1,2329</text:p>
          </table:table-cell>
          <table:table-cell office:value-type="float" office:value="3.01286821096161">
            <text:p>3,0129</text:p>
          </table:table-cell>
          <table:table-cell office:value-type="float" office:value="5.5629158615977">
            <text:p>5,5629</text:p>
          </table:table-cell>
          <table:table-cell table:number-columns-repeated="1020"/>
        </table:table-row>
        <table:table-row table:style-name="ro1">
          <table:table-cell office:value-type="float" office:value="1.24">
            <text:p>1,2400</text:p>
          </table:table-cell>
          <table:table-cell office:value-type="float" office:value="1.24306113309562">
            <text:p>1,2431</text:p>
          </table:table-cell>
          <table:table-cell office:value-type="float" office:value="3.06170933408137">
            <text:p>3,0617</text:p>
          </table:table-cell>
          <table:table-cell office:value-type="float" office:value="5.69880426696941">
            <text:p>5,6988</text:p>
          </table:table-cell>
          <table:table-cell table:number-columns-repeated="1020"/>
        </table:table-row>
        <table:table-row table:style-name="ro1">
          <table:table-cell office:value-type="float" office:value="1.25">
            <text:p>1,2500</text:p>
          </table:table-cell>
          <table:table-cell office:value-type="float" office:value="1.25321181142974">
            <text:p>1,2532</text:p>
          </table:table-cell>
          <table:table-cell office:value-type="float" office:value="3.11094850772882">
            <text:p>3,1109</text:p>
          </table:table-cell>
          <table:table-cell office:value-type="float" office:value="5.83687099812465">
            <text:p>5,8369</text:p>
          </table:table-cell>
          <table:table-cell table:number-columns-repeated="1020"/>
        </table:table-row>
        <table:table-row table:style-name="ro1">
          <table:table-cell office:value-type="float" office:value="1.26">
            <text:p>1,2600</text:p>
          </table:table-cell>
          <table:table-cell office:value-type="float" office:value="1.26336397384622">
            <text:p>1,2634</text:p>
          </table:table-cell>
          <table:table-cell office:value-type="float" office:value="3.16058550715123">
            <text:p>3,1606</text:p>
          </table:table-cell>
          <table:table-cell office:value-type="float" office:value="5.97713281196513">
            <text:p>5,9771</text:p>
          </table:table-cell>
          <table:table-cell table:number-columns-repeated="1020"/>
        </table:table-row>
        <table:table-row table:style-name="ro1">
          <table:table-cell office:value-type="float" office:value="1.27">
            <text:p>1,2700</text:p>
          </table:table-cell>
          <table:table-cell office:value-type="float" office:value="1.27351759257576">
            <text:p>1,2735</text:p>
          </table:table-cell>
          <table:table-cell office:value-type="float" office:value="3.21062011273507">
            <text:p>3,2106</text:p>
          </table:table-cell>
          <table:table-cell office:value-type="float" office:value="6.11960645469239">
            <text:p>6,1196</text:p>
          </table:table-cell>
          <table:table-cell table:number-columns-repeated="1020"/>
        </table:table-row>
        <table:table-row table:style-name="ro1">
          <table:table-cell office:value-type="float" office:value="1.28">
            <text:p>1,2800</text:p>
          </table:table-cell>
          <table:table-cell office:value-type="float" office:value="1.28367264135038">
            <text:p>1,2837</text:p>
          </table:table-cell>
          <table:table-cell office:value-type="float" office:value="3.26105210979522">
            <text:p>3,2611</text:p>
          </table:table-cell>
          <table:table-cell office:value-type="float" office:value="6.26430866180368">
            <text:p>6,2643</text:p>
          </table:table-cell>
          <table:table-cell table:number-columns-repeated="1020"/>
        </table:table-row>
        <table:table-row table:style-name="ro1">
          <table:table-cell office:value-type="float" office:value="1.29">
            <text:p>1,2900</text:p>
          </table:table-cell>
          <table:table-cell office:value-type="float" office:value="1.2938290953209">
            <text:p>1,2938</text:p>
          </table:table-cell>
          <table:table-cell office:value-type="float" office:value="3.31188128837422">
            <text:p>3,3119</text:p>
          </table:table-cell>
          <table:table-cell office:value-type="float" office:value="6.41125615808796">
            <text:p>6,4113</text:p>
          </table:table-cell>
          <table:table-cell table:number-columns-repeated="1020"/>
        </table:table-row>
        <table:table-row table:style-name="ro1">
          <table:table-cell office:value-type="float" office:value="1.3">
            <text:p>1,3000</text:p>
          </table:table-cell>
          <table:table-cell office:value-type="float" office:value="1.30398693097913">
            <text:p>1,3040</text:p>
          </table:table-cell>
          <table:table-cell office:value-type="float" office:value="3.36310744305083">
            <text:p>3,3631</text:p>
          </table:table-cell>
          <table:table-cell office:value-type="float" office:value="6.56046565762199">
            <text:p>6,5605</text:p>
          </table:table-cell>
          <table:table-cell table:number-columns-repeated="1020"/>
        </table:table-row>
        <table:table-row table:style-name="ro1">
          <table:table-cell office:value-type="float" office:value="1.31">
            <text:p>1,3100</text:p>
          </table:table-cell>
          <table:table-cell office:value-type="float" office:value="1.31414612608486">
            <text:p>1,3141</text:p>
          </table:table-cell>
          <table:table-cell office:value-type="float" office:value="3.41473037275771">
            <text:p>3,4147</text:p>
          </table:table-cell>
          <table:table-cell office:value-type="float" office:value="6.71195386376663">
            <text:p>6,7120</text:p>
          </table:table-cell>
          <table:table-cell table:number-columns-repeated="1020"/>
        </table:table-row>
        <table:table-row table:style-name="ro1">
          <table:table-cell office:value-type="float" office:value="1.32">
            <text:p>1,3200</text:p>
          </table:table-cell>
          <table:table-cell office:value-type="float" office:value="1.32430665959708">
            <text:p>1,3243</text:p>
          </table:table-cell>
          <table:table-cell office:value-type="float" office:value="3.46674988060746">
            <text:p>3,4667</text:p>
          </table:table-cell>
          <table:table-cell office:value-type="float" office:value="6.86573746916321">
            <text:p>6,8657</text:p>
          </table:table-cell>
          <table:table-cell table:number-columns-repeated="1020"/>
        </table:table-row>
        <table:table-row table:style-name="ro1">
          <table:table-cell office:value-type="float" office:value="1.33">
            <text:p>1,3300</text:p>
          </table:table-cell>
          <table:table-cell office:value-type="float" office:value="1.33446851160926">
            <text:p>1,3345</text:p>
          </table:table-cell>
          <table:table-cell office:value-type="float" office:value="3.51916577372676">
            <text:p>3,5192</text:p>
          </table:table-cell>
          <table:table-cell office:value-type="float" office:value="7.02183315573003">
            <text:p>7,0218</text:p>
          </table:table-cell>
          <table:table-cell table:number-columns-repeated="1020"/>
        </table:table-row>
        <table:table-row table:style-name="ro1">
          <table:table-cell office:value-type="float" office:value="1.34">
            <text:p>1,3400</text:p>
          </table:table-cell>
          <table:table-cell office:value-type="float" office:value="1.3446316632884">
            <text:p>1,3446</text:p>
          </table:table-cell>
          <table:table-cell office:value-type="float" office:value="3.5719778630981">
            <text:p>3,5720</text:p>
          </table:table-cell>
          <table:table-cell office:value-type="float" office:value="7.18025759465908">
            <text:p>7,1803</text:p>
          </table:table-cell>
          <table:table-cell table:number-columns-repeated="1020"/>
        </table:table-row>
        <table:table-row table:style-name="ro1">
          <table:table-cell office:value-type="float" office:value="1.35">
            <text:p>1,3500</text:p>
          </table:table-cell>
          <table:table-cell office:value-type="float" office:value="1.35479609681767">
            <text:p>1,3548</text:p>
          </table:table-cell>
          <table:table-cell office:value-type="float" office:value="3.62518596340877">
            <text:p>3,6252</text:p>
          </table:table-cell>
          <table:table-cell office:value-type="float" office:value="7.34102744641275">
            <text:p>7,3410</text:p>
          </table:table-cell>
          <table:table-cell table:number-columns-repeated="1020"/>
        </table:table-row>
        <table:table-row table:style-name="ro1">
          <table:table-cell office:value-type="float" office:value="1.36">
            <text:p>1,3600</text:p>
          </table:table-cell>
          <table:table-cell office:value-type="float" office:value="1.36496179534231">
            <text:p>1,3650</text:p>
          </table:table-cell>
          <table:table-cell office:value-type="float" office:value="3.67878989290667">
            <text:p>3,6788</text:p>
          </table:table-cell>
          <table:table-cell office:value-type="float" office:value="7.50415936072075">
            <text:p>7,5042</text:p>
          </table:table-cell>
          <table:table-cell table:number-columns-repeated="1020"/>
        </table:table-row>
        <table:table-row table:style-name="ro1">
          <table:table-cell office:value-type="float" office:value="1.37">
            <text:p>1,3700</text:p>
          </table:table-cell>
          <table:table-cell office:value-type="float" office:value="1.37512874291866">
            <text:p>1,3751</text:p>
          </table:table-cell>
          <table:table-cell office:value-type="float" office:value="3.73278947326265">
            <text:p>3,7328</text:p>
          </table:table-cell>
          <table:table-cell office:value-type="float" office:value="7.66966997657712">
            <text:p>7,6697</text:p>
          </table:table-cell>
          <table:table-cell table:number-columns-repeated="1020"/>
        </table:table-row>
        <table:table-row table:style-name="ro1">
          <table:table-cell office:value-type="float" office:value="1.38">
            <text:p>1,3800</text:p>
          </table:table-cell>
          <table:table-cell office:value-type="float" office:value="1.38529692446612">
            <text:p>1,3853</text:p>
          </table:table-cell>
          <table:table-cell office:value-type="float" office:value="3.78718452943904">
            <text:p>3,7872</text:p>
          </table:table-cell>
          <table:table-cell office:value-type="float" office:value="7.83757592223739">
            <text:p>7,8376</text:p>
          </table:table-cell>
          <table:table-cell table:number-columns-repeated="1020"/>
        </table:table-row>
        <table:table-row table:style-name="ro1">
          <table:table-cell office:value-type="float" office:value="1.39">
            <text:p>1,3900</text:p>
          </table:table-cell>
          <table:table-cell office:value-type="float" office:value="1.39546632572179">
            <text:p>1,3955</text:p>
          </table:table-cell>
          <table:table-cell office:value-type="float" office:value="3.84197488956399">
            <text:p>3,8420</text:p>
          </table:table-cell>
          <table:table-cell office:value-type="float" office:value="8.00789381521579">
            <text:p>8,0079</text:p>
          </table:table-cell>
          <table:table-cell table:number-columns-repeated="1020"/>
        </table:table-row>
        <table:table-row table:style-name="ro1">
          <table:table-cell office:value-type="float" office:value="1.4">
            <text:p>1,4000</text:p>
          </table:table-cell>
          <table:table-cell office:value-type="float" office:value="1.40563693319777">
            <text:p>1,4056</text:p>
          </table:table-cell>
          <table:table-cell office:value-type="float" office:value="3.8971603848114">
            <text:p>3,8972</text:p>
          </table:table-cell>
          <table:table-cell office:value-type="float" office:value="8.1806402622826">
            <text:p>8,1806</text:p>
          </table:table-cell>
          <table:table-cell table:number-columns-repeated="1020"/>
        </table:table-row>
        <table:table-row table:style-name="ro1">
          <table:table-cell office:value-type="float" office:value="1.41">
            <text:p>1,4100</text:p>
          </table:table-cell>
          <table:table-cell office:value-type="float" office:value="1.41580873414073">
            <text:p>1,4158</text:p>
          </table:table-cell>
          <table:table-cell office:value-type="float" office:value="3.95274084928622">
            <text:p>3,9527</text:p>
          </table:table-cell>
          <table:table-cell office:value-type="float" office:value="8.35583185946165">
            <text:p>8,3558</text:p>
          </table:table-cell>
          <table:table-cell table:number-columns-repeated="1020"/>
        </table:table-row>
        <table:table-row table:style-name="ro1">
          <table:table-cell office:value-type="float" office:value="1.42">
            <text:p>1,4200</text:p>
          </table:table-cell>
          <table:table-cell office:value-type="float" office:value="1.42598171649389">
            <text:p>1,4260</text:p>
          </table:table-cell>
          <table:table-cell office:value-type="float" office:value="4.0087161199146">
            <text:p>4,0087</text:p>
          </table:table-cell>
          <table:table-cell office:value-type="float" office:value="8.53348519202785">
            <text:p>8,5335</text:p>
          </table:table-cell>
          <table:table-cell table:number-columns-repeated="1020"/>
        </table:table-row>
        <table:table-row table:style-name="ro1">
          <table:table-cell office:value-type="float" office:value="1.43">
            <text:p>1,4300</text:p>
          </table:table-cell>
          <table:table-cell office:value-type="float" office:value="1.43615586886096">
            <text:p>1,4362</text:p>
          </table:table-cell>
          <table:table-cell office:value-type="float" office:value="4.06508603633901">
            <text:p>4,0651</text:p>
          </table:table-cell>
          <table:table-cell office:value-type="float" office:value="8.71361683450489">
            <text:p>8,7136</text:p>
          </table:table-cell>
          <table:table-cell table:number-columns-repeated="1020"/>
        </table:table-row>
        <table:table-row table:style-name="ro1">
          <table:table-cell office:value-type="float" office:value="1.44">
            <text:p>1,4400</text:p>
          </table:table-cell>
          <table:table-cell office:value-type="float" office:value="1.44633118047221">
            <text:p>1,4463</text:p>
          </table:table-cell>
          <table:table-cell office:value-type="float" office:value="4.12185044081777">
            <text:p>4,1219</text:p>
          </table:table-cell>
          <table:table-cell office:value-type="float" office:value="8.89624335066295">
            <text:p>8,8962</text:p>
          </table:table-cell>
          <table:table-cell table:number-columns-repeated="1020"/>
        </table:table-row>
        <table:table-row table:style-name="ro1">
          <table:table-cell office:value-type="float" office:value="1.45">
            <text:p>1,4500</text:p>
          </table:table-cell>
          <table:table-cell office:value-type="float" office:value="1.45650764115236">
            <text:p>1,4565</text:p>
          </table:table-cell>
          <table:table-cell office:value-type="float" office:value="4.17900917812893">
            <text:p>4,1790</text:p>
          </table:table-cell>
          <table:table-cell office:value-type="float" office:value="9.08138129351665">
            <text:p>9,0814</text:p>
          </table:table-cell>
          <table:table-cell table:number-columns-repeated="1020"/>
        </table:table-row>
        <table:table-row table:style-name="ro1">
          <table:table-cell office:value-type="float" office:value="1.46">
            <text:p>1,4600</text:p>
          </table:table-cell>
          <table:table-cell office:value-type="float" office:value="1.46668524129018">
            <text:p>1,4667</text:p>
          </table:table-cell>
          <table:table-cell office:value-type="float" office:value="4.2365620954783">
            <text:p>4,2366</text:p>
          </table:table-cell>
          <table:table-cell office:value-type="float" office:value="9.2690472053229">
            <text:p>9,2690</text:p>
          </table:table-cell>
          <table:table-cell table:number-columns-repeated="1020"/>
        </table:table-row>
        <table:table-row table:style-name="ro1">
          <table:table-cell office:value-type="float" office:value="1.47">
            <text:p>1,4700</text:p>
          </table:table-cell>
          <table:table-cell office:value-type="float" office:value="1.47686397180981">
            <text:p>1,4769</text:p>
          </table:table-cell>
          <table:table-cell office:value-type="float" office:value="4.29450904241136">
            <text:p>4,2945</text:p>
          </table:table-cell>
          <table:table-cell office:value-type="float" office:value="9.45925761757902">
            <text:p>9,4593</text:p>
          </table:table-cell>
          <table:table-cell table:number-columns-repeated="1020"/>
        </table:table-row>
        <table:table-row table:style-name="ro1">
          <table:table-cell office:value-type="float" office:value="1.48">
            <text:p>1,4800</text:p>
          </table:table-cell>
          <table:table-cell office:value-type="float" office:value="1.48704382414364">
            <text:p>1,4870</text:p>
          </table:table-cell>
          <table:table-cell office:value-type="float" office:value="4.35284987072885">
            <text:p>4,3528</text:p>
          </table:table-cell>
          <table:table-cell office:value-type="float" office:value="9.65202905102085">
            <text:p>9,6520</text:p>
          </table:table-cell>
          <table:table-cell table:number-columns-repeated="1020"/>
        </table:table-row>
        <table:table-row table:style-name="ro1">
          <table:table-cell office:value-type="float" office:value="1.49">
            <text:p>1,4900</text:p>
          </table:table-cell>
          <table:table-cell office:value-type="float" office:value="1.49722479020661">
            <text:p>1,4972</text:p>
          </table:table-cell>
          <table:table-cell office:value-type="float" office:value="4.411584434406">
            <text:p>4,4116</text:p>
          </table:table-cell>
          <table:table-cell office:value-type="float" office:value="9.84737801562095">
            <text:p>9,8474</text:p>
          </table:table-cell>
          <table:table-cell table:number-columns-repeated="1020"/>
        </table:table-row>
        <table:table-row table:style-name="ro1">
          <table:table-cell office:value-type="float" office:value="1.5">
            <text:p>1,5000</text:p>
          </table:table-cell>
          <table:table-cell office:value-type="float" office:value="1.5074068623719">
            <text:p>1,5074</text:p>
          </table:table-cell>
          <table:table-cell office:value-type="float" office:value="4.47071258951503">
            <text:p>4,4707</text:p>
          </table:table-cell>
          <table:table-cell office:value-type="float" office:value="10.0453210105869">
            <text:p>10,0453</text:p>
          </table:table-cell>
          <table:table-cell table:number-columns-repeated="1020"/>
        </table:table-row>
        <table:table-row table:style-name="ro1">
          <table:table-cell office:value-type="float" office:value="1.51">
            <text:p>1,5100</text:p>
          </table:table-cell>
          <table:table-cell office:value-type="float" office:value="1.51759003344796">
            <text:p>1,5176</text:p>
          </table:table-cell>
          <table:table-cell office:value-type="float" office:value="4.53023419415095">
            <text:p>4,5302</text:p>
          </table:table-cell>
          <table:table-cell office:value-type="float" office:value="10.2458745243598">
            <text:p>10,2459</text:p>
          </table:table-cell>
          <table:table-cell table:number-columns-repeated="1020"/>
        </table:table-row>
        <table:table-row table:style-name="ro1">
          <table:table-cell office:value-type="float" office:value="1.52">
            <text:p>1,5200</text:p>
          </table:table-cell>
          <table:table-cell office:value-type="float" office:value="1.52777429665671">
            <text:p>1,5278</text:p>
          </table:table-cell>
          <table:table-cell office:value-type="float" office:value="4.59014910836038">
            <text:p>4,5901</text:p>
          </table:table-cell>
          <table:table-cell office:value-type="float" office:value="10.4490550346124">
            <text:p>10,4491</text:p>
          </table:table-cell>
          <table:table-cell table:number-columns-repeated="1020"/>
        </table:table-row>
        <table:table-row table:style-name="ro1">
          <table:table-cell office:value-type="float" office:value="1.53">
            <text:p>1,5300</text:p>
          </table:table-cell>
          <table:table-cell office:value-type="float" office:value="1.53795964561293">
            <text:p>1,5380</text:p>
          </table:table-cell>
          <table:table-cell office:value-type="float" office:value="4.65045719407327">
            <text:p>4,6505</text:p>
          </table:table-cell>
          <table:table-cell office:value-type="float" office:value="10.6548790082482">
            <text:p>10,6549</text:p>
          </table:table-cell>
          <table:table-cell table:number-columns-repeated="1020"/>
        </table:table-row>
        <table:table-row table:style-name="ro1">
          <table:table-cell office:value-type="float" office:value="1.54">
            <text:p>1,5400</text:p>
          </table:table-cell>
          <table:table-cell office:value-type="float" office:value="1.54814607430471">
            <text:p>1,5481</text:p>
          </table:table-cell>
          <table:table-cell office:value-type="float" office:value="4.71115831503744">
            <text:p>4,7112</text:p>
          </table:table-cell>
          <table:table-cell office:value-type="float" office:value="10.8633629013992">
            <text:p>10,8634</text:p>
          </table:table-cell>
          <table:table-cell table:number-columns-repeated="1020"/>
        </table:table-row>
        <table:table-row table:style-name="ro1">
          <table:table-cell office:value-type="float" office:value="1.55">
            <text:p>1,5500</text:p>
          </table:table-cell>
          <table:table-cell office:value-type="float" office:value="1.55833357707497">
            <text:p>1,5583</text:p>
          </table:table-cell>
          <table:table-cell office:value-type="float" office:value="4.7722523367558">
            <text:p>4,7723</text:p>
          </table:table-cell>
          <table:table-cell office:value-type="float" office:value="11.0745231594256">
            <text:p>11,0745</text:p>
          </table:table-cell>
          <table:table-cell table:number-columns-repeated="1020"/>
        </table:table-row>
        <table:table-row table:style-name="ro1">
          <table:table-cell office:value-type="float" office:value="1.56">
            <text:p>1,5600</text:p>
          </table:table-cell>
          <table:table-cell office:value-type="float" office:value="1.56852214860386">
            <text:p>1,5685</text:p>
          </table:table-cell>
          <table:table-cell office:value-type="float" office:value="4.83373912642602">
            <text:p>4,8337</text:p>
          </table:table-cell>
          <table:table-cell office:value-type="float" office:value="11.2883762169138">
            <text:p>11,2884</text:p>
          </table:table-cell>
          <table:table-cell table:number-columns-repeated="1020"/>
        </table:table-row>
        <table:table-row table:style-name="ro1">
          <table:table-cell office:value-type="float" office:value="1.57">
            <text:p>1,5700</text:p>
          </table:table-cell>
          <table:table-cell office:value-type="float" office:value="1.57871178389218">
            <text:p>1,5787</text:p>
          </table:table-cell>
          <table:table-cell office:value-type="float" office:value="4.89561855288267">
            <text:p>4,8956</text:p>
          </table:table-cell>
          <table:table-cell office:value-type="float" office:value="11.5049384976754">
            <text:p>11,5049</text:p>
          </table:table-cell>
          <table:table-cell table:number-columns-repeated="1020"/>
        </table:table-row>
        <table:table-row table:style-name="ro1">
          <table:table-cell office:value-type="float" office:value="1.58">
            <text:p>1,5800</text:p>
          </table:table-cell>
          <table:table-cell office:value-type="float" office:value="1.58890247824558">
            <text:p>1,5889</text:p>
          </table:table-cell>
          <table:table-cell office:value-type="float" office:value="4.95789048654166">
            <text:p>4,9579</text:p>
          </table:table-cell>
          <table:table-cell office:value-type="float" office:value="11.7242264147463">
            <text:p>11,7242</text:p>
          </table:table-cell>
          <table:table-cell table:number-columns-repeated="1020"/>
        </table:table-row>
        <table:table-row table:style-name="ro1">
          <table:table-cell office:value-type="float" office:value="1.59">
            <text:p>1,5900</text:p>
          </table:table-cell>
          <table:table-cell office:value-type="float" office:value="1.59909422725962">
            <text:p>1,5991</text:p>
          </table:table-cell>
          <table:table-cell office:value-type="float" office:value="5.02055479934691">
            <text:p>5,0206</text:p>
          </table:table-cell>
          <table:table-cell office:value-type="float" office:value="11.9462563703852">
            <text:p>11,9463</text:p>
          </table:table-cell>
          <table:table-cell table:number-columns-repeated="1020"/>
        </table:table-row>
        <table:table-row table:style-name="ro1">
          <table:table-cell office:value-type="float" office:value="1.6">
            <text:p>1,6000</text:p>
          </table:table-cell>
          <table:table-cell office:value-type="float" office:value="1.60928702680555">
            <text:p>1,6093</text:p>
          </table:table-cell>
          <table:table-cell office:value-type="float" office:value="5.08361136471902">
            <text:p>5,0836</text:p>
          </table:table-cell>
          <table:table-cell office:value-type="float" office:value="12.1710447560731">
            <text:p>12,1710</text:p>
          </table:table-cell>
          <table:table-cell table:number-columns-repeated="1020"/>
        </table:table-row>
        <table:table-row table:style-name="ro1">
          <table:table-cell office:value-type="float" office:value="1.61">
            <text:p>1,6100</text:p>
          </table:table-cell>
          <table:table-cell office:value-type="float" office:value="1.61948087301686">
            <text:p>1,6195</text:p>
          </table:table-cell>
          <table:table-cell office:value-type="float" office:value="5.1470600575061">
            <text:p>5,1471</text:p>
          </table:table-cell>
          <table:table-cell office:value-type="float" office:value="12.3986079525121">
            <text:p>12,3986</text:p>
          </table:table-cell>
          <table:table-cell table:number-columns-repeated="1020"/>
        </table:table-row>
        <table:table-row table:style-name="ro1">
          <table:table-cell office:value-type="float" office:value="1.62">
            <text:p>1,6200</text:p>
          </table:table-cell>
          <table:table-cell office:value-type="float" office:value="1.62967576227649">
            <text:p>1,6297</text:p>
          </table:table-cell>
          <table:table-cell office:value-type="float" office:value="5.21090075393634">
            <text:p>5,2109</text:p>
          </table:table-cell>
          <table:table-cell office:value-type="float" office:value="12.6289623296246">
            <text:p>12,6290</text:p>
          </table:table-cell>
          <table:table-cell table:number-columns-repeated="1020"/>
        </table:table-row>
        <table:table-row table:style-name="ro1">
          <table:table-cell office:value-type="float" office:value="1.63">
            <text:p>1,6300</text:p>
          </table:table-cell>
          <table:table-cell office:value-type="float" office:value="1.63987169120472">
            <text:p>1,6399</text:p>
          </table:table-cell>
          <table:table-cell office:value-type="float" office:value="5.27513333157262">
            <text:p>5,2751</text:p>
          </table:table-cell>
          <table:table-cell office:value-type="float" office:value="12.8621242465522">
            <text:p>12,8621</text:p>
          </table:table-cell>
          <table:table-cell table:number-columns-repeated="1020"/>
        </table:table-row>
        <table:table-row table:style-name="ro1">
          <table:table-cell office:value-type="float" office:value="1.64">
            <text:p>1,6400</text:p>
          </table:table-cell>
          <table:table-cell office:value-type="float" office:value="1.6500686566476">
            <text:p>1,6501</text:p>
          </table:table-cell>
          <table:table-cell office:value-type="float" office:value="5.33975766926865">
            <text:p>5,3398</text:p>
          </table:table-cell>
          <table:table-cell office:value-type="float" office:value="13.0981100516554">
            <text:p>13,0981</text:p>
          </table:table-cell>
          <table:table-cell table:number-columns-repeated="1020"/>
        </table:table-row>
        <table:table-row table:style-name="ro1">
          <table:table-cell office:value-type="float" office:value="1.65">
            <text:p>1,6500</text:p>
          </table:table-cell>
          <table:table-cell office:value-type="float" office:value="1.66026665566605">
            <text:p>1,6603</text:p>
          </table:table-cell>
          <table:table-cell office:value-type="float" office:value="5.40477364712698">
            <text:p>5,4048</text:p>
          </table:table-cell>
          <table:table-cell office:value-type="float" office:value="13.3369360825127">
            <text:p>13,3369</text:p>
          </table:table-cell>
          <table:table-cell table:number-columns-repeated="1020"/>
        </table:table-row>
        <table:table-row table:style-name="ro1">
          <table:table-cell office:value-type="float" office:value="1.66">
            <text:p>1,6600</text:p>
          </table:table-cell>
          <table:table-cell office:value-type="float" office:value="1.67046568552543">
            <text:p>1,6705</text:p>
          </table:table-cell>
          <table:table-cell office:value-type="float" office:value="5.47018114645845">
            <text:p>5,4702</text:p>
          </table:table-cell>
          <table:table-cell office:value-type="float" office:value="13.5786186659196">
            <text:p>13,5786</text:p>
          </table:table-cell>
          <table:table-cell table:number-columns-repeated="1020"/>
        </table:table-row>
        <table:table-row table:style-name="ro1">
          <table:table-cell office:value-type="float" office:value="1.67">
            <text:p>1,6700</text:p>
          </table:table-cell>
          <table:table-cell office:value-type="float" office:value="1.68066574368569">
            <text:p>1,6807</text:p>
          </table:table-cell>
          <table:table-cell office:value-type="float" office:value="5.53598004974334">
            <text:p>5,5360</text:p>
          </table:table-cell>
          <table:table-cell office:value-type="float" office:value="13.8231741178886">
            <text:p>13,8232</text:p>
          </table:table-cell>
          <table:table-cell table:number-columns-repeated="1020"/>
        </table:table-row>
        <table:table-row table:style-name="ro1">
          <table:table-cell office:value-type="float" office:value="1.68">
            <text:p>1,6800</text:p>
          </table:table-cell>
          <table:table-cell office:value-type="float" office:value="1.69086682779195">
            <text:p>1,6909</text:p>
          </table:table-cell>
          <table:table-cell office:value-type="float" office:value="5.60217024059381">
            <text:p>5,6022</text:p>
          </table:table-cell>
          <table:table-cell office:value-type="float" office:value="14.0706187436481">
            <text:p>14,0706</text:p>
          </table:table-cell>
          <table:table-cell table:number-columns-repeated="1020"/>
        </table:table-row>
        <table:table-row table:style-name="ro1">
          <table:table-cell office:value-type="float" office:value="1.69">
            <text:p>1,6900</text:p>
          </table:table-cell>
          <table:table-cell office:value-type="float" office:value="1.7010689356656">
            <text:p>1,7011</text:p>
          </table:table-cell>
          <table:table-cell office:value-type="float" office:value="5.66875160371786">
            <text:p>5,6688</text:p>
          </table:table-cell>
          <table:table-cell office:value-type="float" office:value="14.3209688376423">
            <text:p>14,3210</text:p>
          </table:table-cell>
          <table:table-cell table:number-columns-repeated="1020"/>
        </table:table-row>
        <table:table-row table:style-name="ro1">
          <table:table-cell office:value-type="float" office:value="1.7">
            <text:p>1,7000</text:p>
          </table:table-cell>
          <table:table-cell office:value-type="float" office:value="1.71127206529582">
            <text:p>1,7113</text:p>
          </table:table-cell>
          <table:table-cell office:value-type="float" office:value="5.73572402488463">
            <text:p>5,7357</text:p>
          </table:table-cell>
          <table:table-cell office:value-type="float" office:value="14.5742406835304">
            <text:p>14,5742</text:p>
          </table:table-cell>
          <table:table-cell table:number-columns-repeated="1020"/>
        </table:table-row>
        <table:table-row table:style-name="ro1">
          <table:table-cell office:value-type="float" office:value="1.71">
            <text:p>1,7100</text:p>
          </table:table-cell>
          <table:table-cell office:value-type="float" office:value="1.72147621483147">
            <text:p>1,7215</text:p>
          </table:table-cell>
          <table:table-cell office:value-type="float" office:value="5.8030873908909">
            <text:p>5,8031</text:p>
          </table:table-cell>
          <table:table-cell office:value-type="float" office:value="14.8304505541863">
            <text:p>14,8305</text:p>
          </table:table-cell>
          <table:table-cell table:number-columns-repeated="1020"/>
        </table:table-row>
        <table:table-row table:style-name="ro1">
          <table:table-cell office:value-type="float" office:value="1.72">
            <text:p>1,7200</text:p>
          </table:table-cell>
          <table:table-cell office:value-type="float" office:value="1.73168138257346">
            <text:p>1,7317</text:p>
          </table:table-cell>
          <table:table-cell office:value-type="float" office:value="5.87084158952893">
            <text:p>5,8708</text:p>
          </table:table-cell>
          <table:table-cell office:value-type="float" office:value="15.0896147116984">
            <text:p>15,0896</text:p>
          </table:table-cell>
          <table:table-cell table:number-columns-repeated="1020"/>
        </table:table-row>
        <table:table-row table:style-name="ro1">
          <table:table-cell office:value-type="float" office:value="1.73">
            <text:p>1,7300</text:p>
          </table:table-cell>
          <table:table-cell office:value-type="float" office:value="1.74188756696743">
            <text:p>1,7419</text:p>
          </table:table-cell>
          <table:table-cell office:value-type="float" office:value="5.93898650955539">
            <text:p>5,9390</text:p>
          </table:table-cell>
          <table:table-cell office:value-type="float" office:value="15.3517494073689">
            <text:p>15,3517</text:p>
          </table:table-cell>
          <table:table-cell table:number-columns-repeated="1020"/>
        </table:table-row>
        <table:table-row table:style-name="ro1">
          <table:table-cell office:value-type="float" office:value="1.74">
            <text:p>1,7400</text:p>
          </table:table-cell>
          <table:table-cell office:value-type="float" office:value="1.75209476659681">
            <text:p>1,7521</text:p>
          </table:table-cell>
          <table:table-cell office:value-type="float" office:value="6.00752204066148">
            <text:p>6,0075</text:p>
          </table:table-cell>
          <table:table-cell office:value-type="float" office:value="15.6168708817139">
            <text:p>15,6169</text:p>
          </table:table-cell>
          <table:table-cell table:number-columns-repeated="1020"/>
        </table:table-row>
        <table:table-row table:style-name="ro1">
          <table:table-cell office:value-type="float" office:value="1.75">
            <text:p>1,7500</text:p>
          </table:table-cell>
          <table:table-cell office:value-type="float" office:value="1.7623029801762">
            <text:p>1,7623</text:p>
          </table:table-cell>
          <table:table-cell office:value-type="float" office:value="6.07644807344412">
            <text:p>6,0764</text:p>
          </table:table-cell>
          <table:table-cell office:value-type="float" office:value="15.8849953644629">
            <text:p>15,8850</text:p>
          </table:table-cell>
          <table:table-cell table:number-columns-repeated="1020"/>
        </table:table-row>
        <table:table-row table:style-name="ro1">
          <table:table-cell office:value-type="float" office:value="1.76">
            <text:p>1,7600</text:p>
          </table:table-cell>
          <table:table-cell office:value-type="float" office:value="1.77251220654509">
            <text:p>1,7725</text:p>
          </table:table-cell>
          <table:table-cell office:value-type="float" office:value="6.14576449937815">
            <text:p>6,1458</text:p>
          </table:table-cell>
          <table:table-cell office:value-type="float" office:value="16.1561390745587">
            <text:p>16,1561</text:p>
          </table:table-cell>
          <table:table-cell table:number-columns-repeated="1020"/>
        </table:table-row>
        <table:table-row table:style-name="ro1">
          <table:table-cell office:value-type="float" office:value="1.77">
            <text:p>1,7700</text:p>
          </table:table-cell>
          <table:table-cell office:value-type="float" office:value="1.78272244466185">
            <text:p>1,7827</text:p>
          </table:table-cell>
          <table:table-cell office:value-type="float" office:value="6.21547121078954">
            <text:p>6,2155</text:p>
          </table:table-cell>
          <table:table-cell office:value-type="float" office:value="16.4303182201569">
            <text:p>16,4303</text:p>
          </table:table-cell>
          <table:table-cell table:number-columns-repeated="1020"/>
        </table:table-row>
        <table:table-row table:style-name="ro1">
          <table:table-cell office:value-type="float" office:value="1.78">
            <text:p>1,7800</text:p>
          </table:table-cell>
          <table:table-cell office:value-type="float" office:value="1.79293369359808">
            <text:p>1,7929</text:p>
          </table:table-cell>
          <table:table-cell office:value-type="float" office:value="6.2855681008296">
            <text:p>6,2856</text:p>
          </table:table-cell>
          <table:table-cell office:value-type="float" office:value="16.7075489986265">
            <text:p>16,7075</text:p>
          </table:table-cell>
          <table:table-cell table:number-columns-repeated="1020"/>
        </table:table-row>
        <table:table-row table:style-name="ro1">
          <table:table-cell office:value-type="float" office:value="1.79">
            <text:p>1,7900</text:p>
          </table:table-cell>
          <table:table-cell office:value-type="float" office:value="1.8031459525331">
            <text:p>1,8031</text:p>
          </table:table-cell>
          <table:table-cell office:value-type="float" office:value="6.35605506345003">
            <text:p>6,3561</text:p>
          </table:table-cell>
          <table:table-cell office:value-type="float" office:value="16.9878475965491">
            <text:p>16,9878</text:p>
          </table:table-cell>
          <table:table-cell table:number-columns-repeated="1020"/>
        </table:table-row>
        <table:table-row table:style-name="ro1">
          <table:table-cell office:value-type="float" office:value="1.8">
            <text:p>1,8000</text:p>
          </table:table-cell>
          <table:table-cell office:value-type="float" office:value="1.81335922074883">
            <text:p>1,8134</text:p>
          </table:table-cell>
          <table:table-cell office:value-type="float" office:value="6.42693199337889">
            <text:p>6,4269</text:p>
          </table:table-cell>
          <table:table-cell office:value-type="float" office:value="17.271230189719">
            <text:p>17,2712</text:p>
          </table:table-cell>
          <table:table-cell table:number-columns-repeated="1020"/>
        </table:table-row>
        <table:table-row table:style-name="ro1">
          <table:table-cell office:value-type="float" office:value="1.81">
            <text:p>1,8100</text:p>
          </table:table-cell>
          <table:table-cell office:value-type="float" office:value="1.82357349762486">
            <text:p>1,8236</text:p>
          </table:table-cell>
          <table:table-cell office:value-type="float" office:value="6.49819878609744">
            <text:p>6,4982</text:p>
          </table:table-cell>
          <table:table-cell office:value-type="float" office:value="17.5577129431434">
            <text:p>17,5577</text:p>
          </table:table-cell>
          <table:table-cell table:number-columns-repeated="1020"/>
        </table:table-row>
        <table:table-row table:style-name="ro1">
          <table:table-cell office:value-type="float" office:value="1.82">
            <text:p>1,8200</text:p>
          </table:table-cell>
          <table:table-cell office:value-type="float" office:value="1.83378878263375">
            <text:p>1,8338</text:p>
          </table:table-cell>
          <table:table-cell office:value-type="float" office:value="6.56985533781773">
            <text:p>6,5699</text:p>
          </table:table-cell>
          <table:table-cell office:value-type="float" office:value="17.8473120110424">
            <text:p>17,8473</text:p>
          </table:table-cell>
          <table:table-cell table:number-columns-repeated="1020"/>
        </table:table-row>
        <table:table-row table:style-name="ro1">
          <table:table-cell office:value-type="float" office:value="1.83">
            <text:p>1,8300</text:p>
          </table:table-cell>
          <table:table-cell office:value-type="float" office:value="1.84400507533654">
            <text:p>1,8440</text:p>
          </table:table-cell>
          <table:table-cell office:value-type="float" office:value="6.64190154546099">
            <text:p>6,6419</text:p>
          </table:table-cell>
          <table:table-cell office:value-type="float" office:value="18.1400435368486">
            <text:p>18,1400</text:p>
          </table:table-cell>
          <table:table-cell table:number-columns-repeated="1020"/>
        </table:table-row>
        <table:table-row table:style-name="ro1">
          <table:table-cell office:value-type="float" office:value="1.84">
            <text:p>1,8400</text:p>
          </table:table-cell>
          <table:table-cell office:value-type="float" office:value="1.85422237537852">
            <text:p>1,8542</text:p>
          </table:table-cell>
          <table:table-cell office:value-type="float" office:value="6.7143373066368">
            <text:p>6,7143</text:p>
          </table:table-cell>
          <table:table-cell office:value-type="float" office:value="18.4359236532077">
            <text:p>18,4359</text:p>
          </table:table-cell>
          <table:table-cell table:number-columns-repeated="1020"/>
        </table:table-row>
        <table:table-row table:style-name="ro1">
          <table:table-cell office:value-type="float" office:value="1.85">
            <text:p>1,8500</text:p>
          </table:table-cell>
          <table:table-cell office:value-type="float" office:value="1.86444068248513">
            <text:p>1,8644</text:p>
          </table:table-cell>
          <table:table-cell office:value-type="float" office:value="6.78716251962293">
            <text:p>6,7872</text:p>
          </table:table-cell>
          <table:table-cell office:value-type="float" office:value="18.7349684819785">
            <text:p>18,7350</text:p>
          </table:table-cell>
          <table:table-cell table:number-columns-repeated="1020"/>
        </table:table-row>
        <table:table-row table:style-name="ro1">
          <table:table-cell office:value-type="float" office:value="1.86">
            <text:p>1,8600</text:p>
          </table:table-cell>
          <table:table-cell office:value-type="float" office:value="1.87465999645811">
            <text:p>1,8747</text:p>
          </table:table-cell>
          <table:table-cell office:value-type="float" office:value="6.8603770833459">
            <text:p>6,8604</text:p>
          </table:table-cell>
          <table:table-cell office:value-type="float" office:value="19.0371941342327">
            <text:p>19,0372</text:p>
          </table:table-cell>
          <table:table-cell table:number-columns-repeated="1020"/>
        </table:table-row>
        <table:table-row table:style-name="ro1">
          <table:table-cell office:value-type="float" office:value="1.87">
            <text:p>1,8700</text:p>
          </table:table-cell>
          <table:table-cell office:value-type="float" office:value="1.88488031717181">
            <text:p>1,8849</text:p>
          </table:table-cell>
          <table:table-cell office:value-type="float" office:value="6.93398089736218">
            <text:p>6,9340</text:p>
          </table:table-cell>
          <table:table-cell office:value-type="float" office:value="19.3426167102555">
            <text:p>19,3426</text:p>
          </table:table-cell>
          <table:table-cell table:number-columns-repeated="1020"/>
        </table:table-row>
        <table:table-row table:style-name="ro1">
          <table:table-cell office:value-type="float" office:value="1.88">
            <text:p>1,8800</text:p>
          </table:table-cell>
          <table:table-cell office:value-type="float" office:value="1.89510164456966">
            <text:p>1,8951</text:p>
          </table:table-cell>
          <table:table-cell office:value-type="float" office:value="7.00797386184003">
            <text:p>7,0080</text:p>
          </table:table-cell>
          <table:table-cell office:value-type="float" office:value="19.6512522995455">
            <text:p>19,6513</text:p>
          </table:table-cell>
          <table:table-cell table:number-columns-repeated="1020"/>
        </table:table-row>
        <table:table-row table:style-name="ro1">
          <table:table-cell office:value-type="float" office:value="1.89">
            <text:p>1,8900</text:p>
          </table:table-cell>
          <table:table-cell office:value-type="float" office:value="1.9053239786608">
            <text:p>1,9053</text:p>
          </table:table-cell>
          <table:table-cell office:value-type="float" office:value="7.08235587754198">
            <text:p>7,0824</text:p>
          </table:table-cell>
          <table:table-cell office:value-type="float" office:value="19.9631169808152">
            <text:p>19,9631</text:p>
          </table:table-cell>
          <table:table-cell table:number-columns-repeated="1020"/>
        </table:table-row>
        <table:table-row table:style-name="ro1">
          <table:table-cell office:value-type="float" office:value="1.9">
            <text:p>1,9000</text:p>
          </table:table-cell>
          <table:table-cell office:value-type="float" office:value="1.9155473195169">
            <text:p>1,9155</text:p>
          </table:table-cell>
          <table:table-cell office:value-type="float" office:value="7.15712684580785">
            <text:p>7,1571</text:p>
          </table:table-cell>
          <table:table-cell office:value-type="float" office:value="20.2782268219911">
            <text:p>20,2782</text:p>
          </table:table-cell>
          <table:table-cell table:number-columns-repeated="1020"/>
        </table:table-row>
        <table:table-row table:style-name="ro1">
          <table:table-cell office:value-type="float" office:value="1.91">
            <text:p>1,9100</text:p>
          </table:table-cell>
          <table:table-cell office:value-type="float" office:value="1.92577166726909">
            <text:p>1,9258</text:p>
          </table:table-cell>
          <table:table-cell office:value-type="float" office:value="7.23228666853837">
            <text:p>7,2323</text:p>
          </table:table-cell>
          <table:table-cell office:value-type="float" office:value="20.5965978802137">
            <text:p>20,5966</text:p>
          </table:table-cell>
          <table:table-cell table:number-columns-repeated="1020"/>
        </table:table-row>
        <table:table-row table:style-name="ro1">
          <table:table-cell office:value-type="float" office:value="1.92">
            <text:p>1,9200</text:p>
          </table:table-cell>
          <table:table-cell office:value-type="float" office:value="1.93599702210506">
            <text:p>1,9360</text:p>
          </table:table-cell>
          <table:table-cell office:value-type="float" office:value="7.30783524817934">
            <text:p>7,3078</text:p>
          </table:table-cell>
          <table:table-cell office:value-type="float" office:value="20.9182462018386">
            <text:p>20,9182</text:p>
          </table:table-cell>
          <table:table-cell table:number-columns-repeated="1020"/>
        </table:table-row>
        <table:table-row table:style-name="ro1">
          <table:table-cell office:value-type="float" office:value="1.93">
            <text:p>1,9300</text:p>
          </table:table-cell>
          <table:table-cell office:value-type="float" office:value="1.94622338426625">
            <text:p>1,9462</text:p>
          </table:table-cell>
          <table:table-cell office:value-type="float" office:value="7.3837724877063">
            <text:p>7,3838</text:p>
          </table:table-cell>
          <table:table-cell office:value-type="float" office:value="21.2431878224361">
            <text:p>21,2432</text:p>
          </table:table-cell>
          <table:table-cell table:number-columns-repeated="1020"/>
        </table:table-row>
        <table:table-row table:style-name="ro1">
          <table:table-cell office:value-type="float" office:value="1.94">
            <text:p>1,9400</text:p>
          </table:table-cell>
          <table:table-cell office:value-type="float" office:value="1.95645075404523">
            <text:p>1,9565</text:p>
          </table:table-cell>
          <table:table-cell office:value-type="float" office:value="7.46009829060969">
            <text:p>7,4601</text:p>
          </table:table-cell>
          <table:table-cell office:value-type="float" office:value="21.5714387667918">
            <text:p>21,5714</text:p>
          </table:table-cell>
          <table:table-cell table:number-columns-repeated="1020"/>
        </table:table-row>
        <table:table-row table:style-name="ro1">
          <table:table-cell office:value-type="float" office:value="1.95">
            <text:p>1,9500</text:p>
          </table:table-cell>
          <table:table-cell office:value-type="float" office:value="1.96667913178315">
            <text:p>1,9667</text:p>
          </table:table-cell>
          <table:table-cell office:value-type="float" office:value="7.53681256088056">
            <text:p>7,5368</text:p>
          </table:table-cell>
          <table:table-cell office:value-type="float" office:value="21.9030150489072">
            <text:p>21,9030</text:p>
          </table:table-cell>
          <table:table-cell table:number-columns-repeated="1020"/>
        </table:table-row>
        <table:table-row table:style-name="ro1">
          <table:table-cell office:value-type="float" office:value="1.96">
            <text:p>1,9600</text:p>
          </table:table-cell>
          <table:table-cell office:value-type="float" office:value="1.97690851786733">
            <text:p>1,9769</text:p>
          </table:table-cell>
          <table:table-cell office:value-type="float" office:value="7.61391520299664">
            <text:p>7,6139</text:p>
          </table:table-cell>
          <table:table-cell office:value-type="float" office:value="22.2379326719999">
            <text:p>22,2379</text:p>
          </table:table-cell>
          <table:table-cell table:number-columns-repeated="1020"/>
        </table:table-row>
        <table:table-row table:style-name="ro1">
          <table:table-cell office:value-type="float" office:value="1.97">
            <text:p>1,9700</text:p>
          </table:table-cell>
          <table:table-cell office:value-type="float" office:value="1.98713891272893">
            <text:p>1,9871</text:p>
          </table:table-cell>
          <table:table-cell office:value-type="float" office:value="7.69140612190898">
            <text:p>7,6914</text:p>
          </table:table-cell>
          <table:table-cell office:value-type="float" office:value="22.5762076285042">
            <text:p>22,5762</text:p>
          </table:table-cell>
          <table:table-cell table:number-columns-repeated="1020"/>
        </table:table-row>
        <table:table-row table:style-name="ro1">
          <table:table-cell office:value-type="float" office:value="1.98">
            <text:p>1,9800</text:p>
          </table:table-cell>
          <table:table-cell office:value-type="float" office:value="1.99737031684079">
            <text:p>1,9974</text:p>
          </table:table-cell>
          <table:table-cell office:value-type="float" office:value="7.76928522302891">
            <text:p>7,7693</text:p>
          </table:table-cell>
          <table:table-cell office:value-type="float" office:value="22.9178559000714">
            <text:p>22,9179</text:p>
          </table:table-cell>
          <table:table-cell table:number-columns-repeated="1020"/>
        </table:table-row>
        <table:table-row table:style-name="ro1">
          <table:table-cell office:value-type="float" office:value="1.99">
            <text:p>1,9900</text:p>
          </table:table-cell>
          <table:table-cell office:value-type="float" office:value="2.00760273071528">
            <text:p>2,0076</text:p>
          </table:table-cell>
          <table:table-cell office:value-type="float" office:value="7.8475524122155">
            <text:p>7,8476</text:p>
          </table:table-cell>
          <table:table-cell office:value-type="float" office:value="23.2628934575703">
            <text:p>23,2629</text:p>
          </table:table-cell>
          <table:table-cell table:number-columns-repeated="1020"/>
        </table:table-row>
        <table:table-row table:style-name="ro1">
          <table:table-cell office:value-type="float" office:value="2">
            <text:p>2,0000</text:p>
          </table:table-cell>
          <table:table-cell office:value-type="float" office:value="2.01783615490236">
            <text:p>2,0178</text:p>
          </table:table-cell>
          <table:table-cell office:value-type="float" office:value="7.92620759576336">
            <text:p>7,9262</text:p>
          </table:table-cell>
          <table:table-cell office:value-type="float" office:value="23.6113362610882">
            <text:p>23,6113</text:p>
          </table:table-cell>
          <table:table-cell table:number-columns-repeated="1020"/>
        </table:table-row>
        <table:table-row table:style-name="ro1" table:number-rows-repeated="65433">
          <table:table-cell table:number-columns-repeated="1024"/>
        </table:table-row>
        <table:table-row table:style-name="ro1">
          <table:table-cell table:number-columns-repeated="1024"/>
        </table:table-row>
      </table:table>
      <table:table table:name="ГРАФИКИ_Yn(X)" table:style-name="ta1" table:print="false">
        <table:table-column table:style-name="co1" table:default-cell-style-name="Default"/>
        <table:table-row table:style-name="ro1">
          <table:table-cell/>
        </table:table-row>
        <table:table-row table:style-name="ro1">
          <table:table-cell>
            <draw:frame table:end-cell-address="'ГРАФИКИ_Yn(X)'.H21" table:end-x="0.7657in" table:end-y="0.1in" draw:z-index="0" draw:style-name="gr5" svg:width="6.8031in" svg:height="3.4744in" svg:x="0.1854in" svg:y="0.0039in">
              <draw:object draw:notify-on-update-of-ranges="РЕЗУЛЬТАТЫ_РАСЧЕТОВ.A2:РЕЗУЛЬТАТЫ_РАСЧЕТОВ.A102 РЕЗУЛЬТАТЫ_РАСЧЕТОВ.B1:РЕЗУЛЬТАТЫ_РАСЧЕТОВ.B1 РЕЗУЛЬТАТЫ_РАСЧЕТОВ.B2:РЕЗУЛЬТАТЫ_РАСЧЕТОВ.B102 РЕЗУЛЬТАТЫ_РАСЧЕТОВ.A2:РЕЗУЛЬТАТЫ_РАСЧЕТОВ.A102 РЕЗУЛЬТАТЫ_РАСЧЕТОВ.C1:РЕЗУЛЬТАТЫ_РАСЧЕТОВ.C1 РЕЗУЛЬТАТЫ_РАСЧЕТОВ.C2:РЕЗУЛЬТАТЫ_РАСЧЕТОВ.C102 РЕЗУЛЬТАТЫ_РАСЧЕТОВ.A2:РЕЗУЛЬТАТЫ_РАСЧЕТОВ.A102 РЕЗУЛЬТАТЫ_РАСЧЕТОВ.D1:РЕЗУЛЬТАТЫ_РАСЧЕТОВ.D1 РЕЗУЛЬТАТЫ_РАСЧЕТОВ.D2:РЕЗУЛЬТАТЫ_РАСЧЕТОВ.D102" xlink:href="./Object 1" xlink:type="simple" xlink:show="embed" xlink:actuate="onLoad"/>
              <draw:image xlink:href="./ObjectReplacements/Object 1" xlink:type="simple" xlink:show="embed" xlink:actuate="onLoad"/>
            </draw:frame>
          </table:table-cell>
        </table:table-row>
      </table:table>
      <table:table table:name="ГЕОМЕТРИЯ" table:style-name="ta1" table:print="false">
        <office:forms form:automatic-focus="false" form:apply-design-mode="false">
          <form:form form:name="Standart" form:apply-filter="true" form:command-type="table" form:control-implementation="ooo:com.sun.star.form.component.Form" office:target-frame="" xlink:href="">
            <form:button form:name="PushButton" form:control-implementation="ooo:com.sun.star.form.component.CommandButton" form:id="control4" form:label="Кнопка"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RASSA_MODULE.TRASSA?language=Basic&amp;location=document"/>
              </office:event-listeners>
            </form:button>
            <form:button form:name="KOLESA_Button" form:control-implementation="ooo:com.sun.star.form.component.CommandButton" form:id="control5" form:label="KO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КОЛЕСА. РАСЧЕТ ПАРАМЕТРОВ"/>
              </form:properties>
            </form:button>
            <form:button form:name="RULEVOE_Button" form:control-implementation="ooo:com.sun.star.form.component.CommandButton" form:id="control6" form:label="RU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РУЛЕВОЕ УПРАВЛЕНИЕ. РАСЧЕТ ПАРАМЕТРОВ"/>
              </form:properties>
            </form:button>
          </form:form>
        </office:forms>
        <table:table-column table:style-name="co20" table:default-cell-style-name="ce58"/>
        <table:table-column table:style-name="co22" table:default-cell-style-name="ce58"/>
        <table:table-column table:style-name="co23" table:default-cell-style-name="ce58"/>
        <table:table-column table:style-name="co24" table:default-cell-style-name="ce58"/>
        <table:table-column table:style-name="co38" table:number-columns-repeated="9" table:default-cell-style-name="ce58"/>
        <table:table-column table:style-name="co39" table:default-cell-style-name="ce58"/>
        <table:table-column table:style-name="co40" table:default-cell-style-name="ce58"/>
        <table:table-column table:style-name="co41" table:default-cell-style-name="ce58"/>
        <table:table-column table:style-name="co42" table:default-cell-style-name="ce58"/>
        <table:table-column table:style-name="co43" table:default-cell-style-name="ce58"/>
        <table:table-column table:style-name="co42" table:default-cell-style-name="ce58"/>
        <table:table-column table:style-name="co44" table:default-cell-style-name="ce58"/>
        <table:table-column table:style-name="co24" table:number-columns-repeated="2" table:default-cell-style-name="ce58"/>
        <table:table-column table:style-name="co45" table:number-columns-repeated="2" table:default-cell-style-name="ce58"/>
        <table:table-column table:style-name="co24" table:number-columns-repeated="2" table:default-cell-style-name="ce58"/>
        <table:table-column table:style-name="co46" table:number-columns-repeated="2" table:default-cell-style-name="ce58"/>
        <table:table-column table:style-name="co47" table:default-cell-style-name="ce58"/>
        <table:table-column table:style-name="co46" table:default-cell-style-name="ce58"/>
        <table:table-column table:style-name="co24" table:default-cell-style-name="ce58"/>
        <table:table-column table:style-name="co48" table:number-columns-repeated="3" table:default-cell-style-name="ce58"/>
        <table:table-column table:style-name="co49" table:default-cell-style-name="ce58"/>
        <table:table-column table:style-name="co46" table:default-cell-style-name="ce58"/>
        <table:table-column table:style-name="co21" table:default-cell-style-name="ce58"/>
        <table:table-column table:style-name="co50" table:default-cell-style-name="ce58"/>
        <table:table-column table:style-name="co51" table:default-cell-style-name="ce58"/>
        <table:table-column table:style-name="co1" table:number-columns-repeated="983" table:default-cell-style-name="ce58"/>
        <table:table-column table:style-name="co1" table:number-columns-repeated="2" table:default-cell-style-name="ce57"/>
        <table:table-row table:style-name="ro3">
          <table:table-cell table:style-name="ce54" office:value-type="string">
            <office:annotation draw:style-name="gr4" draw:text-style-name="P4" svg:width="1.4661in" svg:height="0.3902in" svg:x="0.6567in" svg:y="0in" draw:caption-point-x="-0.2402in" draw:caption-point-y="0.0043in">
              <dc:date>1899-12-30T00:00:00</dc:date>
              <text:p text:style-name="P4"><text:span text:style-name="T1">Размерность координат точек [мм]</text:span></text:p>
            </office:annotation>
            <text:p>n<text:span text:style-name="T4">os</text:span><text:span text:style-name="T5">=</text:span></text:p>
          </table:table-cell>
          <table:table-cell table:style-name="ce59" office:value-type="float" office:value="2">
            <office:annotation draw:style-name="gr8" draw:text-style-name="P4" svg:width="1.1358in" svg:height="0.3902in" svg:x="1.2732in" svg:y="0in" draw:caption-point-x="-0.2402in" draw:caption-point-y="0.0043in">
              <dc:date>1899-12-30T00:00:00</dc:date>
              <text:p text:style-name="P4"><text:span text:style-name="T1">Число осей автомобиля</text:span></text:p>
            </office:annotation>
            <text:p>2</text:p>
          </table:table-cell>
          <table:table-cell table:style-name="ce63" office:value-type="string">
            <text:p>k<text:span text:style-name="T4">no</text:span></text:p>
            <draw:control table:end-cell-address="ГЕОМЕТРИЯ.C1" table:end-x="0.3154in" table:end-y="0.189in" draw:z-index="1" draw:name="KOLESA" draw:style-name="gr7" draw:text-style-name="P5" svg:width="0.2878in" svg:height="0.1677in" svg:x="0.0276in" svg:y="0.0213in" draw:control="control5"/>
          </table:table-cell>
          <table:table-cell table:style-name="ce60" office:value-type="string">
            <office:annotation draw:style-name="gr4" draw:text-style-name="P4" svg:width="1.4232in" svg:height="0.3902in" svg:x="1.8874in" svg:y="0in" draw:caption-point-x="-0.2402in" draw:caption-point-y="0.0043in">
              <dc:date>1899-12-30T00:00:00</dc:date>
              <text:p text:style-name="P4"><text:span text:style-name="T1">[м], радиус накачанной шины</text:span></text:p>
            </office:annotation>
            <text:p>R<text:span text:style-name="T4">ш</text:span></text:p>
          </table:table-cell>
          <table:table-cell table:style-name="ce60" office:value-type="string">
            <text:p>kol<text:span text:style-name="T4">0</text:span></text:p>
          </table:table-cell>
          <table:table-cell table:style-name="ce60" office:value-type="string">
            <text:p>kol<text:span text:style-name="T4">1</text:span></text:p>
          </table:table-cell>
          <table:table-cell table:style-name="ce60" office:value-type="string">
            <text:p>kol<text:span text:style-name="T4">2</text:span></text:p>
          </table:table-cell>
          <table:table-cell table:style-name="ce60" office:value-type="string">
            <text:p>kol<text:span text:style-name="T4">3</text:span></text:p>
          </table:table-cell>
          <table:table-cell table:style-name="ce60" office:value-type="string">
            <text:p>kol<text:span text:style-name="T4">4</text:span></text:p>
          </table:table-cell>
          <table:table-cell table:style-name="ce60" office:value-type="string">
            <text:p>kol<text:span text:style-name="T4">5</text:span></text:p>
          </table:table-cell>
          <table:table-cell table:style-name="ce60" office:value-type="string">
            <text:p>kol<text:span text:style-name="T4">6</text:span></text:p>
          </table:table-cell>
          <table:table-cell table:style-name="ce60" office:value-type="string">
            <text:p>kol<text:span text:style-name="T4">7</text:span></text:p>
          </table:table-cell>
          <table:table-cell table:style-name="ce60" office:value-type="string">
            <text:p>kol<text:span text:style-name="T4">8</text:span></text:p>
          </table:table-cell>
          <table:table-cell table:style-name="ce60" office:value-type="string">
            <office:annotation draw:style-name="gr8" draw:text-style-name="P4" svg:width="1.1358in" svg:height="0.3902in" svg:x="5.3736in" svg:y="0in" draw:caption-point-x="-0.2402in" draw:caption-point-y="0.0043in">
              <dc:date>1899-12-30T00:00:00</dc:date>
              <text:p text:style-name="P4"><text:span text:style-name="T1">[м], радиус ступицы колеса</text:span></text:p>
            </office:annotation>
            <text:p>R<text:span text:style-name="T4">s</text:span></text:p>
          </table:table-cell>
          <table:table-cell table:style-name="ce64" office:value-type="string">
            <office:annotation draw:style-name="gr4" draw:text-style-name="P4" svg:width="1.3299in" svg:height="0.3902in" svg:x="5.5984in" svg:y="0in" draw:caption-point-x="-0.2402in" draw:caption-point-y="0.0043in">
              <dc:date>2010-03-02T00:00:00</dc:date>
              <text:p text:style-name="P4"><text:span text:style-name="T1">[кг/м</text:span><text:span text:style-name="T18">^3</text:span><text:span text:style-name="T1">], плотность материала шины</text:span></text:p>
            </office:annotation>
            <text:p>ρ<text:span text:style-name="T4">ш</text:span></text:p>
          </table:table-cell>
          <table:table-cell table:style-name="ce64" office:value-type="string">
            <office:annotation draw:style-name="gr4" draw:text-style-name="P4" svg:width="1.3673in" svg:height="0.3902in" svg:x="5.8378in" svg:y="0in" draw:caption-point-x="-0.2402in" draw:caption-point-y="0.0043in">
              <dc:date>2010-03-02T00:00:00</dc:date>
              <text:p text:style-name="P4"><text:span text:style-name="T1">[кг/м</text:span><text:span text:style-name="T18">^3</text:span><text:span text:style-name="T1">], плотность материала ступицы</text:span></text:p>
            </office:annotation>
            <text:p>ρ<text:span text:style-name="T4">s</text:span></text:p>
          </table:table-cell>
          <table:table-cell table:style-name="ce60" office:value-type="string">
            <office:annotation draw:style-name="gr4" draw:text-style-name="P4" svg:width="1.1358in" svg:height="0.3902in" svg:x="6.1063in" svg:y="0in" draw:caption-point-x="-0.2402in" draw:caption-point-y="0.0043in">
              <dc:date>1899-12-30T00:00:00</dc:date>
              <text:p text:style-name="P4"><text:span text:style-name="T1">[кг], масса шины</text:span></text:p>
            </office:annotation>
            <text:p>m<text:span text:style-name="T4">ш</text:span></text:p>
          </table:table-cell>
          <table:table-cell table:style-name="ce60" office:value-type="string">
            <office:annotation draw:style-name="gr8" draw:text-style-name="P4" svg:width="1.1358in" svg:height="0.3902in" svg:x="6.3528in" svg:y="0in" draw:caption-point-x="-0.2402in" draw:caption-point-y="0.0043in">
              <dc:date>1899-12-30T00:00:00</dc:date>
              <text:p text:style-name="P4"><text:span text:style-name="T1">[кг], масса ступицы колеса</text:span></text:p>
            </office:annotation>
            <text:p>m<text:span text:style-name="T4">s</text:span></text:p>
          </table:table-cell>
          <table:table-cell table:style-name="ce60" office:value-type="string">
            <office:annotation draw:style-name="gr8" draw:text-style-name="P4" svg:width="1.4138in" svg:height="0.5457in" svg:x="6.6213in" svg:y="0in" draw:caption-point-x="-0.2402in" draw:caption-point-y="0.0043in">
              <dc:date>1899-12-30T00:00:00</dc:date>
              <text:p text:style-name="P4"><text:span text:style-name="T1">[кг], дополнительная масса колеса</text:span></text:p>
            </office:annotation>
            <text:p>m<text:span text:style-name="T4">ko+</text:span></text:p>
          </table:table-cell>
          <table:table-cell table:style-name="ce60" office:value-type="string">
            <office:annotation draw:style-name="gr6" draw:text-style-name="P4" svg:width="1.2563in" svg:height="0.2346in" svg:x="6.9547in" svg:y="0in" draw:caption-point-x="-0.2402in" draw:caption-point-y="0.0043in">
              <dc:date>2010-03-02T00:00:00</dc:date>
              <text:p text:style-name="P4"><text:span text:style-name="T1">[кг], <text:s/>масса колеса</text:span></text:p>
            </office:annotation>
            <text:p>m<text:span text:style-name="T4">ko</text:span></text:p>
          </table:table-cell>
          <table:table-cell table:style-name="ce60" office:value-type="string">
            <office:annotation draw:style-name="gr8" draw:text-style-name="P4" svg:width="1.1398in" svg:height="0.3902in" svg:x="7.2287in" svg:y="0in" draw:caption-point-x="-0.2402in" draw:caption-point-y="0.0043in">
              <dc:date>2010-03-02T00:00:00</dc:date>
              <text:p text:style-name="P4"><text:span text:style-name="T1">[кг*м^2], момент инерции шины</text:span></text:p>
            </office:annotation>
            <text:p>J<text:span text:style-name="T4">ш</text:span></text:p>
          </table:table-cell>
          <table:table-cell table:style-name="ce60" office:value-type="string">
            <office:annotation draw:style-name="gr4" draw:text-style-name="P4" svg:width="1.2339in" svg:height="0.3902in" svg:x="7.5024in" svg:y="0in" draw:caption-point-x="-0.2402in" draw:caption-point-y="0.0043in">
              <dc:date>2010-03-02T00:00:00</dc:date>
              <text:p text:style-name="P4"><text:span text:style-name="T1">[кг*м^2], момент инерции ступицы</text:span></text:p>
            </office:annotation>
            <text:p>J<text:span text:style-name="T4">s</text:span></text:p>
          </table:table-cell>
          <table:table-cell table:style-name="ce60" office:value-type="string">
            <office:annotation draw:style-name="gr4" draw:text-style-name="P4" svg:width="1.7276in" svg:height="0.3902in" svg:x="7.8921in" svg:y="0in" draw:caption-point-x="-0.2402in" draw:caption-point-y="0.0043in">
              <dc:date>2010-03-02T00:00:00</dc:date>
              <text:p text:style-name="P4"><text:span text:style-name="T1">[кг*м^2], момент инерции колеса, дополнительный</text:span></text:p>
            </office:annotation>
            <text:p>J<text:span text:style-name="T4">ko+</text:span></text:p>
          </table:table-cell>
          <table:table-cell table:style-name="ce60" office:value-type="string">
            <office:annotation draw:style-name="gr8" draw:text-style-name="P4" svg:width="1.1398in" svg:height="0.3902in" svg:x="8.2815in" svg:y="0in" draw:caption-point-x="-0.2402in" draw:caption-point-y="0.0043in">
              <dc:date>2010-03-02T00:00:00</dc:date>
              <text:p text:style-name="P4"><text:span text:style-name="T1">[кг*м^2], момент инерции колеса</text:span></text:p>
            </office:annotation>
            <text:p>J<text:span text:style-name="T4">ko</text:span></text:p>
          </table:table-cell>
          <table:table-cell table:style-name="ce60" office:value-type="string">
            <office:annotation draw:style-name="gr4" draw:text-style-name="P4" svg:width="1.272in" svg:height="0.3902in" svg:x="8.5555in" svg:y="0in" draw:caption-point-x="-0.2402in" draw:caption-point-y="0.0043in">
              <dc:date>1899-12-30T00:00:00</dc:date>
              <text:p text:style-name="P4"><text:span text:style-name="T1">[Н/м], жесткость шины (начальная)</text:span></text:p>
            </office:annotation>
            <text:p>C<text:span text:style-name="T4">ш</text:span></text:p>
          </table:table-cell>
          <table:table-cell table:style-name="ce60" office:value-type="string">
            <office:annotation draw:style-name="gr4" draw:text-style-name="P4" svg:width="1.2035in" svg:height="0.3902in" svg:x="8.8295in" svg:y="0in" draw:caption-point-x="-0.2402in" draw:caption-point-y="0.0043in">
              <dc:date>1899-12-30T00:00:00</dc:date>
              <text:p text:style-name="P4"><text:span text:style-name="T1">[Н/м], жесткость шины (конечная)</text:span></text:p>
            </office:annotation>
            <text:p>C<text:span text:style-name="T4">ш</text:span></text:p>
          </table:table-cell>
          <table:table-cell table:style-name="ce60" office:value-type="string">
            <office:annotation draw:style-name="gr4" draw:text-style-name="P4" svg:width="1.9433in" svg:height="0.3902in" svg:x="9.089in" svg:y="0in" draw:caption-point-x="-0.2402in" draw:caption-point-y="0.0043in">
              <dc:date>1899-12-30T00:00:00</dc:date>
              <text:p text:style-name="P4"><text:span text:style-name="T1">[Н/м], жесткость шины (после полной деформации)</text:span></text:p>
            </office:annotation>
            <text:p>C<text:span text:style-name="T4">ш</text:span></text:p>
          </table:table-cell>
          <table:table-cell table:style-name="ce60" office:value-type="string">
            <office:annotation draw:style-name="gr8" draw:text-style-name="P4" svg:width="1.1358in" svg:height="0.3902in" svg:x="9.3484in" svg:y="0in" draw:caption-point-x="-0.2402in" draw:caption-point-y="0.0043in">
              <dc:date>1899-12-30T00:00:00</dc:date>
              <text:p text:style-name="P4"><text:span text:style-name="T1">Координата X центра колеса</text:span></text:p>
            </office:annotation>
            <text:p>X<text:span text:style-name="T4">ko</text:span></text:p>
          </table:table-cell>
          <table:table-cell table:style-name="ce60" office:value-type="string">
            <office:annotation draw:style-name="gr8" draw:text-style-name="P4" svg:width="1.1358in" svg:height="0.3902in" svg:x="9.6291in" svg:y="0in" draw:caption-point-x="-0.2402in" draw:caption-point-y="0.0043in">
              <dc:date>1899-12-30T00:00:00</dc:date>
              <text:p text:style-name="P4"><text:span text:style-name="T1">Координата Y центра колеса</text:span></text:p>
            </office:annotation>
            <text:p>Y<text:span text:style-name="T4">ko</text:span></text:p>
          </table:table-cell>
          <table:table-cell table:style-name="ce60" office:value-type="string">
            <office:annotation draw:style-name="gr8" draw:text-style-name="P4" svg:width="1.1358in" svg:height="0.3902in" svg:x="9.8886in" svg:y="0in" draw:caption-point-x="-0.2402in" draw:caption-point-y="0.0043in">
              <dc:date>1899-12-30T00:00:00</dc:date>
              <text:p text:style-name="P4"><text:span text:style-name="T1">Координата Z центра колеса</text:span></text:p>
            </office:annotation>
            <text:p>Z<text:span text:style-name="T4">ko</text:span></text:p>
          </table:table-cell>
          <table:table-cell table:style-name="ce61" office:value-type="string">
            <text:p>Z<text:span text:style-name="T4">op</text:span></text:p>
          </table:table-cell>
          <table:table-cell table:style-name="ce61" office:value-type="string">
            <text:p>S<text:span text:style-name="T4">amo</text:span></text:p>
          </table:table-cell>
          <table:table-cell table:style-name="ce61" office:value-type="string">
            <office:annotation draw:style-name="gr8" draw:text-style-name="P4" svg:width="1.7421in" svg:height="0.5457in" svg:x="10.7976in" svg:y="0in" draw:caption-point-x="-0.2402in" draw:caption-point-y="0.0043in">
              <dc:date>1899-12-30T00:00:00</dc:date>
              <text:p text:style-name="P4"><text:span text:style-name="T1">[Н/м], жесткость амортизатора <text:s/>(начальная)</text:span></text:p>
            </office:annotation>
            <text:p>C<text:span text:style-name="T4">amo</text:span></text:p>
          </table:table-cell>
          <table:table-cell table:style-name="ce61" office:value-type="string">
            <office:annotation draw:style-name="gr8" draw:text-style-name="P4" svg:width="1.7421in" svg:height="0.5457in" svg:x="11.1154in" svg:y="0in" draw:caption-point-x="-0.2402in" draw:caption-point-y="0.0043in">
              <dc:date>1899-12-30T00:00:00</dc:date>
              <text:p text:style-name="P4"><text:span text:style-name="T1">[Н/м], жесткость амортизатора <text:s/>(конечная)</text:span></text:p>
            </office:annotation>
            <text:p>C<text:span text:style-name="T4">amo</text:span></text:p>
          </table:table-cell>
          <table:table-cell table:style-name="ce61" office:value-type="string">
            <text:p>C<text:span text:style-name="T4">amo</text:span></text:p>
          </table:table-cell>
          <table:table-cell table:style-name="ce61" office:value-type="string">
            <text:p>M<text:span text:style-name="T4">k</text:span></text:p>
          </table:table-cell>
          <table:table-cell table:style-name="ce67" office:value-type="string">
            <office:annotation draw:style-name="gr4" draw:text-style-name="P4" svg:width="1.3047in" svg:height="0.3902in" svg:x="11.8807in" svg:y="0in" draw:caption-point-x="-0.2402in" draw:caption-point-y="0.0043in">
              <dc:date>1899-12-30T00:00:00</dc:date>
              <text:p text:style-name="P4"><text:span text:style-name="T1">1-поворачиваемое</text:span></text:p>
              <text:p text:style-name="P4"><text:span text:style-name="T1">0-неуправляемое</text:span></text:p>
            </office:annotation>
            <text:p>≈</text:p>
          </table:table-cell>
          <table:table-cell table:style-name="ce60" office:value-type="string">
            <office:annotation draw:style-name="gr8" draw:text-style-name="P4" svg:width="0.9102in" svg:height="0.3902in" svg:x="12.111in" svg:y="0in" draw:caption-point-x="-0.2402in" draw:caption-point-y="0.0043in">
              <dc:date>1899-12-30T00:00:00</dc:date>
              <text:p text:style-name="P4"><text:span text:style-name="T1">Номер неровностей</text:span></text:p>
            </office:annotation>
            <text:p>n<text:span text:style-name="T4">n</text:span></text:p>
          </table:table-cell>
          <table:table-cell table:number-columns-repeated="986"/>
        </table:table-row>
        <table:table-row table:style-name="ro3">
          <table:table-cell table:style-name="ce54" office:value-type="string">
            <office:annotation draw:style-name="gr8" draw:text-style-name="P4" svg:width="1.1358in" svg:height="0.2346in" svg:x="0.6567in" svg:y="0.5878in" draw:caption-point-x="-0.2402in" draw:caption-point-y="-0.3669in">
              <dc:date>1899-12-30T00:00:00</dc:date>
              <text:p text:style-name="P4"><text:span text:style-name="T1">Число колес</text:span></text:p>
            </office:annotation>
            <text:p>n<text:span text:style-name="T4">k</text:span><text:span text:style-name="T5">=</text:span></text:p>
          </table:table-cell>
          <table:table-cell table:style-name="ce60" table:formula="of:=[.B1]*2" office:value-type="float" office:value="4">
            <text:p>4</text:p>
          </table:table-cell>
          <table:table-cell table:style-name="ce57"/>
          <table:table-cell office:value-type="float" office:value="0.5">
            <text:p>0.5</text:p>
          </table:table-cell>
          <table:table-cell office:value-type="float" office:value="0.3">
            <text:p>0.3</text:p>
          </table:table-cell>
          <table:table-cell office:value-type="float" office:value="0.1">
            <text:p>0.1</text:p>
          </table:table-cell>
          <table:table-cell table:number-columns-repeated="5" office:value-type="float" office:value="0.01">
            <text:p>0.01</text:p>
          </table:table-cell>
          <table:table-cell table:number-columns-repeated="2" office:value-type="float" office:value="0.5">
            <text:p>0.5</text:p>
          </table:table-cell>
          <table:table-cell table:style-name="ce60" table:formula="of:=[.D2]*[.E2]" office:value-type="float" office:value="0.15">
            <text:p>0.15</text:p>
          </table:table-cell>
          <table:table-cell office:value-type="float" office:value="100">
            <text:p>100</text:p>
          </table:table-cell>
          <table:table-cell office:value-type="float" office:value="2500">
            <text:p>2500</text:p>
          </table:table-cell>
          <table:table-cell table:style-name="ce65" table:formula="of:=[.O2]*(PI()*[.D2]*[.L2]*([.D2]^2-([.D2]-[.D2]*[.F2])^2)+PI()*([.N2]+[.D2]*[.H2])^2*[.D2]*[.L2]-PI()*[.N2]^2*[.D2]*[.L2]+2*(PI()*([.D2]-[.D2]*[.F2])^2*[.D2]*[.G2]-PI()*([.N2]+[.D2]*[.H2])^2*[.D2]*[.G2]))" office:value-type="float" office:value="4.41111024490543">
            <text:p>4.41</text:p>
          </table:table-cell>
          <table:table-cell table:style-name="ce65" table:formula="of:=[.P2]*(PI()*[.N2]^2*[.D2]*[.J2]+PI()*[.N2]^2*[.D2]*[.K2]+PI()*[.D2]*[.M2]*([.N2]^2-([.N2]-[.D2]*[.I2])^2))" office:value-type="float" office:value="4.66330159517235">
            <text:p>4.66</text:p>
          </table:table-cell>
          <table:table-cell table:style-name="ce66" office:value-type="float" office:value="3">
            <text:p>3.00</text:p>
          </table:table-cell>
          <table:table-cell table:style-name="ce65" table:formula="of:=[.Q2]+[.R2]+[.S2]" office:value-type="float" office:value="12.0744118400778">
            <text:p>12.07</text:p>
          </table:table-cell>
          <table:table-cell table:style-name="ce65" table:formula="of:=[.O2]/2*(PI()*[.D2]*[.L2]*([.D2]^2-([.D2]-[.D2]*[.F2])^2)*([.D2]^2+([.D2]-[.D2]*[.F2])^2)+2*PI()*[.D2]*[.G2]*(([.D2]-[.D2]*[.F2])^2-([.N2]+[.D2]*[.H2])^2)*([.D2]^2+[.N2]^2)+PI()*[.D2]*[.L2]*(([.N2]+[.D2]*[.H2])^2-[.N2]^2))" office:value-type="float" office:value="0.980338994465986">
            <text:p>0.98</text:p>
          </table:table-cell>
          <table:table-cell table:style-name="ce65" table:formula="of:=[.P2]/2*(PI()*[.N2]^2*[.D2]*[.J2]*([.N2]-[.D2]*[.I2])^2+PI()*[.D2]*[.M2]*([.N2]^2-([.N2]-[.D2]*[.I2])^2)*([.N2]^2+([.N2]-[.D2]*[.I2])^2)+PI()*[.N2]^2*[.D2]*[.K2]*([.N2]-[.D2]*[.I2])^2)" office:value-type="float" office:value="0.0816047099539404">
            <text:p>0.08</text:p>
          </table:table-cell>
          <table:table-cell table:style-name="ce66" office:value-type="float" office:value="2">
            <text:p>2.00</text:p>
          </table:table-cell>
          <table:table-cell table:style-name="ce65" table:formula="of:=[.U2]+[.V2]+[.W2]" office:value-type="float" office:value="3.06194370441993">
            <text:p>3.06</text:p>
          </table:table-cell>
          <table:table-cell table:number-columns-repeated="3"/>
          <table:table-cell table:style-name="ce62" office:value-type="float" office:value="1">
            <text:p>1</text:p>
          </table:table-cell>
          <table:table-cell table:style-name="ce62" office:value-type="float" office:value="1">
            <text:p>1</text:p>
          </table:table-cell>
          <table:table-cell office:value-type="float" office:value="2">
            <text:p>2</text:p>
          </table:table-cell>
          <table:table-cell office:value-type="float" office:value="9">
            <text:p>9</text:p>
          </table:table-cell>
          <table:table-cell table:style-name="ce61" table:formula="of:=[.AE2]-[.AD2]" office:value-type="float" office:value="7">
            <text:p>7</text:p>
          </table:table-cell>
          <table:table-cell table:number-columns-repeated="5"/>
          <table:table-cell office:value-type="float" office:value="1">
            <text:p>1</text:p>
          </table:table-cell>
          <table:table-cell table:number-columns-repeated="986"/>
        </table:table-row>
        <table:table-row table:style-name="ro3">
          <table:table-cell table:style-name="ce54" office:value-type="string">
            <office:annotation draw:style-name="gr8" draw:text-style-name="P4" svg:width="0.9898in" svg:height="0.2346in" svg:x="0.6567in" svg:y="1.298in" draw:caption-point-x="-0.2402in" draw:caption-point-y="-0.8606in">
              <dc:date>1899-12-30T00:00:00</dc:date>
              <text:p text:style-name="P4"><text:span text:style-name="T1">Номер дороги</text:span></text:p>
            </office:annotation>
            <text:p>n<text:span text:style-name="T4">d</text:span><text:span text:style-name="T5">=</text:span></text:p>
          </table:table-cell>
          <table:table-cell office:value-type="float" office:value="1">
            <text:p>1</text:p>
          </table:table-cell>
          <table:table-cell table:number-columns-repeated="35"/>
          <table:table-cell office:value-type="float" office:value="3">
            <text:p>3</text:p>
          </table:table-cell>
          <table:table-cell table:number-columns-repeated="986"/>
        </table:table-row>
        <table:table-row table:style-name="ro3">
          <table:table-cell table:style-name="ce55" office:value-type="string">
            <office:annotation draw:style-name="gr6" draw:text-style-name="P4" svg:width="1.3118in" svg:height="0.2346in" svg:x="0.7457in" svg:y="0.9685in" draw:caption-point-x="-0.3291in" draw:caption-point-y="-0.3146in">
              <dc:date>1899-12-30T00:00:00</dc:date>
              <text:p text:style-name="P4"><text:span text:style-name="T1">[кг], масса корпуса</text:span></text:p>
            </office:annotation>
            <text:p>m<text:span text:style-name="T4">k</text:span><text:span text:style-name="T5">=</text:span></text:p>
          </table:table-cell>
          <table:table-cell office:value-type="float" office:value="1000">
            <text:p>1000</text:p>
          </table:table-cell>
          <table:table-cell table:number-columns-repeated="35"/>
          <table:table-cell office:value-type="float" office:value="1">
            <text:p>1</text:p>
          </table:table-cell>
          <table:table-cell>
            <draw:control table:end-cell-address="ГЕОМЕТРИЯ.AN20" table:end-x="0.2201in" table:end-y="0.0906in" draw:z-index="0" draw:text-style-name="P5" svg:width="0.5752in" svg:height="3.3559in" svg:x="0.0433in" svg:y="0.1992in" draw:control="control4"/>
          </table:table-cell>
          <table:table-cell table:number-columns-repeated="985"/>
        </table:table-row>
        <table:table-row table:style-name="ro3">
          <table:table-cell table:style-name="ce55" office:value-type="string">
            <office:annotation draw:style-name="gr8" draw:text-style-name="P4" svg:width="1.1413in" svg:height="0.8567in" svg:x="0.6567in" svg:y="0.2744in" draw:caption-point-x="-0.2402in" draw:caption-point-y="0.5961in">
              <dc:date>2010-09-07T00:00:00</dc:date>
              <text:p text:style-name="P4"><text:span text:style-name="T1">[кг*м^2], момент инерции корпуса относительно оси</text:span></text:p>
            </office:annotation>
            <text:p>J<text:span text:style-name="T4">vert</text:span><text:span text:style-name="T5">=</text:span></text:p>
          </table:table-cell>
          <table:table-cell table:style-name="ce61" table:formula="of:=1/24*[.B4]*(([.B10]^2+[.B11]^2)^2+([.B12]^2+[.B13]^2)^2)^0.5" office:value-type="float" office:value="32.7368506256923">
            <text:p>32.7369</text:p>
          </table:table-cell>
          <table:table-cell table:number-columns-repeated="1022"/>
        </table:table-row>
        <table:table-row table:style-name="ro3">
          <table:table-cell table:style-name="ce55" office:value-type="string">
            <text:p>J<text:span text:style-name="T4">pop</text:span><text:span text:style-name="T5">=</text:span></text:p>
          </table:table-cell>
          <table:table-cell table:style-name="ce61" table:formula="of:=1/24*[.B4]*(([.B8]^2+[.B9]^2)^2+([.B12]^2+[.B13]^2)^2)^0.5" office:value-type="float" office:value="50.3460248899774">
            <text:p>50.346</text:p>
          </table:table-cell>
          <table:table-cell table:number-columns-repeated="1022"/>
        </table:table-row>
        <table:table-row table:style-name="ro3">
          <table:table-cell table:style-name="ce55" office:value-type="string">
            <text:p>J<text:span text:style-name="T4">prod</text:span><text:span text:style-name="T5">=</text:span></text:p>
          </table:table-cell>
          <table:table-cell table:style-name="ce61" table:formula="of:=1/24*[.B4]*(([.B8]^2+[.B9]^2)^2+([.B10]^2+[.B11]^2)^2)^0.5" office:value-type="float" office:value="49.3798345031204">
            <text:p>49.3798</text:p>
          </table:table-cell>
          <table:table-cell table:number-columns-repeated="1022"/>
        </table:table-row>
        <table:table-row table:style-name="ro3">
          <table:table-cell table:style-name="ce54" office:value-type="string">
            <office:annotation draw:style-name="gr8" draw:text-style-name="P4" svg:width="1.1413in" svg:height="0.5457in" svg:x="0.6567in" svg:y="0.924in" draw:caption-point-x="-0.2402in" draw:caption-point-y="0.5961in">
              <dc:date>2010-09-07T00:00:00</dc:date>
              <text:p text:style-name="P4"><text:span text:style-name="T1">[м], дистанция от центра масс корпуса до края</text:span></text:p>
            </office:annotation>
            <text:p>D<text:span text:style-name="T4">vert1</text:span><text:span text:style-name="T5">=</text:span></text:p>
          </table:table-cell>
          <table:table-cell office:value-type="float" office:value="0.5">
            <text:p>0.5</text:p>
          </table:table-cell>
          <table:table-cell table:number-columns-repeated="1022"/>
        </table:table-row>
        <table:table-row table:style-name="ro3">
          <table:table-cell table:style-name="ce54" office:value-type="string">
            <text:p>D<text:span text:style-name="T4">vert2</text:span><text:span text:style-name="T5">=</text:span></text:p>
          </table:table-cell>
          <table:table-cell office:value-type="float" office:value="0.9">
            <text:p>0.9</text:p>
          </table:table-cell>
          <table:table-cell table:number-columns-repeated="1022"/>
        </table:table-row>
        <table:table-row table:style-name="ro3">
          <table:table-cell table:style-name="ce54" office:value-type="string">
            <text:p>D<text:span text:style-name="T4">pop1</text:span><text:span text:style-name="T5">=</text:span></text:p>
          </table:table-cell>
          <table:table-cell office:value-type="float" office:value="0.2">
            <text:p>0.2</text:p>
          </table:table-cell>
          <table:table-cell table:number-columns-repeated="1022"/>
        </table:table-row>
        <table:table-row table:style-name="ro3">
          <table:table-cell table:style-name="ce54" office:value-type="string">
            <text:p>D<text:span text:style-name="T4">pop2</text:span><text:span text:style-name="T5">=</text:span></text:p>
          </table:table-cell>
          <table:table-cell office:value-type="float" office:value="0.7">
            <text:p>0.7</text:p>
          </table:table-cell>
          <table:table-cell table:number-columns-repeated="1022"/>
        </table:table-row>
        <table:table-row table:style-name="ro3">
          <table:table-cell table:style-name="ce54" office:value-type="string">
            <text:p>D<text:span text:style-name="T4">prod1</text:span><text:span text:style-name="T5">=</text:span></text:p>
          </table:table-cell>
          <table:table-cell office:value-type="float" office:value="0.7">
            <text:p>0.7</text:p>
          </table:table-cell>
          <table:table-cell table:number-columns-repeated="1022"/>
        </table:table-row>
        <table:table-row table:style-name="ro3">
          <table:table-cell table:style-name="ce54" office:value-type="string">
            <text:p>D<text:span text:style-name="T4">prod2</text:span><text:span text:style-name="T5">=</text:span></text:p>
          </table:table-cell>
          <table:table-cell office:value-type="float" office:value="0.3">
            <text:p>0.3</text:p>
          </table:table-cell>
          <table:table-cell table:number-columns-repeated="1022"/>
        </table:table-row>
        <table:table-row table:style-name="ro3">
          <table:table-cell table:style-name="ce55" office:value-type="string">
            <office:annotation draw:style-name="gr9" draw:text-style-name="P4" svg:width="1.7559in" svg:height="0.8567in" svg:x="0.6567in" svg:y="2.2228in" draw:caption-point-x="-0.2402in" draw:caption-point-y="0.5965in">
              <dc:date>2010-09-07T00:00:00</dc:date>
              <text:p text:style-name="P4"><text:span text:style-name="T1">[мм], смещение на продольной оси точки плоскости нулевой пововачиваемости колес от точки центра масс</text:span></text:p>
            </office:annotation>
            <text:p><text:span text:style-name="T6">Δ</text:span><text:span text:style-name="T7">rul0</text:span><text:span text:style-name="T5">=</text:span></text:p>
          </table:table-cell>
          <table:table-cell office:value-type="float" office:value="20">
            <text:p>20</text:p>
          </table:table-cell>
          <table:table-cell table:number-columns-repeated="35"/>
          <table:table-cell office:value-type="float" office:value="3">
            <text:p>3</text:p>
          </table:table-cell>
          <table:table-cell table:number-columns-repeated="986"/>
        </table:table-row>
        <table:table-row table:style-name="ro3">
          <table:table-cell table:style-name="ce56" office:value-type="string">
            <text:p>k<text:span text:style-name="T4">no</text:span></text:p>
            <draw:control table:end-cell-address="ГЕОМЕТРИЯ.A15" table:end-x="0.372in" table:end-y="0.1732in" draw:z-index="2" draw:name="RULEVOE" draw:style-name="gr7" draw:text-style-name="P5" svg:width="0.2878in" svg:height="0.1677in" svg:x="0.0843in" svg:y="0.0055in" draw:control="control6"/>
          </table:table-cell>
          <table:table-cell table:number-columns-repeated="1023"/>
        </table:table-row>
        <table:table-row table:style-name="ro3">
          <table:table-cell table:style-name="ce55" office:value-type="string">
            <text:p>A<text:span text:style-name="T4">rul</text:span>=</text:p>
          </table:table-cell>
          <table:table-cell office:value-type="float" office:value="7">
            <text:p>7</text:p>
          </table:table-cell>
          <table:table-cell table:number-columns-repeated="1022"/>
        </table:table-row>
        <table:table-row table:style-name="ro3">
          <table:table-cell table:style-name="ce55" office:value-type="string">
            <office:annotation draw:style-name="gr10" draw:text-style-name="P4" svg:width="1.3559in" svg:height="0.5457in" svg:x="0.6567in" svg:y="3.2496in" draw:caption-point-x="-0.2402in" draw:caption-point-y="0.2193in">
              <dc:date>2010-06-02T00:00:00</dc:date>
              <text:p text:style-name="P4"><text:span text:style-name="T1">[м], длина вершины рулевой трапеции</text:span></text:p>
            </office:annotation>
            <text:p>B<text:span text:style-name="T4">rul</text:span>=</text:p>
          </table:table-cell>
          <table:table-cell office:value-type="float" office:value="6">
            <text:p>6</text:p>
          </table:table-cell>
          <table:table-cell table:number-columns-repeated="1022"/>
        </table:table-row>
        <table:table-row table:style-name="ro3">
          <table:table-cell table:style-name="ce55" office:value-type="string">
            <text:p>C<text:span text:style-name="T4">rul</text:span>=</text:p>
          </table:table-cell>
          <table:table-cell office:value-type="float" office:value="3">
            <text:p>3</text:p>
          </table:table-cell>
          <table:table-cell table:number-columns-repeated="1022"/>
        </table:table-row>
        <table:table-row table:style-name="ro3">
          <table:table-cell table:style-name="ce55" office:value-type="string">
            <office:annotation draw:style-name="gr8" draw:text-style-name="P4" svg:width="1.1413in" svg:height="1.0122in" svg:x="0.6567in" svg:y="3.3055in" draw:caption-point-x="-0.2402in" draw:caption-point-y="0.5965in">
              <dc:date>2010-09-07T00:00:00</dc:date>
              <text:p text:style-name="P4"><text:span text:style-name="T1">градус, максимальный конструктивный угол поворота внутреннего колеса</text:span></text:p>
            </office:annotation>
            <text:p><text:span text:style-name="T6">φ</text:span><text:span text:style-name="T7">vmax</text:span><text:span text:style-name="T5">=</text:span></text:p>
          </table:table-cell>
          <table:table-cell table:style-name="ce61" table:formula="of:=(DEGREES(ASIN([.B18]/(([.B18])^2+(([.B16]-[.B17])/2)^2)^0.5))-(DEGREES(ACOS((([.B17]+(([.B18])^2+(([.B16]-[.B17])/2)^2)^0.5)^2+([.B16])^2-((([.B18])^2+(([.B16]-[.B17])/2)^2)^0.5)^2)/(2*([.B17]+(([.B18])^2+(([.B16]-[.B17])/2)^2)^0.5)*([.B16]))))))" office:value-type="float" office:value="64.2458354751729">
            <text:p>64.2458</text:p>
          </table:table-cell>
          <table:table-cell table:number-columns-repeated="1022"/>
        </table:table-row>
        <table:table-row table:style-name="ro3">
          <table:table-cell table:style-name="ce55" office:value-type="string">
            <text:p><text:span text:style-name="T6">φ</text:span><text:span text:style-name="T7">nmax</text:span><text:span text:style-name="T5">=</text:span></text:p>
          </table:table-cell>
          <table:table-cell table:style-name="ce61" table:formula="of:=(DEGREES(ACOS((([.B16])^2+((([.B18])^2+(([.B16]-[.B17])/2)^2)^0.5)^2-([.B17]+(([.B18])^2+(([.B16]-[.B17])/2)^2)^0.5)^2)/(2*([.B16])*((([.B18])^2+(([.B16]-[.B17])/2)^2)^0.5))))-(DEGREES(ASIN([.B18]/(([.B18])^2+(([.B16]-[.B17])/2)^2)^0.5))))" office:value-type="float" office:value="42.9550026895362">
            <text:p>42.955</text:p>
          </table:table-cell>
          <table:table-cell table:number-columns-repeated="1022"/>
        </table:table-row>
        <table:table-row table:style-name="ro3">
          <table:table-cell table:style-name="ce54" office:value-type="string">
            <office:annotation draw:style-name="gr8" draw:text-style-name="P4" svg:width="1.1413in" svg:height="0.5457in" svg:x="0.6567in" svg:y="3.7362in" draw:caption-point-x="-0.2402in" draw:caption-point-y="0.5988in">
              <dc:date>2010-07-02T00:00:00</dc:date>
              <text:p text:style-name="P4"><text:span text:style-name="T1">Координата X центра масс корпуса</text:span></text:p>
            </office:annotation>
            <text:p>X<text:span text:style-name="T4">cm</text:span><text:span text:style-name="T5">=</text:span></text:p>
          </table:table-cell>
          <table:table-cell table:style-name="ce62" office:value-type="float" office:value="100">
            <text:p>100</text:p>
          </table:table-cell>
          <table:table-cell table:number-columns-repeated="1022"/>
        </table:table-row>
        <table:table-row table:style-name="ro3">
          <table:table-cell table:style-name="ce54" office:value-type="string">
            <text:p>Y<text:span text:style-name="T4">cm</text:span><text:span text:style-name="T5">=</text:span></text:p>
          </table:table-cell>
          <table:table-cell table:style-name="ce62" office:value-type="float" office:value="100">
            <text:p>100</text:p>
          </table:table-cell>
          <table:table-cell table:number-columns-repeated="1022"/>
        </table:table-row>
        <table:table-row table:style-name="ro3">
          <table:table-cell table:style-name="ce54" office:value-type="string">
            <office:annotation draw:style-name="gr8" draw:text-style-name="P4" svg:width="1.1358in" svg:height="0.5457in" svg:x="0.6567in" svg:y="7.5004in" draw:caption-point-x="-0.2402in" draw:caption-point-y="-2.7323in">
              <dc:date>1899-12-30T00:00:00</dc:date>
              <text:p text:style-name="P4"><text:span text:style-name="T1">Координата Z центра масс корпуса</text:span></text:p>
            </office:annotation>
            <text:p>Z<text:span text:style-name="T4">cm</text:span><text:span text:style-name="T5">=</text:span></text:p>
          </table:table-cell>
          <table:table-cell table:style-name="ce62" office:value-type="float" office:value="1000">
            <text:p>1000</text:p>
          </table:table-cell>
          <table:table-cell table:number-columns-repeated="1022"/>
        </table:table-row>
        <table:table-row table:style-name="ro3">
          <table:table-cell table:style-name="ce54" office:value-type="string">
            <text:p>X<text:span text:style-name="T4">vert</text:span>=</text:p>
          </table:table-cell>
          <table:table-cell table:style-name="ce60" table:formula="of:=[.B21]" office:value-type="float" office:value="100">
            <text:p>100</text:p>
          </table:table-cell>
          <table:table-cell table:number-columns-repeated="1022"/>
        </table:table-row>
        <table:table-row table:style-name="ro3">
          <table:table-cell table:style-name="ce54" office:value-type="string">
            <text:p><text:span text:style-name="T5">Y</text:span><text:span text:style-name="T4">vert</text:span>=</text:p>
          </table:table-cell>
          <table:table-cell table:style-name="ce60" table:formula="of:=[.B22]" office:value-type="float" office:value="100">
            <text:p>100</text:p>
          </table:table-cell>
          <table:table-cell table:number-columns-repeated="1022"/>
        </table:table-row>
        <table:table-row table:style-name="ro3">
          <table:table-cell table:style-name="ce54" office:value-type="string">
            <text:p><text:span text:style-name="T5">Z</text:span><text:span text:style-name="T4">vert</text:span>=</text:p>
          </table:table-cell>
          <table:table-cell table:style-name="ce60" table:formula="of:=[.B23]+1000" office:value-type="float" office:value="2000">
            <text:p>2000</text:p>
          </table:table-cell>
          <table:table-cell table:number-columns-repeated="1022"/>
        </table:table-row>
        <table:table-row table:style-name="ro3">
          <table:table-cell table:style-name="ce54" office:value-type="string">
            <text:p>X<text:span text:style-name="T4">pop</text:span>=</text:p>
          </table:table-cell>
          <table:table-cell table:style-name="ce60" table:formula="of:=[.B21]" office:value-type="float" office:value="100">
            <text:p>100</text:p>
          </table:table-cell>
          <table:table-cell table:number-columns-repeated="1022"/>
        </table:table-row>
        <table:table-row table:style-name="ro3">
          <table:table-cell table:style-name="ce54" office:value-type="string">
            <text:p><text:span text:style-name="T5">Y</text:span><text:span text:style-name="T4">pop</text:span>=</text:p>
          </table:table-cell>
          <table:table-cell table:style-name="ce60" table:formula="of:=[.B22]+1000" office:value-type="float" office:value="1100">
            <text:p>1100</text:p>
          </table:table-cell>
          <table:table-cell table:number-columns-repeated="1022"/>
        </table:table-row>
        <table:table-row table:style-name="ro3">
          <table:table-cell table:style-name="ce54" office:value-type="string">
            <text:p><text:span text:style-name="T5">Z</text:span><text:span text:style-name="T4">pop</text:span>=</text:p>
          </table:table-cell>
          <table:table-cell table:style-name="ce60" table:formula="of:=[.B23]" office:value-type="float" office:value="1000">
            <text:p>1000</text:p>
          </table:table-cell>
          <table:table-cell table:number-columns-repeated="1022"/>
        </table:table-row>
        <table:table-row table:style-name="ro3">
          <table:table-cell table:style-name="ce54" office:value-type="string">
            <text:p>X<text:span text:style-name="T4">prod</text:span>=</text:p>
          </table:table-cell>
          <table:table-cell table:style-name="ce60" table:formula="of:=[.B21]+1000" office:value-type="float" office:value="1100">
            <text:p>1100</text:p>
          </table:table-cell>
          <table:table-cell table:number-columns-repeated="1022"/>
        </table:table-row>
        <table:table-row table:style-name="ro3">
          <table:table-cell table:style-name="ce54" office:value-type="string">
            <text:p><text:span text:style-name="T5">Y</text:span><text:span text:style-name="T4">prod</text:span>=</text:p>
          </table:table-cell>
          <table:table-cell table:style-name="ce60" table:formula="of:=[.B22]" office:value-type="float" office:value="100">
            <text:p>100</text:p>
          </table:table-cell>
          <table:table-cell table:number-columns-repeated="1022"/>
        </table:table-row>
        <table:table-row table:style-name="ro3">
          <table:table-cell table:style-name="ce54" office:value-type="string">
            <text:p><text:span text:style-name="T5">Z</text:span><text:span text:style-name="T4">prod</text:span>=</text:p>
          </table:table-cell>
          <table:table-cell table:style-name="ce60" table:formula="of:=[.B23]" office:value-type="float" office:value="1000">
            <text:p>1000</text:p>
          </table:table-cell>
          <table:table-cell table:number-columns-repeated="1022"/>
        </table:table-row>
        <table:table-row table:style-name="ro1" table:number-rows-repeated="18">
          <table:table-cell table:style-name="ce57"/>
          <table:table-cell table:number-columns-repeated="1023"/>
        </table:table-row>
        <table:table-row table:style-name="ro1" table:number-rows-repeated="65485">
          <table:table-cell table:number-columns-repeated="1024"/>
        </table:table-row>
        <table:table-row table:style-name="ro1">
          <table:table-cell table:number-columns-repeated="1024"/>
        </table:table-row>
      </table:table>
      <table:table table:name="NABOR_KOLES" table:style-name="ta1" table:print="false">
        <office:forms form:automatic-focus="false" form:apply-design-mode="false">
          <form:form form:name="Форма" form:apply-filter="true" form:command-type="table" form:control-implementation="ooo:com.sun.star.form.component.Form" office:target-frame="" xlink:href="">
            <form:button form:name="Кнопка 1" form:control-implementation="ooo:com.sun.star.form.component.CommandButton" form:id="control7" form:label="Кнопка"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OPEN_DIALOGS_KOLESO.OPEN_DIALOG_KOLESO?language=Basic&amp;location=document"/>
              </office:event-listeners>
            </form:button>
          </form:form>
        </office:forms>
        <table:table-column table:style-name="co52" table:default-cell-style-name="Default"/>
        <table:table-column table:style-name="co1" table:number-columns-repeated="1023" table:default-cell-style-name="Default"/>
        <table:table-row table:style-name="ro5">
          <table:table-cell table:style-name="ce68" office:value-type="string">
            <text:p>номер колеса в наборе</text:p>
          </table:table-cell>
          <table:table-cell table:style-name="ce69" office:value-type="string">
            <text:p>обозначение</text:p>
            <draw:control table:end-cell-address="NABOR_KOLES.B1" table:end-x="0.8043in" table:end-y="0.4764in" draw:z-index="0" draw:text-style-name="P5" svg:width="0.7287in" svg:height="0.4051in" svg:x="0.0756in" svg:y="0.0713in" draw:control="control7"/>
          </table:table-cell>
          <table:table-cell table:style-name="ce69" office:value-type="string">
            <text:p>0=голая 1=ёлочка 2=змейка</text:p>
          </table:table-cell>
          <table:table-cell table:style-name="ce69" office:value-type="string">
            <text:p>шеврон ёлочка</text:p>
          </table:table-cell>
          <table:table-cell table:style-name="ce69" office:value-type="string">
            <text:p>шеврон змейка</text:p>
          </table:table-cell>
          <table:table-cell table:style-name="ce70" office:value-type="string">
            <text:p><text:span text:style-name="T19">φ</text:span><text:span text:style-name="T4">ris</text:span> [°]</text:p>
          </table:table-cell>
          <table:table-cell table:style-name="ce69" office:value-type="string">
            <text:p>RIS_STEP [rad]</text:p>
          </table:table-cell>
          <table:table-cell table:style-name="ce69" office:value-type="string">
            <text:p>GRIP</text:p>
          </table:table-cell>
          <table:table-cell table:style-name="ce69" office:value-type="string">
            <text:p>WEVRONOV</text:p>
          </table:table-cell>
          <table:table-cell table:style-name="ce69" office:value-type="string">
            <text:p>R<text:span text:style-name="T4">ext</text:span><text:span text:style-name="T5"> [mm]</text:span></text:p>
          </table:table-cell>
          <table:table-cell table:style-name="ce69" office:value-type="string">
            <text:p>GRIP</text:p>
          </table:table-cell>
          <table:table-cell table:style-name="ce69" office:value-type="string">
            <text:p>R<text:span text:style-name="T4">win_geom</text:span><text:span text:style-name="T5"> [mm]</text:span></text:p>
          </table:table-cell>
          <table:table-cell table:style-name="ce69" office:value-type="string">
            <text:p>dik0 [mm]</text:p>
          </table:table-cell>
          <table:table-cell table:style-name="ce69" office:value-type="string">
            <text:p>dik1 [mm]</text:p>
          </table:table-cell>
          <table:table-cell table:style-name="ce69" office:value-type="string">
            <text:p>dik2 [mm]</text:p>
          </table:table-cell>
          <table:table-cell table:style-name="ce69" office:value-type="string">
            <text:p>dik3 [mm]</text:p>
          </table:table-cell>
          <table:table-cell table:style-name="ce69" office:value-type="string">
            <text:p>dik4 [mm]</text:p>
          </table:table-cell>
          <table:table-cell table:style-name="ce69" office:value-type="string">
            <text:p>dik5 [mm]</text:p>
          </table:table-cell>
          <table:table-cell table:style-name="ce69" office:value-type="string">
            <text:p>dik6 [mm]</text:p>
          </table:table-cell>
          <table:table-cell table:style-name="ce69" office:value-type="string">
            <text:p>dik7 [mm]</text:p>
          </table:table-cell>
          <table:table-cell table:style-name="ce69" office:value-type="string">
            <text:p>dik8 [mm]</text:p>
          </table:table-cell>
          <table:table-cell table:style-name="ce69" office:value-type="string">
            <text:p>dik9 [mm]</text:p>
          </table:table-cell>
          <table:table-cell table:style-name="ce69" office:value-type="string">
            <text:p>dik10 [mm]</text:p>
          </table:table-cell>
          <table:table-cell table:style-name="ce69" office:value-type="string">
            <text:p>dik11 [mm]</text:p>
          </table:table-cell>
          <table:table-cell table:style-name="ce69" office:value-type="string">
            <text:p>dik12 [mm]</text:p>
          </table:table-cell>
          <table:table-cell table:style-name="ce69" office:value-type="string">
            <text:p>dik13 [mm]</text:p>
          </table:table-cell>
          <table:table-cell table:style-name="ce69" office:value-type="string">
            <text:p>dik14 [mm]</text:p>
          </table:table-cell>
          <table:table-cell table:style-name="ce69" office:value-type="string">
            <text:p>dik15 [mm]</text:p>
          </table:table-cell>
          <table:table-cell table:style-name="ce69" office:value-type="string">
            <text:p>dik16 [mm]</text:p>
          </table:table-cell>
          <table:table-cell table:style-name="ce69" office:value-type="string">
            <text:p>dik17 [mm]</text:p>
          </table:table-cell>
          <table:table-cell table:style-name="ce69" office:value-type="string">
            <text:p>dik18 [mm]</text:p>
          </table:table-cell>
          <table:table-cell table:style-name="ce69" office:value-type="string">
            <text:p>dik19 [mm]</text:p>
          </table:table-cell>
          <table:table-cell table:style-name="ce69" office:value-type="string">
            <text:p>dik20 [mm]</text:p>
          </table:table-cell>
          <table:table-cell table:style-name="ce69" office:value-type="string">
            <text:p>dik21 [mm]</text:p>
          </table:table-cell>
          <table:table-cell table:style-name="ce69" office:value-type="string">
            <text:p>dis0 [mm]</text:p>
          </table:table-cell>
          <table:table-cell table:style-name="ce69" office:value-type="string">
            <text:p>dis1 [mm]</text:p>
          </table:table-cell>
          <table:table-cell table:style-name="ce69" office:value-type="string">
            <text:p>dis2 [mm]</text:p>
          </table:table-cell>
          <table:table-cell table:style-name="ce69" office:value-type="string">
            <text:p>dis3 [mm]</text:p>
          </table:table-cell>
          <table:table-cell table:style-name="ce69" office:value-type="string">
            <text:p>dis4 [mm]</text:p>
          </table:table-cell>
          <table:table-cell table:style-name="ce69" office:value-type="string">
            <text:p>dis5 [mm]</text:p>
          </table:table-cell>
          <table:table-cell table:style-name="ce69" office:value-type="string">
            <text:p>dis6 [mm]</text:p>
          </table:table-cell>
          <table:table-cell table:style-name="ce69" office:value-type="string">
            <text:p>dis7 [mm]</text:p>
          </table:table-cell>
          <table:table-cell table:style-name="ce69" office:value-type="string">
            <text:p>dis8 [mm]</text:p>
          </table:table-cell>
          <table:table-cell table:style-name="ce69" office:value-type="string">
            <text:p>dis9 [mm]</text:p>
          </table:table-cell>
          <table:table-cell table:style-name="ce69" office:value-type="string">
            <text:p>dis10 [mm]</text:p>
          </table:table-cell>
          <table:table-cell table:style-name="ce69" office:value-type="string">
            <text:p>dis11 [mm]</text:p>
          </table:table-cell>
          <table:table-cell table:style-name="ce69" office:value-type="string">
            <text:p>dis12 [mm]</text:p>
          </table:table-cell>
          <table:table-cell table:style-name="ce69" office:value-type="string">
            <text:p>dis13 [mm]</text:p>
          </table:table-cell>
          <table:table-cell table:style-name="ce69" office:value-type="string">
            <text:p>dis14 [mm]</text:p>
          </table:table-cell>
          <table:table-cell table:style-name="ce69" office:value-type="string">
            <text:p>dis15 [mm]</text:p>
          </table:table-cell>
          <table:table-cell table:style-name="ce69" office:value-type="string">
            <text:p>dis16 [mm]</text:p>
          </table:table-cell>
          <table:table-cell table:style-name="ce69" office:value-type="string">
            <text:p>dis17 [mm]</text:p>
          </table:table-cell>
          <table:table-cell table:style-name="ce69" office:value-type="string">
            <text:p>dis18 [mm]</text:p>
          </table:table-cell>
          <table:table-cell table:style-name="ce69" office:value-type="string">
            <text:p>dis19 [mm]</text:p>
          </table:table-cell>
          <table:table-cell table:style-name="ce69" office:value-type="string">
            <text:p>dis20 [mm]</text:p>
          </table:table-cell>
          <table:table-cell table:style-name="ce69" office:value-type="string">
            <text:p>dis21 [mm]</text:p>
          </table:table-cell>
          <table:table-cell table:style-name="ce69" office:value-type="string">
            <text:p>моно ступица [kg<text:span text:style-name="T20">/m</text:span><text:span text:style-name="T21">3</text:span>]</text:p>
          </table:table-cell>
          <table:table-cell table:style-name="ce69" office:value-type="string">
            <text:p>моно шина [kg/m<text:span text:style-name="T10">3</text:span>]</text:p>
          </table:table-cell>
          <table:table-cell table:style-name="ce70" office:value-type="string">
            <text:p>ρ1 [kg/m<text:span text:style-name="T10">3</text:span>]</text:p>
          </table:table-cell>
          <table:table-cell table:style-name="ce70" office:value-type="string">
            <text:p>ρ2 [kg/m<text:span text:style-name="T10">3</text:span>]</text:p>
          </table:table-cell>
          <table:table-cell table:style-name="ce70" office:value-type="string">
            <text:p>ρ3 [kg/m<text:span text:style-name="T10">3</text:span>]</text:p>
          </table:table-cell>
          <table:table-cell table:style-name="ce70" office:value-type="string">
            <text:p>ρ4 [kg/m<text:span text:style-name="T10">3</text:span>]</text:p>
          </table:table-cell>
          <table:table-cell table:style-name="ce70" office:value-type="string">
            <text:p>ρ5 [kg/m<text:span text:style-name="T10">3</text:span>]</text:p>
          </table:table-cell>
          <table:table-cell table:style-name="ce70" office:value-type="string">
            <text:p>ρ6 [kg/m<text:span text:style-name="T10">3</text:span>]</text:p>
          </table:table-cell>
          <table:table-cell table:style-name="ce70" office:value-type="string">
            <text:p>ρ7 [kg/m<text:span text:style-name="T10">3</text:span>]</text:p>
          </table:table-cell>
          <table:table-cell table:style-name="ce70" office:value-type="string">
            <text:p>ρ8 [kg/m<text:span text:style-name="T10">3</text:span>]</text:p>
          </table:table-cell>
          <table:table-cell table:style-name="ce70" office:value-type="string">
            <text:p>ρ9 [kg/m<text:span text:style-name="T10">3</text:span>]</text:p>
          </table:table-cell>
          <table:table-cell table:style-name="ce70" office:value-type="string">
            <text:p>ρ10 [kg/m<text:span text:style-name="T10">3</text:span>]</text:p>
          </table:table-cell>
          <table:table-cell table:style-name="ce70" office:value-type="string">
            <text:p>ρ11 [kg/m<text:span text:style-name="T10">3</text:span>]</text:p>
          </table:table-cell>
          <table:table-cell table:style-name="ce70" office:value-type="string">
            <text:p>ρ12 [kg/m<text:span text:style-name="T10">3</text:span>]</text:p>
          </table:table-cell>
          <table:table-cell table:style-name="ce70" office:value-type="string">
            <text:p>ρ13 [kg/m<text:span text:style-name="T10">3</text:span>]</text:p>
          </table:table-cell>
          <table:table-cell table:style-name="ce70" office:value-type="string">
            <text:p>ρ14 [kg/m<text:span text:style-name="T10">3</text:span>]</text:p>
          </table:table-cell>
          <table:table-cell table:style-name="ce69" office:value-type="string">
            <text:p>%Me4</text:p>
          </table:table-cell>
          <table:table-cell table:style-name="ce69" office:value-type="string">
            <text:p>%Me5</text:p>
          </table:table-cell>
          <table:table-cell table:style-name="ce69" office:value-type="string">
            <text:p>%Me6</text:p>
          </table:table-cell>
          <table:table-cell table:style-name="ce69" office:value-type="string">
            <text:p>%Me7</text:p>
          </table:table-cell>
          <table:table-cell table:style-name="ce69" office:value-type="string">
            <text:p>%Me8</text:p>
          </table:table-cell>
          <table:table-cell table:style-name="ce69" office:value-type="string">
            <text:p>%Me9</text:p>
          </table:table-cell>
          <table:table-cell table:style-name="ce69" office:value-type="string">
            <text:p>%Me10</text:p>
          </table:table-cell>
          <table:table-cell table:style-name="ce69" office:value-type="string">
            <text:p>%Me11</text:p>
          </table:table-cell>
          <table:table-cell table:style-name="ce69" office:value-type="string">
            <text:p>%Me12</text:p>
          </table:table-cell>
          <table:table-cell table:style-name="ce69" office:value-type="string">
            <text:p>%Me13</text:p>
          </table:table-cell>
          <table:table-cell table:style-name="ce69" office:value-type="string">
            <text:p>%Me14</text:p>
          </table:table-cell>
          <table:table-cell table:style-name="ce70" office:value-type="string">
            <text:p>ρMe4 [kg/m<text:span text:style-name="T10">3</text:span>]</text:p>
          </table:table-cell>
          <table:table-cell table:style-name="ce70" office:value-type="string">
            <text:p>ρMe5 [kg/m<text:span text:style-name="T10">3</text:span>]</text:p>
          </table:table-cell>
          <table:table-cell table:style-name="ce70" office:value-type="string">
            <text:p>ρMe6 [kg/m<text:span text:style-name="T10">3</text:span>]</text:p>
          </table:table-cell>
          <table:table-cell table:style-name="ce70" office:value-type="string">
            <text:p>ρMe7 [kg/m<text:span text:style-name="T10">3</text:span>]</text:p>
          </table:table-cell>
          <table:table-cell table:style-name="ce70" office:value-type="string">
            <text:p>ρMe8 [kg/m<text:span text:style-name="T10">3</text:span>]</text:p>
          </table:table-cell>
          <table:table-cell table:style-name="ce70" office:value-type="string">
            <text:p>ρMe9 [kg/m<text:span text:style-name="T10">3</text:span>]</text:p>
          </table:table-cell>
          <table:table-cell table:style-name="ce70" office:value-type="string">
            <text:p>ρMe10 [kg/m<text:span text:style-name="T10">3</text:span>]</text:p>
          </table:table-cell>
          <table:table-cell table:style-name="ce70" office:value-type="string">
            <text:p>ρMe11 [kg/m<text:span text:style-name="T10">3</text:span>]</text:p>
          </table:table-cell>
          <table:table-cell table:style-name="ce70" office:value-type="string">
            <text:p>ρMe12 [kg/m<text:span text:style-name="T10">3</text:span>]</text:p>
          </table:table-cell>
          <table:table-cell table:style-name="ce70" office:value-type="string">
            <text:p>ρMe13 [kg/m<text:span text:style-name="T10">3</text:span>]</text:p>
          </table:table-cell>
          <table:table-cell table:style-name="ce70" office:value-type="string">
            <text:p>ρMe14 [kg/m<text:span text:style-name="T10">3</text:span>]</text:p>
          </table:table-cell>
          <table:table-cell table:style-name="ce69" office:value-type="string">
            <text:p>m1 [kg]</text:p>
          </table:table-cell>
          <table:table-cell table:style-name="ce69" office:value-type="string">
            <text:p>m2 [kg]</text:p>
          </table:table-cell>
          <table:table-cell table:style-name="ce69" office:value-type="string">
            <text:p>m3 [kg]</text:p>
          </table:table-cell>
          <table:table-cell table:style-name="ce69" office:value-type="string">
            <text:p>m4 [kg]</text:p>
          </table:table-cell>
          <table:table-cell table:style-name="ce69" office:value-type="string">
            <text:p>m5 [kg]</text:p>
          </table:table-cell>
          <table:table-cell table:style-name="ce69" office:value-type="string">
            <text:p>m6 [kg]</text:p>
          </table:table-cell>
          <table:table-cell table:style-name="ce69" office:value-type="string">
            <text:p>m7 [kg]</text:p>
          </table:table-cell>
          <table:table-cell table:style-name="ce69" office:value-type="string">
            <text:p>m8 [kg]</text:p>
          </table:table-cell>
          <table:table-cell table:style-name="ce69" office:value-type="string">
            <text:p>m9 [kg]</text:p>
          </table:table-cell>
          <table:table-cell table:style-name="ce69" office:value-type="string">
            <text:p>m10 [kg]</text:p>
          </table:table-cell>
          <table:table-cell table:style-name="ce69" office:value-type="string">
            <text:p>m11 [kg]</text:p>
          </table:table-cell>
          <table:table-cell table:style-name="ce69" office:value-type="string">
            <text:p>m12 [kg]</text:p>
          </table:table-cell>
          <table:table-cell table:style-name="ce69" office:value-type="string">
            <text:p>m13 [kg]</text:p>
          </table:table-cell>
          <table:table-cell table:style-name="ce69" office:value-type="string">
            <text:p>m14 [kg]</text:p>
          </table:table-cell>
          <table:table-cell table:style-name="ce69" office:value-type="string">
            <text:p>J1 [kg<text:span text:style-name="T20">▪m</text:span><text:span text:style-name="T21">2</text:span><text:span text:style-name="T20">]</text:span></text:p>
          </table:table-cell>
          <table:table-cell table:style-name="ce69" office:value-type="string">
            <text:p>J2 [kg<text:span text:style-name="T20">▪m</text:span><text:span text:style-name="T21">2</text:span><text:span text:style-name="T20">]</text:span></text:p>
          </table:table-cell>
          <table:table-cell table:style-name="ce69" office:value-type="string">
            <text:p>J3 [kg<text:span text:style-name="T20">▪m</text:span><text:span text:style-name="T21">2</text:span><text:span text:style-name="T20">]</text:span></text:p>
          </table:table-cell>
          <table:table-cell table:style-name="ce69" office:value-type="string">
            <text:p>J4 [kg<text:span text:style-name="T20">▪m</text:span><text:span text:style-name="T21">2</text:span><text:span text:style-name="T20">]</text:span></text:p>
          </table:table-cell>
          <table:table-cell table:style-name="ce69" office:value-type="string">
            <text:p>J5 [kg<text:span text:style-name="T20">▪m</text:span><text:span text:style-name="T21">2</text:span><text:span text:style-name="T20">]</text:span></text:p>
          </table:table-cell>
          <table:table-cell table:style-name="ce69" office:value-type="string">
            <text:p>J6 [kg<text:span text:style-name="T20">▪m</text:span><text:span text:style-name="T21">2</text:span><text:span text:style-name="T20">]</text:span></text:p>
          </table:table-cell>
          <table:table-cell table:style-name="ce69" office:value-type="string">
            <text:p>J7 [kg<text:span text:style-name="T20">▪m</text:span><text:span text:style-name="T21">2</text:span><text:span text:style-name="T20">]</text:span></text:p>
          </table:table-cell>
          <table:table-cell table:style-name="ce69" office:value-type="string">
            <text:p>J8 [kg<text:span text:style-name="T20">▪m</text:span><text:span text:style-name="T21">2</text:span><text:span text:style-name="T20">]</text:span></text:p>
          </table:table-cell>
          <table:table-cell table:style-name="ce69" office:value-type="string">
            <text:p>J9 [kg<text:span text:style-name="T20">▪m</text:span><text:span text:style-name="T21">2</text:span><text:span text:style-name="T20">]</text:span></text:p>
          </table:table-cell>
          <table:table-cell table:style-name="ce69" office:value-type="string">
            <text:p>J10 [kg<text:span text:style-name="T20">▪m</text:span><text:span text:style-name="T21">2</text:span><text:span text:style-name="T20">]</text:span></text:p>
          </table:table-cell>
          <table:table-cell table:style-name="ce69" office:value-type="string">
            <text:p>J11 [kg<text:span text:style-name="T20">▪m</text:span><text:span text:style-name="T21">2</text:span><text:span text:style-name="T20">]</text:span></text:p>
          </table:table-cell>
          <table:table-cell table:style-name="ce69" office:value-type="string">
            <text:p>J12 [kg<text:span text:style-name="T20">▪m</text:span><text:span text:style-name="T21">2</text:span><text:span text:style-name="T20">]</text:span></text:p>
          </table:table-cell>
          <table:table-cell table:style-name="ce69" office:value-type="string">
            <text:p>J13 [kg<text:span text:style-name="T20">▪m</text:span><text:span text:style-name="T21">2</text:span><text:span text:style-name="T20">]</text:span></text:p>
          </table:table-cell>
          <table:table-cell table:style-name="ce69" office:value-type="string">
            <text:p>J14 [kg<text:span text:style-name="T20">▪m</text:span><text:span text:style-name="T21">2</text:span><text:span text:style-name="T20">]</text:span></text:p>
          </table:table-cell>
          <table:table-cell table:style-name="ce69" office:value-type="string">
            <text:p>J<text:span text:style-name="T4">dop</text:span> [kg<text:span text:style-name="T20">▪m</text:span><text:span text:style-name="T21">2</text:span><text:span text:style-name="T20">]</text:span></text:p>
          </table:table-cell>
          <table:table-cell table:style-name="ce69" office:value-type="string">
            <text:p>J<text:span text:style-name="T4">wstu</text:span> [kg<text:span text:style-name="T20">▪m</text:span><text:span text:style-name="T21">2</text:span><text:span text:style-name="T20">]</text:span></text:p>
          </table:table-cell>
          <table:table-cell table:style-name="ce69" office:value-type="string">
            <text:p>J<text:span text:style-name="T4">kord</text:span> [kg<text:span text:style-name="T20">▪m</text:span><text:span text:style-name="T21">2</text:span><text:span text:style-name="T20">]</text:span></text:p>
          </table:table-cell>
          <table:table-cell table:style-name="ce69" office:value-type="string">
            <text:p>J<text:span text:style-name="T4">prot</text:span> [kg<text:span text:style-name="T20">▪m</text:span><text:span text:style-name="T21">2</text:span><text:span text:style-name="T20">]</text:span></text:p>
          </table:table-cell>
          <table:table-cell table:style-name="ce69" office:value-type="string">
            <text:p>J<text:span text:style-name="T4">kol</text:span> [kg<text:span text:style-name="T20">▪m</text:span><text:span text:style-name="T21">2</text:span><text:span text:style-name="T20">]</text:span></text:p>
          </table:table-cell>
          <table:table-cell table:style-name="ce69" office:value-type="string">
            <text:p>J<text:span text:style-name="T4">stu</text:span> [kg<text:span text:style-name="T20">▪m</text:span><text:span text:style-name="T21">2</text:span><text:span text:style-name="T20">]</text:span></text:p>
          </table:table-cell>
          <table:table-cell table:style-name="ce69" office:value-type="string">
            <text:p>J<text:span text:style-name="T4">win</text:span> [kg<text:span text:style-name="T20">▪m</text:span><text:span text:style-name="T21">2</text:span><text:span text:style-name="T20">]</text:span></text:p>
          </table:table-cell>
          <table:table-cell table:style-name="ce69" office:value-type="string">
            <text:p>m<text:span text:style-name="T4">dop</text:span> [kg]</text:p>
          </table:table-cell>
          <table:table-cell table:style-name="ce69" office:value-type="string">
            <text:p>m<text:span text:style-name="T4">kol</text:span> [kg]</text:p>
          </table:table-cell>
          <table:table-cell table:style-name="ce69" office:value-type="string">
            <text:p>P<text:span text:style-name="T4">NAK</text:span> [Pa]</text:p>
          </table:table-cell>
          <table:table-cell table:style-name="ce69" office:value-type="string">
            <text:p>T<text:span text:style-name="T4">NAK</text:span> [K]</text:p>
          </table:table-cell>
          <table:table-cell table:style-name="ce69" office:value-type="string">
            <text:p>rad0 [mm]</text:p>
          </table:table-cell>
          <table:table-cell table:style-name="ce69" office:value-type="string">
            <text:p>rad1 [mm]</text:p>
          </table:table-cell>
          <table:table-cell table:style-name="ce69" office:value-type="string">
            <text:p>rad2 [mm]</text:p>
          </table:table-cell>
          <table:table-cell table:style-name="ce69" office:value-type="string">
            <text:p>rad3 [mm]</text:p>
          </table:table-cell>
          <table:table-cell table:style-name="ce69" office:value-type="string">
            <text:p>rad4 [mm]</text:p>
          </table:table-cell>
          <table:table-cell table:style-name="ce69" office:value-type="string">
            <text:p>F0 [N]</text:p>
          </table:table-cell>
          <table:table-cell table:style-name="ce69" office:value-type="string">
            <text:p>F1 [N]</text:p>
          </table:table-cell>
          <table:table-cell table:style-name="ce69" office:value-type="string">
            <text:p>F2 [N]</text:p>
          </table:table-cell>
          <table:table-cell table:style-name="ce69" office:value-type="string">
            <text:p>F3 [N]</text:p>
          </table:table-cell>
          <table:table-cell table:style-name="ce69" office:value-type="string">
            <text:p>F4 [N]</text:p>
          </table:table-cell>
          <table:table-cell table:style-name="ce69" office:value-type="string">
            <text:p>okr0 [rad]</text:p>
          </table:table-cell>
          <table:table-cell table:style-name="ce69" office:value-type="string">
            <text:p>okr1 [rad]</text:p>
          </table:table-cell>
          <table:table-cell table:style-name="ce69" office:value-type="string">
            <text:p>okr2 [rad]</text:p>
          </table:table-cell>
          <table:table-cell table:style-name="ce69" office:value-type="string">
            <text:p>okr3 [rad]</text:p>
          </table:table-cell>
          <table:table-cell table:style-name="ce69" office:value-type="string">
            <text:p>okr4 [rad]</text:p>
          </table:table-cell>
          <table:table-cell table:style-name="ce69" office:value-type="string">
            <text:p>M0 [N<text:span text:style-name="T20">▪</text:span>m]</text:p>
          </table:table-cell>
          <table:table-cell table:style-name="ce69" office:value-type="string">
            <text:p>M1 [N<text:span text:style-name="T20">▪</text:span>m]</text:p>
          </table:table-cell>
          <table:table-cell table:style-name="ce69" office:value-type="string">
            <text:p>M2 [N<text:span text:style-name="T20">▪</text:span>m]</text:p>
          </table:table-cell>
          <table:table-cell table:style-name="ce69" office:value-type="string">
            <text:p>M3 [N<text:span text:style-name="T20">▪</text:span>m]</text:p>
          </table:table-cell>
          <table:table-cell table:style-name="ce69" office:value-type="string">
            <text:p>M4 [N<text:span text:style-name="T20">▪</text:span>m]</text:p>
          </table:table-cell>
          <table:table-cell table:style-name="ce69" office:value-type="string">
            <text:p>S<text:span text:style-name="T4">OO</text:span> [<text:span text:style-name="T22">μm</text:span><text:span text:style-name="T23">2</text:span>]</text:p>
          </table:table-cell>
          <table:table-cell table:style-name="ce69" office:value-type="string">
            <text:p>F<text:span text:style-name="T4">OO</text:span> [N]</text:p>
          </table:table-cell>
          <table:table-cell table:style-name="ce69" office:value-type="string">
            <text:p>L<text:span text:style-name="T4">TW</text:span> [<text:span text:style-name="T22">μm</text:span>]</text:p>
          </table:table-cell>
          <table:table-cell table:style-name="ce69" office:value-type="string">
            <text:p>H<text:span text:style-name="T4">TW</text:span> [<text:span text:style-name="T22">μm</text:span>]</text:p>
          </table:table-cell>
          <table:table-cell table:style-name="ce69" office:value-type="string">
            <text:p>E<text:span text:style-name="T4">TW</text:span> [N<text:span text:style-name="T22">▪</text:span>m]</text:p>
          </table:table-cell>
          <table:table-cell table:style-name="ce69" table:number-columns-repeated="866"/>
        </table:table-row>
        <table:table-row table:style-name="ro1">
          <table:table-cell office:value-type="float" office:value="1">
            <text:p>1</text:p>
          </table:table-cell>
          <table:table-cell table:number-columns-repeated="4"/>
          <table:table-cell office:value-type="float" office:value="25">
            <text:p>25</text:p>
          </table:table-cell>
          <table:table-cell table:number-columns-repeated="1018"/>
        </table:table-row>
        <table:table-row table:style-name="ro1">
          <table:table-cell table:number-columns-repeated="5"/>
          <table:table-cell office:value-type="float" office:value="55">
            <text:p>55</text:p>
          </table:table-cell>
          <table:table-cell table:number-columns-repeated="1018"/>
        </table:table-row>
        <table:table-row table:style-name="ro1">
          <table:table-cell table:number-columns-repeated="1024"/>
        </table:table-row>
        <table:table-row table:style-name="ro1">
          <table:table-cell table:number-columns-repeated="5"/>
          <table:table-cell office:value-type="float" office:value="55.55">
            <text:p>55.55</text:p>
          </table:table-cell>
          <table:table-cell table:number-columns-repeated="1018"/>
        </table:table-row>
        <table:table-row table:style-name="ro1">
          <table:table-cell table:number-columns-repeated="2" office:value-type="float" office:value="456">
            <text:p>456</text:p>
          </table:table-cell>
          <table:table-cell table:number-columns-repeated="1022"/>
        </table:table-row>
      </table:table>
      <table:table table:name="ДОРОГА" table:style-name="ta1" table:print="false">
        <office:forms form:automatic-focus="false" form:apply-design-mode="false"/>
        <table:table-column table:style-name="co25" table:default-cell-style-name="ce3"/>
        <table:table-column table:style-name="co26" table:number-columns-repeated="2" table:default-cell-style-name="ce30"/>
        <table:table-column table:style-name="co26" table:number-columns-repeated="2" table:default-cell-style-name="ce29"/>
        <table:table-column table:style-name="co1" table:number-columns-repeated="1019" table:default-cell-style-name="ce3"/>
        <table:table-row table:style-name="ro3">
          <table:table-cell table:style-name="ce29" office:value-type="string">
            <office:annotation draw:style-name="gr6" draw:text-style-name="P4" svg:width="3.497cm" svg:height="0.596cm" svg:x="1.736cm" svg:y="0cm" draw:caption-point-x="-0.61cm" draw:caption-point-y="0.011cm">
              <dc:date>2010-01-26T00:00:00</dc:date>
              <text:p text:style-name="P4"><text:span text:style-name="T1">Номер дороги</text:span></text:p>
            </office:annotation>
            <text:p>n<text:span text:style-name="T4">d</text:span><text:span text:style-name="T8">→</text:span></text:p>
          </table:table-cell>
          <table:table-cell office:value-type="float" office:value="1">
            <text:p>1</text:p>
          </table:table-cell>
          <table:table-cell/>
          <table:table-cell office:value-type="float" office:value="3">
            <text:p>3</text:p>
          </table:table-cell>
          <table:table-cell/>
          <table:table-cell table:style-name="ce29" table:number-columns-repeated="1019"/>
        </table:table-row>
        <table:table-row table:style-name="ro3">
          <table:table-cell office:value-type="string">
            <office:annotation draw:style-name="gr4" draw:text-style-name="P4" svg:width="3.087cm" svg:height="0.991cm" svg:x="1.736cm" svg:y="1.327cm" draw:caption-point-x="-0.61cm" draw:caption-point-y="-0.766cm">
              <dc:date>2010-01-26T00:00:00</dc:date>
              <text:p text:style-name="P4"><text:span text:style-name="T1">[мм], координаты профиля дороги</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2">
            <text:p>2</text:p>
          </table:table-cell>
          <table:table-cell table:number-columns-repeated="1019"/>
        </table:table-row>
        <table:table-row table:style-name="ro3">
          <table:table-cell office:value-type="string">
            <office:annotation draw:style-name="gr4" draw:text-style-name="P4" svg:width="3.087cm" svg:height="0.991cm" svg:x="1.736cm" svg:y="3.053cm" draw:caption-point-x="-0.61cm" draw:caption-point-y="-1.942cm">
              <dc:date>2010-01-26T00:00:00</dc:date>
              <text:p text:style-name="P4"><text:span text:style-name="T1">[мм], координаты профиля дороги</text:span></text:p>
            </office:annotation>
            <text:p>X<text:span text:style-name="T4">2 </text:span><text:span text:style-name="T5">| Z</text:span><text:span text:style-name="T4">2</text:span></text:p>
          </table:table-cell>
          <table:table-cell office:value-type="float" office:value="3">
            <text:p>3</text:p>
          </table:table-cell>
          <table:table-cell office:value-type="float" office:value="50">
            <text:p>50</text:p>
          </table:table-cell>
          <table:table-cell office:value-type="float" office:value="8">
            <text:p>8</text:p>
          </table:table-cell>
          <table:table-cell office:value-type="float" office:value="40">
            <text:p>40</text:p>
          </table:table-cell>
          <table:table-cell table:number-columns-repeated="1019"/>
        </table:table-row>
        <table:table-row table:style-name="ro1">
          <table:table-cell/>
          <table:table-cell office:value-type="float" office:value="6">
            <text:p>6</text:p>
          </table:table-cell>
          <table:table-cell office:value-type="float" office:value="95">
            <text:p>95</text:p>
          </table:table-cell>
          <table:table-cell office:value-type="float" office:value="9">
            <text:p>9</text:p>
          </table:table-cell>
          <table:table-cell office:value-type="float" office:value="78">
            <text:p>78</text:p>
          </table:table-cell>
          <table:table-cell table:number-columns-repeated="1019"/>
        </table:table-row>
        <table:table-row table:style-name="ro1">
          <table:table-cell/>
          <table:table-cell office:value-type="float" office:value="9">
            <text:p>9</text:p>
          </table:table-cell>
          <table:table-cell office:value-type="float" office:value="140">
            <text:p>140</text:p>
          </table:table-cell>
          <table:table-cell office:value-type="float" office:value="10">
            <text:p>10</text:p>
          </table:table-cell>
          <table:table-cell office:value-type="float" office:value="116">
            <text:p>116</text:p>
          </table:table-cell>
          <table:table-cell table:number-columns-repeated="1019"/>
        </table:table-row>
        <table:table-row table:style-name="ro1">
          <table:table-cell/>
          <table:table-cell office:value-type="float" office:value="12">
            <text:p>12</text:p>
          </table:table-cell>
          <table:table-cell office:value-type="float" office:value="185">
            <text:p>185</text:p>
          </table:table-cell>
          <table:table-cell office:value-type="float" office:value="11">
            <text:p>11</text:p>
          </table:table-cell>
          <table:table-cell office:value-type="float" office:value="154">
            <text:p>154</text:p>
          </table:table-cell>
          <table:table-cell table:number-columns-repeated="1019"/>
        </table:table-row>
        <table:table-row table:style-name="ro1">
          <table:table-cell/>
          <table:table-cell office:value-type="float" office:value="15">
            <text:p>15</text:p>
          </table:table-cell>
          <table:table-cell office:value-type="float" office:value="230">
            <text:p>230</text:p>
          </table:table-cell>
          <table:table-cell office:value-type="float" office:value="12">
            <text:p>12</text:p>
          </table:table-cell>
          <table:table-cell office:value-type="float" office:value="192">
            <text:p>192</text:p>
          </table:table-cell>
          <table:table-cell table:number-columns-repeated="1019"/>
        </table:table-row>
        <table:table-row table:style-name="ro1">
          <table:table-cell/>
          <table:table-cell office:value-type="float" office:value="18">
            <text:p>18</text:p>
          </table:table-cell>
          <table:table-cell office:value-type="float" office:value="275">
            <text:p>275</text:p>
          </table:table-cell>
          <table:table-cell office:value-type="float" office:value="13">
            <text:p>13</text:p>
          </table:table-cell>
          <table:table-cell office:value-type="float" office:value="230">
            <text:p>230</text:p>
          </table:table-cell>
          <table:table-cell table:number-columns-repeated="1019"/>
        </table:table-row>
        <table:table-row table:style-name="ro1">
          <table:table-cell/>
          <table:table-cell office:value-type="float" office:value="21">
            <text:p>21</text:p>
          </table:table-cell>
          <table:table-cell office:value-type="float" office:value="320">
            <text:p>320</text:p>
          </table:table-cell>
          <table:table-cell office:value-type="float" office:value="14">
            <text:p>14</text:p>
          </table:table-cell>
          <table:table-cell office:value-type="float" office:value="268">
            <text:p>268</text:p>
          </table:table-cell>
          <table:table-cell table:number-columns-repeated="1019"/>
        </table:table-row>
        <table:table-row table:style-name="ro1">
          <table:table-cell/>
          <table:table-cell office:value-type="float" office:value="24">
            <text:p>24</text:p>
          </table:table-cell>
          <table:table-cell office:value-type="float" office:value="365">
            <text:p>365</text:p>
          </table:table-cell>
          <table:table-cell office:value-type="float" office:value="15">
            <text:p>15</text:p>
          </table:table-cell>
          <table:table-cell office:value-type="float" office:value="306">
            <text:p>306</text:p>
          </table:table-cell>
          <table:table-cell table:number-columns-repeated="1019"/>
        </table:table-row>
        <table:table-row table:style-name="ro1">
          <table:table-cell/>
          <table:table-cell office:value-type="float" office:value="27">
            <text:p>27</text:p>
          </table:table-cell>
          <table:table-cell office:value-type="float" office:value="410">
            <text:p>410</text:p>
          </table:table-cell>
          <table:table-cell office:value-type="float" office:value="16">
            <text:p>16</text:p>
          </table:table-cell>
          <table:table-cell office:value-type="float" office:value="344">
            <text:p>344</text:p>
          </table:table-cell>
          <table:table-cell table:number-columns-repeated="1019"/>
        </table:table-row>
        <table:table-row table:style-name="ro1">
          <table:table-cell/>
          <table:table-cell office:value-type="float" office:value="30">
            <text:p>30</text:p>
          </table:table-cell>
          <table:table-cell office:value-type="float" office:value="455">
            <text:p>455</text:p>
          </table:table-cell>
          <table:table-cell office:value-type="float" office:value="17">
            <text:p>17</text:p>
          </table:table-cell>
          <table:table-cell office:value-type="float" office:value="382">
            <text:p>382</text:p>
          </table:table-cell>
          <table:table-cell table:number-columns-repeated="1019"/>
        </table:table-row>
        <table:table-row table:style-name="ro1">
          <table:table-cell/>
          <table:table-cell office:value-type="float" office:value="33">
            <text:p>33</text:p>
          </table:table-cell>
          <table:table-cell office:value-type="float" office:value="500">
            <text:p>500</text:p>
          </table:table-cell>
          <table:table-cell office:value-type="float" office:value="18">
            <text:p>18</text:p>
          </table:table-cell>
          <table:table-cell office:value-type="float" office:value="420">
            <text:p>420</text:p>
          </table:table-cell>
          <table:table-cell table:number-columns-repeated="1019"/>
        </table:table-row>
        <table:table-row table:style-name="ro1">
          <table:table-cell/>
          <table:table-cell office:value-type="float" office:value="36">
            <text:p>36</text:p>
          </table:table-cell>
          <table:table-cell office:value-type="float" office:value="545">
            <text:p>545</text:p>
          </table:table-cell>
          <table:table-cell office:value-type="float" office:value="19">
            <text:p>19</text:p>
          </table:table-cell>
          <table:table-cell office:value-type="float" office:value="458">
            <text:p>458</text:p>
          </table:table-cell>
          <table:table-cell table:number-columns-repeated="1019"/>
        </table:table-row>
        <table:table-row table:style-name="ro1">
          <table:table-cell/>
          <table:table-cell office:value-type="float" office:value="39">
            <text:p>39</text:p>
          </table:table-cell>
          <table:table-cell office:value-type="float" office:value="590">
            <text:p>590</text:p>
          </table:table-cell>
          <table:table-cell office:value-type="float" office:value="20">
            <text:p>20</text:p>
          </table:table-cell>
          <table:table-cell office:value-type="float" office:value="496">
            <text:p>496</text:p>
          </table:table-cell>
          <table:table-cell table:number-columns-repeated="1019"/>
        </table:table-row>
        <table:table-row table:style-name="ro1">
          <table:table-cell/>
          <table:table-cell office:value-type="float" office:value="42">
            <text:p>42</text:p>
          </table:table-cell>
          <table:table-cell office:value-type="float" office:value="635">
            <text:p>635</text:p>
          </table:table-cell>
          <table:table-cell office:value-type="float" office:value="21">
            <text:p>21</text:p>
          </table:table-cell>
          <table:table-cell office:value-type="float" office:value="534">
            <text:p>534</text:p>
          </table:table-cell>
          <table:table-cell table:number-columns-repeated="1019"/>
        </table:table-row>
        <table:table-row table:style-name="ro1">
          <table:table-cell/>
          <table:table-cell office:value-type="float" office:value="45">
            <text:p>45</text:p>
          </table:table-cell>
          <table:table-cell office:value-type="float" office:value="680">
            <text:p>680</text:p>
          </table:table-cell>
          <table:table-cell office:value-type="float" office:value="22">
            <text:p>22</text:p>
          </table:table-cell>
          <table:table-cell office:value-type="float" office:value="572">
            <text:p>572</text:p>
          </table:table-cell>
          <table:table-cell table:number-columns-repeated="1019"/>
        </table:table-row>
        <table:table-row table:style-name="ro1">
          <table:table-cell/>
          <table:table-cell office:value-type="float" office:value="48">
            <text:p>48</text:p>
          </table:table-cell>
          <table:table-cell office:value-type="float" office:value="725">
            <text:p>725</text:p>
          </table:table-cell>
          <table:table-cell office:value-type="float" office:value="23">
            <text:p>23</text:p>
          </table:table-cell>
          <table:table-cell office:value-type="float" office:value="610">
            <text:p>610</text:p>
          </table:table-cell>
          <table:table-cell table:number-columns-repeated="1019"/>
        </table:table-row>
        <table:table-row table:style-name="ro1">
          <table:table-cell/>
          <table:table-cell office:value-type="float" office:value="51">
            <text:p>51</text:p>
          </table:table-cell>
          <table:table-cell office:value-type="float" office:value="770">
            <text:p>770</text:p>
          </table:table-cell>
          <table:table-cell office:value-type="float" office:value="24">
            <text:p>24</text:p>
          </table:table-cell>
          <table:table-cell office:value-type="float" office:value="648">
            <text:p>648</text:p>
          </table:table-cell>
          <table:table-cell table:number-columns-repeated="1019"/>
        </table:table-row>
        <table:table-row table:style-name="ro1">
          <table:table-cell/>
          <table:table-cell office:value-type="float" office:value="54">
            <text:p>54</text:p>
          </table:table-cell>
          <table:table-cell office:value-type="float" office:value="815">
            <text:p>815</text:p>
          </table:table-cell>
          <table:table-cell office:value-type="float" office:value="25">
            <text:p>25</text:p>
          </table:table-cell>
          <table:table-cell office:value-type="float" office:value="686">
            <text:p>686</text:p>
          </table:table-cell>
          <table:table-cell table:number-columns-repeated="1019"/>
        </table:table-row>
        <table:table-row table:style-name="ro1">
          <table:table-cell/>
          <table:table-cell office:value-type="string">
            <text:p>stop</text:p>
          </table:table-cell>
          <table:table-cell/>
          <table:table-cell office:value-type="string">
            <text:p>stop</text:p>
          </table:table-cell>
          <table:table-cell table:number-columns-repeated="1020"/>
        </table:table-row>
        <table:table-row table:style-name="ro1" table:number-rows-repeated="65514">
          <table:table-cell table:number-columns-repeated="1024"/>
        </table:table-row>
        <table:table-row table:style-name="ro1">
          <table:table-cell table:number-columns-repeated="1024"/>
        </table:table-row>
      </table:table>
      <table:table table:name="НЕРОВНОСТИ" table:style-name="ta1" table:print="false">
        <office:forms form:automatic-focus="false" form:apply-design-mode="false"/>
        <table:table-column table:style-name="co27" table:default-cell-style-name="ce3"/>
        <table:table-column table:style-name="co26" table:number-columns-repeated="2" table:default-cell-style-name="ce30"/>
        <table:table-column table:style-name="co26" table:number-columns-repeated="2" table:default-cell-style-name="ce29"/>
        <table:table-column table:style-name="co1" table:number-columns-repeated="1019" table:default-cell-style-name="ce3"/>
        <table:table-row table:style-name="ro3">
          <table:table-cell table:style-name="ce29" office:value-type="string">
            <office:annotation draw:style-name="gr6" draw:text-style-name="P4" svg:width="3.497cm" svg:height="0.596cm" svg:x="2.202cm" svg:y="0cm" draw:caption-point-x="-0.61cm" draw:caption-point-y="0.011cm">
              <dc:date>2010-01-26T00:00:00</dc:date>
              <text:p text:style-name="P4"><text:span text:style-name="T1">Номер неровностей</text:span></text:p>
            </office:annotation>
            <text:p>n<text:span text:style-name="T4">n</text:span><text:span text:style-name="T8">→</text:span></text:p>
          </table:table-cell>
          <table:table-cell office:value-type="float" office:value="1">
            <text:p>1</text:p>
          </table:table-cell>
          <table:table-cell/>
          <table:table-cell office:value-type="float" office:value="3">
            <text:p>3</text:p>
          </table:table-cell>
          <table:table-cell table:number-columns-repeated="1020"/>
        </table:table-row>
        <table:table-row table:style-name="ro3">
          <table:table-cell office:value-type="string">
            <office:annotation draw:style-name="gr4" draw:text-style-name="P4" svg:width="3.923cm" svg:height="0.991cm" svg:x="2.202cm" svg:y="1.327cm" draw:caption-point-x="-0.61cm" draw:caption-point-y="-0.766cm">
              <dc:date>2010-01-26T00:00:00</dc:date>
              <text:p text:style-name="P4"><text:span text:style-name="T1">[мм], координаты профиля неровностей</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1019"/>
        </table:table-row>
        <table:table-row table:style-name="ro3">
          <table:table-cell office:value-type="string">
            <office:annotation draw:style-name="gr4" draw:text-style-name="P4" svg:width="3.923cm" svg:height="0.991cm" svg:x="2.202cm" svg:y="3.079cm" draw:caption-point-x="-0.61cm" draw:caption-point-y="-1.968cm">
              <dc:date>2010-01-26T00:00:00</dc:date>
              <text:p text:style-name="P4"><text:span text:style-name="T1">[мм], координаты профиля неровностей</text:span></text:p>
            </office:annotation>
            <text:p>X<text:span text:style-name="T4">2 </text:span><text:span text:style-name="T5">| Z</text:span><text:span text:style-name="T4">2</text:span></text:p>
          </table:table-cell>
          <table:table-cell office:value-type="float" office:value="10">
            <text:p>10</text:p>
          </table:table-cell>
          <table:table-cell office:value-type="float" office:value="7">
            <text:p>7</text:p>
          </table:table-cell>
          <table:table-cell office:value-type="float" office:value="8">
            <text:p>8</text:p>
          </table:table-cell>
          <table:table-cell office:value-type="float" office:value="10">
            <text:p>10</text:p>
          </table:table-cell>
          <table:table-cell table:number-columns-repeated="1019"/>
        </table:table-row>
        <table:table-row table:style-name="ro1">
          <table:table-cell/>
          <table:table-cell office:value-type="float" office:value="20">
            <text:p>20</text:p>
          </table:table-cell>
          <table:table-cell office:value-type="float" office:value="9">
            <text:p>9</text:p>
          </table:table-cell>
          <table:table-cell office:value-type="float" office:value="16">
            <text:p>16</text:p>
          </table:table-cell>
          <table:table-cell office:value-type="float" office:value="14">
            <text:p>14</text:p>
          </table:table-cell>
          <table:table-cell table:number-columns-repeated="1019"/>
        </table:table-row>
        <table:table-row table:style-name="ro1">
          <table:table-cell/>
          <table:table-cell office:value-type="float" office:value="30">
            <text:p>30</text:p>
          </table:table-cell>
          <table:table-cell office:value-type="float" office:value="11">
            <text:p>11</text:p>
          </table:table-cell>
          <table:table-cell office:value-type="float" office:value="24">
            <text:p>24</text:p>
          </table:table-cell>
          <table:table-cell office:value-type="float" office:value="18">
            <text:p>18</text:p>
          </table:table-cell>
          <table:table-cell table:number-columns-repeated="1019"/>
        </table:table-row>
        <table:table-row table:style-name="ro1">
          <table:table-cell/>
          <table:table-cell office:value-type="float" office:value="40">
            <text:p>40</text:p>
          </table:table-cell>
          <table:table-cell office:value-type="float" office:value="13">
            <text:p>13</text:p>
          </table:table-cell>
          <table:table-cell office:value-type="float" office:value="32">
            <text:p>32</text:p>
          </table:table-cell>
          <table:table-cell office:value-type="float" office:value="22">
            <text:p>22</text:p>
          </table:table-cell>
          <table:table-cell table:number-columns-repeated="1019"/>
        </table:table-row>
        <table:table-row table:style-name="ro1">
          <table:table-cell/>
          <table:table-cell office:value-type="float" office:value="50">
            <text:p>50</text:p>
          </table:table-cell>
          <table:table-cell office:value-type="float" office:value="15">
            <text:p>15</text:p>
          </table:table-cell>
          <table:table-cell office:value-type="float" office:value="40">
            <text:p>40</text:p>
          </table:table-cell>
          <table:table-cell office:value-type="float" office:value="26">
            <text:p>26</text:p>
          </table:table-cell>
          <table:table-cell table:number-columns-repeated="1019"/>
        </table:table-row>
        <table:table-row table:style-name="ro1">
          <table:table-cell/>
          <table:table-cell office:value-type="float" office:value="60">
            <text:p>60</text:p>
          </table:table-cell>
          <table:table-cell office:value-type="float" office:value="17">
            <text:p>17</text:p>
          </table:table-cell>
          <table:table-cell office:value-type="float" office:value="48">
            <text:p>48</text:p>
          </table:table-cell>
          <table:table-cell office:value-type="float" office:value="30">
            <text:p>30</text:p>
          </table:table-cell>
          <table:table-cell table:number-columns-repeated="1019"/>
        </table:table-row>
        <table:table-row table:style-name="ro1">
          <table:table-cell/>
          <table:table-cell office:value-type="float" office:value="70">
            <text:p>70</text:p>
          </table:table-cell>
          <table:table-cell office:value-type="float" office:value="19">
            <text:p>19</text:p>
          </table:table-cell>
          <table:table-cell office:value-type="float" office:value="56">
            <text:p>56</text:p>
          </table:table-cell>
          <table:table-cell office:value-type="float" office:value="34">
            <text:p>34</text:p>
          </table:table-cell>
          <table:table-cell table:number-columns-repeated="1019"/>
        </table:table-row>
        <table:table-row table:style-name="ro1">
          <table:table-cell/>
          <table:table-cell office:value-type="float" office:value="80">
            <text:p>80</text:p>
          </table:table-cell>
          <table:table-cell office:value-type="float" office:value="21">
            <text:p>21</text:p>
          </table:table-cell>
          <table:table-cell office:value-type="float" office:value="64">
            <text:p>64</text:p>
          </table:table-cell>
          <table:table-cell office:value-type="float" office:value="38">
            <text:p>38</text:p>
          </table:table-cell>
          <table:table-cell table:number-columns-repeated="1019"/>
        </table:table-row>
        <table:table-row table:style-name="ro1">
          <table:table-cell/>
          <table:table-cell office:value-type="float" office:value="90">
            <text:p>90</text:p>
          </table:table-cell>
          <table:table-cell office:value-type="float" office:value="23">
            <text:p>23</text:p>
          </table:table-cell>
          <table:table-cell office:value-type="float" office:value="72">
            <text:p>72</text:p>
          </table:table-cell>
          <table:table-cell office:value-type="float" office:value="42">
            <text:p>42</text:p>
          </table:table-cell>
          <table:table-cell table:number-columns-repeated="1019"/>
        </table:table-row>
        <table:table-row table:style-name="ro1">
          <table:table-cell/>
          <table:table-cell office:value-type="string">
            <text:p>stop</text:p>
          </table:table-cell>
          <table:table-cell/>
          <table:table-cell office:value-type="float" office:value="80">
            <text:p>80</text:p>
          </table:table-cell>
          <table:table-cell office:value-type="float" office:value="46">
            <text:p>46</text:p>
          </table:table-cell>
          <table:table-cell table:number-columns-repeated="1019"/>
        </table:table-row>
        <table:table-row table:style-name="ro1">
          <table:table-cell table:number-columns-repeated="3"/>
          <table:table-cell office:value-type="float" office:value="88">
            <text:p>88</text:p>
          </table:table-cell>
          <table:table-cell office:value-type="float" office:value="50">
            <text:p>50</text:p>
          </table:table-cell>
          <table:table-cell table:number-columns-repeated="1019"/>
        </table:table-row>
        <table:table-row table:style-name="ro1">
          <table:table-cell table:number-columns-repeated="3"/>
          <table:table-cell office:value-type="string">
            <text:p>stop</text:p>
          </table:table-cell>
          <table:table-cell table:number-columns-repeated="1020"/>
        </table:table-row>
        <table:table-row table:style-name="ro1" table:number-rows-repeated="65521">
          <table:table-cell table:number-columns-repeated="1024"/>
        </table:table-row>
        <table:table-row table:style-name="ro1">
          <table:table-cell table:number-columns-repeated="1024"/>
        </table:table-row>
      </table:table>
      <table:table table:name="ТРАССА" table:style-name="ta1" table:print="false">
        <office:forms form:automatic-focus="false" form:apply-design-mode="false"/>
        <table:table-column table:style-name="co1" table:number-columns-repeated="1024" table:default-cell-style-name="ce3"/>
        <table:table-row table:style-name="ro1">
          <table:table-cell table:number-columns-repeated="1024"/>
        </table:table-row>
        <table:table-row table:style-name="ro1">
          <table:table-cell office:value-type="float" office:value="1">
            <text:p>1</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2">
            <text:p>2</text:p>
          </table:table-cell>
          <table:table-cell office:value-type="float" office:value="30.4">
            <text:p>30,4</text:p>
          </table:table-cell>
          <table:table-cell office:value-type="float" office:value="31">
            <text:p>31</text:p>
          </table:table-cell>
          <table:table-cell office:value-type="float" office:value="30.4">
            <text:p>30,4</text:p>
          </table:table-cell>
          <table:table-cell office:value-type="float" office:value="31">
            <text:p>31</text:p>
          </table:table-cell>
          <table:table-cell table:number-columns-repeated="1019"/>
        </table:table-row>
        <table:table-row table:style-name="ro1">
          <table:table-cell office:value-type="float" office:value="3">
            <text:p>3</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4">
            <text:p>4</text:p>
          </table:table-cell>
          <table:table-cell office:value-type="float" office:value="60.8">
            <text:p>60,8</text:p>
          </table:table-cell>
          <table:table-cell office:value-type="float" office:value="62">
            <text:p>62</text:p>
          </table:table-cell>
          <table:table-cell office:value-type="float" office:value="60.8">
            <text:p>60,8</text:p>
          </table:table-cell>
          <table:table-cell office:value-type="float" office:value="62">
            <text:p>62</text:p>
          </table:table-cell>
          <table:table-cell table:number-columns-repeated="1019"/>
        </table:table-row>
        <table:table-row table:style-name="ro1">
          <table:table-cell office:value-type="float" office:value="5">
            <text:p>5</text:p>
          </table:table-cell>
          <table:table-cell office:value-type="float" office:value="76">
            <text:p>76</text:p>
          </table:table-cell>
          <table:table-cell office:value-type="float" office:value="77.5">
            <text:p>77,5</text:p>
          </table:table-cell>
          <table:table-cell office:value-type="float" office:value="76">
            <text:p>76</text:p>
          </table:table-cell>
          <table:table-cell office:value-type="float" office:value="77.5">
            <text:p>77,5</text:p>
          </table:table-cell>
          <table:table-cell table:number-columns-repeated="1019"/>
        </table:table-row>
        <table:table-row table:style-name="ro1">
          <table:table-cell office:value-type="float" office:value="6">
            <text:p>6</text:p>
          </table:table-cell>
          <table:table-cell office:value-type="float" office:value="91.2">
            <text:p>91,2</text:p>
          </table:table-cell>
          <table:table-cell office:value-type="float" office:value="93">
            <text:p>93</text:p>
          </table:table-cell>
          <table:table-cell office:value-type="float" office:value="91.2">
            <text:p>91,2</text:p>
          </table:table-cell>
          <table:table-cell office:value-type="float" office:value="93">
            <text:p>93</text:p>
          </table:table-cell>
          <table:table-cell table:number-columns-repeated="1019"/>
        </table:table-row>
        <table:table-row table:style-name="ro1">
          <table:table-cell office:value-type="float" office:value="7">
            <text:p>7</text:p>
          </table:table-cell>
          <table:table-cell office:value-type="float" office:value="106.4">
            <text:p>106,4</text:p>
          </table:table-cell>
          <table:table-cell office:value-type="float" office:value="108.5">
            <text:p>108,5</text:p>
          </table:table-cell>
          <table:table-cell office:value-type="float" office:value="106.4">
            <text:p>106,4</text:p>
          </table:table-cell>
          <table:table-cell office:value-type="float" office:value="108.5">
            <text:p>108,5</text:p>
          </table:table-cell>
          <table:table-cell table:number-columns-repeated="1019"/>
        </table:table-row>
        <table:table-row table:style-name="ro1">
          <table:table-cell office:value-type="float" office:value="8">
            <text:p>8</text:p>
          </table:table-cell>
          <table:table-cell office:value-type="float" office:value="121.6">
            <text:p>121,6</text:p>
          </table:table-cell>
          <table:table-cell office:value-type="float" office:value="124">
            <text:p>124</text:p>
          </table:table-cell>
          <table:table-cell office:value-type="float" office:value="121.6">
            <text:p>121,6</text:p>
          </table:table-cell>
          <table:table-cell office:value-type="float" office:value="124">
            <text:p>124</text:p>
          </table:table-cell>
          <table:table-cell table:number-columns-repeated="1019"/>
        </table:table-row>
        <table:table-row table:style-name="ro1">
          <table:table-cell office:value-type="float" office:value="9">
            <text:p>9</text:p>
          </table:table-cell>
          <table:table-cell office:value-type="float" office:value="136.8">
            <text:p>136,8</text:p>
          </table:table-cell>
          <table:table-cell office:value-type="float" office:value="139.5">
            <text:p>139,5</text:p>
          </table:table-cell>
          <table:table-cell office:value-type="float" office:value="136.8">
            <text:p>136,8</text:p>
          </table:table-cell>
          <table:table-cell office:value-type="float" office:value="139.5">
            <text:p>139,5</text:p>
          </table:table-cell>
          <table:table-cell table:number-columns-repeated="1019"/>
        </table:table-row>
        <table:table-row table:style-name="ro1">
          <table:table-cell office:value-type="float" office:value="10">
            <text:p>10</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11">
            <text:p>11</text:p>
          </table:table-cell>
          <table:table-cell office:value-type="float" office:value="167.2">
            <text:p>167,2</text:p>
          </table:table-cell>
          <table:table-cell office:value-type="float" office:value="170.5">
            <text:p>170,5</text:p>
          </table:table-cell>
          <table:table-cell office:value-type="float" office:value="167.2">
            <text:p>167,2</text:p>
          </table:table-cell>
          <table:table-cell office:value-type="float" office:value="170.5">
            <text:p>170,5</text:p>
          </table:table-cell>
          <table:table-cell table:number-columns-repeated="1019"/>
        </table:table-row>
        <table:table-row table:style-name="ro1">
          <table:table-cell office:value-type="float" office:value="12">
            <text:p>12</text:p>
          </table:table-cell>
          <table:table-cell office:value-type="float" office:value="182.4">
            <text:p>182,4</text:p>
          </table:table-cell>
          <table:table-cell office:value-type="float" office:value="186">
            <text:p>186</text:p>
          </table:table-cell>
          <table:table-cell office:value-type="float" office:value="182.4">
            <text:p>182,4</text:p>
          </table:table-cell>
          <table:table-cell office:value-type="float" office:value="186">
            <text:p>186</text:p>
          </table:table-cell>
          <table:table-cell table:number-columns-repeated="1019"/>
        </table:table-row>
        <table:table-row table:style-name="ro1">
          <table:table-cell office:value-type="float" office:value="13">
            <text:p>13</text:p>
          </table:table-cell>
          <table:table-cell office:value-type="float" office:value="197.6">
            <text:p>197,6</text:p>
          </table:table-cell>
          <table:table-cell office:value-type="float" office:value="201.5">
            <text:p>201,5</text:p>
          </table:table-cell>
          <table:table-cell office:value-type="float" office:value="197.6">
            <text:p>197,6</text:p>
          </table:table-cell>
          <table:table-cell office:value-type="float" office:value="201.5">
            <text:p>201,5</text:p>
          </table:table-cell>
          <table:table-cell table:number-columns-repeated="1019"/>
        </table:table-row>
        <table:table-row table:style-name="ro1">
          <table:table-cell office:value-type="float" office:value="14">
            <text:p>14</text:p>
          </table:table-cell>
          <table:table-cell office:value-type="float" office:value="212.8">
            <text:p>212,8</text:p>
          </table:table-cell>
          <table:table-cell office:value-type="float" office:value="217">
            <text:p>217</text:p>
          </table:table-cell>
          <table:table-cell office:value-type="float" office:value="212.8">
            <text:p>212,8</text:p>
          </table:table-cell>
          <table:table-cell office:value-type="float" office:value="217">
            <text:p>217</text:p>
          </table:table-cell>
          <table:table-cell table:number-columns-repeated="1019"/>
        </table:table-row>
        <table:table-row table:style-name="ro1">
          <table:table-cell office:value-type="float" office:value="15">
            <text:p>15</text:p>
          </table:table-cell>
          <table:table-cell office:value-type="float" office:value="228">
            <text:p>228</text:p>
          </table:table-cell>
          <table:table-cell office:value-type="float" office:value="232.5">
            <text:p>232,5</text:p>
          </table:table-cell>
          <table:table-cell office:value-type="float" office:value="228">
            <text:p>228</text:p>
          </table:table-cell>
          <table:table-cell office:value-type="float" office:value="232.5">
            <text:p>232,5</text:p>
          </table:table-cell>
          <table:table-cell table:number-columns-repeated="1019"/>
        </table:table-row>
        <table:table-row table:style-name="ro1">
          <table:table-cell office:value-type="float" office:value="16">
            <text:p>16</text:p>
          </table:table-cell>
          <table:table-cell office:value-type="float" office:value="243.2">
            <text:p>243,2</text:p>
          </table:table-cell>
          <table:table-cell office:value-type="float" office:value="248">
            <text:p>248</text:p>
          </table:table-cell>
          <table:table-cell office:value-type="float" office:value="243.2">
            <text:p>243,2</text:p>
          </table:table-cell>
          <table:table-cell office:value-type="float" office:value="248">
            <text:p>248</text:p>
          </table:table-cell>
          <table:table-cell table:number-columns-repeated="1019"/>
        </table:table-row>
        <table:table-row table:style-name="ro1">
          <table:table-cell office:value-type="float" office:value="17">
            <text:p>17</text:p>
          </table:table-cell>
          <table:table-cell office:value-type="float" office:value="258.4">
            <text:p>258,4</text:p>
          </table:table-cell>
          <table:table-cell office:value-type="float" office:value="263.5">
            <text:p>263,5</text:p>
          </table:table-cell>
          <table:table-cell office:value-type="float" office:value="258.4">
            <text:p>258,4</text:p>
          </table:table-cell>
          <table:table-cell office:value-type="float" office:value="263.5">
            <text:p>263,5</text:p>
          </table:table-cell>
          <table:table-cell table:number-columns-repeated="1019"/>
        </table:table-row>
        <table:table-row table:style-name="ro1">
          <table:table-cell office:value-type="float" office:value="18">
            <text:p>18</text:p>
          </table:table-cell>
          <table:table-cell office:value-type="float" office:value="273.6">
            <text:p>273,6</text:p>
          </table:table-cell>
          <table:table-cell office:value-type="float" office:value="279">
            <text:p>279</text:p>
          </table:table-cell>
          <table:table-cell office:value-type="float" office:value="273.6">
            <text:p>273,6</text:p>
          </table:table-cell>
          <table:table-cell office:value-type="float" office:value="279">
            <text:p>279</text:p>
          </table:table-cell>
          <table:table-cell table:number-columns-repeated="1019"/>
        </table:table-row>
        <table:table-row table:style-name="ro1">
          <table:table-cell office:value-type="float" office:value="19">
            <text:p>19</text:p>
          </table:table-cell>
          <table:table-cell office:value-type="float" office:value="288.8">
            <text:p>288,8</text:p>
          </table:table-cell>
          <table:table-cell office:value-type="float" office:value="294.5">
            <text:p>294,5</text:p>
          </table:table-cell>
          <table:table-cell office:value-type="float" office:value="288.8">
            <text:p>288,8</text:p>
          </table:table-cell>
          <table:table-cell office:value-type="float" office:value="294.5">
            <text:p>294,5</text:p>
          </table:table-cell>
          <table:table-cell table:number-columns-repeated="1019"/>
        </table:table-row>
        <table:table-row table:style-name="ro1">
          <table:table-cell office:value-type="float" office:value="20">
            <text:p>20</text:p>
          </table:table-cell>
          <table:table-cell office:value-type="float" office:value="304">
            <text:p>304</text:p>
          </table:table-cell>
          <table:table-cell office:value-type="float" office:value="310">
            <text:p>310</text:p>
          </table:table-cell>
          <table:table-cell office:value-type="float" office:value="304">
            <text:p>304</text:p>
          </table:table-cell>
          <table:table-cell office:value-type="float" office:value="310">
            <text:p>310</text:p>
          </table:table-cell>
          <table:table-cell table:number-columns-repeated="1019"/>
        </table:table-row>
        <table:table-row table:style-name="ro1">
          <table:table-cell office:value-type="float" office:value="21">
            <text:p>21</text:p>
          </table:table-cell>
          <table:table-cell office:value-type="float" office:value="319.2">
            <text:p>319,2</text:p>
          </table:table-cell>
          <table:table-cell office:value-type="float" office:value="325.5">
            <text:p>325,5</text:p>
          </table:table-cell>
          <table:table-cell office:value-type="float" office:value="319.2">
            <text:p>319,2</text:p>
          </table:table-cell>
          <table:table-cell office:value-type="float" office:value="325.5">
            <text:p>325,5</text:p>
          </table:table-cell>
          <table:table-cell table:number-columns-repeated="1019"/>
        </table:table-row>
        <table:table-row table:style-name="ro1">
          <table:table-cell office:value-type="float" office:value="22">
            <text:p>22</text:p>
          </table:table-cell>
          <table:table-cell office:value-type="float" office:value="334.4">
            <text:p>334,4</text:p>
          </table:table-cell>
          <table:table-cell office:value-type="float" office:value="341">
            <text:p>341</text:p>
          </table:table-cell>
          <table:table-cell office:value-type="float" office:value="334.4">
            <text:p>334,4</text:p>
          </table:table-cell>
          <table:table-cell office:value-type="float" office:value="341">
            <text:p>341</text:p>
          </table:table-cell>
          <table:table-cell table:number-columns-repeated="1019"/>
        </table:table-row>
        <table:table-row table:style-name="ro1">
          <table:table-cell office:value-type="float" office:value="23">
            <text:p>23</text:p>
          </table:table-cell>
          <table:table-cell office:value-type="float" office:value="349.6">
            <text:p>349,6</text:p>
          </table:table-cell>
          <table:table-cell office:value-type="float" office:value="356.5">
            <text:p>356,5</text:p>
          </table:table-cell>
          <table:table-cell office:value-type="float" office:value="349.6">
            <text:p>349,6</text:p>
          </table:table-cell>
          <table:table-cell office:value-type="float" office:value="356.5">
            <text:p>356,5</text:p>
          </table:table-cell>
          <table:table-cell table:number-columns-repeated="1019"/>
        </table:table-row>
        <table:table-row table:style-name="ro1">
          <table:table-cell office:value-type="float" office:value="24">
            <text:p>24</text:p>
          </table:table-cell>
          <table:table-cell office:value-type="float" office:value="364.8">
            <text:p>364,8</text:p>
          </table:table-cell>
          <table:table-cell office:value-type="float" office:value="372">
            <text:p>372</text:p>
          </table:table-cell>
          <table:table-cell office:value-type="float" office:value="364.8">
            <text:p>364,8</text:p>
          </table:table-cell>
          <table:table-cell office:value-type="float" office:value="372">
            <text:p>372</text:p>
          </table:table-cell>
          <table:table-cell table:number-columns-repeated="1019"/>
        </table:table-row>
        <table:table-row table:style-name="ro1">
          <table:table-cell office:value-type="float" office:value="25">
            <text:p>25</text:p>
          </table:table-cell>
          <table:table-cell office:value-type="float" office:value="380">
            <text:p>380</text:p>
          </table:table-cell>
          <table:table-cell office:value-type="float" office:value="387.5">
            <text:p>387,5</text:p>
          </table:table-cell>
          <table:table-cell office:value-type="float" office:value="380">
            <text:p>380</text:p>
          </table:table-cell>
          <table:table-cell office:value-type="float" office:value="387.5">
            <text:p>387,5</text:p>
          </table:table-cell>
          <table:table-cell table:number-columns-repeated="1019"/>
        </table:table-row>
        <table:table-row table:style-name="ro1">
          <table:table-cell office:value-type="float" office:value="26">
            <text:p>26</text:p>
          </table:table-cell>
          <table:table-cell office:value-type="float" office:value="395.2">
            <text:p>395,2</text:p>
          </table:table-cell>
          <table:table-cell office:value-type="float" office:value="403">
            <text:p>403</text:p>
          </table:table-cell>
          <table:table-cell office:value-type="float" office:value="395.2">
            <text:p>395,2</text:p>
          </table:table-cell>
          <table:table-cell office:value-type="float" office:value="403">
            <text:p>403</text:p>
          </table:table-cell>
          <table:table-cell table:number-columns-repeated="1019"/>
        </table:table-row>
        <table:table-row table:style-name="ro1">
          <table:table-cell office:value-type="float" office:value="27">
            <text:p>27</text:p>
          </table:table-cell>
          <table:table-cell office:value-type="float" office:value="410.4">
            <text:p>410,4</text:p>
          </table:table-cell>
          <table:table-cell office:value-type="float" office:value="418.5">
            <text:p>418,5</text:p>
          </table:table-cell>
          <table:table-cell office:value-type="float" office:value="410.4">
            <text:p>410,4</text:p>
          </table:table-cell>
          <table:table-cell office:value-type="float" office:value="418.5">
            <text:p>418,5</text:p>
          </table:table-cell>
          <table:table-cell table:number-columns-repeated="1019"/>
        </table:table-row>
        <table:table-row table:style-name="ro1">
          <table:table-cell office:value-type="float" office:value="28">
            <text:p>28</text:p>
          </table:table-cell>
          <table:table-cell office:value-type="float" office:value="425.6">
            <text:p>425,6</text:p>
          </table:table-cell>
          <table:table-cell office:value-type="float" office:value="434">
            <text:p>434</text:p>
          </table:table-cell>
          <table:table-cell office:value-type="float" office:value="425.6">
            <text:p>425,6</text:p>
          </table:table-cell>
          <table:table-cell office:value-type="float" office:value="434">
            <text:p>434</text:p>
          </table:table-cell>
          <table:table-cell table:number-columns-repeated="1019"/>
        </table:table-row>
        <table:table-row table:style-name="ro1">
          <table:table-cell office:value-type="float" office:value="29">
            <text:p>29</text:p>
          </table:table-cell>
          <table:table-cell office:value-type="float" office:value="440.8">
            <text:p>440,8</text:p>
          </table:table-cell>
          <table:table-cell office:value-type="float" office:value="449.5">
            <text:p>449,5</text:p>
          </table:table-cell>
          <table:table-cell office:value-type="float" office:value="440.8">
            <text:p>440,8</text:p>
          </table:table-cell>
          <table:table-cell office:value-type="float" office:value="449.5">
            <text:p>449,5</text:p>
          </table:table-cell>
          <table:table-cell table:number-columns-repeated="1019"/>
        </table:table-row>
        <table:table-row table:style-name="ro1">
          <table:table-cell office:value-type="float" office:value="30">
            <text:p>30</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31">
            <text:p>31</text:p>
          </table:table-cell>
          <table:table-cell office:value-type="float" office:value="471.2">
            <text:p>471,2</text:p>
          </table:table-cell>
          <table:table-cell office:value-type="float" office:value="480.5">
            <text:p>480,5</text:p>
          </table:table-cell>
          <table:table-cell office:value-type="float" office:value="471.2">
            <text:p>471,2</text:p>
          </table:table-cell>
          <table:table-cell office:value-type="float" office:value="480.5">
            <text:p>480,5</text:p>
          </table:table-cell>
          <table:table-cell table:number-columns-repeated="1019"/>
        </table:table-row>
        <table:table-row table:style-name="ro1">
          <table:table-cell office:value-type="float" office:value="32">
            <text:p>32</text:p>
          </table:table-cell>
          <table:table-cell office:value-type="float" office:value="486.4">
            <text:p>486,4</text:p>
          </table:table-cell>
          <table:table-cell office:value-type="float" office:value="496">
            <text:p>496</text:p>
          </table:table-cell>
          <table:table-cell office:value-type="float" office:value="486.4">
            <text:p>486,4</text:p>
          </table:table-cell>
          <table:table-cell office:value-type="float" office:value="496">
            <text:p>496</text:p>
          </table:table-cell>
          <table:table-cell table:number-columns-repeated="1019"/>
        </table:table-row>
        <table:table-row table:style-name="ro1">
          <table:table-cell office:value-type="float" office:value="33">
            <text:p>33</text:p>
          </table:table-cell>
          <table:table-cell office:value-type="float" office:value="501.6">
            <text:p>501,6</text:p>
          </table:table-cell>
          <table:table-cell office:value-type="float" office:value="511.5">
            <text:p>511,5</text:p>
          </table:table-cell>
          <table:table-cell office:value-type="float" office:value="501.6">
            <text:p>501,6</text:p>
          </table:table-cell>
          <table:table-cell office:value-type="float" office:value="511.5">
            <text:p>511,5</text:p>
          </table:table-cell>
          <table:table-cell table:number-columns-repeated="1019"/>
        </table:table-row>
        <table:table-row table:style-name="ro1">
          <table:table-cell office:value-type="float" office:value="34">
            <text:p>34</text:p>
          </table:table-cell>
          <table:table-cell office:value-type="float" office:value="516.8">
            <text:p>516,8</text:p>
          </table:table-cell>
          <table:table-cell office:value-type="float" office:value="527">
            <text:p>527</text:p>
          </table:table-cell>
          <table:table-cell office:value-type="float" office:value="516.8">
            <text:p>516,8</text:p>
          </table:table-cell>
          <table:table-cell office:value-type="float" office:value="527">
            <text:p>527</text:p>
          </table:table-cell>
          <table:table-cell table:number-columns-repeated="1019"/>
        </table:table-row>
        <table:table-row table:style-name="ro1">
          <table:table-cell office:value-type="float" office:value="35">
            <text:p>35</text:p>
          </table:table-cell>
          <table:table-cell office:value-type="float" office:value="532">
            <text:p>532</text:p>
          </table:table-cell>
          <table:table-cell office:value-type="float" office:value="542.5">
            <text:p>542,5</text:p>
          </table:table-cell>
          <table:table-cell office:value-type="float" office:value="532">
            <text:p>532</text:p>
          </table:table-cell>
          <table:table-cell office:value-type="float" office:value="542.5">
            <text:p>542,5</text:p>
          </table:table-cell>
          <table:table-cell table:number-columns-repeated="1019"/>
        </table:table-row>
        <table:table-row table:style-name="ro1">
          <table:table-cell office:value-type="float" office:value="36">
            <text:p>36</text:p>
          </table:table-cell>
          <table:table-cell office:value-type="float" office:value="547.2">
            <text:p>547,2</text:p>
          </table:table-cell>
          <table:table-cell office:value-type="float" office:value="558">
            <text:p>558</text:p>
          </table:table-cell>
          <table:table-cell office:value-type="float" office:value="547.2">
            <text:p>547,2</text:p>
          </table:table-cell>
          <table:table-cell office:value-type="float" office:value="558">
            <text:p>558</text:p>
          </table:table-cell>
          <table:table-cell table:number-columns-repeated="1019"/>
        </table:table-row>
        <table:table-row table:style-name="ro1">
          <table:table-cell office:value-type="float" office:value="37">
            <text:p>37</text:p>
          </table:table-cell>
          <table:table-cell office:value-type="float" office:value="562.4">
            <text:p>562,4</text:p>
          </table:table-cell>
          <table:table-cell office:value-type="float" office:value="573.5">
            <text:p>573,5</text:p>
          </table:table-cell>
          <table:table-cell office:value-type="float" office:value="562.4">
            <text:p>562,4</text:p>
          </table:table-cell>
          <table:table-cell office:value-type="float" office:value="573.5">
            <text:p>573,5</text:p>
          </table:table-cell>
          <table:table-cell table:number-columns-repeated="1019"/>
        </table:table-row>
        <table:table-row table:style-name="ro1">
          <table:table-cell office:value-type="float" office:value="38">
            <text:p>38</text:p>
          </table:table-cell>
          <table:table-cell office:value-type="float" office:value="577.6">
            <text:p>577,6</text:p>
          </table:table-cell>
          <table:table-cell office:value-type="float" office:value="589">
            <text:p>589</text:p>
          </table:table-cell>
          <table:table-cell office:value-type="float" office:value="577.6">
            <text:p>577,6</text:p>
          </table:table-cell>
          <table:table-cell office:value-type="float" office:value="589">
            <text:p>589</text:p>
          </table:table-cell>
          <table:table-cell table:number-columns-repeated="1019"/>
        </table:table-row>
        <table:table-row table:style-name="ro1">
          <table:table-cell office:value-type="float" office:value="39">
            <text:p>39</text:p>
          </table:table-cell>
          <table:table-cell office:value-type="float" office:value="592.8">
            <text:p>592,8</text:p>
          </table:table-cell>
          <table:table-cell office:value-type="float" office:value="604.5">
            <text:p>604,5</text:p>
          </table:table-cell>
          <table:table-cell office:value-type="float" office:value="592.8">
            <text:p>592,8</text:p>
          </table:table-cell>
          <table:table-cell office:value-type="float" office:value="604.5">
            <text:p>604,5</text:p>
          </table:table-cell>
          <table:table-cell table:number-columns-repeated="1019"/>
        </table:table-row>
        <table:table-row table:style-name="ro1">
          <table:table-cell office:value-type="float" office:value="40">
            <text:p>40</text:p>
          </table:table-cell>
          <table:table-cell office:value-type="float" office:value="608">
            <text:p>608</text:p>
          </table:table-cell>
          <table:table-cell office:value-type="float" office:value="620">
            <text:p>620</text:p>
          </table:table-cell>
          <table:table-cell office:value-type="float" office:value="608">
            <text:p>608</text:p>
          </table:table-cell>
          <table:table-cell office:value-type="float" office:value="620">
            <text:p>620</text:p>
          </table:table-cell>
          <table:table-cell table:number-columns-repeated="1019"/>
        </table:table-row>
        <table:table-row table:style-name="ro1">
          <table:table-cell office:value-type="float" office:value="41">
            <text:p>41</text:p>
          </table:table-cell>
          <table:table-cell office:value-type="float" office:value="623.2">
            <text:p>623,2</text:p>
          </table:table-cell>
          <table:table-cell office:value-type="float" office:value="635.5">
            <text:p>635,5</text:p>
          </table:table-cell>
          <table:table-cell office:value-type="float" office:value="623.2">
            <text:p>623,2</text:p>
          </table:table-cell>
          <table:table-cell office:value-type="float" office:value="635.5">
            <text:p>635,5</text:p>
          </table:table-cell>
          <table:table-cell table:number-columns-repeated="1019"/>
        </table:table-row>
        <table:table-row table:style-name="ro1">
          <table:table-cell office:value-type="float" office:value="42">
            <text:p>42</text:p>
          </table:table-cell>
          <table:table-cell office:value-type="float" office:value="638.4">
            <text:p>638,4</text:p>
          </table:table-cell>
          <table:table-cell office:value-type="float" office:value="651">
            <text:p>651</text:p>
          </table:table-cell>
          <table:table-cell office:value-type="float" office:value="638.4">
            <text:p>638,4</text:p>
          </table:table-cell>
          <table:table-cell office:value-type="float" office:value="651">
            <text:p>651</text:p>
          </table:table-cell>
          <table:table-cell table:number-columns-repeated="1019"/>
        </table:table-row>
        <table:table-row table:style-name="ro1">
          <table:table-cell office:value-type="float" office:value="43">
            <text:p>43</text:p>
          </table:table-cell>
          <table:table-cell office:value-type="float" office:value="653.6">
            <text:p>653,6</text:p>
          </table:table-cell>
          <table:table-cell office:value-type="float" office:value="666.5">
            <text:p>666,5</text:p>
          </table:table-cell>
          <table:table-cell office:value-type="float" office:value="653.6">
            <text:p>653,6</text:p>
          </table:table-cell>
          <table:table-cell office:value-type="float" office:value="666.5">
            <text:p>666,5</text:p>
          </table:table-cell>
          <table:table-cell table:number-columns-repeated="1019"/>
        </table:table-row>
        <table:table-row table:style-name="ro1">
          <table:table-cell office:value-type="float" office:value="44">
            <text:p>44</text:p>
          </table:table-cell>
          <table:table-cell office:value-type="float" office:value="668.8">
            <text:p>668,8</text:p>
          </table:table-cell>
          <table:table-cell office:value-type="float" office:value="682">
            <text:p>682</text:p>
          </table:table-cell>
          <table:table-cell office:value-type="float" office:value="668.8">
            <text:p>668,8</text:p>
          </table:table-cell>
          <table:table-cell office:value-type="float" office:value="682">
            <text:p>682</text:p>
          </table:table-cell>
          <table:table-cell table:number-columns-repeated="1019"/>
        </table:table-row>
        <table:table-row table:style-name="ro1">
          <table:table-cell office:value-type="float" office:value="45">
            <text:p>45</text:p>
          </table:table-cell>
          <table:table-cell office:value-type="float" office:value="684">
            <text:p>684</text:p>
          </table:table-cell>
          <table:table-cell office:value-type="float" office:value="697.5">
            <text:p>697,5</text:p>
          </table:table-cell>
          <table:table-cell office:value-type="float" office:value="684">
            <text:p>684</text:p>
          </table:table-cell>
          <table:table-cell office:value-type="float" office:value="697.5">
            <text:p>697,5</text:p>
          </table:table-cell>
          <table:table-cell table:number-columns-repeated="1019"/>
        </table:table-row>
        <table:table-row table:style-name="ro1">
          <table:table-cell office:value-type="float" office:value="46">
            <text:p>46</text:p>
          </table:table-cell>
          <table:table-cell office:value-type="float" office:value="699.2">
            <text:p>699,2</text:p>
          </table:table-cell>
          <table:table-cell office:value-type="float" office:value="713">
            <text:p>713</text:p>
          </table:table-cell>
          <table:table-cell office:value-type="float" office:value="699.2">
            <text:p>699,2</text:p>
          </table:table-cell>
          <table:table-cell office:value-type="float" office:value="713">
            <text:p>713</text:p>
          </table:table-cell>
          <table:table-cell table:number-columns-repeated="1019"/>
        </table:table-row>
        <table:table-row table:style-name="ro1">
          <table:table-cell office:value-type="float" office:value="47">
            <text:p>47</text:p>
          </table:table-cell>
          <table:table-cell office:value-type="float" office:value="714.4">
            <text:p>714,4</text:p>
          </table:table-cell>
          <table:table-cell office:value-type="float" office:value="728.5">
            <text:p>728,5</text:p>
          </table:table-cell>
          <table:table-cell office:value-type="float" office:value="714.4">
            <text:p>714,4</text:p>
          </table:table-cell>
          <table:table-cell office:value-type="float" office:value="728.5">
            <text:p>728,5</text:p>
          </table:table-cell>
          <table:table-cell table:number-columns-repeated="1019"/>
        </table:table-row>
        <table:table-row table:style-name="ro1">
          <table:table-cell office:value-type="float" office:value="48">
            <text:p>48</text:p>
          </table:table-cell>
          <table:table-cell office:value-type="float" office:value="729.6">
            <text:p>729,6</text:p>
          </table:table-cell>
          <table:table-cell office:value-type="float" office:value="744">
            <text:p>744</text:p>
          </table:table-cell>
          <table:table-cell office:value-type="float" office:value="729.6">
            <text:p>729,6</text:p>
          </table:table-cell>
          <table:table-cell office:value-type="float" office:value="744">
            <text:p>744</text:p>
          </table:table-cell>
          <table:table-cell table:number-columns-repeated="1019"/>
        </table:table-row>
        <table:table-row table:style-name="ro1">
          <table:table-cell office:value-type="float" office:value="49">
            <text:p>49</text:p>
          </table:table-cell>
          <table:table-cell office:value-type="float" office:value="744.8">
            <text:p>744,8</text:p>
          </table:table-cell>
          <table:table-cell office:value-type="float" office:value="759.5">
            <text:p>759,5</text:p>
          </table:table-cell>
          <table:table-cell office:value-type="float" office:value="744.8">
            <text:p>744,8</text:p>
          </table:table-cell>
          <table:table-cell office:value-type="float" office:value="759.5">
            <text:p>759,5</text:p>
          </table:table-cell>
          <table:table-cell table:number-columns-repeated="1019"/>
        </table:table-row>
        <table:table-row table:style-name="ro1">
          <table:table-cell office:value-type="float" office:value="50">
            <text:p>50</text:p>
          </table:table-cell>
          <table:table-cell office:value-type="float" office:value="760">
            <text:p>760</text:p>
          </table:table-cell>
          <table:table-cell office:value-type="float" office:value="775">
            <text:p>775</text:p>
          </table:table-cell>
          <table:table-cell office:value-type="float" office:value="760">
            <text:p>760</text:p>
          </table:table-cell>
          <table:table-cell office:value-type="float" office:value="775">
            <text:p>775</text:p>
          </table:table-cell>
          <table:table-cell table:number-columns-repeated="1019"/>
        </table:table-row>
        <table:table-row table:style-name="ro1">
          <table:table-cell office:value-type="float" office:value="51">
            <text:p>51</text:p>
          </table:table-cell>
          <table:table-cell office:value-type="float" office:value="775.2">
            <text:p>775,2</text:p>
          </table:table-cell>
          <table:table-cell office:value-type="float" office:value="790.5">
            <text:p>790,5</text:p>
          </table:table-cell>
          <table:table-cell office:value-type="float" office:value="775.2">
            <text:p>775,2</text:p>
          </table:table-cell>
          <table:table-cell office:value-type="float" office:value="790.5">
            <text:p>790,5</text:p>
          </table:table-cell>
          <table:table-cell table:number-columns-repeated="1019"/>
        </table:table-row>
        <table:table-row table:style-name="ro1">
          <table:table-cell office:value-type="float" office:value="52">
            <text:p>52</text:p>
          </table:table-cell>
          <table:table-cell office:value-type="float" office:value="790.4">
            <text:p>790,4</text:p>
          </table:table-cell>
          <table:table-cell office:value-type="float" office:value="806">
            <text:p>806</text:p>
          </table:table-cell>
          <table:table-cell office:value-type="float" office:value="790.4">
            <text:p>790,4</text:p>
          </table:table-cell>
          <table:table-cell office:value-type="float" office:value="806">
            <text:p>806</text:p>
          </table:table-cell>
          <table:table-cell table:number-columns-repeated="1019"/>
        </table:table-row>
        <table:table-row table:style-name="ro1">
          <table:table-cell office:value-type="float" office:value="53">
            <text:p>53</text:p>
          </table:table-cell>
          <table:table-cell office:value-type="float" office:value="805.6">
            <text:p>805,6</text:p>
          </table:table-cell>
          <table:table-cell office:value-type="float" office:value="821.5">
            <text:p>821,5</text:p>
          </table:table-cell>
          <table:table-cell office:value-type="float" office:value="805.6">
            <text:p>805,6</text:p>
          </table:table-cell>
          <table:table-cell office:value-type="float" office:value="821.5">
            <text:p>821,5</text:p>
          </table:table-cell>
          <table:table-cell table:number-columns-repeated="1019"/>
        </table:table-row>
        <table:table-row table:style-name="ro1">
          <table:table-cell office:value-type="float" office:value="54">
            <text:p>54</text:p>
          </table:table-cell>
          <table:table-cell office:value-type="float" office:value="820.8">
            <text:p>820,8</text:p>
          </table:table-cell>
          <table:table-cell office:value-type="float" office:value="837">
            <text:p>837</text:p>
          </table:table-cell>
          <table:table-cell office:value-type="float" office:value="820.8">
            <text:p>820,8</text:p>
          </table:table-cell>
          <table:table-cell office:value-type="float" office:value="837">
            <text:p>837</text:p>
          </table:table-cell>
          <table:table-cell table:number-columns-repeated="1019"/>
        </table:table-row>
        <table:table-row table:style-name="ro1">
          <table:table-cell office:value-type="float" office:value="55">
            <text:p>55</text:p>
          </table:table-cell>
          <table:table-cell office:value-type="float" office:value="11">
            <text:p>11</text:p>
          </table:table-cell>
          <table:table-cell office:value-type="float" office:value="27.5">
            <text:p>27,5</text:p>
          </table:table-cell>
          <table:table-cell office:value-type="float" office:value="11">
            <text:p>11</text:p>
          </table:table-cell>
          <table:table-cell office:value-type="float" office:value="27.5">
            <text:p>27,5</text:p>
          </table:table-cell>
          <table:table-cell table:number-columns-repeated="1019"/>
        </table:table-row>
        <table:table-row table:style-name="ro1">
          <table:table-cell office:value-type="float" office:value="56">
            <text:p>56</text:p>
          </table:table-cell>
          <table:table-cell office:value-type="float" office:value="11.2">
            <text:p>11,2</text:p>
          </table:table-cell>
          <table:table-cell office:value-type="float" office:value="28">
            <text:p>28</text:p>
          </table:table-cell>
          <table:table-cell office:value-type="float" office:value="11.2">
            <text:p>11,2</text:p>
          </table:table-cell>
          <table:table-cell office:value-type="float" office:value="28">
            <text:p>28</text:p>
          </table:table-cell>
          <table:table-cell table:number-columns-repeated="1019"/>
        </table:table-row>
        <table:table-row table:style-name="ro1">
          <table:table-cell office:value-type="float" office:value="57">
            <text:p>57</text:p>
          </table:table-cell>
          <table:table-cell office:value-type="float" office:value="11.4">
            <text:p>11,4</text:p>
          </table:table-cell>
          <table:table-cell office:value-type="float" office:value="28.5">
            <text:p>28,5</text:p>
          </table:table-cell>
          <table:table-cell office:value-type="float" office:value="11.4">
            <text:p>11,4</text:p>
          </table:table-cell>
          <table:table-cell office:value-type="float" office:value="28.5">
            <text:p>28,5</text:p>
          </table:table-cell>
          <table:table-cell table:number-columns-repeated="1019"/>
        </table:table-row>
        <table:table-row table:style-name="ro1">
          <table:table-cell office:value-type="float" office:value="58">
            <text:p>58</text:p>
          </table:table-cell>
          <table:table-cell office:value-type="float" office:value="11.6">
            <text:p>11,6</text:p>
          </table:table-cell>
          <table:table-cell office:value-type="float" office:value="29">
            <text:p>29</text:p>
          </table:table-cell>
          <table:table-cell office:value-type="float" office:value="11.6">
            <text:p>11,6</text:p>
          </table:table-cell>
          <table:table-cell office:value-type="float" office:value="29">
            <text:p>29</text:p>
          </table:table-cell>
          <table:table-cell table:number-columns-repeated="1019"/>
        </table:table-row>
        <table:table-row table:style-name="ro1">
          <table:table-cell office:value-type="float" office:value="59">
            <text:p>59</text:p>
          </table:table-cell>
          <table:table-cell office:value-type="float" office:value="11.8">
            <text:p>11,8</text:p>
          </table:table-cell>
          <table:table-cell office:value-type="float" office:value="29.5">
            <text:p>29,5</text:p>
          </table:table-cell>
          <table:table-cell office:value-type="float" office:value="11.8">
            <text:p>11,8</text:p>
          </table:table-cell>
          <table:table-cell office:value-type="float" office:value="29.5">
            <text:p>29,5</text:p>
          </table:table-cell>
          <table:table-cell table:number-columns-repeated="1019"/>
        </table:table-row>
        <table:table-row table:style-name="ro1">
          <table:table-cell office:value-type="float" office:value="60">
            <text:p>60</text:p>
          </table:table-cell>
          <table:table-cell office:value-type="float" office:value="12">
            <text:p>12</text:p>
          </table:table-cell>
          <table:table-cell office:value-type="float" office:value="30">
            <text:p>30</text:p>
          </table:table-cell>
          <table:table-cell office:value-type="float" office:value="12">
            <text:p>12</text:p>
          </table:table-cell>
          <table:table-cell office:value-type="float" office:value="30">
            <text:p>30</text:p>
          </table:table-cell>
          <table:table-cell table:number-columns-repeated="1019"/>
        </table:table-row>
        <table:table-row table:style-name="ro1">
          <table:table-cell office:value-type="float" office:value="61">
            <text:p>61</text:p>
          </table:table-cell>
          <table:table-cell office:value-type="float" office:value="12.2">
            <text:p>12,2</text:p>
          </table:table-cell>
          <table:table-cell office:value-type="float" office:value="30.5">
            <text:p>30,5</text:p>
          </table:table-cell>
          <table:table-cell office:value-type="float" office:value="12.2">
            <text:p>12,2</text:p>
          </table:table-cell>
          <table:table-cell office:value-type="float" office:value="30.5">
            <text:p>30,5</text:p>
          </table:table-cell>
          <table:table-cell table:number-columns-repeated="1019"/>
        </table:table-row>
        <table:table-row table:style-name="ro1">
          <table:table-cell office:value-type="float" office:value="62">
            <text:p>62</text:p>
          </table:table-cell>
          <table:table-cell office:value-type="float" office:value="12.4">
            <text:p>12,4</text:p>
          </table:table-cell>
          <table:table-cell office:value-type="float" office:value="31">
            <text:p>31</text:p>
          </table:table-cell>
          <table:table-cell office:value-type="float" office:value="12.4">
            <text:p>12,4</text:p>
          </table:table-cell>
          <table:table-cell office:value-type="float" office:value="31">
            <text:p>31</text:p>
          </table:table-cell>
          <table:table-cell table:number-columns-repeated="1019"/>
        </table:table-row>
        <table:table-row table:style-name="ro1">
          <table:table-cell office:value-type="float" office:value="63">
            <text:p>63</text:p>
          </table:table-cell>
          <table:table-cell office:value-type="float" office:value="12.6">
            <text:p>12,6</text:p>
          </table:table-cell>
          <table:table-cell office:value-type="float" office:value="31.5">
            <text:p>31,5</text:p>
          </table:table-cell>
          <table:table-cell office:value-type="float" office:value="12.6">
            <text:p>12,6</text:p>
          </table:table-cell>
          <table:table-cell office:value-type="float" office:value="31.5">
            <text:p>31,5</text:p>
          </table:table-cell>
          <table:table-cell table:number-columns-repeated="1019"/>
        </table:table-row>
        <table:table-row table:style-name="ro1">
          <table:table-cell office:value-type="float" office:value="64">
            <text:p>64</text:p>
          </table:table-cell>
          <table:table-cell office:value-type="float" office:value="12.8">
            <text:p>12,8</text:p>
          </table:table-cell>
          <table:table-cell office:value-type="float" office:value="32">
            <text:p>32</text:p>
          </table:table-cell>
          <table:table-cell office:value-type="float" office:value="12.8">
            <text:p>12,8</text:p>
          </table:table-cell>
          <table:table-cell office:value-type="float" office:value="32">
            <text:p>32</text:p>
          </table:table-cell>
          <table:table-cell table:number-columns-repeated="1019"/>
        </table:table-row>
        <table:table-row table:style-name="ro1">
          <table:table-cell office:value-type="float" office:value="65">
            <text:p>65</text:p>
          </table:table-cell>
          <table:table-cell office:value-type="float" office:value="13">
            <text:p>13</text:p>
          </table:table-cell>
          <table:table-cell office:value-type="float" office:value="32.5">
            <text:p>32,5</text:p>
          </table:table-cell>
          <table:table-cell office:value-type="float" office:value="13">
            <text:p>13</text:p>
          </table:table-cell>
          <table:table-cell office:value-type="float" office:value="32.5">
            <text:p>32,5</text:p>
          </table:table-cell>
          <table:table-cell table:number-columns-repeated="1019"/>
        </table:table-row>
        <table:table-row table:style-name="ro1">
          <table:table-cell office:value-type="float" office:value="66">
            <text:p>66</text:p>
          </table:table-cell>
          <table:table-cell office:value-type="float" office:value="13.2">
            <text:p>13,2</text:p>
          </table:table-cell>
          <table:table-cell office:value-type="float" office:value="33">
            <text:p>33</text:p>
          </table:table-cell>
          <table:table-cell office:value-type="float" office:value="13.2">
            <text:p>13,2</text:p>
          </table:table-cell>
          <table:table-cell office:value-type="float" office:value="33">
            <text:p>33</text:p>
          </table:table-cell>
          <table:table-cell table:number-columns-repeated="1019"/>
        </table:table-row>
        <table:table-row table:style-name="ro1">
          <table:table-cell office:value-type="float" office:value="67">
            <text:p>67</text:p>
          </table:table-cell>
          <table:table-cell office:value-type="float" office:value="13.4">
            <text:p>13,4</text:p>
          </table:table-cell>
          <table:table-cell office:value-type="float" office:value="33.5">
            <text:p>33,5</text:p>
          </table:table-cell>
          <table:table-cell office:value-type="float" office:value="13.4">
            <text:p>13,4</text:p>
          </table:table-cell>
          <table:table-cell office:value-type="float" office:value="33.5">
            <text:p>33,5</text:p>
          </table:table-cell>
          <table:table-cell table:number-columns-repeated="1019"/>
        </table:table-row>
        <table:table-row table:style-name="ro1">
          <table:table-cell office:value-type="float" office:value="68">
            <text:p>68</text:p>
          </table:table-cell>
          <table:table-cell office:value-type="float" office:value="13.6">
            <text:p>13,6</text:p>
          </table:table-cell>
          <table:table-cell office:value-type="float" office:value="34">
            <text:p>34</text:p>
          </table:table-cell>
          <table:table-cell office:value-type="float" office:value="13.6">
            <text:p>13,6</text:p>
          </table:table-cell>
          <table:table-cell office:value-type="float" office:value="34">
            <text:p>34</text:p>
          </table:table-cell>
          <table:table-cell table:number-columns-repeated="1019"/>
        </table:table-row>
        <table:table-row table:style-name="ro1">
          <table:table-cell office:value-type="float" office:value="69">
            <text:p>69</text:p>
          </table:table-cell>
          <table:table-cell office:value-type="float" office:value="13.8">
            <text:p>13,8</text:p>
          </table:table-cell>
          <table:table-cell office:value-type="float" office:value="34.5">
            <text:p>34,5</text:p>
          </table:table-cell>
          <table:table-cell office:value-type="float" office:value="13.8">
            <text:p>13,8</text:p>
          </table:table-cell>
          <table:table-cell office:value-type="float" office:value="34.5">
            <text:p>34,5</text:p>
          </table:table-cell>
          <table:table-cell table:number-columns-repeated="1019"/>
        </table:table-row>
        <table:table-row table:style-name="ro1">
          <table:table-cell office:value-type="float" office:value="70">
            <text:p>70</text:p>
          </table:table-cell>
          <table:table-cell office:value-type="float" office:value="14">
            <text:p>14</text:p>
          </table:table-cell>
          <table:table-cell office:value-type="float" office:value="35">
            <text:p>35</text:p>
          </table:table-cell>
          <table:table-cell office:value-type="float" office:value="14">
            <text:p>14</text:p>
          </table:table-cell>
          <table:table-cell office:value-type="float" office:value="35">
            <text:p>35</text:p>
          </table:table-cell>
          <table:table-cell table:number-columns-repeated="1019"/>
        </table:table-row>
        <table:table-row table:style-name="ro1">
          <table:table-cell office:value-type="float" office:value="71">
            <text:p>71</text:p>
          </table:table-cell>
          <table:table-cell office:value-type="float" office:value="14.2">
            <text:p>14,2</text:p>
          </table:table-cell>
          <table:table-cell office:value-type="float" office:value="35.5">
            <text:p>35,5</text:p>
          </table:table-cell>
          <table:table-cell office:value-type="float" office:value="14.2">
            <text:p>14,2</text:p>
          </table:table-cell>
          <table:table-cell office:value-type="float" office:value="35.5">
            <text:p>35,5</text:p>
          </table:table-cell>
          <table:table-cell table:number-columns-repeated="1019"/>
        </table:table-row>
        <table:table-row table:style-name="ro1">
          <table:table-cell office:value-type="float" office:value="72">
            <text:p>72</text:p>
          </table:table-cell>
          <table:table-cell office:value-type="float" office:value="14.4">
            <text:p>14,4</text:p>
          </table:table-cell>
          <table:table-cell office:value-type="float" office:value="36">
            <text:p>36</text:p>
          </table:table-cell>
          <table:table-cell office:value-type="float" office:value="14.4">
            <text:p>14,4</text:p>
          </table:table-cell>
          <table:table-cell office:value-type="float" office:value="36">
            <text:p>36</text:p>
          </table:table-cell>
          <table:table-cell table:number-columns-repeated="1019"/>
        </table:table-row>
        <table:table-row table:style-name="ro1">
          <table:table-cell office:value-type="float" office:value="73">
            <text:p>73</text:p>
          </table:table-cell>
          <table:table-cell office:value-type="float" office:value="14.6">
            <text:p>14,6</text:p>
          </table:table-cell>
          <table:table-cell office:value-type="float" office:value="36.5">
            <text:p>36,5</text:p>
          </table:table-cell>
          <table:table-cell office:value-type="float" office:value="14.6">
            <text:p>14,6</text:p>
          </table:table-cell>
          <table:table-cell office:value-type="float" office:value="36.5">
            <text:p>36,5</text:p>
          </table:table-cell>
          <table:table-cell table:number-columns-repeated="1019"/>
        </table:table-row>
        <table:table-row table:style-name="ro1">
          <table:table-cell office:value-type="float" office:value="74">
            <text:p>74</text:p>
          </table:table-cell>
          <table:table-cell office:value-type="float" office:value="14.8">
            <text:p>14,8</text:p>
          </table:table-cell>
          <table:table-cell office:value-type="float" office:value="37">
            <text:p>37</text:p>
          </table:table-cell>
          <table:table-cell office:value-type="float" office:value="14.8">
            <text:p>14,8</text:p>
          </table:table-cell>
          <table:table-cell office:value-type="float" office:value="37">
            <text:p>37</text:p>
          </table:table-cell>
          <table:table-cell table:number-columns-repeated="1019"/>
        </table:table-row>
        <table:table-row table:style-name="ro1">
          <table:table-cell office:value-type="float" office:value="75">
            <text:p>75</text:p>
          </table:table-cell>
          <table:table-cell office:value-type="float" office:value="15">
            <text:p>15</text:p>
          </table:table-cell>
          <table:table-cell office:value-type="float" office:value="37.5">
            <text:p>37,5</text:p>
          </table:table-cell>
          <table:table-cell office:value-type="float" office:value="15">
            <text:p>15</text:p>
          </table:table-cell>
          <table:table-cell office:value-type="float" office:value="37.5">
            <text:p>37,5</text:p>
          </table:table-cell>
          <table:table-cell table:number-columns-repeated="1019"/>
        </table:table-row>
        <table:table-row table:style-name="ro1">
          <table:table-cell office:value-type="float" office:value="76">
            <text:p>76</text:p>
          </table:table-cell>
          <table:table-cell office:value-type="float" office:value="15.2">
            <text:p>15,2</text:p>
          </table:table-cell>
          <table:table-cell office:value-type="float" office:value="38">
            <text:p>38</text:p>
          </table:table-cell>
          <table:table-cell office:value-type="float" office:value="15.2">
            <text:p>15,2</text:p>
          </table:table-cell>
          <table:table-cell office:value-type="float" office:value="38">
            <text:p>38</text:p>
          </table:table-cell>
          <table:table-cell table:number-columns-repeated="1019"/>
        </table:table-row>
        <table:table-row table:style-name="ro1">
          <table:table-cell office:value-type="float" office:value="77">
            <text:p>77</text:p>
          </table:table-cell>
          <table:table-cell office:value-type="float" office:value="15.4">
            <text:p>15,4</text:p>
          </table:table-cell>
          <table:table-cell office:value-type="float" office:value="38.5">
            <text:p>38,5</text:p>
          </table:table-cell>
          <table:table-cell office:value-type="float" office:value="15.4">
            <text:p>15,4</text:p>
          </table:table-cell>
          <table:table-cell office:value-type="float" office:value="38.5">
            <text:p>38,5</text:p>
          </table:table-cell>
          <table:table-cell table:number-columns-repeated="1019"/>
        </table:table-row>
        <table:table-row table:style-name="ro1">
          <table:table-cell office:value-type="float" office:value="78">
            <text:p>78</text:p>
          </table:table-cell>
          <table:table-cell office:value-type="float" office:value="15.6">
            <text:p>15,6</text:p>
          </table:table-cell>
          <table:table-cell office:value-type="float" office:value="39">
            <text:p>39</text:p>
          </table:table-cell>
          <table:table-cell office:value-type="float" office:value="15.6">
            <text:p>15,6</text:p>
          </table:table-cell>
          <table:table-cell office:value-type="float" office:value="39">
            <text:p>39</text:p>
          </table:table-cell>
          <table:table-cell table:number-columns-repeated="1019"/>
        </table:table-row>
        <table:table-row table:style-name="ro1">
          <table:table-cell office:value-type="float" office:value="79">
            <text:p>79</text:p>
          </table:table-cell>
          <table:table-cell office:value-type="float" office:value="15.8">
            <text:p>15,8</text:p>
          </table:table-cell>
          <table:table-cell office:value-type="float" office:value="39.5">
            <text:p>39,5</text:p>
          </table:table-cell>
          <table:table-cell office:value-type="float" office:value="15.8">
            <text:p>15,8</text:p>
          </table:table-cell>
          <table:table-cell office:value-type="float" office:value="39.5">
            <text:p>39,5</text:p>
          </table:table-cell>
          <table:table-cell table:number-columns-repeated="1019"/>
        </table:table-row>
        <table:table-row table:style-name="ro1">
          <table:table-cell office:value-type="float" office:value="80">
            <text:p>80</text:p>
          </table:table-cell>
          <table:table-cell office:value-type="float" office:value="16">
            <text:p>16</text:p>
          </table:table-cell>
          <table:table-cell office:value-type="float" office:value="40">
            <text:p>40</text:p>
          </table:table-cell>
          <table:table-cell office:value-type="float" office:value="16">
            <text:p>16</text:p>
          </table:table-cell>
          <table:table-cell office:value-type="float" office:value="40">
            <text:p>40</text:p>
          </table:table-cell>
          <table:table-cell table:number-columns-repeated="1019"/>
        </table:table-row>
        <table:table-row table:style-name="ro1">
          <table:table-cell office:value-type="float" office:value="81">
            <text:p>81</text:p>
          </table:table-cell>
          <table:table-cell office:value-type="float" office:value="16.2">
            <text:p>16,2</text:p>
          </table:table-cell>
          <table:table-cell office:value-type="float" office:value="40.5">
            <text:p>40,5</text:p>
          </table:table-cell>
          <table:table-cell office:value-type="float" office:value="16.2">
            <text:p>16,2</text:p>
          </table:table-cell>
          <table:table-cell office:value-type="float" office:value="40.5">
            <text:p>40,5</text:p>
          </table:table-cell>
          <table:table-cell table:number-columns-repeated="1019"/>
        </table:table-row>
        <table:table-row table:style-name="ro1">
          <table:table-cell office:value-type="float" office:value="82">
            <text:p>82</text:p>
          </table:table-cell>
          <table:table-cell office:value-type="float" office:value="16.4">
            <text:p>16,4</text:p>
          </table:table-cell>
          <table:table-cell office:value-type="float" office:value="41">
            <text:p>41</text:p>
          </table:table-cell>
          <table:table-cell office:value-type="float" office:value="16.4">
            <text:p>16,4</text:p>
          </table:table-cell>
          <table:table-cell office:value-type="float" office:value="41">
            <text:p>41</text:p>
          </table:table-cell>
          <table:table-cell table:number-columns-repeated="1019"/>
        </table:table-row>
        <table:table-row table:style-name="ro1">
          <table:table-cell office:value-type="float" office:value="83">
            <text:p>83</text:p>
          </table:table-cell>
          <table:table-cell office:value-type="float" office:value="16.6">
            <text:p>16,6</text:p>
          </table:table-cell>
          <table:table-cell office:value-type="float" office:value="41.5">
            <text:p>41,5</text:p>
          </table:table-cell>
          <table:table-cell office:value-type="float" office:value="16.6">
            <text:p>16,6</text:p>
          </table:table-cell>
          <table:table-cell office:value-type="float" office:value="41.5">
            <text:p>41,5</text:p>
          </table:table-cell>
          <table:table-cell table:number-columns-repeated="1019"/>
        </table:table-row>
        <table:table-row table:style-name="ro1">
          <table:table-cell office:value-type="float" office:value="84">
            <text:p>84</text:p>
          </table:table-cell>
          <table:table-cell office:value-type="float" office:value="16.8">
            <text:p>16,8</text:p>
          </table:table-cell>
          <table:table-cell office:value-type="float" office:value="42">
            <text:p>42</text:p>
          </table:table-cell>
          <table:table-cell office:value-type="float" office:value="16.8">
            <text:p>16,8</text:p>
          </table:table-cell>
          <table:table-cell office:value-type="float" office:value="42">
            <text:p>42</text:p>
          </table:table-cell>
          <table:table-cell table:number-columns-repeated="1019"/>
        </table:table-row>
        <table:table-row table:style-name="ro1">
          <table:table-cell office:value-type="float" office:value="85">
            <text:p>85</text:p>
          </table:table-cell>
          <table:table-cell office:value-type="float" office:value="17">
            <text:p>17</text:p>
          </table:table-cell>
          <table:table-cell office:value-type="float" office:value="42.5">
            <text:p>42,5</text:p>
          </table:table-cell>
          <table:table-cell office:value-type="float" office:value="17">
            <text:p>17</text:p>
          </table:table-cell>
          <table:table-cell office:value-type="float" office:value="42.5">
            <text:p>42,5</text:p>
          </table:table-cell>
          <table:table-cell table:number-columns-repeated="1019"/>
        </table:table-row>
        <table:table-row table:style-name="ro1">
          <table:table-cell office:value-type="float" office:value="86">
            <text:p>86</text:p>
          </table:table-cell>
          <table:table-cell office:value-type="float" office:value="17.2">
            <text:p>17,2</text:p>
          </table:table-cell>
          <table:table-cell office:value-type="float" office:value="43">
            <text:p>43</text:p>
          </table:table-cell>
          <table:table-cell office:value-type="float" office:value="17.2">
            <text:p>17,2</text:p>
          </table:table-cell>
          <table:table-cell office:value-type="float" office:value="43">
            <text:p>43</text:p>
          </table:table-cell>
          <table:table-cell table:number-columns-repeated="1019"/>
        </table:table-row>
        <table:table-row table:style-name="ro1">
          <table:table-cell office:value-type="float" office:value="87">
            <text:p>87</text:p>
          </table:table-cell>
          <table:table-cell office:value-type="float" office:value="17.4">
            <text:p>17,4</text:p>
          </table:table-cell>
          <table:table-cell office:value-type="float" office:value="43.5">
            <text:p>43,5</text:p>
          </table:table-cell>
          <table:table-cell office:value-type="float" office:value="17.4">
            <text:p>17,4</text:p>
          </table:table-cell>
          <table:table-cell office:value-type="float" office:value="43.5">
            <text:p>43,5</text:p>
          </table:table-cell>
          <table:table-cell table:number-columns-repeated="1019"/>
        </table:table-row>
        <table:table-row table:style-name="ro1">
          <table:table-cell office:value-type="float" office:value="88">
            <text:p>88</text:p>
          </table:table-cell>
          <table:table-cell office:value-type="float" office:value="17.6">
            <text:p>17,6</text:p>
          </table:table-cell>
          <table:table-cell office:value-type="float" office:value="44">
            <text:p>44</text:p>
          </table:table-cell>
          <table:table-cell office:value-type="float" office:value="17.6">
            <text:p>17,6</text:p>
          </table:table-cell>
          <table:table-cell office:value-type="float" office:value="44">
            <text:p>44</text:p>
          </table:table-cell>
          <table:table-cell table:number-columns-repeated="1019"/>
        </table:table-row>
        <table:table-row table:style-name="ro1">
          <table:table-cell office:value-type="float" office:value="89">
            <text:p>89</text:p>
          </table:table-cell>
          <table:table-cell office:value-type="float" office:value="17.8">
            <text:p>17,8</text:p>
          </table:table-cell>
          <table:table-cell office:value-type="float" office:value="0">
            <text:p>0</text:p>
          </table:table-cell>
          <table:table-cell office:value-type="float" office:value="17.8">
            <text:p>17,8</text:p>
          </table:table-cell>
          <table:table-cell office:value-type="float" office:value="0">
            <text:p>0</text:p>
          </table:table-cell>
          <table:table-cell table:number-columns-repeated="1019"/>
        </table:table-row>
        <table:table-row table:style-name="ro1">
          <table:table-cell office:value-type="float" office:value="90">
            <text:p>90</text:p>
          </table:table-cell>
          <table:table-cell office:value-type="float" office:value="18">
            <text:p>18</text:p>
          </table:table-cell>
          <table:table-cell office:value-type="float" office:value="0">
            <text:p>0</text:p>
          </table:table-cell>
          <table:table-cell office:value-type="float" office:value="18">
            <text:p>18</text:p>
          </table:table-cell>
          <table:table-cell office:value-type="float" office:value="0">
            <text:p>0</text:p>
          </table:table-cell>
          <table:table-cell table:number-columns-repeated="1019"/>
        </table:table-row>
        <table:table-row table:style-name="ro1" table:number-rows-repeated="65444">
          <table:table-cell table:number-columns-repeated="1024"/>
        </table:table-row>
        <table:table-row table:style-name="ro1">
          <table:table-cell table:number-columns-repeated="1024"/>
        </table:table-row>
      </table:table>
      <table:table table:name="ГРАФИК ТРАССЫ" table:style-name="ta1" table:print="false">
        <table:table-column table:style-name="co1" table:number-columns-repeated="2" table:default-cell-style-name="Default"/>
        <table:table-row table:style-name="ro1">
          <table:table-cell/>
          <table:table-cell>
            <draw:frame table:end-cell-address="'ГРАФИК ТРАССЫ'.H20" table:end-x="0.4157in" table:end-y="0.1571in" draw:z-index="0" draw:style-name="gr5" svg:width="5.713in" svg:height="3.4925in" svg:x="0.0366in" svg:y="0.0425in">
              <draw:object draw:notify-on-update-of-ranges="ТРАССА.A2:ТРАССА.A91 ТРАССА.B2:ТРАССА.B91 ТРАССА.A2:ТРАССА.A91 ТРАССА.C2:ТРАССА.C91" xlink:href="./Object 2" xlink:type="simple" xlink:show="embed" xlink:actuate="onLoad"/>
              <draw:image xlink:href="./ObjectReplacements/Object 2" xlink:type="simple" xlink:show="embed" xlink:actuate="onLoad"/>
            </draw:frame>
          </table:table-cell>
        </table:table-row>
      </table:table>
      <table:table table:name="ТРЕНИЕ_ШИН" table:style-name="ta1" table:print="false">
        <table:table-column table:style-name="co1" table:number-columns-repeated="3" table:default-cell-style-name="ce3"/>
        <table:table-column table:style-name="co21" table:default-cell-style-name="ce3"/>
        <table:table-column table:style-name="co28" table:number-columns-repeated="2" table:default-cell-style-name="ce3"/>
        <table:table-column table:style-name="co1" table:number-columns-repeated="1018" table:default-cell-style-name="ce3"/>
        <table:table-row table:style-name="ro1">
          <table:table-cell table:style-name="ce31" office:value-type="string">
            <text:p>шина мягче</text:p>
          </table:table-cell>
          <table:table-cell table:style-name="ce33" office:value-type="string">
            <text:p>шина тверже</text:p>
          </table:table-cell>
          <table:table-cell table:style-name="ce35" office:value-type="string">
            <text:p>одинаково</text:p>
          </table:table-cell>
          <table:table-cell table:number-columns-repeated="1021"/>
        </table:table-row>
        <table:table-row table:style-name="ro1">
          <table:table-cell table:style-name="ce32" office:value-type="string" table:number-columns-spanned="3" table:number-rows-spanned="1">
            <text:p>шероховатость поверхности</text:p>
          </table:table-cell>
          <table:covered-table-cell table:style-name="ce34"/>
          <table:covered-table-cell table:style-name="ce34"/>
          <table:table-cell table:style-name="ce34" table:number-columns-repeated="3"/>
          <table:table-cell table:number-columns-repeated="1018"/>
        </table:table-row>
        <table:table-row table:style-name="ro1">
          <table:table-cell table:style-name="ce31" office:value-type="string">
            <text:p>выше+шире</text:p>
          </table:table-cell>
          <table:table-cell table:style-name="ce33" office:value-type="string">
            <text:p>выше+шире</text:p>
          </table:table-cell>
          <table:table-cell table:style-name="ce36" office:value-type="string">
            <text:p>выше+шире</text:p>
          </table:table-cell>
          <table:table-cell table:style-name="ce31" office:value-type="float" office:value="1">
            <text:p>1</text:p>
          </table:table-cell>
          <table:table-cell table:style-name="ce33" office:value-type="float" office:value="10">
            <text:p>10</text:p>
          </table:table-cell>
          <table:table-cell table:style-name="ce35" office:value-type="float" office:value="19">
            <text:p>19</text:p>
          </table:table-cell>
          <table:table-cell table:number-columns-repeated="1018"/>
        </table:table-row>
        <table:table-row table:style-name="ro1">
          <table:table-cell table:style-name="ce31" office:value-type="string">
            <text:p>выше+уже</text:p>
          </table:table-cell>
          <table:table-cell table:style-name="ce33" office:value-type="string">
            <text:p>выше+уже</text:p>
          </table:table-cell>
          <table:table-cell table:style-name="ce36" office:value-type="string">
            <text:p>выше+уже</text:p>
          </table:table-cell>
          <table:table-cell table:style-name="ce31" office:value-type="float" office:value="2">
            <text:p>2</text:p>
          </table:table-cell>
          <table:table-cell table:style-name="ce33" office:value-type="float" office:value="11">
            <text:p>11</text:p>
          </table:table-cell>
          <table:table-cell table:style-name="ce35" office:value-type="float" office:value="20">
            <text:p>20</text:p>
          </table:table-cell>
          <table:table-cell table:number-columns-repeated="1018"/>
        </table:table-row>
        <table:table-row table:style-name="ro1">
          <table:table-cell table:style-name="ce31" office:value-type="string">
            <text:p>выше+ровно</text:p>
          </table:table-cell>
          <table:table-cell table:style-name="ce33" office:value-type="string">
            <text:p>выше+ровно</text:p>
          </table:table-cell>
          <table:table-cell table:style-name="ce36" office:value-type="string">
            <text:p>выше+ровно</text:p>
          </table:table-cell>
          <table:table-cell table:style-name="ce31" office:value-type="float" office:value="3">
            <text:p>3</text:p>
          </table:table-cell>
          <table:table-cell table:style-name="ce33" office:value-type="float" office:value="12">
            <text:p>12</text:p>
          </table:table-cell>
          <table:table-cell table:style-name="ce35" office:value-type="float" office:value="21">
            <text:p>21</text:p>
          </table:table-cell>
          <table:table-cell table:number-columns-repeated="1018"/>
        </table:table-row>
        <table:table-row table:style-name="ro1">
          <table:table-cell table:style-name="ce31" office:value-type="string">
            <text:p>ниже+шире</text:p>
          </table:table-cell>
          <table:table-cell table:style-name="ce33" office:value-type="string">
            <text:p>ниже+шире</text:p>
          </table:table-cell>
          <table:table-cell table:style-name="ce36" office:value-type="string">
            <text:p>ниже+шире</text:p>
          </table:table-cell>
          <table:table-cell table:style-name="ce31" office:value-type="float" office:value="4">
            <text:p>4</text:p>
          </table:table-cell>
          <table:table-cell table:style-name="ce33" office:value-type="float" office:value="13">
            <text:p>13</text:p>
          </table:table-cell>
          <table:table-cell table:style-name="ce35" office:value-type="float" office:value="22">
            <text:p>22</text:p>
          </table:table-cell>
          <table:table-cell table:number-columns-repeated="1018"/>
        </table:table-row>
        <table:table-row table:style-name="ro1">
          <table:table-cell table:style-name="ce31" office:value-type="string">
            <text:p>ниже+уже</text:p>
          </table:table-cell>
          <table:table-cell table:style-name="ce33" office:value-type="string">
            <text:p>ниже+уже</text:p>
          </table:table-cell>
          <table:table-cell table:style-name="ce36" office:value-type="string">
            <text:p>ниже+уже</text:p>
          </table:table-cell>
          <table:table-cell table:style-name="ce31" office:value-type="float" office:value="5">
            <text:p>5</text:p>
          </table:table-cell>
          <table:table-cell table:style-name="ce33" office:value-type="float" office:value="14">
            <text:p>14</text:p>
          </table:table-cell>
          <table:table-cell table:style-name="ce35" office:value-type="float" office:value="23">
            <text:p>23</text:p>
          </table:table-cell>
          <table:table-cell table:number-columns-repeated="1018"/>
        </table:table-row>
        <table:table-row table:style-name="ro1">
          <table:table-cell table:style-name="ce31" office:value-type="string">
            <text:p>ниже+ровно</text:p>
          </table:table-cell>
          <table:table-cell table:style-name="ce33" office:value-type="string">
            <text:p>ниже+ровно</text:p>
          </table:table-cell>
          <table:table-cell table:style-name="ce36" office:value-type="string">
            <text:p>ниже+ровно</text:p>
          </table:table-cell>
          <table:table-cell table:style-name="ce31" office:value-type="float" office:value="6">
            <text:p>6</text:p>
          </table:table-cell>
          <table:table-cell table:style-name="ce33" office:value-type="float" office:value="15">
            <text:p>15</text:p>
          </table:table-cell>
          <table:table-cell table:style-name="ce35" office:value-type="float" office:value="24">
            <text:p>24</text:p>
          </table:table-cell>
          <table:table-cell table:number-columns-repeated="1018"/>
        </table:table-row>
        <table:table-row table:style-name="ro1">
          <table:table-cell table:style-name="ce31" office:value-type="string">
            <text:p>ровно+шире</text:p>
          </table:table-cell>
          <table:table-cell table:style-name="ce33" office:value-type="string">
            <text:p>ровно+шире</text:p>
          </table:table-cell>
          <table:table-cell table:style-name="ce36" office:value-type="string">
            <text:p>ровно+шире</text:p>
          </table:table-cell>
          <table:table-cell table:style-name="ce31" office:value-type="float" office:value="7">
            <text:p>7</text:p>
          </table:table-cell>
          <table:table-cell table:style-name="ce33" office:value-type="float" office:value="16">
            <text:p>16</text:p>
          </table:table-cell>
          <table:table-cell table:style-name="ce35" office:value-type="float" office:value="25">
            <text:p>25</text:p>
          </table:table-cell>
          <table:table-cell table:number-columns-repeated="1018"/>
        </table:table-row>
        <table:table-row table:style-name="ro1">
          <table:table-cell table:style-name="ce31" office:value-type="string">
            <text:p>ровно+уже</text:p>
          </table:table-cell>
          <table:table-cell table:style-name="ce33" office:value-type="string">
            <text:p>ровно+уже</text:p>
          </table:table-cell>
          <table:table-cell table:style-name="ce36" office:value-type="string">
            <text:p>ровно+уже</text:p>
          </table:table-cell>
          <table:table-cell table:style-name="ce31" office:value-type="float" office:value="8">
            <text:p>8</text:p>
          </table:table-cell>
          <table:table-cell table:style-name="ce33" office:value-type="float" office:value="17">
            <text:p>17</text:p>
          </table:table-cell>
          <table:table-cell table:style-name="ce36" office:value-type="float" office:value="26">
            <text:p>26</text:p>
          </table:table-cell>
          <table:table-cell table:number-columns-repeated="1018"/>
        </table:table-row>
        <table:table-row table:style-name="ro1">
          <table:table-cell table:style-name="ce31" office:value-type="string">
            <text:p>ровно+ровно</text:p>
          </table:table-cell>
          <table:table-cell table:style-name="ce33" office:value-type="string">
            <text:p>ровно+ровно</text:p>
          </table:table-cell>
          <table:table-cell table:style-name="ce36" office:value-type="string">
            <text:p>ровно+ровно</text:p>
          </table:table-cell>
          <table:table-cell table:style-name="ce31" office:value-type="float" office:value="9">
            <text:p>9</text:p>
          </table:table-cell>
          <table:table-cell table:style-name="ce33" office:value-type="float" office:value="18">
            <text:p>18</text:p>
          </table:table-cell>
          <table:table-cell table:style-name="ce35" office:value-type="float" office:value="27">
            <text:p>27</text:p>
          </table:table-cell>
          <table:table-cell table:number-columns-repeated="1018"/>
        </table:table-row>
        <table:table-row table:style-name="ro1" table:number-rows-repeated="65524">
          <table:table-cell table:number-columns-repeated="1024"/>
        </table:table-row>
        <table:table-row table:style-name="ro1">
          <table:table-cell table:number-columns-repeated="1024"/>
        </table:table-row>
      </table:table>
      <table:table table:name="АСИНХРОННЫЙ_ЭД" table:style-name="ta1" table:print="false">
        <table:table-column table:style-name="co1" table:default-cell-style-name="ce37"/>
        <table:table-column table:style-name="co29" table:default-cell-style-name="ce3"/>
        <table:table-column table:style-name="co1" table:default-cell-style-name="ce44"/>
        <table:table-column table:style-name="co30" table:default-cell-style-name="ce37"/>
        <table:table-column table:style-name="co31" table:default-cell-style-name="ce37"/>
        <table:table-column table:style-name="co1" table:number-columns-repeated="1019" table:default-cell-style-name="ce3"/>
        <table:table-row table:style-name="ro1">
          <table:table-cell office:value-type="string">
            <text:p>обозначение</text:p>
          </table:table-cell>
          <table:table-cell/>
          <table:table-cell office:value-type="string">
            <text:p>размерность</text:p>
          </table:table-cell>
          <table:table-cell table:style-name="ce44" office:value-type="string">
            <text:p>описание</text:p>
          </table:table-cell>
          <table:table-cell table:style-name="ce44" office:value-type="string">
            <text:p>формула</text:p>
          </table:table-cell>
          <table:table-cell table:number-columns-repeated="1019"/>
        </table:table-row>
        <table:table-row table:style-name="ro3">
          <table:table-cell table:style-name="ce38" office:value-type="string">
            <text:p>P' =</text:p>
          </table:table-cell>
          <table:table-cell table:style-name="ce42" office:value-type="float" office:value="100000">
            <text:p>100000</text:p>
          </table:table-cell>
          <table:table-cell table:style-name="ce45" office:value-type="string">
            <text:p>В<text:span text:style-name="T9">•А=Вт</text:span></text:p>
          </table:table-cell>
          <table:table-cell table:style-name="ce38" office:value-type="string">
            <text:p>-расчетная мощность</text:p>
          </table:table-cell>
          <table:table-cell table:style-name="ce38"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text:span><text:span text:style-name="T7">б1</text:span><text:span text:style-name="T3">/(6.1</text:span><text:span text:style-name="T11">•</text:span><text:span text:style-name="T3">10</text:span><text:span text:style-name="T12">7</text:span><text:span text:style-name="T3">)</text:span></text:p>
          </table:table-cell>
          <table:table-cell table:style-name="ce42" table:number-columns-repeated="1019"/>
        </table:table-row>
        <table:table-row table:style-name="ro3">
          <table:table-cell table:style-name="ce39" office:value-type="string">
            <text:p><text:span text:style-name="T3">k</text:span><text:span text:style-name="T7">ф</text:span><text:span text:style-name="T6">=</text:span></text:p>
          </table:table-cell>
          <table:table-cell table:style-name="ce42" office:value-type="float" office:value="1.11">
            <text:p>1,11</text:p>
          </table:table-cell>
          <table:table-cell table:style-name="ce45"/>
          <table:table-cell table:style-name="ce38" office:value-type="string">
            <text:p>-коэф. формы кривой поля</text:p>
          </table:table-cell>
          <table:table-cell table:style-name="ce38" office:value-type="string">
            <text:p>отношение действующего ЭДС к среднему</text:p>
          </table:table-cell>
          <table:table-cell table:style-name="ce42" table:number-columns-repeated="1019"/>
        </table:table-row>
        <table:table-row table:style-name="ro3">
          <table:table-cell table:style-name="ce39" office:value-type="string">
            <text:p><text:span text:style-name="T3">k</text:span><text:span text:style-name="T7">об1</text:span><text:span text:style-name="T6">=</text:span></text:p>
          </table:table-cell>
          <table:table-cell table:style-name="ce42" office:value-type="float" office:value="1">
            <text:p>1</text:p>
          </table:table-cell>
          <table:table-cell table:style-name="ce45"/>
          <table:table-cell table:style-name="ce38" office:value-type="string">
            <text:p>-коэф. обмотки статора</text:p>
          </table:table-cell>
          <table:table-cell table:style-name="ce38" office:value-type="string">
            <text:p>основной гармонической кривой ЭДС</text:p>
          </table:table-cell>
          <table:table-cell table:style-name="ce42" table:number-columns-repeated="1019"/>
        </table:table-row>
        <table:table-row table:style-name="ro3">
          <table:table-cell table:style-name="ce38" office:value-type="string">
            <text:p>w<text:span text:style-name="T4">1</text:span><text:span text:style-name="T5">=</text:span></text:p>
          </table:table-cell>
          <table:table-cell table:style-name="ce42" office:value-type="float" office:value="50">
            <text:p>50</text:p>
          </table:table-cell>
          <table:table-cell table:style-name="ce45"/>
          <table:table-cell table:style-name="ce38" office:value-type="string">
            <text:p>-число последовательно соединенных</text:p>
          </table:table-cell>
          <table:table-cell table:style-name="ce38" office:value-type="string">
            <text:p>витков обмотки фазы статора</text:p>
          </table:table-cell>
          <table:table-cell table:style-name="ce42" table:number-columns-repeated="1019"/>
        </table:table-row>
        <table:table-row table:style-name="ro3">
          <table:table-cell table:style-name="ce38" office:value-type="string">
            <text:p>p<text:span text:style-name="T4">NS</text:span><text:span text:style-name="T5">=</text:span></text:p>
          </table:table-cell>
          <table:table-cell table:style-name="ce42" office:value-type="float" office:value="2">
            <text:p>2</text:p>
          </table:table-cell>
          <table:table-cell table:style-name="ce45"/>
          <table:table-cell table:style-name="ce38" office:value-type="string">
            <text:p>-число пар полюсов машины</text:p>
          </table:table-cell>
          <table:table-cell table:style-name="ce38"/>
          <table:table-cell table:style-name="ce42" table:number-columns-repeated="1019"/>
        </table:table-row>
        <table:table-row table:style-name="ro3">
          <table:table-cell table:style-name="ce38" office:value-type="string">
            <text:p>n<text:span text:style-name="T4">1</text:span>=</text:p>
          </table:table-cell>
          <table:table-cell table:style-name="ce42" office:value-type="float" office:value="3000">
            <text:p>3000</text:p>
          </table:table-cell>
          <table:table-cell table:style-name="ce45" office:value-type="string">
            <text:p>об/мин</text:p>
          </table:table-cell>
          <table:table-cell table:style-name="ce38" office:value-type="string">
            <text:p>-синхронная частота вращения</text:p>
          </table:table-cell>
          <table:table-cell table:style-name="ce38"/>
          <table:table-cell table:style-name="ce42" table:number-columns-repeated="1019"/>
        </table:table-row>
        <table:table-row table:style-name="ro1">
          <table:table-cell table:style-name="ce39" office:value-type="string">
            <text:p>α'=</text:p>
          </table:table-cell>
          <table:table-cell table:style-name="ce42" table:formula="of:=2/3.14" office:value-type="float" office:value="0.636942675159236">
            <text:p>0,6369</text:p>
          </table:table-cell>
          <table:table-cell table:style-name="ce45"/>
          <table:table-cell table:style-name="ce38" office:value-type="string">
            <text:p>-расчетное отношение среднего</text:p>
          </table:table-cell>
          <table:table-cell table:style-name="ce38" office:value-type="string">
            <text:p>значения индукции в воздушном зазоре к ее максимальному значению</text:p>
          </table:table-cell>
          <table:table-cell table:style-name="ce42" table:number-columns-repeated="1019"/>
        </table:table-row>
        <table:table-row table:style-name="ro3">
          <table:table-cell table:style-name="ce38" office:value-type="string">
            <text:p>D<text:span text:style-name="T4">1</text:span><text:span text:style-name="T5">=</text:span></text:p>
          </table:table-cell>
          <table:table-cell table:style-name="ce42" office:value-type="float" office:value="1000">
            <text:p>1000</text:p>
          </table:table-cell>
          <table:table-cell table:style-name="ce45" office:value-type="string">
            <text:p>мм</text:p>
          </table:table-cell>
          <table:table-cell table:style-name="ce38" office:value-type="string">
            <text:p>-внутр. диаметр сердечника статора</text:p>
          </table:table-cell>
          <table:table-cell table:style-name="ce38"/>
          <table:table-cell table:style-name="ce42" table:number-columns-repeated="1019"/>
        </table:table-row>
        <table:table-row table:style-name="ro3">
          <table:table-cell table:style-name="ce38" office:value-type="string">
            <text:p>m<text:span text:style-name="T4">1</text:span>=</text:p>
          </table:table-cell>
          <table:table-cell table:style-name="ce42" office:value-type="float" office:value="9">
            <text:p>9</text:p>
          </table:table-cell>
          <table:table-cell table:style-name="ce45"/>
          <table:table-cell table:style-name="ce38" office:value-type="string">
            <text:p>-число фаз обмотки статора</text:p>
          </table:table-cell>
          <table:table-cell table:style-name="ce38"/>
          <table:table-cell table:style-name="ce42" table:number-columns-repeated="1019"/>
        </table:table-row>
        <table:table-row table:style-name="ro3">
          <table:table-cell table:style-name="ce38" office:value-type="string">
            <text:p>l<text:span text:style-name="T4">1</text:span><text:span text:style-name="T5">'=</text:span></text:p>
          </table:table-cell>
          <table:table-cell table:style-name="ce42" office:value-type="float" office:value="500">
            <text:p>500</text:p>
          </table:table-cell>
          <table:table-cell table:style-name="ce45" office:value-type="string">
            <text:p>мм</text:p>
          </table:table-cell>
          <table:table-cell table:style-name="ce38" office:value-type="string">
            <text:p>-расчетная длина сердечника статора</text:p>
          </table:table-cell>
          <table:table-cell table:style-name="ce38"/>
          <table:table-cell table:style-name="ce42" table:number-columns-repeated="1019"/>
        </table:table-row>
        <table:table-row table:style-name="ro3">
          <table:table-cell table:style-name="ce39" office:value-type="string">
            <text:p>I<text:span text:style-name="T4">1</text:span>=</text:p>
          </table:table-cell>
          <table:table-cell table:style-name="ce42" office:value-type="float" office:value="6">
            <text:p>6</text:p>
          </table:table-cell>
          <table:table-cell table:style-name="ce45" office:value-type="string">
            <text:p>А</text:p>
          </table:table-cell>
          <table:table-cell table:style-name="ce38" office:value-type="string">
            <text:p>-ток фазы обмотки статора</text:p>
          </table:table-cell>
          <table:table-cell table:style-name="ce38" office:value-type="string">
            <text:p>I<text:span text:style-name="T4">1</text:span>=P'/(m<text:span text:style-name="T4">1</text:span><text:span text:style-name="T8">•</text:span>E<text:span text:style-name="T4">1</text:span>)</text:p>
          </table:table-cell>
          <table:table-cell table:style-name="ce42" table:number-columns-repeated="1019"/>
        </table:table-row>
        <table:table-row table:style-name="ro3">
          <table:table-cell table:style-name="ce40" office:value-type="string">
            <text:p>f<text:span text:style-name="T4">1</text:span><text:span text:style-name="T5">=</text:span></text:p>
          </table:table-cell>
          <table:table-cell table:style-name="ce43" table:formula="of:=[.B6]*[.B7]/60" office:value-type="float" office:value="100">
            <text:p>100</text:p>
          </table:table-cell>
          <table:table-cell table:style-name="ce46" office:value-type="string">
            <text:p>Гц</text:p>
          </table:table-cell>
          <table:table-cell table:style-name="ce40" office:value-type="string">
            <text:p>-частота тока в сети</text:p>
          </table:table-cell>
          <table:table-cell table:style-name="ce40" office:value-type="string">
            <text:p>f<text:span text:style-name="T4">1</text:span>=p<text:span text:style-name="T4">NS</text:span><text:span text:style-name="T11">•n</text:span><text:span text:style-name="T13">1</text:span><text:span text:style-name="T11">/60</text:span></text:p>
          </table:table-cell>
          <table:table-cell table:style-name="ce43" table:number-columns-repeated="1019"/>
        </table:table-row>
        <table:table-row table:style-name="ro3">
          <table:table-cell office:value-type="string">
            <text:p>Ф=</text:p>
          </table:table-cell>
          <table:table-cell table:formula="of:=[.B18]/(4*[.B3]*[.B13]*[.B4]*[.B5])" office:value-type="float" office:value="0.0834167500834167">
            <text:p>0,0834</text:p>
          </table:table-cell>
          <table:table-cell office:value-type="string">
            <text:p>Вб</text:p>
          </table:table-cell>
          <table:table-cell office:value-type="string">
            <text:p>-магнитный поток</text:p>
          </table:table-cell>
          <table:table-cell office:value-type="string">
            <text:p>Ф=E<text:span text:style-name="T4">1</text:span><text:span text:style-name="T5">/</text:span><text:span text:style-name="T5">(</text:span>4<text:span text:style-name="T8">•</text:span>k<text:span text:style-name="T4">ф</text:span><text:span text:style-name="T8">•</text:span>f<text:span text:style-name="T4">1</text:span><text:span text:style-name="T8">•</text:span>k<text:span text:style-name="T4">об1</text:span><text:span text:style-name="T8">•</text:span>w<text:span text:style-name="T4">1</text:span><text:span text:style-name="T5">)</text:span></text:p>
          </table:table-cell>
          <table:table-cell table:number-columns-repeated="1019"/>
        </table:table-row>
        <table:table-row table:style-name="ro3">
          <table:table-cell table:style-name="ce41" office:value-type="string">
            <text:p>τ=</text:p>
          </table:table-cell>
          <table:table-cell table:formula="of:=3.14*[.B9]/(2*[.B6])" office:value-type="float" office:value="785">
            <text:p>785</text:p>
          </table:table-cell>
          <table:table-cell/>
          <table:table-cell office:value-type="string">
            <text:p>-полюсное деление</text:p>
          </table:table-cell>
          <table:table-cell table:style-name="ce41" office:value-type="string">
            <text:p>τ=π<text:span text:style-name="T11">•D</text:span><text:span text:style-name="T13">1</text:span><text:span text:style-name="T11">/</text:span><text:span text:style-name="T11">(2•p</text:span><text:span text:style-name="T13">NS</text:span><text:span text:style-name="T11">)</text:span></text:p>
          </table:table-cell>
          <table:table-cell table:number-columns-repeated="1019"/>
        </table:table-row>
        <table:table-row table:style-name="ro3">
          <table:table-cell office:value-type="string">
            <text:p>B<text:span text:style-name="T7">δ</text:span><text:span text:style-name="T6">=</text:span></text:p>
          </table:table-cell>
          <table:table-cell table:formula="of:=[.B14]*1000000/([.B8]*[.B15]*[.B11])" office:value-type="float" office:value="0.333667000333667">
            <text:p>0,3337</text:p>
          </table:table-cell>
          <table:table-cell office:value-type="string">
            <text:p>Тл</text:p>
          </table:table-cell>
          <table:table-cell office:value-type="string">
            <text:p>-макс. знач. магн.индукции в зазоре</text:p>
          </table:table-cell>
          <table:table-cell office:value-type="string">
            <text:p>B<text:span text:style-name="T7">δ</text:span><text:span text:style-name="T6">=Ф</text:span><text:span text:style-name="T8">•</text:span><text:span text:style-name="T6">10</text:span><text:span text:style-name="T12">6</text:span><text:span text:style-name="T6">/</text:span><text:span text:style-name="T6">(α'</text:span><text:span text:style-name="T8">•</text:span><text:span text:style-name="T6">τ</text:span><text:span text:style-name="T8">•</text:span><text:span text:style-name="T6">l</text:span><text:span text:style-name="T7">1</text:span><text:span text:style-name="T6">')</text:span></text:p>
          </table:table-cell>
          <table:table-cell table:number-columns-repeated="1019"/>
        </table:table-row>
        <table:table-row table:style-name="ro3">
          <table:table-cell office:value-type="string">
            <text:p>A<text:span text:style-name="T4">1</text:span><text:span text:style-name="T5">=</text:span></text:p>
          </table:table-cell>
          <table:table-cell table:formula="of:=20*[.B10]*[.B5]*[.B12]/(3.14*[.B9])" office:value-type="float" office:value="17.1974522292994">
            <text:p>17,1975</text:p>
          </table:table-cell>
          <table:table-cell office:value-type="string">
            <text:p>А/см</text:p>
          </table:table-cell>
          <table:table-cell office:value-type="string">
            <text:p>-линейная нагрузка обмотки статора</text:p>
          </table:table-cell>
          <table:table-cell office:value-type="string">
            <text:p>A<text:span text:style-name="T4">1</text:span><text:span text:style-name="T5">=20</text:span><text:span text:style-name="T8">•</text:span><text:span text:style-name="T5">m</text:span><text:span text:style-name="T4">1</text:span><text:span text:style-name="T8">•</text:span><text:span text:style-name="T5">w</text:span><text:span text:style-name="T4">1</text:span><text:span text:style-name="T8">•</text:span><text:span text:style-name="T8">I</text:span><text:span text:style-name="T4">1</text:span><text:span text:style-name="T5">/(</text:span><text:span text:style-name="T6">π</text:span><text:span text:style-name="T8">•D</text:span><text:span text:style-name="T13">1</text:span><text:span text:style-name="T8">)</text:span></text:p>
          </table:table-cell>
          <table:table-cell table:number-columns-repeated="1019"/>
        </table:table-row>
        <table:table-row table:style-name="ro3">
          <table:table-cell office:value-type="string">
            <text:p>E<text:span text:style-name="T4">1</text:span>=</text:p>
          </table:table-cell>
          <table:table-cell table:formula="of:=[.B2]/([.B10]*[.B12])" office:value-type="float" office:value="1851.85185185185">
            <text:p>1851,8519</text:p>
          </table:table-cell>
          <table:table-cell office:value-type="string">
            <text:p>В</text:p>
          </table:table-cell>
          <table:table-cell office:value-type="string">
            <text:p>-ЭДС фазы обмотки статора</text:p>
          </table:table-cell>
          <table:table-cell office:value-type="string">
            <text:p>E<text:span text:style-name="T4">1</text:span>=P'/(m<text:span text:style-name="T4">1</text:span><text:span text:style-name="T8">•I</text:span><text:span text:style-name="T13">1</text:span>)</text:p>
          </table:table-cell>
          <table:table-cell table:number-columns-repeated="1019"/>
        </table:table-row>
        <table:table-row table:style-name="ro1" table:number-rows-repeated="65517">
          <table:table-cell table:number-columns-repeated="1024"/>
        </table:table-row>
        <table:table-row table:style-name="ro1">
          <table:table-cell table:number-columns-repeated="1024"/>
        </table:table-row>
      </table:table>
      <table:table table:name="СИНХРОННЫЙ_ЭД" table:style-name="ta1" table:print="false">
        <table:table-column table:style-name="co1" table:default-cell-style-name="ce37"/>
        <table:table-column table:style-name="co1" table:default-cell-style-name="ce3"/>
        <table:table-column table:style-name="co1" table:default-cell-style-name="ce37"/>
        <table:table-column table:style-name="co32" table:default-cell-style-name="ce37"/>
        <table:table-column table:style-name="co33" table:default-cell-style-name="ce3"/>
        <table:table-column table:style-name="co1" table:number-columns-repeated="1019" table:default-cell-style-name="ce3"/>
        <table:table-row table:style-name="ro1">
          <table:table-cell office:value-type="string">
            <text:p>обозначение</text:p>
          </table:table-cell>
          <table:table-cell/>
          <table:table-cell table:style-name="ce44" office:value-type="string">
            <text:p>размерность</text:p>
          </table:table-cell>
          <table:table-cell table:style-name="ce44" office:value-type="string">
            <text:p>описание</text:p>
          </table:table-cell>
          <table:table-cell table:style-name="ce44" office:value-type="string">
            <text:p>формула</text:p>
          </table:table-cell>
          <table:table-cell table:number-columns-repeated="1019"/>
        </table:table-row>
        <table:table-row table:style-name="ro3">
          <table:table-cell table:style-name="ce38" office:value-type="string">
            <text:p>P' =</text:p>
          </table:table-cell>
          <table:table-cell table:style-name="ce42" office:value-type="float" office:value="100000">
            <text:p>100000</text:p>
          </table:table-cell>
          <table:table-cell table:style-name="ce45" office:value-type="string">
            <text:p>В<text:span text:style-name="T9">•А=Вт</text:span></text:p>
          </table:table-cell>
          <table:table-cell table:style-name="ce38" office:value-type="string">
            <text:p>-расчетная мощность</text:p>
          </table:table-cell>
          <table:table-cell table:style-name="ce38"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text:span><text:span text:style-name="T7">б1</text:span><text:span text:style-name="T3">/(6.1</text:span><text:span text:style-name="T11">•</text:span><text:span text:style-name="T3">10</text:span><text:span text:style-name="T12">7</text:span><text:span text:style-name="T3">)</text:span></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text:p>в книге написано что похоже на асинхронный</text:p>
          </table:table-cell>
          <table:table-cell table:number-columns-repeated="1019"/>
        </table:table-row>
        <table:table-row table:style-name="ro1" table:number-rows-repeated="65531">
          <table:table-cell table:number-columns-repeated="1024"/>
        </table:table-row>
        <table:table-row table:style-name="ro1">
          <table:table-cell table:number-columns-repeated="1024"/>
        </table:table-row>
      </table:table>
      <table:table table:name="ПОСТОЯННОГО_ТОКА_ЭД" table:style-name="ta1" table:print="false">
        <table:table-column table:style-name="co1" table:default-cell-style-name="ce3"/>
        <table:table-column table:style-name="co34" table:default-cell-style-name="ce3"/>
        <table:table-column table:style-name="co1" table:default-cell-style-name="ce3"/>
        <table:table-column table:style-name="co35" table:default-cell-style-name="ce3"/>
        <table:table-column table:style-name="co31" table:default-cell-style-name="ce37"/>
        <table:table-column table:style-name="co1" table:number-columns-repeated="1019" table:default-cell-style-name="ce3"/>
        <table:table-row table:style-name="ro1">
          <table:table-cell table:style-name="ce37" office:value-type="string">
            <text:p>обозначение</text:p>
          </table:table-cell>
          <table:table-cell/>
          <table:table-cell table:style-name="ce44" office:value-type="string">
            <text:p>размерность</text:p>
          </table:table-cell>
          <table:table-cell table:style-name="ce44" office:value-type="string">
            <text:p>описание</text:p>
          </table:table-cell>
          <table:table-cell table:style-name="ce44" office:value-type="string">
            <text:p>формула</text:p>
          </table:table-cell>
          <table:table-cell table:number-columns-repeated="1019"/>
        </table:table-row>
        <table:table-row table:style-name="ro3">
          <table:table-cell table:style-name="ce38" office:value-type="string">
            <text:p>P' =</text:p>
          </table:table-cell>
          <table:table-cell table:style-name="ce42" office:value-type="float" office:value="100000">
            <text:p>100000</text:p>
          </table:table-cell>
          <table:table-cell table:style-name="ce45" office:value-type="string">
            <text:p>В<text:span text:style-name="T9">•А=Вт</text:span></text:p>
          </table:table-cell>
          <table:table-cell table:style-name="ce38" office:value-type="string">
            <text:p>-расчетная мощность</text:p>
          </table:table-cell>
          <table:table-cell table:style-name="ce38" office:value-type="string">
            <text:p>P'=D<text:span text:style-name="T4">Н2</text:span><text:span text:style-name="T10">2</text:span><text:span text:style-name="T8">•</text:span>l<text:span text:style-name="T4">2</text:span><text:span text:style-name="T5">'</text:span><text:span text:style-name="T8">•</text:span>n<text:span text:style-name="T8">•</text:span>A<text:span text:style-name="T4">2</text:span><text:span text:style-name="T8">•</text:span>B<text:span text:style-name="T7">δ</text:span><text:span text:style-name="T8">•</text:span><text:span text:style-name="T3">α'/</text:span><text:span text:style-name="T3">(6.1</text:span><text:span text:style-name="T11">•</text:span><text:span text:style-name="T3">10</text:span><text:span text:style-name="T12">7</text:span><text:span text:style-name="T3">)</text:span></text:p>
          </table:table-cell>
          <table:table-cell table:number-columns-repeated="1019"/>
        </table:table-row>
        <table:table-row table:style-name="ro3">
          <table:table-cell table:style-name="ce38" office:value-type="string">
            <text:p>p<text:span text:style-name="T4">NS</text:span><text:span text:style-name="T5">=</text:span></text:p>
          </table:table-cell>
          <table:table-cell table:style-name="ce42" office:value-type="float" office:value="1">
            <text:p>1</text:p>
          </table:table-cell>
          <table:table-cell table:style-name="ce45"/>
          <table:table-cell table:style-name="ce38" office:value-type="string">
            <text:p>-число пар полюсов</text:p>
          </table:table-cell>
          <table:table-cell table:style-name="ce38"/>
          <table:table-cell table:number-columns-repeated="1019"/>
        </table:table-row>
        <table:table-row table:style-name="ro1">
          <table:table-cell table:style-name="ce38" office:value-type="string">
            <text:p>a=</text:p>
          </table:table-cell>
          <table:table-cell table:style-name="ce42" office:value-type="float" office:value="2">
            <text:p>2</text:p>
          </table:table-cell>
          <table:table-cell table:style-name="ce45"/>
          <table:table-cell table:style-name="ce38" office:value-type="string">
            <text:p>-число пар параллельных ветвей</text:p>
          </table:table-cell>
          <table:table-cell table:style-name="ce38" office:value-type="string">
            <text:p>обмотки якоря</text:p>
          </table:table-cell>
          <table:table-cell table:number-columns-repeated="1019"/>
        </table:table-row>
        <table:table-row table:style-name="ro1">
          <table:table-cell table:style-name="ce38" office:value-type="string">
            <text:p>n=</text:p>
          </table:table-cell>
          <table:table-cell table:style-name="ce42" office:value-type="float" office:value="3000">
            <text:p>3000</text:p>
          </table:table-cell>
          <table:table-cell table:style-name="ce45" office:value-type="string">
            <text:p>об/мин</text:p>
          </table:table-cell>
          <table:table-cell table:style-name="ce38" office:value-type="string">
            <text:p>-частота вращения при номинальной</text:p>
          </table:table-cell>
          <table:table-cell table:style-name="ce38" office:value-type="string">
            <text:p>нагрузке</text:p>
          </table:table-cell>
          <table:table-cell table:number-columns-repeated="1019"/>
        </table:table-row>
        <table:table-row table:style-name="ro3">
          <table:table-cell table:style-name="ce38" office:value-type="string">
            <text:p>w<text:span text:style-name="T4">2</text:span>=</text:p>
          </table:table-cell>
          <table:table-cell table:style-name="ce42" office:value-type="float" office:value="50">
            <text:p>50</text:p>
          </table:table-cell>
          <table:table-cell table:style-name="ce45"/>
          <table:table-cell table:style-name="ce38" office:value-type="string">
            <text:p>-общее число витков обмотки якоря</text:p>
          </table:table-cell>
          <table:table-cell table:style-name="ce38"/>
          <table:table-cell table:number-columns-repeated="1019"/>
        </table:table-row>
        <table:table-row table:style-name="ro3">
          <table:table-cell table:style-name="ce39" office:value-type="string">
            <text:p>l<text:span text:style-name="T4">2</text:span><text:span text:style-name="T5">'=</text:span></text:p>
          </table:table-cell>
          <table:table-cell table:style-name="ce42" office:value-type="float" office:value="1000">
            <text:p>1000</text:p>
          </table:table-cell>
          <table:table-cell table:style-name="ce45" office:value-type="string">
            <text:p>мм</text:p>
          </table:table-cell>
          <table:table-cell table:style-name="ce38" office:value-type="string">
            <text:p>-расчетная длина сердечника якоря</text:p>
          </table:table-cell>
          <table:table-cell table:style-name="ce38"/>
          <table:table-cell table:number-columns-repeated="1019"/>
        </table:table-row>
        <table:table-row table:style-name="ro3">
          <table:table-cell table:style-name="ce39" office:value-type="string">
            <text:p>D<text:span text:style-name="T4">Н2</text:span><text:span text:style-name="T5">=</text:span></text:p>
          </table:table-cell>
          <table:table-cell table:style-name="ce42" office:value-type="float" office:value="1000">
            <text:p>1000</text:p>
          </table:table-cell>
          <table:table-cell table:style-name="ce45" office:value-type="string">
            <text:p>мм</text:p>
          </table:table-cell>
          <table:table-cell table:style-name="ce38" office:value-type="string">
            <text:p>-наружный диаметр</text:p>
          </table:table-cell>
          <table:table-cell table:style-name="ce38"/>
          <table:table-cell table:number-columns-repeated="1019"/>
        </table:table-row>
        <table:table-row table:style-name="ro3">
          <table:table-cell table:style-name="ce39" office:value-type="string">
            <text:p>I<text:span text:style-name="T4">2</text:span>=</text:p>
          </table:table-cell>
          <table:table-cell table:style-name="ce42" office:value-type="float" office:value="10">
            <text:p>10</text:p>
          </table:table-cell>
          <table:table-cell table:style-name="ce45" office:value-type="string">
            <text:p>А</text:p>
          </table:table-cell>
          <table:table-cell table:style-name="ce38" office:value-type="string">
            <text:p>-ток якоря</text:p>
          </table:table-cell>
          <table:table-cell table:style-name="ce39" office:value-type="string">
            <text:p>I<text:span text:style-name="T4">2</text:span>=P'/E<text:span text:style-name="T4">2</text:span></text:p>
          </table:table-cell>
          <table:table-cell table:number-columns-repeated="1019"/>
        </table:table-row>
        <table:table-row table:style-name="ro1">
          <table:table-cell table:style-name="ce38"/>
          <table:table-cell table:style-name="ce42"/>
          <table:table-cell table:style-name="ce45"/>
          <table:table-cell table:style-name="ce38" table:number-columns-repeated="2"/>
          <table:table-cell table:number-columns-repeated="1019"/>
        </table:table-row>
        <table:table-row table:style-name="ro1">
          <table:table-cell table:style-name="ce47" office:value-type="string">
            <text:p>α'=</text:p>
          </table:table-cell>
          <table:table-cell table:style-name="ce43" table:formula="of:=0.0223*LN([.B8])+0.5553-(34*[.B3]-34)/500" office:value-type="float" office:value="0.709342942721302">
            <text:p>0,7093</text:p>
          </table:table-cell>
          <table:table-cell table:style-name="ce46"/>
          <table:table-cell table:style-name="ce40" office:value-type="string">
            <text:p>-расчетный коэф. полюсной дуги,</text:p>
          </table:table-cell>
          <table:table-cell table:style-name="ce40" office:value-type="string">
            <text:p>равный отношению расчетной полюсной дуги к полюсному делению</text:p>
          </table:table-cell>
          <table:table-cell table:style-name="ce43" table:number-columns-repeated="1019"/>
        </table:table-row>
        <table:table-row table:style-name="ro3">
          <table:table-cell table:style-name="ce48" office:value-type="string">
            <text:p>E<text:span text:style-name="T4">2</text:span>=</text:p>
          </table:table-cell>
          <table:table-cell table:formula="of:=[.B2]/[.B9]" office:value-type="float" office:value="10000">
            <text:p>10000</text:p>
          </table:table-cell>
          <table:table-cell office:value-type="string">
            <text:p>В</text:p>
          </table:table-cell>
          <table:table-cell office:value-type="string">
            <text:p>-ЭДС якоря</text:p>
          </table:table-cell>
          <table:table-cell table:style-name="ce48" office:value-type="string">
            <text:p>E<text:span text:style-name="T4">2</text:span>=P'/I<text:span text:style-name="T4">2</text:span></text:p>
          </table:table-cell>
          <table:table-cell table:number-columns-repeated="1019"/>
        </table:table-row>
        <table:table-row table:style-name="ro3">
          <table:table-cell table:style-name="ce48" office:value-type="string">
            <text:p>Ф=</text:p>
          </table:table-cell>
          <table:table-cell table:formula="of:=[.B12]*2*[.B4]*30/(2*[.B3]*[.B5]*[.B6])" office:value-type="float" office:value="4">
            <text:p>4</text:p>
          </table:table-cell>
          <table:table-cell office:value-type="string">
            <text:p>Вб</text:p>
          </table:table-cell>
          <table:table-cell office:value-type="string">
            <text:p>-магнитный поток в якоре</text:p>
          </table:table-cell>
          <table:table-cell table:style-name="ce48" office:value-type="string">
            <text:p>Ф=E<text:span text:style-name="T4">2</text:span><text:span text:style-name="T8">•2•a•30/</text:span><text:span text:style-name="T8">(2•p</text:span><text:span text:style-name="T13">NS</text:span><text:span text:style-name="T8">•n•w</text:span><text:span text:style-name="T13">2</text:span><text:span text:style-name="T8">)</text:span></text:p>
          </table:table-cell>
          <table:table-cell table:number-columns-repeated="1019"/>
        </table:table-row>
        <table:table-row table:style-name="ro3">
          <table:table-cell table:style-name="ce48" office:value-type="string">
            <text:p>τ=</text:p>
          </table:table-cell>
          <table:table-cell table:style-name="ce48" table:formula="of:=3.14*[.B8]/(2*[.B3])" office:value-type="float" office:value="1570">
            <text:p>1570</text:p>
          </table:table-cell>
          <table:table-cell table:style-name="ce48"/>
          <table:table-cell table:style-name="ce48" office:value-type="string">
            <text:p>-полюсное деление</text:p>
          </table:table-cell>
          <table:table-cell table:style-name="ce48" office:value-type="string">
            <text:p>τ=<text:span text:style-name="T3">π</text:span><text:span text:style-name="T8">•D</text:span><text:span text:style-name="T13">Н2</text:span><text:span text:style-name="T8">/</text:span><text:span text:style-name="T8">(2•p</text:span><text:span text:style-name="T13">NS</text:span><text:span text:style-name="T8">)</text:span></text:p>
          </table:table-cell>
          <table:table-cell table:style-name="ce48" table:number-columns-repeated="1019"/>
        </table:table-row>
        <table:table-row table:style-name="ro3">
          <table:table-cell table:style-name="ce37" office:value-type="string">
            <text:p>B<text:span text:style-name="T7">δ</text:span><text:span text:style-name="T6">=</text:span></text:p>
          </table:table-cell>
          <table:table-cell table:formula="of:=[.B13]*10^6/([.B11]*[.B14]*[.B7])" office:value-type="float" office:value="3.59173334531637">
            <text:p>3,5917</text:p>
          </table:table-cell>
          <table:table-cell office:value-type="string">
            <text:p>Тл</text:p>
          </table:table-cell>
          <table:table-cell table:style-name="ce37" office:value-type="string">
            <text:p>-макс. знач. магн.индукции в зазоре</text:p>
          </table:table-cell>
          <table:table-cell office:value-type="string">
            <text:p>B<text:span text:style-name="T7">δ</text:span><text:span text:style-name="T6">=Ф</text:span><text:span text:style-name="T8">•10</text:span><text:span text:style-name="T14">6</text:span><text:span text:style-name="T8">/</text:span><text:span text:style-name="T8">(α'•τ•l'</text:span><text:span text:style-name="T13">2</text:span><text:span text:style-name="T8">)</text:span></text:p>
          </table:table-cell>
          <table:table-cell table:number-columns-repeated="1019"/>
        </table:table-row>
        <table:table-row table:style-name="ro3">
          <table:table-cell table:style-name="ce47" office:value-type="string">
            <text:p>A<text:span text:style-name="T4">2</text:span><text:span text:style-name="T5">=</text:span></text:p>
          </table:table-cell>
          <table:table-cell table:style-name="ce43" table:formula="of:=20*[.B6]*[.B7]/(3.14*[.B8]*2*[.B4])" office:value-type="float" office:value="79.6178343949045">
            <text:p>79,6178</text:p>
          </table:table-cell>
          <table:table-cell table:style-name="ce46" office:value-type="string">
            <text:p>А/см</text:p>
          </table:table-cell>
          <table:table-cell table:style-name="ce40" office:value-type="string">
            <text:p>-линейная нагрузка обмотки якоря</text:p>
          </table:table-cell>
          <table:table-cell table:style-name="ce47" office:value-type="string">
            <text:p>A<text:span text:style-name="T4">2</text:span><text:span text:style-name="T5">=20</text:span><text:span text:style-name="T8">•</text:span><text:span text:style-name="T5">w</text:span><text:span text:style-name="T4">2</text:span><text:span text:style-name="T8">•</text:span><text:span text:style-name="T5">I</text:span><text:span text:style-name="T4">2</text:span><text:span text:style-name="T5">/</text:span><text:span text:style-name="T5">(</text:span><text:span text:style-name="T6">π</text:span><text:span text:style-name="T8">•</text:span><text:span text:style-name="T6">D</text:span><text:span text:style-name="T7">Н2</text:span><text:span text:style-name="T8">•</text:span><text:span text:style-name="T6">2</text:span><text:span text:style-name="T8">•</text:span><text:span text:style-name="T6">a</text:span><text:span text:style-name="T5">)</text:span></text:p>
          </table:table-cell>
          <table:table-cell table:style-name="ce43"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формулы" table:style-name="ta1" table:print="false">
        <table:table-column table:style-name="co1" table:default-cell-style-name="Default"/>
        <table:table-row table:style-name="ro1">
          <table:table-cell/>
        </table:table-row>
      </table:table>
      <table:table table:name="otladka" table:style-name="ta1" table:print="false">
        <table:table-column table:style-name="co1" table:number-columns-repeated="5" table:default-cell-style-name="Default"/>
        <table:table-column table:style-name="co1" table:default-cell-style-name="ce3"/>
        <table:table-column table:style-name="co36" table:default-cell-style-name="ce33"/>
        <table:table-column table:style-name="co37" table:default-cell-style-name="ce3"/>
        <table:table-row table:style-name="ro1">
          <table:table-cell office:value-type="float" office:value="6">
            <text:p>6</text:p>
          </table:table-cell>
          <table:table-cell office:value-type="float" office:value="10">
            <text:p>10</text:p>
          </table:table-cell>
          <table:table-cell table:number-columns-repeated="2" office:value-type="float" office:value="5">
            <text:p>5</text:p>
          </table:table-cell>
          <table:table-cell/>
          <table:table-cell office:value-type="string">
            <text:p>эллипсоид</text:p>
          </table:table-cell>
          <table:table-cell table:style-name="ce3"/>
          <table:table-cell/>
        </table:table-row>
        <table:table-row table:style-name="ro1">
          <table:table-cell office:value-type="float" office:value="6">
            <text:p>6</text:p>
          </table:table-cell>
          <table:table-cell office:value-type="float" office:value="9">
            <text:p>9</text:p>
          </table:table-cell>
          <table:table-cell table:number-columns-repeated="2" office:value-type="float" office:value="5">
            <text:p>5</text:p>
          </table:table-cell>
          <table:table-cell/>
          <table:table-cell office:value-type="string">
            <text:p>a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8">
            <text:p>8</text:p>
          </table:table-cell>
          <table:table-cell table:number-columns-repeated="2" office:value-type="float" office:value="5">
            <text:p>5</text:p>
          </table:table-cell>
          <table:table-cell/>
          <table:table-cell office:value-type="string">
            <text:p>b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7">
            <text:p>7</text:p>
          </table:table-cell>
          <table:table-cell table:number-columns-repeated="2" office:value-type="float" office:value="5">
            <text:p>5</text:p>
          </table:table-cell>
          <table:table-cell/>
          <table:table-cell office:value-type="string">
            <text:p>c м</text:p>
          </table:table-cell>
          <table:table-cell table:style-name="ce3" office:value-type="float" office:value="123">
            <text:p>123</text:p>
          </table:table-cell>
          <table:table-cell/>
        </table:table-row>
        <table:table-row table:style-name="ro1">
          <table:table-cell table:number-columns-repeated="2" office:value-type="float" office:value="6">
            <text:p>6</text:p>
          </table:table-cell>
          <table:table-cell table:number-columns-repeated="2" office:value-type="float" office:value="5">
            <text:p>5</text:p>
          </table:table-cell>
          <table:table-cell/>
          <table:table-cell office:value-type="string">
            <text:p>Ix кг*м2/кг</text:p>
          </table:table-cell>
          <table:table-cell table:formula="of:=[.G8]*([.G2]^2+[.G3]^2)/5/[.G8]" office:value-type="float" office:value="6051.6">
            <text:p>6051,6</text:p>
          </table:table-cell>
          <table:table-cell/>
        </table:table-row>
        <table:table-row table:style-name="ro1">
          <table:table-cell office:value-type="float" office:value="6">
            <text:p>6</text:p>
          </table:table-cell>
          <table:table-cell table:number-columns-repeated="3" office:value-type="float" office:value="5">
            <text:p>5</text:p>
          </table:table-cell>
          <table:table-cell/>
          <table:table-cell office:value-type="string">
            <text:p>Iy кг*м2/кг</text:p>
          </table:table-cell>
          <table:table-cell table:formula="of:=[.G8]*([.G3]^2+[.G4]^2)/5/[.G8]" office:value-type="float" office:value="6051.6">
            <text:p>6051,6</text:p>
          </table:table-cell>
          <table:table-cell/>
        </table:table-row>
        <table:table-row table:style-name="ro1">
          <table:table-cell office:value-type="float" office:value="6">
            <text:p>6</text:p>
          </table:table-cell>
          <table:table-cell office:value-type="float" office:value="4">
            <text:p>4</text:p>
          </table:table-cell>
          <table:table-cell table:number-columns-repeated="2" office:value-type="float" office:value="5">
            <text:p>5</text:p>
          </table:table-cell>
          <table:table-cell/>
          <table:table-cell office:value-type="string">
            <text:p>Iz кг*м2/кг</text:p>
          </table:table-cell>
          <table:table-cell table:formula="of:=[.G8]*([.G2]^2+[.G4]^2)/5/[.G8]" office:value-type="float" office:value="6051.6">
            <text:p>6051,6</text:p>
          </table:table-cell>
          <table:table-cell/>
        </table:table-row>
        <table:table-row table:style-name="ro1">
          <table:table-cell office:value-type="float" office:value="6">
            <text:p>6</text:p>
          </table:table-cell>
          <table:table-cell office:value-type="float" office:value="3">
            <text:p>3</text:p>
          </table:table-cell>
          <table:table-cell table:number-columns-repeated="2" office:value-type="float" office:value="5">
            <text:p>5</text:p>
          </table:table-cell>
          <table:table-cell/>
          <table:table-cell office:value-type="string">
            <text:p>масса кг</text:p>
          </table:table-cell>
          <table:table-cell table:formula="of:=2500*[.G9]" office:value-type="float" office:value="19477074600">
            <text:p>19477074600</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office:value-type="string">
            <text:p>объем м3</text:p>
          </table:table-cell>
          <table:table-cell table:formula="of:=3.14*4/3*[.G2]*[.G3]*[.G4]" office:value-type="float" office:value="7790829.84">
            <text:p>7790829,84</text:p>
          </table:table-cell>
          <table:table-cell office:value-type="string">
            <text:p>v</text:p>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Default" office:value-type="string">
            <text:p>объем rs</text:p>
          </table:table-cell>
          <table:table-cell table:style-name="Default" table:formula="of:=4/3*3.14*[.G11]^3" office:value-type="float" office:value="7790829.84">
            <text:p>7790829,84</text:p>
          </table:table-cell>
          <table:table-cell table:formula="of:=[.G9]/[.G10]" office:value-type="float" office:value="1">
            <text:p>1</text:p>
          </table:table-cell>
        </table:table-row>
        <table:table-row table:style-name="ro1">
          <table:table-cell office:value-type="float" office:value="6">
            <text:p>6</text:p>
          </table:table-cell>
          <table:table-cell office:value-type="float" office:value="0">
            <text:p>0</text:p>
          </table:table-cell>
          <table:table-cell table:number-columns-repeated="2" office:value-type="float" office:value="5">
            <text:p>5</text:p>
          </table:table-cell>
          <table:table-cell/>
          <table:table-cell office:value-type="string">
            <text:p>rs м</text:p>
          </table:table-cell>
          <table:table-cell table:formula="of:=([.G2]+[.G3]+[.G4])/3" office:value-type="float" office:value="123">
            <text:p>123</text:p>
          </table:table-cell>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ce31" office:value-type="string">
            <text:p>степень S</text:p>
          </table:table-cell>
          <table:table-cell table:style-name="ce3" table:formula="of:=8/5" office:value-type="float" office:value="1.6">
            <text:p>1,6</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table:style-name="Default" office:value-type="string">
            <text:p>Ix*Iy*Iz</text:p>
          </table:table-cell>
          <table:table-cell table:style-name="Default" table:formula="of:=[.G5]*[.G6]*[.G7]"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rs^2+rs^2)^3</text:p>
          </table:table-cell>
          <table:table-cell table:style-name="Default" table:formula="of:=(([.G11]^2+[.G11]^2)/5)^3"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делим</text:p>
          </table:table-cell>
          <table:table-cell table:style-name="Default" table:formula="of:=[.G13]/[.G14]" office:value-type="float" office:value="1">
            <text:p>1</text:p>
          </table:table-cell>
          <table:table-cell table:style-name="Default"/>
        </table:table-row>
        <table:table-row table:style-name="ro1">
          <table:table-cell table:number-columns-repeated="5"/>
          <table:table-cell table:style-name="Default" office:value-type="string">
            <text:p>geo</text:p>
          </table:table-cell>
          <table:table-cell table:style-name="Default" table:formula="of:=[.G15]/[.H10]" office:value-type="float" office:value="1">
            <text:p>1</text:p>
          </table:table-cell>
          <table:table-cell table:style-name="Default"/>
        </table:table-row>
        <table:table-row table:style-name="ro1">
          <table:table-cell table:number-columns-repeated="5"/>
          <table:table-cell table:style-name="Default" office:value-type="string">
            <text:p>делим/v</text:p>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adornments="Обычный" style:font-family-generic="swiss"/>
    <style:font-face style:name="Arial" svg:font-family="Arial" style:font-family-generic="swiss" style:font-pitch="variable"/>
    <style:font-face style:name="Arial2"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0.4921in"/>
      <style:text-properties style:font-name="Arial" fo:language="ru" fo:country="RU"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number:currency-style style:name="N119P0" style:volatile="true">
      <number:number number:decimal-places="0" number:min-integer-digits="1" number:grouping="true"/>
      <number:text> </number:text>
      <number:currency-symbol number:language="ru" number:country="RU">р.</number:currency-symbol>
    </number:currency-style>
    <number:currency-style style:name="N119">
      <number:text>-</number:text>
      <number:number number:decimal-places="0" number:min-integer-digits="1" number:grouping="true"/>
      <number:text> </number:text>
      <number:currency-symbol number:language="ru" number:country="RU">р.</number:currency-symbol>
      <style:map style:condition="value()&gt;=0" style:apply-style-name="N119P0"/>
    </number:currency-style>
    <number:currency-style style:name="N121P0" style:volatile="true">
      <number:number number:decimal-places="2" number:min-integer-digits="1" number:grouping="true"/>
      <number:text> </number:text>
      <number:currency-symbol number:language="ru" number:country="RU">р.</number:currency-symbol>
    </number:currency-style>
    <number:currency-style style:name="N121">
      <number:text>-</number:text>
      <number:number number:decimal-places="2" number:min-integer-digits="1" number:grouping="true"/>
      <number:text> </number:text>
      <number:currency-symbol number:language="ru" number:country="RU">р.</number:currency-symbol>
      <style:map style:condition="value()&gt;=0" style:apply-style-name="N121P0"/>
    </number:currency-style>
    <number:currency-style style:name="N122P0" style:volatile="true">
      <number:number number:decimal-places="0" number:min-integer-digits="1" number:grouping="true"/>
      <number:text> </number:text>
      <number:currency-symbol number:language="ru" number:country="RU">р.</number:currency-symbol>
    </number:currency-style>
    <number:currency-style style:name="N122">
      <style:text-properties fo:color="#ff0000"/>
      <number:text>-</number:text>
      <number:number number:decimal-places="0" number:min-integer-digits="1" number:grouping="true"/>
      <number:text> </number:text>
      <number:currency-symbol number:language="ru" number:country="RU">р.</number:currency-symbol>
      <style:map style:condition="value()&gt;=0" style:apply-style-name="N122P0"/>
    </number:currency-style>
    <number:currency-style style:name="N123P0" style:volatile="true">
      <number:number number:decimal-places="2" number:min-integer-digits="1" number:grouping="true"/>
      <number:text> </number:text>
      <number:currency-symbol number:language="ru" number:country="RU">р.</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number:currency-symbol>
      <style:map style:condition="value()&gt;=0" style:apply-style-name="N123P0"/>
    </number:currency-style>
    <number:currency-style style:name="N125P0" style:volatile="true">
      <number:number number:decimal-places="2" number:min-integer-digits="1" number:decimal-replacement="--" number:grouping="true"/>
      <number:text> </number:text>
      <number:currency-symbol number:language="ru" number:country="RU">р.</number:currency-symbol>
    </number:currency-style>
    <number:currency-style style:name="N125">
      <style:text-properties fo:color="#ff0000"/>
      <number:text>-</number:text>
      <number:number number:decimal-places="2" number:min-integer-digits="1" number:decimal-replacement="--" number:grouping="true"/>
      <number:text> </number:text>
      <number:currency-symbol number:language="ru" number:country="RU">р.</number:currency-symbol>
      <style:map style:condition="value()&gt;=0" style:apply-style-name="N125P0"/>
    </number:currency-style>
    <number:number-style style:name="N127P0" style:volatile="true">
      <number:number number:decimal-places="4" number:min-integer-digits="1" number:grouping="true"/>
    </number:number-style>
    <number:number-style style:name="N127">
      <style:text-properties fo:color="#ff0000"/>
      <number:text>-</number:text>
      <number:number number:decimal-places="4" number:min-integer-digits="1" number:grouping="true"/>
      <style:map style:condition="value()&gt;=0" style:apply-style-name="N127P0"/>
    </number:number-style>
    <number:number-style style:name="N129P0" style:volatile="true">
      <number:number number:decimal-places="5" number:min-integer-digits="1" number:grouping="true"/>
    </number:number-style>
    <number:number-style style:name="N129">
      <style:text-properties fo:color="#ff0000"/>
      <number:text>-</number:text>
      <number:number number:decimal-places="5" number:min-integer-digits="1" number:grouping="true"/>
      <style:map style:condition="value()&gt;=0" style:apply-style-name="N129P0"/>
    </number:number-style>
    <number:number-style style:name="N131P0" style:volatile="true">
      <number:number number:decimal-places="11" number:min-integer-digits="1" number:grouping="true"/>
    </number:number-style>
    <number:number-style style:name="N131">
      <style:text-properties fo:color="#ff0000"/>
      <number:text>-</number:text>
      <number:number number:decimal-places="11" number:min-integer-digits="1" number:grouping="true"/>
      <style:map style:condition="value()&gt;=0" style:apply-style-name="N131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0-04-19">04/19/2000</text:date>, <text:time>09:49:1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00-04-19T09:49:18.04</dc:date>
    <meta:editing-duration>PT160H32M55S</meta:editing-duration>
    <meta:editing-cycles>1365</meta:editing-cycles>
    <meta:generator>OpenOffice.org/3.2$Win32 OpenOffice.org_project/320m18$Build-9502</meta:generator>
    <meta:printed-by>1 2</meta:printed-by>
    <meta:print-date>2010-01-25T02:38:29.96</meta:print-date>
    <meta:document-statistic meta:table-count="15" meta:cell-count="1598" meta:object-count="9"/>
    <meta:user-defined meta:name="Поле 1"/>
    <meta:user-defined meta:name="Поле 2"/>
    <meta:user-defined meta:name="Поле 3"/>
    <meta:user-defined meta:name="Поле 4"/>
  </office:meta>
</office:document-meta>
</file>

<file path=Basic/NABOR_AMO/script-lb.xml><?xml version="1.0" encoding="utf-8"?>
<!DOCTYPE library  PUBLIC '-//OpenOffice.org//DTD OfficeDocument 1.0//EN'  'library.dtd'>
<library:library xmlns:library="http://openoffice.org/2000/library" library:name="NABOR_AMO" library:readonly="false" library:passwordprotected="false"/>
</file>

<file path=Basic/NABOR_KOLES/DIALOG_KOLESO.xml><?xml version="1.0" encoding="utf-8"?>
<!DOCTYPE module  PUBLIC '-//OpenOffice.org//DTD OfficeDocument 1.0//EN'  'module.dtd'>
<script:module xmlns:script="http://openoffice.org/2000/script" script:name="DIALOG_KOLESO" script:language="StarBasic">OPTION EXPLICIT

Sub CB_READ_DIALOG_KOLESO()

DIM V_NF

Dim Doc As Object
Dim Sheet As Object
Dim Cell As Object

DIM Dlg AS OBJECT
DIM Model_ As OBJECT
DIM XVAT As object

DialogLibraries.LoadLibrary("NABOR_KOLES")
Dlg = CreateUnoDialog(DialogLibraries.NABOR_KOLES.DIALOG_KOLESO)

REM отображение текста Label1
rem oLabel1 = Dlg.GetControl("Label1")
rem MsgBox oLabel1.Text
REM задание нового текста для элемента управления Label1


XVAT = Dlg.getControl("NF_NOMER")


MSGBOX(XVAT.value)

rem XVAT V_NF =XVAT.Model.Value +   " | " + Dbg_Methods




End Sub
</script:module>
</file>

<file path=Basic/NABOR_KOLES/script-lb.xml><?xml version="1.0" encoding="utf-8"?>
<!DOCTYPE library  PUBLIC '-//OpenOffice.org//DTD OfficeDocument 1.0//EN'  'library.dtd'>
<library:library xmlns:library="http://openoffice.org/2000/library" library:name="NABOR_KOLES" library:readonly="false" library:passwordprotected="false">
  <library:element library:name="DIALOG_KOLESO"/>
</library:library>
</file>

<file path=Basic/NABOR_KORPUSOV/script-lb.xml><?xml version="1.0" encoding="utf-8"?>
<!DOCTYPE library  PUBLIC '-//OpenOffice.org//DTD OfficeDocument 1.0//EN'  'library.dtd'>
<library:library xmlns:library="http://openoffice.org/2000/library" library:name="NABOR_KORPUSOV" library:readonly="false" library:passwordprotected="false"/>
</file>

<file path=Basic/Standard/OPEN_DIALOGS_KOLESO.xml><?xml version="1.0" encoding="utf-8"?>
<!DOCTYPE module  PUBLIC '-//OpenOffice.org//DTD OfficeDocument 1.0//EN'  'module.dtd'>
<script:module xmlns:script="http://openoffice.org/2000/script" script:name="OPEN_DIALOGS_KOLESO" script:language="StarBasic">REM  *****  BASIC  *****


Sub OPEN_DIALOG_KOLESO
DialogLibraries.LoadLibrary( "NABOR_KOLES" )
oDialog1 = CreateUnoDialog( DialogLibraries.NABOR_KOLES.DIALOG_KOLESO )
oDialog1.Execute()
End Sub

Sub OPEN_DIALOG_GEO_WIN
DialogLibraries.LoadLibrary( "NABOR_KOLES" )
oDialog1 = CreateUnoDialog( DialogLibraries.NABOR_KOLES.DIALOG_GEO_WIN )
oDialog1.Execute()
End Sub
</script:module>
</file>

<file path=Basic/Standard/RUNGE_KUTTA_MODULE.xml><?xml version="1.0" encoding="utf-8"?>
<!DOCTYPE module  PUBLIC '-//OpenOffice.org//DTD OfficeDocument 1.0//EN'  'module.dtd'>
<script:module xmlns:script="http://openoffice.org/2000/script" script:name="RUNGE_KUTTA_MODULE" script:language="StarBasic">REM  *****  BASIC  *****
'Fxy - выражение для нахождения правой части диффур.
REM  *****  BASIC  *****
OPTION EXPLICIT
public NUy() As double 'МАССИВ НАЧАЛЬНЫХ УСЛОВИЙ Y(i)'(X(j))
global n_du As integer 'колличество диффур. Y(i)'(X,Y(i))
public i As double 'счетчик для перечисления диффур. - Y(i)=(i)
public j As double 'счетчик для перечисления времени - X(j)=(j)
public jtek As double  'счетчик для присваивания времени - xtek
public xminsec as double 'нижняя граница интегрирования, секунды
public xmaxsec as double 'верхняя граница интегрирования, секунды
global nsec as double 'число разбиений отрезка интегрирования
public hsec as double 'шаг интегрирования, секунды
global xtek() As double 'текущее время интегрирования X(j)
public ysec() As double 'текущее значение Y(i)'(X(j))
public x As double
public y() As double 'X(j) и Y(i,jtek) для вычисления правых частей диффур.
public K1() As double
public K2() As double
public K3() As double
public K4() As double
global ynext() As double 'Y(i)- искомые значения интегралов от диффур.
public Yresultat() as double 'переменная для вывода результатов вычислений
' автовыбор шага интегрирования
PUBLIC yAUTO AS DOUBLE 'уточненное вычисленное значение интеграла Y(i)'(X(j+1)) , в автовыборе шага
PUBLIC jAUTO AS DOUBLE 'время в автовыборе шага 
PUBLIC HSECAUTO AS DOUBLE 'шаг в автовыборе шага
PUBLIC NSECAUTO AS DOUBLE 'число разбиений в автовыборе шага
PUBLIC NSECSTART AS DOUBLE 'начальное число разбиений в автовыборе шага
PUBLIC ERRORY AS DOUBLE 'погрешность  Рунге в предыдущий момент
PUBLIC ERRORYNEXT AS DOUBLE 'погрешность по правилу Рунге оценки погрешности в автовыборе шага
PUBLIC YBIGH AS DOUBLE 'начальное значение интеграла Y(i)'(X(j+1)) в автовыборе шага
PUBLIC TO4NO AS DOUBLE 'погрешность интегрирования для автовыбора шага
PUBLIC jSTEP AS DOUBLE 'нижняя граница интегрирования для автовыбора
PUBLIC jAUTOtek AS DOUBLE 'текущее значение времени для автовыбора
PUBLIC yAUTOsec AS DOUBLE 'текущее значение Y(i)'(X(j)) для автовыбора
PUBLIC ONOFFTO4NO AS INTEGER 'переменная вкл/выкл автовыбора шага интегрирования
PUBLIC YBADAUTO AS DOUBLE 'отказ от автовыбора в случае расхождения
'массивы для работы с электронной таблицей
public Doc As Object
public Sheet As Object
public Cell As Object
global XYresultat as double

Sub RUNGE_KUTTA_SYSTEM()
'наполнение массива входными данными
DIM CHISLA(1 TO 16) AS double
Doc = StarDesktop.CurrentComponent
Sheet = Doc.Sheets(0)
FOR I= 1 TO 16 step 3
Cell = Sheet.getCellByPosition(0, I)
CHISLA(I) = cell.value
NEXT I
'присваивание входных данных переменным
n_du =CHISLA(1)
xminsec=CHISLA(4)
xmaxsec=CHISLA(7)
nsec=CHISLA(10)
TO4NO=CHISLA(13)
ONOFFTO4NO=CHISLA(16)

redim y(n_du)
redim xtek(nsec+1)
redim ysec(n_du)
redim K1(n_du)
redim K2(n_du)
redim K3(n_du)
redim K4(n_du)
redim ynext(n_du,nsec+1)
redim XYresultat(n_du, nsec+1)
REDIM yAUTOsec (n_du)

'наполнение массива начальными условиями интегрирования+ присваивание

redim CHISLA(1 TO n_du)
FOR I= 1 to n_du step 1
Cell = Sheet.getCellByPosition(1, I)
ysec(i)= cell.value
y(i)= cell.value
ynext(i,1)= cell.value
NEXT I

hsec=(xmaxsec-xminsec)/nsec
Yresultat = RUNGE_KUTTA4' для обращения к решателю
msgbox (xtek(nsec+1)&amp;"|"&amp;Yresultat(1,nsec+1)&amp;"|"&amp;Yresultat(2,nsec+1)&amp;"|"&amp;Yresultat(3,nsec+1))

End Sub

Public Function RUNGE_KUTTA4
for j= xminsec to xmaxsec step hsec
jtek=jtek+1: xtek(jtek)=j
for i = 1 to (n_du) Step 1
	

x=j: y(i)=ysec(i)
	K1(i)= Fxy 
x=j + hsec / 2: y(i)=ysec(i) + hsec*K1(i) / 2
	K2(i)= Fxy
x=j + hsec / 2: y(i)=ysec(i) + hsec*K2(i) / 2
	K3(i)= Fxy 
x=j + hsec: y(i)=ysec(i) + hsec*K3(i)
	K4(i)= Fxy 
if jtek&lt;nsec+1 then
ynext(i,jtek+1)=ysec(i)+hsec*(K1(i)+2*K2(i)+2*K3(i)+K4(i))/6 
if ONOFFTO4NO=1 and jtek&gt;1 then call RUNGE_KUTTA4_AUTO
ysec(I)=ynext(i,jtek+1)
endif
next i
next j
xtek(nsec+1)=xmaxsec
RUNGE_KUTTA4=ynext
End Function

Public Function RUNGE_KUTTA4_AUTO
	NSECAUTO=2: ERRORYNEXT=1: YBIGH=ynext(i,jtek+1): YBADAUTO=ynext(i,jtek+1)
	jSTEP=j: yAUTOsec(i)=ysec(i): 'ERRORY=10000000001
while Abs(ERRORYNEXT)&gt;TO4NO
	NSECAUTO=NSECAUTO*2: HSECAUTO=(hsec)/NSECAUTO

	for jAUTO = jSTEP to jSTEP+hsec step HSECAUTO
	jAUTOtek=jAUTOtek+1
x=jAUTO
y(i)=yAUTOsec(i)
	K1(i)= Fxy
x=jAUTO + HSECAUTO / 2
y(i)=yAUTOsec(i) + HSECAUTO*K1(i) / 2
	K2(i)= Fxy
y(i)=yAUTOsec(i) + HSECAUTO*K2(i) / 2
	K3(i)= Fxy
x=jAUTO + HSECAUTO
y(i)=yAUTOsec(i) + HSECAUTO*K3(i)
	K4(i)= Fxy
yAUTO(I,jAUTOtek+1)=yAUTOsec(i)+HSECAUTO*(K1(i)+2*K2(i)+2*K3(i)+K4(i))/6 
yAUTOsec(I)=yAUTO(I,jAUTOtek+1)
	next jAUTO
ERRORYNEXT=(yAUTO(I,jAUTOtek+1)-YBIGH)/15
YBIGH=yAUTO(I,jAUTOtek+1)
jAUTOtek=0
if ERRORYNEXT&gt;ERRORY then ERRORYNEXT=0: yAUTO(I,jAUTOtek+1)=YBADAUTO
ERRORY=ERRORYNEXT
wend
ynext(i,jtek+1)=yAUTO(I,jAUTOtek+1)
End Function

sub vblvod_dannblx_cell
'сведение данных в один массив
for j = 1 to nsec+1 step 1
XYresultat(0,j) = xtek(j)
next j
for j = 1 to nsec+1 step 1
for i = 1 to n_du step 1
XYresultat(i,j) = ynext(i,j)
next i
next j
'очистка листа от содержимого
Dim Doc As Object
Dim Sheet As Object
Dim CellRange As Object
Dim Flags As Long
Doc = StarDesktop.CurrentComponent
Sheet = Doc.Sheets(1)
CellRange = Sheet
Flags = com.sun.star.sheet.CellFlags.STRING + _
		com.sun.star.sheet.CellFlags.VALUE
CellRange.clearContents(Flags)
'присваивание значений массива ячейкам листа
for i = 0 to n_du
Cell = Sheet.getCellByPosition(i, 0)
if i = 0 then Cell.String = "xtek"
if i &gt;0 then Cell.String ="y"&amp; i
next i
for j=1 to nsec+1 step 1
for i =0 to n_du step 1
Cell = Sheet.getCellByPosition(i, j)
Cell.Value = XYresultat(i,j)
next i
next j
end sub



Public Function Fxy As Double
Select Case i
Case 1
Fxy=2*x*y(1)/(y(2))
Case 2
Fxy=8*y(3)/(3*y(2))
Case 3
Fxy=3*y(3)/(y(1))
End Select
End Function
</script:module>
</file>

<file path=Basic/Standard/TRASSA_MODULE.xml><?xml version="1.0" encoding="utf-8"?>
<!DOCTYPE module  PUBLIC '-//OpenOffice.org//DTD OfficeDocument 1.0//EN'  'module.dtd'>
<script:module xmlns:script="http://openoffice.org/2000/script" script:name="TRASSA_MODULE" script:language="StarBasic">OPTION EXPLICIT

REM  *****  BASIC  *****

Sub TRASSA
'массивы для работы с электронной таблицей
DIM Doc As Object
DIM Sheet As Object
DIM Cell As Object
'ПЕРЕМЕННЫЕ
DIM DOROGA 'ДЛЯ НОМЕРА ДОРОГИ
DIM NEROVNO(0) 'ДЛЯ НОМЕРА НЕРОВНОСТЕЙ КАЖДОГО КОЛЕСА
DIM TNEROMAX 'ДЛЯ ОБРАЗМЕРИВАНИЯ МАССИВА ПОД КОЛИЧЕСТВО ТОЧЕК НЕРОВНОСТЕЙ
DIM KOLESA 'ДЛЯ КОЛИЧЕСТВА КОЛЕС
DIM TDOROGA 'ДЛЯ КОЛИЧЕСТВА ТОЧЕК ДОРОГИ
DIM TNEROVNO 'ДЛЯ КОЛИЧЕСТВА ТОЧЕК НЕРОВНОСТЕЙ КАЖДОГО КОЛЕСА
DIM i,j,k 'для счетчика

DIM DOTDOR(1,0) 'ДЛЯ ДОРОГИ ПОДГОТОВЛЕННОЙ К СЛИЯНИЮ С НЕРОВНОСТЬЮ
DIM DOTNER(1,0,0) 'ДЛЯ НЕРОВНОСТЕЙ ПОДГОТОВЛЕННЫХ К СЛИЯНИЮ С ДОРОГОЙ
DIM XTNEROMAX 'ДЛЯ МАКСИМАЛЬНОЙ КООРДИНАТЫ X ТОЧЕК НЕРОВНОСТЕЙ
DIM XTRASSA 'ДЛЯ  МАКСИМАЛЬНОЙ КООРДИНАТЫ X ТОЧЕК ТРАССЫ
DIM DOR(1,0)'ДОРОГА
'1 ИНДЕКС-КООРДИНАТА X-(0) или Z-(1) ДОРОГИ
'2 ИНДЕКС-НОМЕР ТОЧКИ ДОРОГИ
DIM NER(1,0,0)'НЕРОВНОСТИ
'1 ИНДЕКС-КООРДИНАТА X-(0) или Z-(1) НЕРОВНОСТЕЙ ЭТОГО КОЛЕСА
'2 ИНДЕКС-НОМЕР ТОЧКИ НЕРОВНОСТЕЙ ЭТОГО КОЛЕСА
'3 ИНДЕКС-НОМЕР КОЛЕСА
DIM TRASSA(1,0,0) 'ДЛЯ КООРДИНАТ СУММАРНОЙ ТРАССЫ
'1 ИНДЕКС-КООРДИНАТА X-(0) или Z-(1) ТРАССЫ ЭТОГО КОЛЕСА
'2 ИНДЕКС-НОМЕР ТОЧКИ ТРАССЫ ЭТОГО КОЛЕСА
'3 ИНДЕКС-НОМЕР КОЛЕСА

'СЧИТЫВАЕМ КОЛИЧЕСТВО КОЛЕС
Doc = StarDesktop.CurrentComponent
Sheet = Doc.Sheets(3)
Cell = Sheet.getCellByPosition(1, 1)
KOLESA = Cell.value
'СЧИТЫВАЕМ НОМЕР ДОРОГИ
Cell = Sheet.getCellByPosition(1, 2)
DOROGA = Cell.value
'СЧИТЫВАЕМ КООРДИНАТЫ ТОЧЕК ДОРОГИ
Sheet = Doc.Sheets(4):i=1
Cell = Sheet.getCellByPosition(DOROGA, i)
do until (cell.string="stop")
TDOROGA=TDOROGA+1:i=i+1
Cell = Sheet.getCellByPosition(DOROGA, i)
loop
redim DOR(1,TDOROGA)
for i = 1 to TDOROGA
Cell = Sheet.getCellByPosition(DOROGA, i)
DOR(0,i)=cell.value
Cell = Sheet.getCellByPosition(DOROGA+1, i)
DOR(1,i)=cell.value
next
'СЧИТЫВАЕМ КООРДИНАТЫ ТОЧЕК НЕРОВНОСТЕЙ ДЛЯ КАЖДОГО КОЛЕСА
redim NEROVNO(KOLESA)
Sheet = Doc.Sheets(3)
for i = 1 to KOLESA
Cell = Sheet.getCellByPosition(22, i)
NEROVNO(i)=cell.value
next
for j = 1 to KOLESA
Sheet = Doc.Sheets(5):i=1
Cell = Sheet.getCellByPosition(NEROVNO(j), i)
do until (cell.string="stop")
TNEROVNO=TNEROVNO+1: i=i+1
Cell = Sheet.getCellByPosition(NEROVNO(j), i)
loop
if TNEROVNO&gt;TNEROMAX then TNEROMAX=TNEROVNO
next

redim NER(1,TNEROMAX,KOLESA)
for j = 1 to KOLESA
for i = 1 to TNEROMAX
Cell = Sheet.getCellByPosition(NEROVNO(j), i)
NER(0,i,j)=cell.value
Cell = Sheet.getCellByPosition(NEROVNO(j)+1, i)
NER(1,i,j)=cell.value
next i
next j

'ПОДГОТАВЛИВАЕМ ДОРОГУ К СЛИЯНИЮ
for j = 1 to KOLESA
for i = 1 to TNEROMAX
if NER(0,i,j)&gt;XTNEROMAX then XTNEROMAX=NER(0,i,j)
next i
next j
if DOR(0,TDOROGA)&gt;XTNEROMAX then
redim DOTDOR(1,DOR(0,TDOROGA))
end if
if DOR(0,TDOROGA)&lt;=XTNEROMAX then
redim DOTDOR(1,XTNEROMAX)
end if
for i = 1 to TDOROGA-1
for j = DOR(0,i) to DOR(0,i+1)

if (DOR(0,i+1)-DOR(0,i))&lt;&gt;0 then
DOTDOR(0,j)=j: DOTDOR(1,j)=j*(DOR(1,i+1)-DOR(1,i))/(DOR(0,i+1)-DOR(0,i))
else
DOTDOR(0,j)=j: DOTDOR(1,j)=0
end if
next j
next i
'ПОДГОТАВЛИВАЕМ НЕРОВНОСТИ К СЛИЯНИЮ

if DOR(0,TDOROGA)&gt;XTNEROMAX then
redim DOTNER(1,DOR(0,TDOROGA),KOLESA)
end if
if DOR(0,TDOROGA)&lt;=XTNEROMAX then
redim DOTNER(1,XTNEROMAX,KOLESA)
end if
for k = 1 to KOLESA
for i = 1 to TNEROMAX-1
for j = NER(0,i,k) to NER(0,i+1,k)
if (NER(0,i+1,k)-NER(0,i,k))&lt;&gt;0 then
DOTNER(0,j,k)=j: DOTNER(1,j,k)=j*(NER(1,i+1,k)-NER(1,i,k))/(NER(0,i+1,k)-NER(0,i,k))
else
DOTNER(0,j,k)=j: DOTNER(1,j,k)=0
end if
next j
next i
next k
'СЛИЯНИЕ ДОРОГИ И НЕРОВНОСТЕЙ В ТРАССУ
if DOR(0,TDOROGA)&gt;XTNEROMAX then
XTRASSA=DOR(0,TDOROGA)
end if
if DOR(0,TDOROGA)&lt;=XTNEROMAX then
XTRASSA=XTNEROMAX
end if
redim TRASSA(1,XTRASSA,KOLESA)
for k = 1 to KOLESA
for j = 1 to XTRASSA
if (DOTNER(0,j,k)=0 and DOTDOR(0,j)&lt;&gt;0) then
TRASSA(0,j,k)=DOTDOR(0,j)
elseif (DOTDOR(0,j)=0 and DOTNER(0,j,k)&lt;&gt;0) then
TRASSA(0,j,k)=DOTNER(0,j,k)
elseif (DOTNER(0,j,k)&lt;&gt;0 and DOTDOR(0,j)&lt;&gt;0) then
TRASSA(0,j,k)=DOTDOR(0,j)
else
TRASSA(0,j,k)=DOTNER(0,j,k)
end if
TRASSA(1,j,k)=DOTDOR(1,j)+DOTNER(1,j,k)
next j
next k
'ПРОБНАЯ ПЕЧАТЬ

Sheet = Doc.Sheets(6)

for j = 1 to XTRASSA
Cell = Sheet.getCellByPosition(0, j)
cell.value = TRASSA(0,j,1)
next j

for k = 1 to KOLESA
for j = 1 to XTRASSA
Cell = Sheet.getCellByPosition(k, j)
cell.value = TRASSA(1,j,k)
next j
next k

MSGBOX("ok")


'MsgBox Cell.DBG_Properties
'MsgBox Cell.DBG_methods
'MsgBox Cell.DBG_SupportedInterfac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UNGE_KUTTA_MODULE"/>
  <library:element library:name="TRASSA_MODULE"/>
  <library:element library:name="OPEN_DIALOGS_KOLES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NABOR_KOLES" library:link="false"/>
  <library:library library:name="NABOR_KORPUSOV" library:link="false"/>
  <library:library library:name="NABOR_AMO" library:link="false"/>
</library:libraries>
</file>

<file path=Dialogs/NABOR_AMO/DIALOG_AMO.xml><?xml version="1.0" encoding="utf-8"?>
<!DOCTYPE window  PUBLIC '-//OpenOffice.org//DTD OfficeDocument 1.0//EN'  'dialog.dtd'>
<dlg:window xmlns:dlg="http://openoffice.org/2000/dialog" xmlns:script="http://openoffice.org/2000/script" dlg:style-id="8" dlg:id="DIALOG_AMO" dlg:left="4" dlg:top="5" dlg:width="491" dlg:height="334" dlg:help-text="&amp;2.DIALOG_AMO.HelpText" dlg:closeable="true" dlg:moveable="true" dlg:title="&amp;3.DIALOG_AMO.Title">
  <dlg:styles>
    <dlg:style dlg:style-id="0" dlg:font-name="Impact" dlg:font-height="12" dlg:font-stylename="Обычный" dlg:font-family="swiss" dlg:font-weight="100"/>
    <dlg:style dlg:style-id="1" dlg:font-name="Arial" dlg:font-height="12" dlg:font-stylename="Полужирный" dlg:font-family="swiss" dlg:font-weight="150"/>
    <dlg:style dlg:style-id="2" dlg:font-name="Tahoma" dlg:font-height="8" dlg:font-stylename="Обычный" dlg:font-family="swiss" dlg:font-weight="100"/>
    <dlg:style dlg:style-id="3" dlg:font-name="Tahoma" dlg:font-height="8" dlg:font-stylename="Полужирный" dlg:font-family="swiss" dlg:font-weight="100"/>
    <dlg:style dlg:style-id="4" dlg:border="simple" dlg:font-name="Arial" dlg:font-height="12" dlg:font-stylename="Обычный" dlg:font-family="swiss" dlg:font-weight="150"/>
    <dlg:style dlg:style-id="5" dlg:font-name="Arial" dlg:font-height="12" dlg:font-stylename="Обычный" dlg:font-family="swiss" dlg:font-weight="150"/>
    <dlg:style dlg:style-id="6" dlg:background-color="0xc0c0c0" dlg:border="simple" dlg:font-name="Arial" dlg:font-height="12" dlg:font-stylename="Обычный" dlg:font-family="swiss" dlg:font-weight="150"/>
    <dlg:style dlg:style-id="7" dlg:border="simple" dlg:font-name="Arial" dlg:font-height="12" dlg:font-stylename="Полужирный" dlg:font-family="swiss" dlg:font-weight="150"/>
    <dlg:style dlg:style-id="8" dlg:background-color="0xffffff"/>
  </dlg:styles>
  <dlg:bulletinboard>
    <dlg:text dlg:style-id="0" dlg:id="Label1" dlg:tab-index="5" dlg:left="66" dlg:top="189" dlg:width="9" dlg:height="12" dlg:help-text="&amp;4.DIALOG_AMO.Label1.HelpText" dlg:value="&amp;5.DIALOG_AMO.Label1.Label" dlg:align="center" dlg:tabstop="false"/>
    <dlg:text dlg:style-id="0" dlg:id="Label2" dlg:tab-index="6" dlg:left="66" dlg:top="203" dlg:width="9" dlg:height="12" dlg:help-text="&amp;6.DIALOG_AMO.Label2.HelpText" dlg:value="&amp;7.DIALOG_AMO.Label2.Label" dlg:align="center" dlg:tabstop="false"/>
    <dlg:text dlg:style-id="0" dlg:id="Label3" dlg:tab-index="7" dlg:left="66" dlg:top="217" dlg:width="9" dlg:height="12" dlg:help-text="&amp;8.DIALOG_AMO.Label3.HelpText" dlg:value="&amp;9.DIALOG_AMO.Label3.Label" dlg:align="center" dlg:tabstop="false"/>
    <dlg:text dlg:style-id="0" dlg:id="Label4" dlg:tab-index="8" dlg:left="66" dlg:top="231" dlg:width="9" dlg:height="12" dlg:help-text="&amp;10.DIALOG_AMO.Label4.HelpText" dlg:value="&amp;11.DIALOG_AMO.Label4.Label" dlg:align="center" dlg:tabstop="false"/>
    <dlg:text dlg:style-id="0" dlg:id="Label5" dlg:tab-index="9" dlg:left="66" dlg:top="245" dlg:width="9" dlg:height="12" dlg:help-text="&amp;12.DIALOG_AMO.Label5.HelpText" dlg:value="&amp;13.DIALOG_AMO.Label5.Label" dlg:align="center" dlg:tabstop="false"/>
    <dlg:text dlg:style-id="1" dlg:id="Label6" dlg:tab-index="10" dlg:left="78" dlg:top="259" dlg:width="37" dlg:height="12" dlg:help-text="&amp;14.DIALOG_AMO.Label6.HelpText" dlg:value="&amp;15.DIALOG_AMO.Label6.Label" dlg:align="center" dlg:tabstop="false"/>
    <dlg:text dlg:style-id="1" dlg:id="Label7" dlg:tab-index="11" dlg:left="78" dlg:top="175" dlg:width="37" dlg:height="12" dlg:help-text="&amp;16.DIALOG_AMO.Label7.HelpText" dlg:value="&amp;17.DIALOG_AMO.Label7.Label" dlg:align="center" dlg:tabstop="false"/>
    <dlg:text dlg:style-id="1" dlg:id="Label8" dlg:tab-index="17" dlg:left="27" dlg:top="259" dlg:width="37" dlg:height="12" dlg:help-text="&amp;18.DIALOG_AMO.Label8.HelpText" dlg:value="&amp;19.DIALOG_AMO.Label8.Label" dlg:align="center" dlg:tabstop="false"/>
    <dlg:text dlg:style-id="1" dlg:id="Label9" dlg:tab-index="18" dlg:left="27" dlg:top="176" dlg:width="37" dlg:height="12" dlg:help-text="&amp;20.DIALOG_AMO.Label9.HelpText" dlg:value="&amp;21.DIALOG_AMO.Label9.Label" dlg:align="center" dlg:tabstop="false"/>
    <dlg:text dlg:style-id="1" dlg:id="Label10" dlg:tab-index="19" dlg:left="38" dlg:top="126" dlg:width="63" dlg:height="35" dlg:help-text="&amp;22.DIALOG_AMO.Label10.HelpText" dlg:value="&amp;23.DIALOG_AMO.Label10.Label" dlg:align="center" dlg:multiline="true" dlg:tabstop="false"/>
    <dlg:text dlg:style-id="1" dlg:id="Label11" dlg:tab-index="20" dlg:left="27" dlg:top="305" dlg:width="79" dlg:height="12" dlg:help-text="&amp;24.DIALOG_AMO.Label11.HelpText" dlg:value="&amp;25.DIALOG_AMO.Label11.Label" dlg:multiline="true" dlg:tabstop="false"/>
    <dlg:text dlg:style-id="1" dlg:id="Label12" dlg:tab-index="21" dlg:left="27" dlg:top="318" dlg:width="79" dlg:height="12" dlg:help-text="&amp;26.DIALOG_AMO.Label12.HelpText" dlg:value="&amp;27.DIALOG_AMO.Label12.Label" dlg:multiline="true" dlg:tabstop="false"/>
    <dlg:text dlg:style-id="1" dlg:id="Label13" dlg:tab-index="22" dlg:left="27" dlg:top="290" dlg:width="79" dlg:height="12" dlg:help-text="&amp;28.DIALOG_AMO.Label13.HelpText" dlg:value="&amp;29.DIALOG_AMO.Label13.Label" dlg:multiline="true" dlg:tabstop="false"/>
    <dlg:text dlg:style-id="1" dlg:id="Label14" dlg:tab-index="23" dlg:left="27" dlg:top="278" dlg:width="79" dlg:height="12" dlg:help-text="&amp;30.DIALOG_AMO.Label14.HelpText" dlg:value="&amp;31.DIALOG_AMO.Label14.Label" dlg:multiline="true" dlg:tabstop="false"/>
    <dlg:text dlg:style-id="1" dlg:id="Label15" dlg:tab-index="25" dlg:left="136" dlg:top="174" dlg:width="37" dlg:height="12" dlg:help-text="&amp;32.DIALOG_AMO.Label15.HelpText" dlg:value="&amp;33.DIALOG_AMO.Label15.Label" dlg:align="center" dlg:multiline="true" dlg:tabstop="false"/>
    <dlg:text dlg:style-id="1" dlg:id="Label16" dlg:tab-index="26" dlg:left="136" dlg:top="202" dlg:width="37" dlg:height="12" dlg:help-text="&amp;34.DIALOG_AMO.Label16.HelpText" dlg:value="&amp;35.DIALOG_AMO.Label16.Label" dlg:align="center" dlg:multiline="true" dlg:tabstop="false"/>
    <dlg:text dlg:style-id="1" dlg:id="Label17" dlg:tab-index="28" dlg:left="136" dlg:top="126" dlg:width="37" dlg:height="12" dlg:help-text="&amp;36.DIALOG_AMO.Label17.HelpText" dlg:value="&amp;37.DIALOG_AMO.Label17.Label" dlg:align="center" dlg:multiline="true" dlg:tabstop="false"/>
    <dlg:text dlg:style-id="1" dlg:id="Label18" dlg:tab-index="29" dlg:left="136" dlg:top="154" dlg:width="37" dlg:height="12" dlg:help-text="&amp;38.DIALOG_AMO.Label18.HelpText" dlg:value="&amp;39.DIALOG_AMO.Label18.Label" dlg:align="center" dlg:multiline="true" dlg:tabstop="false"/>
    <dlg:text dlg:style-id="2" dlg:id="Label19" dlg:tab-index="30" dlg:left="176" dlg:top="129" dlg:width="83" dlg:height="33" dlg:help-text="&amp;40.DIALOG_AMO.Label19.HelpText" dlg:value="&amp;41.DIALOG_AMO.Label19.Label" dlg:align="center" dlg:multiline="true" dlg:tabstop="false"/>
    <dlg:text dlg:style-id="2" dlg:id="Label20" dlg:tab-index="31" dlg:left="176" dlg:top="178" dlg:width="65" dlg:height="21" dlg:help-text="&amp;42.DIALOG_AMO.Label20.HelpText" dlg:value="&amp;43.DIALOG_AMO.Label20.Label" dlg:align="center" dlg:multiline="true" dlg:tabstop="false"/>
    <dlg:text dlg:style-id="2" dlg:id="Label21" dlg:tab-index="36" dlg:left="149" dlg:top="4" dlg:width="93" dlg:height="8" dlg:help-text="&amp;44.DIALOG_AMO.Label21.HelpText" dlg:value="&amp;45.DIALOG_AMO.Label21.Label" dlg:multiline="true" dlg:tabstop="false"/>
    <dlg:text dlg:style-id="3" dlg:id="Label22" dlg:tab-index="42" dlg:left="130" dlg:top="47" dlg:width="37" dlg:height="16" dlg:help-text="&amp;46.DIALOG_AMO.Label22.HelpText" dlg:value="&amp;47.DIALOG_AMO.Label22.Label" dlg:align="center" dlg:multiline="true" dlg:tabstop="false"/>
    <dlg:fixedline dlg:id="FixedLine1" dlg:tab-index="43" dlg:left="119" dlg:top="119" dlg:width="1" dlg:height="198" dlg:help-text="&amp;48.DIALOG_AMO.FixedLine1.HelpText" dlg:value="&amp;49.DIALOG_AMO.FixedLine1.Label" dlg:align="vertical"/>
    <dlg:fixedline dlg:id="FixedLine2" dlg:tab-index="44" dlg:left="27" dlg:top="168" dlg:width="233" dlg:height="1" dlg:help-text="&amp;50.DIALOG_AMO.FixedLine2.HelpText" dlg:value="&amp;51.DIALOG_AMO.FixedLine2.Label"/>
    <dlg:fixedline dlg:id="FixedLine3" dlg:tab-index="45" dlg:left="122" dlg:top="222" dlg:width="150" dlg:height="1" dlg:help-text="&amp;52.DIALOG_AMO.FixedLine3.HelpText" dlg:value="&amp;53.DIALOG_AMO.FixedLine3.Label"/>
    <dlg:fixedline dlg:id="FixedLine4" dlg:tab-index="47" dlg:left="27" dlg:top="119" dlg:width="233" dlg:height="1" dlg:help-text="&amp;54.DIALOG_AMO.FixedLine4.HelpText" dlg:value="&amp;55.DIALOG_AMO.FixedLine4.Label"/>
    <dlg:numericfield dlg:style-id="4" dlg:id="NF_EDIT_NOMER" dlg:tab-index="33" dlg:left="109" dlg:top="2" dlg:width="37" dlg:height="12" dlg:help-text="&amp;56.DIALOG_AMO.NF_EDIT_NOMER.HelpText" dlg:tabstop="false" dlg:strict-format="true" dlg:decimal-accuracy="0" dlg:value="0" dlg:value-min="0"/>
    <dlg:textfield dlg:style-id="5" dlg:id="TF_EDIT_OPIS" dlg:tab-index="35" dlg:left="109" dlg:top="17" dlg:width="154" dlg:height="12" dlg:help-text="&amp;57.DIALOG_AMO.TF_EDIT_OPIS.HelpText" dlg:tabstop="false" dlg:maxlength="20" dlg:value="&amp;58.DIALOG_AMO.TF_EDIT_OPIS.Text"/>
    <dlg:numericfield dlg:style-id="4" dlg:id="NF_DAMO" dlg:tab-index="27" dlg:left="136" dlg:top="140" dlg:width="37" dlg:height="12" dlg:help-text="&amp;59.DIALOG_AMO.NF_DAMO.HelpText" dlg:tabstop="false" dlg:strict-format="true" dlg:decimal-accuracy="0" dlg:value="0" dlg:value-min="0" dlg:value-max="10"/>
    <dlg:numericfield dlg:style-id="4" dlg:id="NF_SAMO" dlg:tab-index="24" dlg:left="136" dlg:top="188" dlg:width="37" dlg:height="12" dlg:help-text="&amp;60.DIALOG_AMO.NF_SAMO.HelpText" dlg:tabstop="false" dlg:strict-format="true" dlg:decimal-accuracy="0" dlg:value="0" dlg:value-min="0" dlg:value-max="10"/>
    <dlg:numericfield dlg:style-id="6" dlg:id="NF_PRO0" dlg:tab-index="12" dlg:left="27" dlg:top="189" dlg:width="37" dlg:height="12" dlg:help-text="&amp;61.DIALOG_AMO.NF_PRO0.HelpText" dlg:tabstop="false" dlg:readonly="true" dlg:strict-format="true" dlg:decimal-accuracy="0" dlg:value="0" dlg:value-min="0"/>
    <dlg:numericfield dlg:style-id="6" dlg:id="NF_PRO1" dlg:tab-index="13" dlg:left="27" dlg:top="203" dlg:width="37" dlg:height="12" dlg:help-text="&amp;62.DIALOG_AMO.NF_PRO1.HelpText" dlg:tabstop="false" dlg:readonly="true" dlg:strict-format="true" dlg:decimal-accuracy="0" dlg:value="0" dlg:value-min="0"/>
    <dlg:numericfield dlg:style-id="6" dlg:id="NF_PRO2" dlg:tab-index="14" dlg:left="27" dlg:top="217" dlg:width="37" dlg:height="12" dlg:help-text="&amp;63.DIALOG_AMO.NF_PRO2.HelpText" dlg:tabstop="false" dlg:readonly="true" dlg:strict-format="true" dlg:decimal-accuracy="0" dlg:value="0" dlg:value-min="0"/>
    <dlg:numericfield dlg:style-id="6" dlg:id="NF_PRO3" dlg:tab-index="15" dlg:left="27" dlg:top="231" dlg:width="37" dlg:height="12" dlg:help-text="&amp;64.DIALOG_AMO.NF_PRO3.HelpText" dlg:tabstop="false" dlg:readonly="true" dlg:strict-format="true" dlg:decimal-accuracy="0" dlg:value="0" dlg:value-min="0"/>
    <dlg:numericfield dlg:style-id="6" dlg:id="NF_PRO4" dlg:tab-index="16" dlg:left="27" dlg:top="245" dlg:width="37" dlg:height="12" dlg:help-text="&amp;65.DIALOG_AMO.NF_PRO4.HelpText" dlg:tabstop="false" dlg:readonly="true" dlg:strict-format="true" dlg:decimal-accuracy="0" dlg:value="0" dlg:value-min="0"/>
    <dlg:numericfield dlg:style-id="6" dlg:id="NF_F0" dlg:tab-index="0" dlg:left="78" dlg:top="189" dlg:width="37" dlg:height="12" dlg:help-text="&amp;66.DIALOG_AMO.NF_F0.HelpText" dlg:tabstop="false" dlg:readonly="true" dlg:strict-format="true" dlg:decimal-accuracy="3" dlg:value="0" dlg:value-min="0"/>
    <dlg:numericfield dlg:style-id="4" dlg:id="NF_F1" dlg:tab-index="1" dlg:left="78" dlg:top="203" dlg:width="37" dlg:height="12" dlg:help-text="&amp;67.DIALOG_AMO.NF_F1.HelpText" dlg:tabstop="false" dlg:strict-format="true" dlg:decimal-accuracy="3" dlg:value="0" dlg:value-min="0"/>
    <dlg:numericfield dlg:style-id="4" dlg:id="NF_F2" dlg:tab-index="2" dlg:left="78" dlg:top="217" dlg:width="37" dlg:height="12" dlg:help-text="&amp;68.DIALOG_AMO.NF_F2.HelpText" dlg:tabstop="false" dlg:strict-format="true" dlg:decimal-accuracy="3" dlg:value="0" dlg:value-min="0"/>
    <dlg:numericfield dlg:style-id="4" dlg:id="NF_F3" dlg:tab-index="3" dlg:left="78" dlg:top="231" dlg:width="37" dlg:height="12" dlg:help-text="&amp;69.DIALOG_AMO.NF_F3.HelpText" dlg:tabstop="false" dlg:strict-format="true" dlg:decimal-accuracy="3" dlg:value="0" dlg:value-min="0"/>
    <dlg:numericfield dlg:style-id="4" dlg:id="NF_F4" dlg:tab-index="4" dlg:left="78" dlg:top="245" dlg:width="37" dlg:height="12" dlg:help-text="&amp;70.DIALOG_AMO.NF_F4.HelpText" dlg:tabstop="false" dlg:strict-format="true" dlg:decimal-accuracy="3" dlg:value="0" dlg:value-min="0"/>
    <dlg:checkbox dlg:style-id="1" dlg:id="CBOX_LOCK" dlg:tab-index="46" dlg:left="31" dlg:top="89" dlg:width="184" dlg:height="26" dlg:help-text="&amp;71.DIALOG_AMO.CBOX_LOCK.HelpText" dlg:tabstop="false" dlg:value="&amp;72.DIALOG_AMO.CBOX_LOCK.Label" dlg:multiline="true" dlg:checked="false"/>
    <dlg:checkbox dlg:style-id="1" dlg:id="CBOX_RUL" dlg:tab-index="32" dlg:left="136" dlg:top="228" dlg:width="136" dlg:height="47" dlg:help-text="&amp;73.DIALOG_AMO.CBOX_RUL.HelpText" dlg:tabstop="false" dlg:value="&amp;74.DIALOG_AMO.CBOX_RUL.Label" dlg:multiline="true" dlg:checked="false"/>
    <dlg:button dlg:style-id="2" dlg:id="CB_EDIT" dlg:tab-index="34" dlg:left="2" dlg:top="2" dlg:width="104" dlg:height="26" dlg:help-text="&amp;75.DIALOG_AMO.CB_EDIT.HelpText" dlg:tabstop="false" dlg:value="&amp;76.DIALOG_AMO.CB_EDIT.Label" dlg:multiline="true"/>
    <dlg:button dlg:style-id="2" dlg:id="CB_WRITE" dlg:tab-index="39" dlg:left="383" dlg:top="2" dlg:width="69" dlg:height="26" dlg:help-text="&amp;77.DIALOG_AMO.CB_WRITE.HelpText" dlg:tabstop="false" dlg:value="&amp;78.DIALOG_AMO.CB_WRITE.Label" dlg:multiline="true"/>
    <dlg:button dlg:style-id="2" dlg:id="CB_CLOSE" dlg:tab-index="40" dlg:left="452" dlg:top="2" dlg:width="37" dlg:height="26" dlg:help-text="&amp;79.DIALOG_AMO.CB_CLOSE.HelpText" dlg:tabstop="false" dlg:value="&amp;80.DIALOG_AMO.CB_CLOSE.Label" dlg:multiline="true"/>
    <dlg:button dlg:style-id="2" dlg:id="CB_SHOW" dlg:tab-index="41" dlg:left="2" dlg:top="33" dlg:width="124" dlg:height="26" dlg:help-text="&amp;81.DIALOG_AMO.CB_SHOW.HelpText" dlg:tabstop="false" dlg:value="&amp;82.DIALOG_AMO.CB_SHOW.Label" dlg:multiline="true"/>
    <dlg:button dlg:style-id="3" dlg:id="CB_READ" dlg:tab-index="38" dlg:left="171" dlg:top="33" dlg:width="124" dlg:height="26" dlg:help-text="&amp;83.DIALOG_AMO.CB_READ.HelpText" dlg:tabstop="false" dlg:value="&amp;84.DIALOG_AMO.CB_READ.Label" dlg:multiline="true"/>
    <dlg:numericfield dlg:style-id="7" dlg:id="NF_NOMER" dlg:tab-index="37" dlg:left="130" dlg:top="33" dlg:width="37" dlg:height="12" dlg:help-text="&amp;85.DIALOG_AMO.NF_NOMER.HelpText" dlg:tabstop="false" dlg:strict-format="true" dlg:decimal-accuracy="0" dlg:value="0" dlg:value-min="0"/>
  </dlg:bulletinboard>
</dlg:window>
</file>

<file path=Dialogs/NABOR_AMO/dialog-lb.xml><?xml version="1.0" encoding="utf-8"?>
<!DOCTYPE library  PUBLIC '-//OpenOffice.org//DTD OfficeDocument 1.0//EN'  'library.dtd'>
<library:library xmlns:library="http://openoffice.org/2000/library" library:name="NABOR_AMO" library:readonly="false" library:passwordprotected="false">
  <library:element library:name="DIALOG_AMO"/>
</library:library>
</file>

<file path=Dialogs/NABOR_KOLES/DIALOG_GEO_KO.xml><?xml version="1.0" encoding="utf-8"?>
<!DOCTYPE window  PUBLIC '-//OpenOffice.org//DTD OfficeDocument 1.0//EN'  'dialog.dtd'>
<dlg:window xmlns:dlg="http://openoffice.org/2000/dialog" xmlns:script="http://openoffice.org/2000/script" dlg:style-id="11" dlg:id="DIALOG_GEO_KO" dlg:left="4" dlg:top="5" dlg:width="491" dlg:height="334" dlg:help-text="&amp;211.DIALOG_GEO_KO.HelpText" dlg:closeable="true" dlg:moveable="true" dlg:title="&amp;212.DIALOG_GEO_KO.Title">
  <dlg:styles>
    <dlg:style dlg:style-id="0" dlg:border="none" dlg:font-name="Tahoma" dlg:font-height="8" dlg:font-stylename="Обычный" dlg:font-family="swiss" dlg:font-weight="100"/>
    <dlg:style dlg:style-id="1" dlg:font-name="Arial" dlg:font-height="12" dlg:font-stylename="Полужирный" dlg:font-family="swiss" dlg:font-weight="150"/>
    <dlg:style dlg:style-id="2" dlg:font-name="Impact" dlg:font-height="12" dlg:font-stylename="Обычный" dlg:font-family="swiss" dlg:font-weight="100"/>
    <dlg:style dlg:style-id="3" dlg:background-color="0xffffff" dlg:text-color="0x8000" dlg:font-height="10"/>
    <dlg:style dlg:style-id="4" dlg:background-color="0xffffff" dlg:text-color="0xff" dlg:font-height="10"/>
    <dlg:style dlg:style-id="5" dlg:background-color="0xffffff" dlg:font-height="10"/>
    <dlg:style dlg:style-id="6" dlg:background-color="0xffffff" dlg:font-name="Arial" dlg:font-height="10" dlg:font-stylename="Полужирный" dlg:font-family="swiss" dlg:font-weight="150"/>
    <dlg:style dlg:style-id="7" dlg:font-name="Tahoma" dlg:font-height="8" dlg:font-stylename="Обычный" dlg:font-family="swiss" dlg:font-weight="100"/>
    <dlg:style dlg:style-id="8" dlg:border="simple" dlg:font-name="Arial" dlg:font-height="12" dlg:font-stylename="Обычный" dlg:font-family="swiss" dlg:font-weight="150"/>
    <dlg:style dlg:style-id="9" dlg:background-color="0xc0c0c0" dlg:border="simple" dlg:font-name="Arial" dlg:font-height="12" dlg:font-stylename="Обычный" dlg:font-family="swiss" dlg:font-weight="150"/>
    <dlg:style dlg:style-id="10" dlg:background-color="0xc0c0c0" dlg:font-name="Arial" dlg:font-height="12" dlg:font-stylename="Обычный" dlg:font-family="swiss" dlg:font-weight="150"/>
    <dlg:style dlg:style-id="11" dlg:background-color="0xffffff"/>
  </dlg:styles>
  <dlg:bulletinboard>
    <dlg:img dlg:style-id="0" dlg:id="ImageControl1" dlg:tab-index="0" dlg:disabled="true" dlg:left="2" dlg:top="3" dlg:width="163" dlg:height="321" dlg:help-text="&amp;213.DIALOG_GEO_KO.ImageControl1.HelpText" dlg:src="file:///C:/@%D0%A1%D0%A5%D0%95%D0%9C%D0%90%20%D0%9F%D0%9E%D0%94%D0%92%D0%95%D0%A1%D0%9A%D0%98/KOLESO_PIC/KOLESO-DIALOG2.png"/>
    <dlg:img dlg:style-id="0" dlg:id="ImageControl2" dlg:tab-index="1" dlg:disabled="true" dlg:left="318" dlg:top="3" dlg:width="171" dlg:height="321" dlg:help-text="&amp;214.DIALOG_GEO_KO.ImageControl2.HelpText" dlg:src="file:///C:/@%D0%A1%D0%A5%D0%95%D0%9C%D0%90%20%D0%9F%D0%9E%D0%94%D0%92%D0%95%D0%A1%D0%9A%D0%98/KOLESO_PIC/KOLESO-DIALOG3.png"/>
    <dlg:text dlg:style-id="1" dlg:id="Label1" dlg:tab-index="2" dlg:left="168" dlg:top="15" dlg:width="42" dlg:height="12" dlg:help-text="&amp;215.DIALOG_GEO_KO.Label1.HelpText" dlg:value="&amp;216.DIALOG_GEO_KO.Label1.Label" dlg:align="center" dlg:tabstop="false"/>
    <dlg:text dlg:style-id="1" dlg:id="Label2" dlg:tab-index="3" dlg:left="218" dlg:top="15" dlg:width="42" dlg:height="12" dlg:help-text="&amp;217.DIALOG_GEO_KO.Label2.HelpText" dlg:value="&amp;218.DIALOG_GEO_KO.Label2.Label" dlg:align="center" dlg:tabstop="false"/>
    <dlg:text dlg:style-id="2" dlg:id="Label3" dlg:tab-index="4" dlg:left="210" dlg:top="27" dlg:width="9" dlg:height="12" dlg:help-text="&amp;219.DIALOG_GEO_KO.Label3.HelpText" dlg:value="&amp;220.DIALOG_GEO_KO.Label3.Label" dlg:align="center" dlg:tabstop="false"/>
    <dlg:text dlg:style-id="2" dlg:id="Label4" dlg:tab-index="5" dlg:left="210" dlg:top="41" dlg:width="9" dlg:height="12" dlg:help-text="&amp;221.DIALOG_GEO_KO.Label4.HelpText" dlg:value="&amp;222.DIALOG_GEO_KO.Label4.Label" dlg:align="center" dlg:tabstop="false"/>
    <dlg:text dlg:style-id="2" dlg:id="Label5" dlg:tab-index="6" dlg:left="210" dlg:top="55" dlg:width="9" dlg:height="12" dlg:help-text="&amp;223.DIALOG_GEO_KO.Label5.HelpText" dlg:value="&amp;224.DIALOG_GEO_KO.Label5.Label" dlg:align="center" dlg:tabstop="false"/>
    <dlg:text dlg:style-id="2" dlg:id="Label6" dlg:tab-index="7" dlg:left="210" dlg:top="69" dlg:width="9" dlg:height="12" dlg:help-text="&amp;225.DIALOG_GEO_KO.Label6.HelpText" dlg:value="&amp;226.DIALOG_GEO_KO.Label6.Label" dlg:align="center" dlg:tabstop="false"/>
    <dlg:text dlg:style-id="2" dlg:id="Label7" dlg:tab-index="8" dlg:left="210" dlg:top="83" dlg:width="9" dlg:height="12" dlg:help-text="&amp;227.DIALOG_GEO_KO.Label7.HelpText" dlg:value="&amp;228.DIALOG_GEO_KO.Label7.Label" dlg:align="center" dlg:tabstop="false"/>
    <dlg:text dlg:style-id="2" dlg:id="Label8" dlg:tab-index="9" dlg:left="210" dlg:top="251" dlg:width="9" dlg:height="12" dlg:help-text="&amp;229.DIALOG_GEO_KO.Label8.HelpText" dlg:value="&amp;230.DIALOG_GEO_KO.Label8.Label" dlg:align="center" dlg:tabstop="false"/>
    <dlg:text dlg:style-id="2" dlg:id="Label9" dlg:tab-index="10" dlg:left="210" dlg:top="167" dlg:width="9" dlg:height="12" dlg:help-text="&amp;231.DIALOG_GEO_KO.Label9.HelpText" dlg:value="&amp;232.DIALOG_GEO_KO.Label9.Label" dlg:align="center" dlg:tabstop="false"/>
    <dlg:text dlg:style-id="2" dlg:id="Label10" dlg:tab-index="11" dlg:left="210" dlg:top="181" dlg:width="9" dlg:height="12" dlg:help-text="&amp;233.DIALOG_GEO_KO.Label10.HelpText" dlg:value="&amp;234.DIALOG_GEO_KO.Label10.Label" dlg:align="center" dlg:tabstop="false"/>
    <dlg:text dlg:style-id="2" dlg:id="Label11" dlg:tab-index="12" dlg:left="210" dlg:top="195" dlg:width="9" dlg:height="12" dlg:help-text="&amp;235.DIALOG_GEO_KO.Label11.HelpText" dlg:value="&amp;236.DIALOG_GEO_KO.Label11.Label" dlg:align="center" dlg:tabstop="false"/>
    <dlg:text dlg:style-id="2" dlg:id="Label12" dlg:tab-index="13" dlg:left="210" dlg:top="209" dlg:width="9" dlg:height="12" dlg:help-text="&amp;237.DIALOG_GEO_KO.Label12.HelpText" dlg:value="&amp;238.DIALOG_GEO_KO.Label12.Label" dlg:align="center" dlg:tabstop="false"/>
    <dlg:text dlg:style-id="2" dlg:id="Label13" dlg:tab-index="14" dlg:left="210" dlg:top="223" dlg:width="9" dlg:height="12" dlg:help-text="&amp;239.DIALOG_GEO_KO.Label13.HelpText" dlg:value="&amp;240.DIALOG_GEO_KO.Label13.Label" dlg:align="center" dlg:tabstop="false"/>
    <dlg:text dlg:style-id="2" dlg:id="Label14" dlg:tab-index="15" dlg:left="210" dlg:top="237" dlg:width="9" dlg:height="12" dlg:help-text="&amp;241.DIALOG_GEO_KO.Label14.HelpText" dlg:value="&amp;242.DIALOG_GEO_KO.Label14.Label" dlg:align="center" dlg:tabstop="false"/>
    <dlg:text dlg:style-id="2" dlg:id="Label15" dlg:tab-index="16" dlg:left="210" dlg:top="97" dlg:width="9" dlg:height="12" dlg:help-text="&amp;243.DIALOG_GEO_KO.Label15.HelpText" dlg:value="&amp;244.DIALOG_GEO_KO.Label15.Label" dlg:align="center" dlg:tabstop="false"/>
    <dlg:text dlg:style-id="2" dlg:id="Label16" dlg:tab-index="17" dlg:left="210" dlg:top="111" dlg:width="9" dlg:height="12" dlg:help-text="&amp;245.DIALOG_GEO_KO.Label16.HelpText" dlg:value="&amp;246.DIALOG_GEO_KO.Label16.Label" dlg:align="center" dlg:tabstop="false"/>
    <dlg:text dlg:style-id="2" dlg:id="Label17" dlg:tab-index="18" dlg:left="210" dlg:top="125" dlg:width="9" dlg:height="12" dlg:help-text="&amp;247.DIALOG_GEO_KO.Label17.HelpText" dlg:value="&amp;248.DIALOG_GEO_KO.Label17.Label" dlg:align="center" dlg:tabstop="false"/>
    <dlg:text dlg:style-id="2" dlg:id="Label18" dlg:tab-index="19" dlg:left="210" dlg:top="139" dlg:width="9" dlg:height="12" dlg:help-text="&amp;249.DIALOG_GEO_KO.Label18.HelpText" dlg:value="&amp;250.DIALOG_GEO_KO.Label18.Label" dlg:align="center" dlg:tabstop="false"/>
    <dlg:text dlg:style-id="2" dlg:id="Label19" dlg:tab-index="20" dlg:left="210" dlg:top="153" dlg:width="9" dlg:height="12" dlg:help-text="&amp;251.DIALOG_GEO_KO.Label19.HelpText" dlg:value="&amp;252.DIALOG_GEO_KO.Label19.Label" dlg:align="center" dlg:tabstop="false"/>
    <dlg:text dlg:style-id="2" dlg:id="Label20" dlg:tab-index="21" dlg:left="210" dlg:top="265" dlg:width="9" dlg:height="12" dlg:help-text="&amp;253.DIALOG_GEO_KO.Label20.HelpText" dlg:value="&amp;254.DIALOG_GEO_KO.Label20.Label" dlg:align="center" dlg:tabstop="false"/>
    <dlg:text dlg:style-id="2" dlg:id="Label21" dlg:tab-index="22" dlg:left="210" dlg:top="279" dlg:width="9" dlg:height="12" dlg:help-text="&amp;255.DIALOG_GEO_KO.Label21.HelpText" dlg:value="&amp;256.DIALOG_GEO_KO.Label21.Label" dlg:align="center" dlg:tabstop="false"/>
    <dlg:text dlg:style-id="2" dlg:id="Label22" dlg:tab-index="23" dlg:left="210" dlg:top="293" dlg:width="9" dlg:height="12" dlg:help-text="&amp;257.DIALOG_GEO_KO.Label22.HelpText" dlg:value="&amp;258.DIALOG_GEO_KO.Label22.Label" dlg:align="center" dlg:tabstop="false"/>
    <dlg:text dlg:style-id="2" dlg:id="Label23" dlg:tab-index="24" dlg:left="210" dlg:top="307" dlg:width="9" dlg:height="12" dlg:help-text="&amp;259.DIALOG_GEO_KO.Label23.HelpText" dlg:value="&amp;260.DIALOG_GEO_KO.Label23.Label" dlg:align="center" dlg:tabstop="false"/>
    <dlg:text dlg:style-id="2" dlg:id="Label24" dlg:tab-index="26" dlg:left="210" dlg:top="321" dlg:width="9" dlg:height="12" dlg:help-text="&amp;261.DIALOG_GEO_KO.Label24.HelpText" dlg:value="&amp;262.DIALOG_GEO_KO.Label24.Label" dlg:align="center" dlg:tabstop="false"/>
    <dlg:fixedline dlg:id="FixedLine1" dlg:tab-index="72" dlg:left="261" dlg:top="17" dlg:width="1" dlg:height="316" dlg:help-text="&amp;263.DIALOG_GEO_KO.FixedLine1.HelpText" dlg:value="&amp;264.DIALOG_GEO_KO.FixedLine1.Label" dlg:align="vertical"/>
    <dlg:text dlg:style-id="3" dlg:id="Label25" dlg:tab-index="73" dlg:left="19" dlg:top="3" dlg:width="146" dlg:height="20" dlg:help-text="&amp;265.DIALOG_GEO_KO.Label25.HelpText" dlg:value="&amp;266.DIALOG_GEO_KO.Label25.Label" dlg:multiline="true"/>
    <dlg:text dlg:style-id="4" dlg:id="Label26" dlg:tab-index="74" dlg:left="19" dlg:top="25" dlg:width="147" dlg:height="20" dlg:help-text="&amp;267.DIALOG_GEO_KO.Label26.HelpText" dlg:value="&amp;268.DIALOG_GEO_KO.Label26.Label" dlg:multiline="true"/>
    <dlg:text dlg:style-id="5" dlg:id="Label27" dlg:tab-index="75" dlg:left="341" dlg:top="5" dlg:width="139" dlg:height="20" dlg:help-text="&amp;269.DIALOG_GEO_KO.Label27.HelpText" dlg:value="&amp;270.DIALOG_GEO_KO.Label27.Label" dlg:multiline="true"/>
    <dlg:text dlg:style-id="5" dlg:id="Label28" dlg:tab-index="76" dlg:left="341" dlg:top="27" dlg:width="151" dlg:height="20" dlg:help-text="&amp;271.DIALOG_GEO_KO.Label28.HelpText" dlg:value="&amp;272.DIALOG_GEO_KO.Label28.Label" dlg:multiline="true"/>
    <dlg:text dlg:style-id="6" dlg:id="Label29" dlg:tab-index="77" dlg:left="102" dlg:top="58" dlg:width="42" dlg:height="12" dlg:help-text="&amp;273.DIALOG_GEO_KO.Label29.HelpText" dlg:value="&amp;274.DIALOG_GEO_KO.Label29.Label"/>
    <dlg:text dlg:style-id="6" dlg:id="Label30" dlg:tab-index="78" dlg:left="342" dlg:top="58" dlg:width="42" dlg:height="12" dlg:help-text="&amp;275.DIALOG_GEO_KO.Label30.HelpText" dlg:value="&amp;276.DIALOG_GEO_KO.Label30.Label"/>
    <dlg:text dlg:style-id="1" dlg:id="Label31" dlg:tab-index="80" dlg:left="168" dlg:top="1" dlg:width="52" dlg:height="12" dlg:help-text="&amp;277.DIALOG_GEO_KO.Label31.HelpText" dlg:value="&amp;278.DIALOG_GEO_KO.Label31.Label" dlg:align="center" dlg:tabstop="false"/>
    <dlg:text dlg:style-id="1" dlg:id="Label32" dlg:tab-index="81" dlg:left="265" dlg:top="1" dlg:width="18" dlg:height="12" dlg:help-text="&amp;279.DIALOG_GEO_KO.Label32.HelpText" dlg:value="&amp;280.DIALOG_GEO_KO.Label32.Label" dlg:align="center"/>
    <dlg:fixedline dlg:id="FixedLine3" dlg:tab-index="82" dlg:left="168" dlg:top="14" dlg:width="115" dlg:height="1" dlg:help-text="&amp;281.DIALOG_GEO_KO.FixedLine3.HelpText" dlg:value="&amp;282.DIALOG_GEO_KO.FixedLine3.Label"/>
    <dlg:text dlg:style-id="7" dlg:id="Label33" dlg:tab-index="83" dlg:left="265" dlg:top="237" dlg:width="50" dlg:height="48" dlg:help-text="&amp;283.DIALOG_GEO_KO.Label33.HelpText" dlg:value="&amp;284.DIALOG_GEO_KO.Label33.Label" dlg:multiline="true" dlg:tabstop="false"/>
    <dlg:numericfield dlg:style-id="8" dlg:id="NF_RGEOM" dlg:tab-index="79" dlg:left="222" dlg:top="1" dlg:width="42" dlg:height="12" dlg:help-text="&amp;285.DIALOG_GEO_KO.NF_RGEOM.HelpText" dlg:tabstop="false" dlg:strict-format="true" dlg:decimal-accuracy="0" dlg:value="0" dlg:value-min="0"/>
    <dlg:numericfield dlg:style-id="8" dlg:id="NF_DIK0" dlg:tab-index="27" dlg:left="170" dlg:top="27" dlg:width="38" dlg:height="12" dlg:help-text="&amp;286.DIALOG_GEO_KO.NF_DIK0.HelpText" dlg:tabstop="false" dlg:strict-format="true" dlg:decimal-accuracy="0" dlg:value="0" dlg:value-min="0"/>
    <dlg:numericfield dlg:style-id="8" dlg:id="NF_DIK1" dlg:tab-index="28" dlg:left="170" dlg:top="41" dlg:width="38" dlg:height="12" dlg:help-text="&amp;287.DIALOG_GEO_KO.NF_DIK1.HelpText" dlg:tabstop="false" dlg:strict-format="true" dlg:decimal-accuracy="0" dlg:value="0" dlg:value-min="0"/>
    <dlg:numericfield dlg:style-id="8" dlg:id="NF_DIK2" dlg:tab-index="29" dlg:left="170" dlg:top="55" dlg:width="38" dlg:height="12" dlg:help-text="&amp;288.DIALOG_GEO_KO.NF_DIK2.HelpText" dlg:tabstop="false" dlg:strict-format="true" dlg:decimal-accuracy="0" dlg:value="0" dlg:value-min="0"/>
    <dlg:numericfield dlg:style-id="8" dlg:id="NF_DIK3" dlg:tab-index="30" dlg:left="170" dlg:top="69" dlg:width="38" dlg:height="12" dlg:help-text="&amp;289.DIALOG_GEO_KO.NF_DIK3.HelpText" dlg:tabstop="false" dlg:strict-format="true" dlg:decimal-accuracy="0" dlg:value="0" dlg:value-min="0"/>
    <dlg:numericfield dlg:style-id="8" dlg:id="NF_DIK4" dlg:tab-index="31" dlg:left="170" dlg:top="83" dlg:width="38" dlg:height="12" dlg:help-text="&amp;290.DIALOG_GEO_KO.NF_DIK4.HelpText" dlg:tabstop="false" dlg:strict-format="true" dlg:decimal-accuracy="0" dlg:value="0" dlg:value-min="0"/>
    <dlg:numericfield dlg:style-id="8" dlg:id="NF_DIK5" dlg:tab-index="32" dlg:left="170" dlg:top="97" dlg:width="38" dlg:height="12" dlg:help-text="&amp;291.DIALOG_GEO_KO.NF_DIK5.HelpText" dlg:tabstop="false" dlg:strict-format="true" dlg:decimal-accuracy="0" dlg:value="0" dlg:value-min="0"/>
    <dlg:numericfield dlg:style-id="8" dlg:id="NF_DIK6" dlg:tab-index="33" dlg:left="170" dlg:top="111" dlg:width="38" dlg:height="12" dlg:help-text="&amp;292.DIALOG_GEO_KO.NF_DIK6.HelpText" dlg:tabstop="false" dlg:strict-format="true" dlg:decimal-accuracy="0" dlg:value="0" dlg:value-min="0"/>
    <dlg:numericfield dlg:style-id="8" dlg:id="NF_DIK7" dlg:tab-index="34" dlg:left="170" dlg:top="125" dlg:width="38" dlg:height="12" dlg:help-text="&amp;293.DIALOG_GEO_KO.NF_DIK7.HelpText" dlg:tabstop="false" dlg:strict-format="true" dlg:decimal-accuracy="0" dlg:value="0" dlg:value-min="0"/>
    <dlg:numericfield dlg:style-id="8" dlg:id="NF_DIK8" dlg:tab-index="35" dlg:left="170" dlg:top="139" dlg:width="38" dlg:height="12" dlg:help-text="&amp;294.DIALOG_GEO_KO.NF_DIK8.HelpText" dlg:tabstop="false" dlg:strict-format="true" dlg:decimal-accuracy="0" dlg:value="0" dlg:value-min="0"/>
    <dlg:numericfield dlg:style-id="8" dlg:id="NF_DIK9" dlg:tab-index="36" dlg:left="170" dlg:top="153" dlg:width="38" dlg:height="12" dlg:help-text="&amp;295.DIALOG_GEO_KO.NF_DIK9.HelpText" dlg:tabstop="false" dlg:strict-format="true" dlg:decimal-accuracy="0" dlg:value="0" dlg:value-min="0"/>
    <dlg:numericfield dlg:style-id="8" dlg:id="NF_DIK10" dlg:tab-index="37" dlg:left="170" dlg:top="167" dlg:width="38" dlg:height="12" dlg:help-text="&amp;296.DIALOG_GEO_KO.NF_DIK10.HelpText" dlg:tabstop="false" dlg:strict-format="true" dlg:decimal-accuracy="0" dlg:value="0" dlg:value-min="0"/>
    <dlg:numericfield dlg:style-id="8" dlg:id="NF_DIK11" dlg:tab-index="38" dlg:left="170" dlg:top="181" dlg:width="38" dlg:height="12" dlg:help-text="&amp;297.DIALOG_GEO_KO.NF_DIK11.HelpText" dlg:tabstop="false" dlg:strict-format="true" dlg:decimal-accuracy="0" dlg:value="0" dlg:value-min="0"/>
    <dlg:numericfield dlg:style-id="8" dlg:id="NF_DIK12" dlg:tab-index="39" dlg:left="170" dlg:top="195" dlg:width="38" dlg:height="12" dlg:help-text="&amp;298.DIALOG_GEO_KO.NF_DIK12.HelpText" dlg:tabstop="false" dlg:strict-format="true" dlg:decimal-accuracy="0" dlg:value="0" dlg:value-min="0"/>
    <dlg:numericfield dlg:style-id="8" dlg:id="NF_DIK13" dlg:tab-index="40" dlg:left="170" dlg:top="209" dlg:width="38" dlg:height="12" dlg:help-text="&amp;299.DIALOG_GEO_KO.NF_DIK13.HelpText" dlg:tabstop="false" dlg:strict-format="true" dlg:decimal-accuracy="0" dlg:value="0" dlg:value-min="0"/>
    <dlg:numericfield dlg:style-id="8" dlg:id="NF_DIK14" dlg:tab-index="41" dlg:left="170" dlg:top="223" dlg:width="38" dlg:height="12" dlg:help-text="&amp;300.DIALOG_GEO_KO.NF_DIK14.HelpText" dlg:tabstop="false" dlg:strict-format="true" dlg:decimal-accuracy="0" dlg:value="0" dlg:value-min="0"/>
    <dlg:numericfield dlg:style-id="8" dlg:id="NF_DIK15" dlg:tab-index="42" dlg:left="170" dlg:top="237" dlg:width="38" dlg:height="12" dlg:help-text="&amp;301.DIALOG_GEO_KO.NF_DIK15.HelpText" dlg:tabstop="false" dlg:strict-format="true" dlg:decimal-accuracy="0" dlg:value="0" dlg:value-min="0"/>
    <dlg:numericfield dlg:style-id="8" dlg:id="NF_DIK16" dlg:tab-index="43" dlg:left="170" dlg:top="251" dlg:width="38" dlg:height="12" dlg:help-text="&amp;302.DIALOG_GEO_KO.NF_DIK16.HelpText" dlg:tabstop="false" dlg:strict-format="true" dlg:decimal-accuracy="0" dlg:value="0" dlg:value-min="0"/>
    <dlg:numericfield dlg:style-id="8" dlg:id="NF_DIK17" dlg:tab-index="44" dlg:left="170" dlg:top="265" dlg:width="38" dlg:height="12" dlg:help-text="&amp;303.DIALOG_GEO_KO.NF_DIK17.HelpText" dlg:tabstop="false" dlg:strict-format="true" dlg:decimal-accuracy="0" dlg:value="0" dlg:value-min="0"/>
    <dlg:numericfield dlg:style-id="8" dlg:id="NF_DIK18" dlg:tab-index="45" dlg:left="170" dlg:top="279" dlg:width="38" dlg:height="12" dlg:help-text="&amp;304.DIALOG_GEO_KO.NF_DIK18.HelpText" dlg:tabstop="false" dlg:strict-format="true" dlg:decimal-accuracy="0" dlg:value="0" dlg:value-min="0"/>
    <dlg:numericfield dlg:style-id="8" dlg:id="NF_DIK19" dlg:tab-index="46" dlg:left="170" dlg:top="293" dlg:width="38" dlg:height="12" dlg:help-text="&amp;305.DIALOG_GEO_KO.NF_DIK19.HelpText" dlg:tabstop="false" dlg:strict-format="true" dlg:decimal-accuracy="0" dlg:value="0" dlg:value-min="0"/>
    <dlg:numericfield dlg:style-id="8" dlg:id="NF_DIK20" dlg:tab-index="47" dlg:left="170" dlg:top="307" dlg:width="38" dlg:height="12" dlg:help-text="&amp;306.DIALOG_GEO_KO.NF_DIK20.HelpText" dlg:tabstop="false" dlg:strict-format="true" dlg:decimal-accuracy="0" dlg:value="0" dlg:value-min="0"/>
    <dlg:numericfield dlg:style-id="8" dlg:id="NF_DIK21" dlg:tab-index="48" dlg:left="170" dlg:top="321" dlg:width="38" dlg:height="12" dlg:help-text="&amp;307.DIALOG_GEO_KO.NF_DIK21.HelpText" dlg:tabstop="false" dlg:strict-format="true" dlg:decimal-accuracy="0" dlg:value="0" dlg:value-min="0"/>
    <dlg:numericfield dlg:style-id="9" dlg:id="NF_DIS0" dlg:tab-index="49" dlg:left="222" dlg:top="27" dlg:width="37" dlg:height="12" dlg:help-text="&amp;308.DIALOG_GEO_KO.NF_DIS0.HelpText" dlg:tabstop="false" dlg:readonly="true" dlg:strict-format="true" dlg:decimal-accuracy="0" dlg:value="0" dlg:value-min="0"/>
    <dlg:numericfield dlg:style-id="9" dlg:id="NF_DIS1" dlg:tab-index="50" dlg:left="222" dlg:top="41" dlg:width="37" dlg:height="12" dlg:help-text="&amp;309.DIALOG_GEO_KO.NF_DIS1.HelpText" dlg:tabstop="false" dlg:readonly="true" dlg:strict-format="true" dlg:decimal-accuracy="0" dlg:value="0" dlg:value-min="0"/>
    <dlg:numericfield dlg:style-id="9" dlg:id="NF_DIS2" dlg:tab-index="51" dlg:left="222" dlg:top="55" dlg:width="37" dlg:height="12" dlg:help-text="&amp;310.DIALOG_GEO_KO.NF_DIS2.HelpText" dlg:tabstop="false" dlg:readonly="true" dlg:strict-format="true" dlg:decimal-accuracy="0" dlg:value="0" dlg:value-min="0"/>
    <dlg:numericfield dlg:style-id="9" dlg:id="NF_DIS3" dlg:tab-index="52" dlg:left="222" dlg:top="69" dlg:width="37" dlg:height="12" dlg:help-text="&amp;311.DIALOG_GEO_KO.NF_DIS3.HelpText" dlg:tabstop="false" dlg:readonly="true" dlg:strict-format="true" dlg:decimal-accuracy="0" dlg:value="0" dlg:value-min="0"/>
    <dlg:numericfield dlg:style-id="9" dlg:id="NF_DIS4" dlg:tab-index="53" dlg:left="222" dlg:top="83" dlg:width="37" dlg:height="12" dlg:help-text="&amp;312.DIALOG_GEO_KO.NF_DIS4.HelpText" dlg:tabstop="false" dlg:readonly="true" dlg:strict-format="true" dlg:decimal-accuracy="0" dlg:value="0" dlg:value-min="0"/>
    <dlg:numericfield dlg:style-id="9" dlg:id="NF_DIS5" dlg:tab-index="54" dlg:left="222" dlg:top="97" dlg:width="37" dlg:height="12" dlg:help-text="&amp;313.DIALOG_GEO_KO.NF_DIS5.HelpText" dlg:tabstop="false" dlg:readonly="true" dlg:strict-format="true" dlg:decimal-accuracy="0" dlg:value="0" dlg:value-min="0"/>
    <dlg:numericfield dlg:style-id="9" dlg:id="NF_DIS6" dlg:tab-index="55" dlg:left="222" dlg:top="111" dlg:width="37" dlg:height="12" dlg:help-text="&amp;314.DIALOG_GEO_KO.NF_DIS6.HelpText" dlg:tabstop="false" dlg:readonly="true" dlg:strict-format="true" dlg:decimal-accuracy="0" dlg:value="0" dlg:value-min="0"/>
    <dlg:numericfield dlg:style-id="9" dlg:id="NF_DIS7" dlg:tab-index="56" dlg:left="222" dlg:top="125" dlg:width="37" dlg:height="12" dlg:help-text="&amp;315.DIALOG_GEO_KO.NF_DIS7.HelpText" dlg:tabstop="false" dlg:readonly="true" dlg:strict-format="true" dlg:decimal-accuracy="0" dlg:value="0" dlg:value-min="0"/>
    <dlg:numericfield dlg:style-id="9" dlg:id="NF_DIS8" dlg:tab-index="57" dlg:left="222" dlg:top="139" dlg:width="37" dlg:height="12" dlg:help-text="&amp;316.DIALOG_GEO_KO.NF_DIS8.HelpText" dlg:tabstop="false" dlg:readonly="true" dlg:strict-format="true" dlg:decimal-accuracy="0" dlg:value="0" dlg:value-min="0"/>
    <dlg:numericfield dlg:style-id="9" dlg:id="NF_DIS9" dlg:tab-index="58" dlg:left="222" dlg:top="153" dlg:width="37" dlg:height="12" dlg:help-text="&amp;317.DIALOG_GEO_KO.NF_DIS9.HelpText" dlg:tabstop="false" dlg:readonly="true" dlg:strict-format="true" dlg:decimal-accuracy="0" dlg:value="0" dlg:value-min="0"/>
    <dlg:numericfield dlg:style-id="9" dlg:id="NF_DIS10" dlg:tab-index="59" dlg:left="222" dlg:top="167" dlg:width="37" dlg:height="12" dlg:help-text="&amp;318.DIALOG_GEO_KO.NF_DIS10.HelpText" dlg:tabstop="false" dlg:readonly="true" dlg:strict-format="true" dlg:decimal-accuracy="0" dlg:value="0" dlg:value-min="0"/>
    <dlg:numericfield dlg:style-id="9" dlg:id="NF_DIS11" dlg:tab-index="60" dlg:left="222" dlg:top="181" dlg:width="37" dlg:height="12" dlg:help-text="&amp;319.DIALOG_GEO_KO.NF_DIS11.HelpText" dlg:tabstop="false" dlg:readonly="true" dlg:strict-format="true" dlg:decimal-accuracy="0" dlg:value="0" dlg:value-min="0"/>
    <dlg:numericfield dlg:style-id="9" dlg:id="NF_DIS12" dlg:tab-index="61" dlg:left="222" dlg:top="195" dlg:width="37" dlg:height="12" dlg:help-text="&amp;320.DIALOG_GEO_KO.NF_DIS12.HelpText" dlg:tabstop="false" dlg:readonly="true" dlg:strict-format="true" dlg:decimal-accuracy="0" dlg:value="0" dlg:value-min="0"/>
    <dlg:numericfield dlg:style-id="9" dlg:id="NF_DIS13" dlg:tab-index="62" dlg:left="222" dlg:top="209" dlg:width="37" dlg:height="12" dlg:help-text="&amp;321.DIALOG_GEO_KO.NF_DIS13.HelpText" dlg:tabstop="false" dlg:readonly="true" dlg:strict-format="true" dlg:decimal-accuracy="0" dlg:value="0" dlg:value-min="0"/>
    <dlg:numericfield dlg:style-id="9" dlg:id="NF_DIS14" dlg:tab-index="63" dlg:left="222" dlg:top="223" dlg:width="37" dlg:height="12" dlg:help-text="&amp;322.DIALOG_GEO_KO.NF_DIS14.HelpText" dlg:tabstop="false" dlg:readonly="true" dlg:strict-format="true" dlg:decimal-accuracy="0" dlg:value="0" dlg:value-min="0"/>
    <dlg:numericfield dlg:style-id="9" dlg:id="NF_DIS15" dlg:tab-index="64" dlg:left="222" dlg:top="237" dlg:width="37" dlg:height="12" dlg:help-text="&amp;323.DIALOG_GEO_KO.NF_DIS15.HelpText" dlg:tabstop="false" dlg:readonly="true" dlg:strict-format="true" dlg:decimal-accuracy="0" dlg:value="0" dlg:value-min="0"/>
    <dlg:numericfield dlg:style-id="9" dlg:id="NF_DIS16" dlg:tab-index="65" dlg:left="222" dlg:top="251" dlg:width="37" dlg:height="12" dlg:help-text="&amp;324.DIALOG_GEO_KO.NF_DIS16.HelpText" dlg:tabstop="false" dlg:readonly="true" dlg:strict-format="true" dlg:decimal-accuracy="0" dlg:value="0" dlg:value-min="0"/>
    <dlg:numericfield dlg:style-id="9" dlg:id="NF_DIS17" dlg:tab-index="66" dlg:left="222" dlg:top="265" dlg:width="37" dlg:height="12" dlg:help-text="&amp;325.DIALOG_GEO_KO.NF_DIS17.HelpText" dlg:tabstop="false" dlg:readonly="true" dlg:strict-format="true" dlg:decimal-accuracy="0" dlg:value="0" dlg:value-min="0"/>
    <dlg:numericfield dlg:style-id="9" dlg:id="NF_DIS18" dlg:tab-index="67" dlg:left="222" dlg:top="279" dlg:width="37" dlg:height="12" dlg:help-text="&amp;326.DIALOG_GEO_KO.NF_DIS18.HelpText" dlg:tabstop="false" dlg:readonly="true" dlg:strict-format="true" dlg:decimal-accuracy="0" dlg:value="0" dlg:value-min="0"/>
    <dlg:numericfield dlg:style-id="9" dlg:id="NF_DIS19" dlg:tab-index="68" dlg:left="222" dlg:top="293" dlg:width="37" dlg:height="12" dlg:help-text="&amp;327.DIALOG_GEO_KO.NF_DIS19.HelpText" dlg:tabstop="false" dlg:readonly="true" dlg:strict-format="true" dlg:decimal-accuracy="0" dlg:value="0" dlg:value-min="0"/>
    <dlg:numericfield dlg:style-id="9" dlg:id="NF_DIS20" dlg:tab-index="69" dlg:left="222" dlg:top="307" dlg:width="37" dlg:height="12" dlg:help-text="&amp;328.DIALOG_GEO_KO.NF_DIS20.HelpText" dlg:tabstop="false" dlg:readonly="true" dlg:strict-format="true" dlg:decimal-accuracy="0" dlg:value="0" dlg:value-min="0"/>
    <dlg:numericfield dlg:style-id="9" dlg:id="NF_DIS21" dlg:tab-index="70" dlg:left="222" dlg:top="321" dlg:width="37" dlg:height="12" dlg:help-text="&amp;329.DIALOG_GEO_KO.NF_DIS21.HelpText" dlg:tabstop="false" dlg:readonly="true" dlg:strict-format="true" dlg:decimal-accuracy="0" dlg:value="0" dlg:value-min="0"/>
    <dlg:button dlg:id="CB_CLOSE" dlg:tab-index="25" dlg:left="285" dlg:top="1" dlg:width="32" dlg:height="26" dlg:help-text="&amp;330.DIALOG_GEO_KO.CB_CLOSE.HelpText" dlg:tabstop="false" dlg:default="true" dlg:value="&amp;331.DIALOG_GEO_KO.CB_CLOSE.Label" dlg:multiline="true"/>
    <dlg:button dlg:id="CB_SAVE" dlg:tab-index="71" dlg:left="265" dlg:top="28" dlg:width="52" dlg:height="26" dlg:help-text="&amp;332.DIALOG_GEO_KO.CB_SAVE.HelpText" dlg:tabstop="false" dlg:value="&amp;333.DIALOG_GEO_KO.CB_SAVE.Label" dlg:multiline="true"/>
    <dlg:button dlg:style-id="0" dlg:id="CB_READ" dlg:tab-index="85" dlg:left="265" dlg:top="209" dlg:width="37" dlg:height="26" dlg:help-text="&amp;334.DIALOG_GEO_KO.CB_READ.HelpText" dlg:tabstop="false" dlg:value="&amp;335.DIALOG_GEO_KO.CB_READ.Label" dlg:multiline="true"/>
    <dlg:numericfield dlg:style-id="8" dlg:id="NF_NOMER" dlg:tab-index="84" dlg:left="265" dlg:top="293" dlg:width="37" dlg:height="12" dlg:help-text="&amp;336.DIALOG_GEO_KO.NF_NOMER.HelpText" dlg:tabstop="false" dlg:strict-format="true" dlg:decimal-accuracy="0" dlg:value="0" dlg:value-min="0"/>
    <dlg:textfield dlg:style-id="10" dlg:id="TF_OPIS" dlg:tab-index="86" dlg:left="265" dlg:top="307" dlg:width="154" dlg:height="12" dlg:help-text="&amp;337.DIALOG_GEO_KO.TF_OPIS.HelpText" dlg:tabstop="false" dlg:maxlength="20" dlg:readonly="true" dlg:value="&amp;338.DIALOG_GEO_KO.TF_OPIS.Text"/>
  </dlg:bulletinboard>
</dlg:window>
</file>

<file path=Dialogs/NABOR_KOLES/DIALOG_GEO_WIN.xml><?xml version="1.0" encoding="utf-8"?>
<!DOCTYPE window  PUBLIC '-//OpenOffice.org//DTD OfficeDocument 1.0//EN'  'dialog.dtd'>
<dlg:window xmlns:dlg="http://openoffice.org/2000/dialog" xmlns:script="http://openoffice.org/2000/script" dlg:style-id="5" dlg:id="DIALOG_GEO_WIN" dlg:left="4" dlg:top="5" dlg:width="491" dlg:height="334" dlg:help-text="&amp;339.DIALOG_GEO_WIN.HelpText" dlg:closeable="true" dlg:moveable="true" dlg:title="&amp;340.DIALOG_GEO_WIN.Title">
  <dlg:styles>
    <dlg:style dlg:style-id="0" dlg:border="none" dlg:font-name="Arial" dlg:font-height="12" dlg:font-stylename="Полужирный" dlg:font-family="swiss" dlg:font-weight="150"/>
    <dlg:style dlg:style-id="1" dlg:font-name="Tahoma" dlg:font-height="8" dlg:font-stylename="Обычный" dlg:font-family="swiss" dlg:font-weight="100"/>
    <dlg:style dlg:style-id="2" dlg:font-name="Arial" dlg:font-height="12" dlg:font-stylename="Полужирный" dlg:font-family="swiss" dlg:font-weight="150"/>
    <dlg:style dlg:style-id="3" dlg:border="simple" dlg:font-name="Arial" dlg:font-height="12" dlg:font-stylename="Обычный" dlg:font-family="swiss" dlg:font-weight="150"/>
    <dlg:style dlg:style-id="4" dlg:background-color="0xc0c0c0" dlg:font-name="Arial" dlg:font-height="12" dlg:font-stylename="Обычный" dlg:font-family="swiss" dlg:font-weight="150"/>
    <dlg:style dlg:style-id="5" dlg:background-color="0xffffff" dlg:font-name="Tahoma" dlg:font-height="8" dlg:font-stylename="Обычный" dlg:font-family="swiss" dlg:font-weight="100"/>
  </dlg:styles>
  <dlg:bulletinboard>
    <dlg:img dlg:style-id="0" dlg:id="ImageControl2" dlg:tab-index="0" dlg:left="4" dlg:top="182" dlg:width="140" dlg:height="123" dlg:help-text="&amp;341.DIALOG_GEO_WIN.ImageControl2.HelpText" dlg:scale-image="false" dlg:src="file:///C:/@%D0%A1%D0%A5%D0%95%D0%9C%D0%90%20%D0%9F%D0%9E%D0%94%D0%92%D0%95%D0%A1%D0%9A%D0%98/KOLESO_PIC/GEO-ELKA-DIALOG2.png"/>
    <dlg:fixedline dlg:id="FixedLine2" dlg:tab-index="1" dlg:left="243" dlg:top="17" dlg:width="1" dlg:height="232" dlg:help-text="&amp;342.DIALOG_GEO_WIN.FixedLine2.HelpText" dlg:value="&amp;343.DIALOG_GEO_WIN.FixedLine2.Label" dlg:align="vertical"/>
    <dlg:img dlg:style-id="0" dlg:id="ImageControl3" dlg:tab-index="2" dlg:left="320" dlg:top="119" dlg:width="167" dlg:height="170" dlg:help-text="&amp;344.DIALOG_GEO_WIN.ImageControl3.HelpText" dlg:src="file:///C:/@%D0%A1%D0%A5%D0%95%D0%9C%D0%90%20%D0%9F%D0%9E%D0%94%D0%92%D0%95%D0%A1%D0%9A%D0%98/KOLESO_PIC/GEO-ZMEJA-DIALOG1.png"/>
    <dlg:img dlg:style-id="0" dlg:id="ImageControl1" dlg:tab-index="6" dlg:left="4" dlg:top="7" dlg:width="136" dlg:height="161" dlg:help-text="&amp;345.DIALOG_GEO_WIN.ImageControl1.HelpText" dlg:src="file:///C:/@%D0%A1%D0%A5%D0%95%D0%9C%D0%90%20%D0%9F%D0%9E%D0%94%D0%92%D0%95%D0%A1%D0%9A%D0%98/KOLESO_PIC/GEO-ELKA-DIALOG1.png"/>
    <dlg:text dlg:style-id="1" dlg:id="Label1" dlg:tab-index="7" dlg:left="220" dlg:top="287" dlg:width="51" dlg:height="48" dlg:help-text="&amp;346.DIALOG_GEO_WIN.Label1.HelpText" dlg:value="&amp;347.DIALOG_GEO_WIN.Label1.Label" dlg:multiline="true" dlg:tabstop="false"/>
    <dlg:fixedline dlg:id="FixedLine1" dlg:tab-index="17" dlg:left="225" dlg:top="17" dlg:width="72" dlg:height="1" dlg:help-text="&amp;348.DIALOG_GEO_WIN.FixedLine1.HelpText" dlg:value="&amp;349.DIALOG_GEO_WIN.FixedLine1.Label"/>
    <dlg:fixedline dlg:id="FixedLine3" dlg:tab-index="20" dlg:left="296" dlg:top="1" dlg:width="1" dlg:height="17" dlg:help-text="&amp;350.DIALOG_GEO_WIN.FixedLine3.HelpText" dlg:value="&amp;351.DIALOG_GEO_WIN.FixedLine3.Label" dlg:align="vertical"/>
    <dlg:fixedline dlg:id="FixedLine4" dlg:tab-index="21" dlg:left="225" dlg:top="1" dlg:width="1" dlg:height="17" dlg:help-text="&amp;352.DIALOG_GEO_WIN.FixedLine4.HelpText" dlg:value="&amp;353.DIALOG_GEO_WIN.FixedLine4.Label" dlg:align="vertical"/>
    <dlg:text dlg:style-id="2" dlg:id="Label2" dlg:tab-index="25" dlg:left="197" dlg:top="138" dlg:width="37" dlg:height="12" dlg:help-text="&amp;354.DIALOG_GEO_WIN.Label2.HelpText" dlg:value="&amp;355.DIALOG_GEO_WIN.Label2.Label" dlg:align="center" dlg:multiline="true" dlg:tabstop="false"/>
    <dlg:text dlg:style-id="2" dlg:id="Label3" dlg:tab-index="26" dlg:left="197" dlg:top="166" dlg:width="37" dlg:height="12" dlg:help-text="&amp;356.DIALOG_GEO_WIN.Label3.HelpText" dlg:value="&amp;357.DIALOG_GEO_WIN.Label3.Label" dlg:align="center" dlg:multiline="true" dlg:tabstop="false"/>
    <dlg:text dlg:style-id="2" dlg:id="Label4" dlg:tab-index="27" dlg:left="197" dlg:top="182" dlg:width="44" dlg:height="12" dlg:help-text="&amp;358.DIALOG_GEO_WIN.Label4.HelpText" dlg:value="&amp;359.DIALOG_GEO_WIN.Label4.Label" dlg:align="center" dlg:multiline="true" dlg:tabstop="false"/>
    <dlg:text dlg:style-id="2" dlg:id="Label5" dlg:tab-index="28" dlg:left="197" dlg:top="210" dlg:width="37" dlg:height="12" dlg:help-text="&amp;360.DIALOG_GEO_WIN.Label5.HelpText" dlg:value="&amp;361.DIALOG_GEO_WIN.Label5.Label" dlg:align="center" dlg:multiline="true" dlg:tabstop="false"/>
    <dlg:text dlg:style-id="2" dlg:id="Label6" dlg:tab-index="29" dlg:left="197" dlg:top="226" dlg:width="37" dlg:height="12" dlg:help-text="&amp;362.DIALOG_GEO_WIN.Label6.HelpText" dlg:value="&amp;363.DIALOG_GEO_WIN.Label6.Label" dlg:align="center" dlg:multiline="true" dlg:tabstop="false"/>
    <dlg:text dlg:style-id="2" dlg:id="Label8" dlg:tab-index="30" dlg:left="254" dlg:top="210" dlg:width="37" dlg:height="12" dlg:help-text="&amp;364.DIALOG_GEO_WIN.Label8.HelpText" dlg:value="&amp;365.DIALOG_GEO_WIN.Label8.Label" dlg:align="center" dlg:multiline="true" dlg:tabstop="false"/>
    <dlg:text dlg:style-id="2" dlg:id="Label11" dlg:tab-index="31" dlg:left="254" dlg:top="94" dlg:width="49" dlg:height="12" dlg:help-text="&amp;366.DIALOG_GEO_WIN.Label11.HelpText" dlg:value="&amp;367.DIALOG_GEO_WIN.Label11.Label" dlg:align="center" dlg:multiline="true" dlg:tabstop="false"/>
    <dlg:text dlg:style-id="2" dlg:id="Label12" dlg:tab-index="32" dlg:left="254" dlg:top="182" dlg:width="37" dlg:height="12" dlg:help-text="&amp;368.DIALOG_GEO_WIN.Label12.HelpText" dlg:value="&amp;369.DIALOG_GEO_WIN.Label12.Label" dlg:align="center" dlg:multiline="true" dlg:tabstop="false"/>
    <dlg:text dlg:style-id="2" dlg:id="Label13" dlg:tab-index="33" dlg:left="254" dlg:top="226" dlg:width="37" dlg:height="12" dlg:help-text="&amp;370.DIALOG_GEO_WIN.Label13.HelpText" dlg:value="&amp;371.DIALOG_GEO_WIN.Label13.Label" dlg:align="center" dlg:multiline="true" dlg:tabstop="false"/>
    <dlg:img dlg:style-id="0" dlg:id="ImageControl4" dlg:tab-index="34" dlg:left="155" dlg:top="22" dlg:width="29" dlg:height="35" dlg:help-text="&amp;372.DIALOG_GEO_WIN.ImageControl4.HelpText" dlg:src="file:///C:/@%D0%A1%D0%A5%D0%95%D0%9C%D0%90%20%D0%9F%D0%9E%D0%94%D0%92%D0%95%D0%A1%D0%9A%D0%98/KOLESO_PIC/GEO-ELKA-DIALOG3.png"/>
    <dlg:img dlg:style-id="0" dlg:id="ImageControl5" dlg:tab-index="35" dlg:left="312" dlg:top="22" dlg:width="27" dlg:height="47" dlg:help-text="&amp;373.DIALOG_GEO_WIN.ImageControl5.HelpText" dlg:src="file:///C:/@%D0%A1%D0%A5%D0%95%D0%9C%D0%90%20%D0%9F%D0%9E%D0%94%D0%92%D0%95%D0%A1%D0%9A%D0%98/KOLESO_PIC/GEO-ZMEJA-DIALOG2.png"/>
    <dlg:text dlg:style-id="1" dlg:id="Label9" dlg:tab-index="36" dlg:left="254" dlg:top="122" dlg:width="44" dlg:height="56" dlg:help-text="&amp;374.DIALOG_GEO_WIN.Label9.HelpText" dlg:value="&amp;375.DIALOG_GEO_WIN.Label9.Label" dlg:align="center" dlg:multiline="true" dlg:tabstop="false"/>
    <dlg:text dlg:style-id="1" dlg:id="Label10" dlg:tab-index="37" dlg:left="193" dlg:top="257" dlg:width="102" dlg:height="21" dlg:help-text="&amp;376.DIALOG_GEO_WIN.Label10.HelpText" dlg:value="&amp;377.DIALOG_GEO_WIN.Label10.Label" dlg:align="center" dlg:multiline="true" dlg:tabstop="false"/>
    <dlg:text dlg:style-id="2" dlg:id="Label14" dlg:tab-index="38" dlg:left="322" dlg:top="91" dlg:width="165" dlg:height="24" dlg:help-text="&amp;378.DIALOG_GEO_WIN.Label14.HelpText" dlg:value="&amp;379.DIALOG_GEO_WIN.Label14.Label" dlg:align="center" dlg:multiline="true" dlg:tabstop="false"/>
    <dlg:fixedline dlg:id="FixedLine5" dlg:tab-index="39" dlg:left="208" dlg:top="281" dlg:width="72" dlg:height="1" dlg:help-text="&amp;380.DIALOG_GEO_WIN.FixedLine5.HelpText" dlg:value="&amp;381.DIALOG_GEO_WIN.FixedLine5.Label"/>
    <dlg:fixedline dlg:id="FixedLine6" dlg:tab-index="40" dlg:left="207" dlg:top="180" dlg:width="72" dlg:height="1" dlg:help-text="&amp;382.DIALOG_GEO_WIN.FixedLine6.HelpText" dlg:value="&amp;383.DIALOG_GEO_WIN.FixedLine6.Label"/>
    <dlg:fixedline dlg:id="FixedLine9" dlg:tab-index="41" dlg:left="207" dlg:top="224" dlg:width="72" dlg:height="1" dlg:help-text="&amp;384.DIALOG_GEO_WIN.FixedLine9.HelpText" dlg:value="&amp;385.DIALOG_GEO_WIN.FixedLine9.Label"/>
    <dlg:radiogroup>
      <dlg:radio dlg:style-id="0" dlg:id="OB_GOLAJA" dlg:tab-index="3" dlg:left="229" dlg:top="5" dlg:width="65" dlg:height="12" dlg:help-text="&amp;386.DIALOG_GEO_WIN.OB_GOLAJA.HelpText" dlg:tabstop="false" dlg:value="&amp;387.DIALOG_GEO_WIN.OB_GOLAJA.Label" dlg:align="center"/>
      <dlg:radio dlg:style-id="0" dlg:id="OB_ZMEJA" dlg:tab-index="5" dlg:left="300" dlg:top="5" dlg:width="81" dlg:height="12" dlg:help-text="&amp;388.DIALOG_GEO_WIN.OB_ZMEJA.HelpText" dlg:tabstop="false" dlg:value="&amp;389.DIALOG_GEO_WIN.OB_ZMEJA.Label"/>
    </dlg:radiogroup>
    <dlg:button dlg:style-id="1" dlg:id="CB_SAVE" dlg:tab-index="18" dlg:left="417" dlg:top="1" dlg:width="37" dlg:height="26" dlg:help-text="&amp;390.DIALOG_GEO_WIN.CB_SAVE.HelpText" dlg:tabstop="false" dlg:value="&amp;391.DIALOG_GEO_WIN.CB_SAVE.Label" dlg:multiline="true"/>
    <dlg:button dlg:style-id="1" dlg:id="CB_CLOSE" dlg:tab-index="19" dlg:left="454" dlg:top="1" dlg:width="37" dlg:height="26" dlg:help-text="&amp;392.DIALOG_GEO_WIN.CB_CLOSE.HelpText" dlg:tabstop="false" dlg:value="&amp;393.DIALOG_GEO_WIN.CB_CLOSE.Label" dlg:multiline="true"/>
    <dlg:button dlg:style-id="1" dlg:id="CB_READ_ELKA" dlg:tab-index="9" dlg:left="180" dlg:top="288" dlg:width="37" dlg:height="26" dlg:help-text="&amp;394.DIALOG_GEO_WIN.CB_READ_ELKA.HelpText" dlg:tabstop="false" dlg:value="&amp;395.DIALOG_GEO_WIN.CB_READ_ELKA.Label" dlg:multiline="true"/>
    <dlg:button dlg:style-id="1" dlg:id="CB_READ_ZMEJA" dlg:tab-index="15" dlg:left="269" dlg:top="287" dlg:width="37" dlg:height="26" dlg:help-text="&amp;396.DIALOG_GEO_WIN.CB_READ_ZMEJA.HelpText" dlg:tabstop="false" dlg:value="&amp;397.DIALOG_GEO_WIN.CB_READ_ZMEJA.Label" dlg:multiline="true"/>
    <dlg:numericfield dlg:style-id="3" dlg:id="NF_FIRIS" dlg:tab-index="11" dlg:left="197" dlg:top="152" dlg:width="37" dlg:height="12" dlg:help-text="&amp;398.DIALOG_GEO_WIN.NF_FIRIS.HelpText" dlg:tabstop="false" dlg:strict-format="true" dlg:decimal-accuracy="1" dlg:value="0" dlg:value-min="0" dlg:value-max="89.9"/>
    <dlg:numericfield dlg:style-id="3" dlg:id="NF_WEVRONOV" dlg:tab-index="22" dlg:left="254" dlg:top="108" dlg:width="37" dlg:height="12" dlg:help-text="&amp;399.DIALOG_GEO_WIN.NF_WEVRONOV.HelpText" dlg:tabstop="false" dlg:strict-format="true" dlg:decimal-accuracy="0" dlg:value="0" dlg:value-min="1"/>
    <dlg:numericfield dlg:style-id="3" dlg:id="NF_RIS_STEP" dlg:tab-index="13" dlg:left="197" dlg:top="196" dlg:width="37" dlg:height="12" dlg:help-text="&amp;400.DIALOG_GEO_WIN.NF_RIS_STEP.HelpText" dlg:tabstop="false" dlg:strict-format="true" dlg:value="0" dlg:value-min="0.01" dlg:value-max="7"/>
    <dlg:numericfield dlg:style-id="3" dlg:id="NF_REXT" dlg:tab-index="24" dlg:left="254" dlg:top="196" dlg:width="37" dlg:height="12" dlg:help-text="&amp;401.DIALOG_GEO_WIN.NF_REXT.HelpText" dlg:tabstop="false" dlg:strict-format="true" dlg:decimal-accuracy="1" dlg:value="0" dlg:value-min="0"/>
    <dlg:numericfield dlg:style-id="3" dlg:id="NF_GRIP_ELKA" dlg:tab-index="12" dlg:left="197" dlg:top="240" dlg:width="37" dlg:height="12" dlg:help-text="&amp;402.DIALOG_GEO_WIN.NF_GRIP_ELKA.HelpText" dlg:tabstop="false" dlg:strict-format="true" dlg:decimal-accuracy="0" dlg:value="0" dlg:value-min="1"/>
    <dlg:radiogroup>
      <dlg:radio dlg:style-id="0" dlg:id="OB_ELKA" dlg:tab-index="4" dlg:left="142" dlg:top="5" dlg:width="80" dlg:height="12" dlg:help-text="&amp;403.DIALOG_GEO_WIN.OB_ELKA.HelpText" dlg:tabstop="false" dlg:value="&amp;404.DIALOG_GEO_WIN.OB_ELKA.Label"/>
    </dlg:radiogroup>
    <dlg:numericfield dlg:style-id="3" dlg:id="NF_GRIP_ZMEJA" dlg:tab-index="23" dlg:left="254" dlg:top="240" dlg:width="37" dlg:height="12" dlg:help-text="&amp;405.DIALOG_GEO_WIN.NF_GRIP_ZMEJA.HelpText" dlg:tabstop="false" dlg:strict-format="true" dlg:decimal-accuracy="0" dlg:value="0" dlg:value-min="1"/>
    <dlg:textfield dlg:style-id="4" dlg:id="TF_OPIS_ELKA" dlg:tab-index="10" dlg:left="25" dlg:top="318" dlg:width="154" dlg:height="12" dlg:help-text="&amp;406.DIALOG_GEO_WIN.TF_OPIS_ELKA.HelpText" dlg:tabstop="false" dlg:maxlength="20" dlg:readonly="true" dlg:value="&amp;407.DIALOG_GEO_WIN.TF_OPIS_ELKA.Text"/>
    <dlg:numericfield dlg:style-id="3" dlg:id="NF_NOMER_ELKA" dlg:tab-index="8" dlg:left="180" dlg:top="318" dlg:width="37" dlg:height="12" dlg:help-text="&amp;408.DIALOG_GEO_WIN.NF_NOMER_ELKA.HelpText" dlg:tabstop="false" dlg:strict-format="true" dlg:decimal-accuracy="0" dlg:value="0" dlg:value-min="0"/>
    <dlg:textfield dlg:style-id="4" dlg:id="TF_OPIS_ZMEJA" dlg:tab-index="16" dlg:left="310" dlg:top="317" dlg:width="154" dlg:height="12" dlg:help-text="&amp;409.DIALOG_GEO_WIN.TF_OPIS_ZMEJA.HelpText" dlg:tabstop="false" dlg:maxlength="20" dlg:readonly="true" dlg:value="&amp;410.DIALOG_GEO_WIN.TF_OPIS_ZMEJA.Text"/>
    <dlg:numericfield dlg:style-id="3" dlg:id="NF_NOMER_ZMEJA" dlg:tab-index="14" dlg:left="269" dlg:top="317" dlg:width="37" dlg:height="12" dlg:help-text="&amp;411.DIALOG_GEO_WIN.NF_NOMER_ZMEJA.HelpText" dlg:tabstop="false" dlg:strict-format="true" dlg:decimal-accuracy="0" dlg:value="0" dlg:value-min="0"/>
  </dlg:bulletinboard>
</dlg:window>
</file>

<file path=Dialogs/NABOR_KOLES/DIALOG_KOLESO.xml><?xml version="1.0" encoding="utf-8"?>
<!DOCTYPE window  PUBLIC '-//OpenOffice.org//DTD OfficeDocument 1.0//EN'  'dialog.dtd'>
<dlg:window xmlns:dlg="http://openoffice.org/2000/dialog" xmlns:script="http://openoffice.org/2000/script" dlg:style-id="7" dlg:id="DIALOG_KOLESO" dlg:left="4" dlg:top="5" dlg:width="491" dlg:height="334" dlg:help-text="&amp;429.DIALOG_KOLESO.HelpText" dlg:closeable="true" dlg:moveable="true" dlg:title="&amp;430.DIALOG_KOLESO.Title">
  <dlg:styles>
    <dlg:style dlg:style-id="0" dlg:font-name="Arial" dlg:font-height="12" dlg:font-stylename="Обычный" dlg:font-family="swiss" dlg:font-weight="150"/>
    <dlg:style dlg:style-id="1" dlg:font-name="Tahoma" dlg:font-height="8" dlg:font-stylename="Обычный" dlg:font-family="swiss" dlg:font-weight="100"/>
    <dlg:style dlg:style-id="2" dlg:font-name="Tahoma" dlg:font-height="8" dlg:font-stylename="Полужирный" dlg:font-family="swiss" dlg:font-weight="100"/>
    <dlg:style dlg:style-id="3" dlg:background-color="0xc0c0c0" dlg:border="simple" dlg:font-name="Tahoma" dlg:font-height="8" dlg:font-stylename="Обычный" dlg:font-family="swiss" dlg:font-weight="100"/>
    <dlg:style dlg:style-id="4" dlg:background-color="0xc0c0c0" dlg:border="simple" dlg:font-name="Tahoma" dlg:font-height="8" dlg:font-stylename="Полужирный" dlg:font-family="swiss" dlg:font-weight="100"/>
    <dlg:style dlg:style-id="5" dlg:border="simple" dlg:font-name="Arial" dlg:font-height="12" dlg:font-stylename="Обычный" dlg:font-family="swiss" dlg:font-weight="150"/>
    <dlg:style dlg:style-id="6" dlg:border="simple" dlg:font-name="Arial" dlg:font-height="12" dlg:font-stylename="Полужирный" dlg:font-family="swiss" dlg:font-weight="150"/>
    <dlg:style dlg:style-id="7" dlg:background-color="0xffffff"/>
  </dlg:styles>
  <dlg:bulletinboard>
    <dlg:textfield dlg:style-id="0" dlg:id="TextField1" dlg:tab-index="2" dlg:left="110" dlg:top="17" dlg:width="154" dlg:height="12" dlg:help-text="&amp;432.DIALOG_KOLESO.TextField1.HelpText" dlg:tabstop="false" dlg:maxlength="20" dlg:value="&amp;433.DIALOG_KOLESO.TextField1.Text"/>
    <dlg:text dlg:style-id="1" dlg:id="Label1" dlg:tab-index="3" dlg:left="150" dlg:top="5" dlg:width="93" dlg:height="8" dlg:help-text="&amp;434.DIALOG_KOLESO.Label1.HelpText" dlg:value="&amp;435.DIALOG_KOLESO.Label1.Label" dlg:multiline="true" dlg:tabstop="false"/>
    <dlg:text dlg:style-id="2" dlg:id="Label2" dlg:tab-index="13" dlg:left="131" dlg:top="48" dlg:width="37" dlg:height="8" dlg:help-text="&amp;437.DIALOG_KOLESO.Label2.HelpText" dlg:value="&amp;438.DIALOG_KOLESO.Label2.Label" dlg:align="center" dlg:multiline="true" dlg:tabstop="false"/>
    <dlg:text dlg:style-id="1" dlg:id="Label3" dlg:tab-index="23" dlg:left="4" dlg:top="139" dlg:width="25" dlg:height="8" dlg:help-text="&amp;439.DIALOG_KOLESO.Label3.HelpText" dlg:value="&amp;440.DIALOG_KOLESO.Label3.Label" dlg:align="center" dlg:multiline="true" dlg:tabstop="false"/>
    <dlg:text dlg:style-id="1" dlg:id="Label4" dlg:tab-index="24" dlg:left="4" dlg:top="160" dlg:width="25" dlg:height="8" dlg:help-text="&amp;441.DIALOG_KOLESO.Label4.HelpText" dlg:value="&amp;442.DIALOG_KOLESO.Label4.Label" dlg:align="center" dlg:multiline="true" dlg:tabstop="false"/>
    <dlg:text dlg:style-id="1" dlg:id="Label5" dlg:tab-index="25" dlg:left="4" dlg:top="169" dlg:width="25" dlg:height="8" dlg:help-text="&amp;443.DIALOG_KOLESO.Label5.HelpText" dlg:value="&amp;444.DIALOG_KOLESO.Label5.Label" dlg:align="center" dlg:multiline="true" dlg:tabstop="false"/>
    <dlg:text dlg:style-id="1" dlg:id="Label6" dlg:tab-index="26" dlg:left="4" dlg:top="190" dlg:width="25" dlg:height="8" dlg:help-text="&amp;445.DIALOG_KOLESO.Label6.HelpText" dlg:value="&amp;446.DIALOG_KOLESO.Label6.Label" dlg:align="center" dlg:multiline="true" dlg:tabstop="false"/>
    <dlg:text dlg:style-id="1" dlg:id="Label7" dlg:tab-index="27" dlg:left="4" dlg:top="200" dlg:width="25" dlg:height="8" dlg:help-text="&amp;447.DIALOG_KOLESO.Label7.HelpText" dlg:value="&amp;448.DIALOG_KOLESO.Label7.Label" dlg:align="center" dlg:multiline="true" dlg:tabstop="false"/>
    <dlg:text dlg:style-id="1" dlg:id="Label8" dlg:tab-index="28" dlg:left="4" dlg:top="270" dlg:width="25" dlg:height="8" dlg:help-text="&amp;449.DIALOG_KOLESO.Label8.HelpText" dlg:value="&amp;450.DIALOG_KOLESO.Label8.Label" dlg:align="center" dlg:multiline="true" dlg:tabstop="false"/>
    <dlg:text dlg:style-id="1" dlg:id="Label9" dlg:tab-index="29" dlg:left="4" dlg:top="230" dlg:width="30" dlg:height="8" dlg:help-text="&amp;451.DIALOG_KOLESO.Label9.HelpText" dlg:value="&amp;452.DIALOG_KOLESO.Label9.Label" dlg:align="center" dlg:multiline="true" dlg:tabstop="false"/>
    <dlg:text dlg:style-id="1" dlg:id="Label10" dlg:tab-index="30" dlg:left="4" dlg:top="249" dlg:width="25" dlg:height="8" dlg:help-text="&amp;453.DIALOG_KOLESO.Label10.HelpText" dlg:value="&amp;454.DIALOG_KOLESO.Label10.Label" dlg:align="center" dlg:multiline="true" dlg:tabstop="false"/>
    <dlg:text dlg:style-id="1" dlg:id="Label11" dlg:tab-index="31" dlg:left="4" dlg:top="280" dlg:width="25" dlg:height="8" dlg:help-text="&amp;455.DIALOG_KOLESO.Label11.HelpText" dlg:value="&amp;456.DIALOG_KOLESO.Label11.Label" dlg:align="center" dlg:multiline="true" dlg:tabstop="false"/>
    <dlg:fixedline dlg:id="FixedLine1" dlg:tab-index="32" dlg:left="61" dlg:top="92" dlg:width="1" dlg:height="196" dlg:help-text="&amp;457.DIALOG_KOLESO.FixedLine1.HelpText" dlg:value="&amp;458.DIALOG_KOLESO.FixedLine1.Label" dlg:align="vertical"/>
    <dlg:text dlg:style-id="1" dlg:id="Label12" dlg:tab-index="33" dlg:left="65" dlg:top="105" dlg:width="25" dlg:height="8" dlg:help-text="&amp;459.DIALOG_KOLESO.Label12.HelpText" dlg:value="&amp;460.DIALOG_KOLESO.Label12.Label" dlg:align="center" dlg:tabstop="false"/>
    <dlg:text dlg:style-id="1" dlg:id="Label13" dlg:tab-index="34" dlg:left="100" dlg:top="105" dlg:width="28" dlg:height="8" dlg:help-text="&amp;461.DIALOG_KOLESO.Label13.HelpText" dlg:value="&amp;462.DIALOG_KOLESO.Label13.Label" dlg:align="center" dlg:tabstop="false"/>
    <dlg:text dlg:style-id="1" dlg:id="Label14" dlg:tab-index="35" dlg:left="92" dlg:top="115" dlg:width="6" dlg:height="8" dlg:help-text="&amp;463.DIALOG_KOLESO.Label14.HelpText" dlg:value="&amp;464.DIALOG_KOLESO.Label14.Label" dlg:align="center" dlg:tabstop="false"/>
    <dlg:text dlg:style-id="1" dlg:id="Label15" dlg:tab-index="36" dlg:left="92" dlg:top="125" dlg:width="6" dlg:height="8" dlg:help-text="&amp;465.DIALOG_KOLESO.Label15.HelpText" dlg:value="&amp;466.DIALOG_KOLESO.Label15.Label" dlg:align="center" dlg:tabstop="false"/>
    <dlg:text dlg:style-id="1" dlg:id="Label16" dlg:tab-index="37" dlg:left="92" dlg:top="135" dlg:width="6" dlg:height="8" dlg:help-text="&amp;467.DIALOG_KOLESO.Label16.HelpText" dlg:value="&amp;468.DIALOG_KOLESO.Label16.Label" dlg:align="center" dlg:tabstop="false"/>
    <dlg:text dlg:style-id="1" dlg:id="Label17" dlg:tab-index="38" dlg:left="92" dlg:top="145" dlg:width="6" dlg:height="8" dlg:help-text="&amp;469.DIALOG_KOLESO.Label17.HelpText" dlg:value="&amp;470.DIALOG_KOLESO.Label17.Label" dlg:align="center" dlg:tabstop="false"/>
    <dlg:text dlg:style-id="1" dlg:id="Label18" dlg:tab-index="39" dlg:left="92" dlg:top="155" dlg:width="6" dlg:height="8" dlg:help-text="&amp;471.DIALOG_KOLESO.Label18.HelpText" dlg:value="&amp;472.DIALOG_KOLESO.Label18.Label" dlg:align="center" dlg:tabstop="false"/>
    <dlg:text dlg:style-id="1" dlg:id="Label19" dlg:tab-index="40" dlg:left="92" dlg:top="275" dlg:width="6" dlg:height="8" dlg:help-text="&amp;473.DIALOG_KOLESO.Label19.HelpText" dlg:value="&amp;474.DIALOG_KOLESO.Label19.Label" dlg:align="center" dlg:tabstop="false"/>
    <dlg:text dlg:style-id="1" dlg:id="Label20" dlg:tab-index="41" dlg:left="92" dlg:top="215" dlg:width="6" dlg:height="8" dlg:help-text="&amp;475.DIALOG_KOLESO.Label20.HelpText" dlg:value="&amp;476.DIALOG_KOLESO.Label20.Label" dlg:align="center" dlg:tabstop="false"/>
    <dlg:text dlg:style-id="1" dlg:id="Label21" dlg:tab-index="42" dlg:left="92" dlg:top="225" dlg:width="6" dlg:height="8" dlg:help-text="&amp;477.DIALOG_KOLESO.Label21.HelpText" dlg:value="&amp;478.DIALOG_KOLESO.Label21.Label" dlg:align="center" dlg:tabstop="false"/>
    <dlg:text dlg:style-id="1" dlg:id="Label22" dlg:tab-index="43" dlg:left="92" dlg:top="235" dlg:width="6" dlg:height="8" dlg:help-text="&amp;479.DIALOG_KOLESO.Label22.HelpText" dlg:value="&amp;480.DIALOG_KOLESO.Label22.Label" dlg:align="center" dlg:tabstop="false"/>
    <dlg:text dlg:style-id="1" dlg:id="Label23" dlg:tab-index="44" dlg:left="92" dlg:top="245" dlg:width="6" dlg:height="8" dlg:help-text="&amp;481.DIALOG_KOLESO.Label23.HelpText" dlg:value="&amp;482.DIALOG_KOLESO.Label23.Label" dlg:align="center" dlg:tabstop="false"/>
    <dlg:text dlg:style-id="1" dlg:id="Label24" dlg:tab-index="45" dlg:left="92" dlg:top="255" dlg:width="6" dlg:height="8" dlg:help-text="&amp;483.DIALOG_KOLESO.Label24.HelpText" dlg:value="&amp;484.DIALOG_KOLESO.Label24.Label" dlg:align="center" dlg:tabstop="false"/>
    <dlg:text dlg:style-id="1" dlg:id="Label25" dlg:tab-index="46" dlg:left="92" dlg:top="265" dlg:width="6" dlg:height="8" dlg:help-text="&amp;485.DIALOG_KOLESO.Label25.HelpText" dlg:value="&amp;486.DIALOG_KOLESO.Label25.Label" dlg:align="center" dlg:tabstop="false"/>
    <dlg:text dlg:style-id="1" dlg:id="Label26" dlg:tab-index="47" dlg:left="92" dlg:top="165" dlg:width="6" dlg:height="8" dlg:help-text="&amp;487.DIALOG_KOLESO.Label26.HelpText" dlg:value="&amp;488.DIALOG_KOLESO.Label26.Label" dlg:align="center" dlg:tabstop="false"/>
    <dlg:text dlg:style-id="1" dlg:id="Label27" dlg:tab-index="48" dlg:left="92" dlg:top="175" dlg:width="6" dlg:height="8" dlg:help-text="&amp;489.DIALOG_KOLESO.Label27.HelpText" dlg:value="&amp;490.DIALOG_KOLESO.Label27.Label" dlg:align="center" dlg:tabstop="false"/>
    <dlg:text dlg:style-id="1" dlg:id="Label28" dlg:tab-index="49" dlg:left="92" dlg:top="185" dlg:width="6" dlg:height="8" dlg:help-text="&amp;491.DIALOG_KOLESO.Label28.HelpText" dlg:value="&amp;492.DIALOG_KOLESO.Label28.Label" dlg:align="center" dlg:tabstop="false"/>
    <dlg:text dlg:style-id="1" dlg:id="Label29" dlg:tab-index="50" dlg:left="92" dlg:top="195" dlg:width="6" dlg:height="8" dlg:help-text="&amp;493.DIALOG_KOLESO.Label29.HelpText" dlg:value="&amp;494.DIALOG_KOLESO.Label29.Label" dlg:align="center" dlg:tabstop="false"/>
    <dlg:text dlg:style-id="1" dlg:id="Label30" dlg:tab-index="51" dlg:left="92" dlg:top="205" dlg:width="6" dlg:height="8" dlg:help-text="&amp;495.DIALOG_KOLESO.Label30.HelpText" dlg:value="&amp;496.DIALOG_KOLESO.Label30.Label" dlg:align="center" dlg:tabstop="false"/>
    <dlg:text dlg:style-id="1" dlg:id="Label31" dlg:tab-index="52" dlg:left="92" dlg:top="285" dlg:width="6" dlg:height="8" dlg:help-text="&amp;497.DIALOG_KOLESO.Label31.HelpText" dlg:value="&amp;498.DIALOG_KOLESO.Label31.Label" dlg:align="center" dlg:tabstop="false"/>
    <dlg:text dlg:style-id="1" dlg:id="Label32" dlg:tab-index="53" dlg:left="92" dlg:top="295" dlg:width="6" dlg:height="8" dlg:help-text="&amp;499.DIALOG_KOLESO.Label32.HelpText" dlg:value="&amp;500.DIALOG_KOLESO.Label32.Label" dlg:align="center" dlg:tabstop="false"/>
    <dlg:text dlg:style-id="1" dlg:id="Label33" dlg:tab-index="54" dlg:left="92" dlg:top="305" dlg:width="6" dlg:height="8" dlg:help-text="&amp;501.DIALOG_KOLESO.Label33.HelpText" dlg:value="&amp;502.DIALOG_KOLESO.Label33.Label" dlg:align="center" dlg:tabstop="false"/>
    <dlg:text dlg:style-id="1" dlg:id="Label34" dlg:tab-index="55" dlg:left="92" dlg:top="315" dlg:width="6" dlg:height="8" dlg:help-text="&amp;503.DIALOG_KOLESO.Label34.HelpText" dlg:value="&amp;504.DIALOG_KOLESO.Label34.Label" dlg:align="center" dlg:tabstop="false"/>
    <dlg:text dlg:style-id="1" dlg:id="Label35" dlg:tab-index="56" dlg:left="92" dlg:top="325" dlg:width="6" dlg:height="8" dlg:help-text="&amp;505.DIALOG_KOLESO.Label35.HelpText" dlg:value="&amp;506.DIALOG_KOLESO.Label35.Label" dlg:align="center" dlg:tabstop="false"/>
    <dlg:text dlg:style-id="1" dlg:id="Label36" dlg:tab-index="102" dlg:left="65" dlg:top="95" dlg:width="31" dlg:height="8" dlg:help-text="&amp;507.DIALOG_KOLESO.Label36.HelpText" dlg:value="&amp;508.DIALOG_KOLESO.Label36.Label" dlg:align="center" dlg:tabstop="false"/>
    <dlg:text dlg:style-id="1" dlg:id="Label37" dlg:tab-index="103" dlg:left="128" dlg:top="95" dlg:width="12" dlg:height="8" dlg:help-text="&amp;509.DIALOG_KOLESO.Label37.HelpText" dlg:value="&amp;510.DIALOG_KOLESO.Label37.Label" dlg:align="center" dlg:tabstop="false"/>
    <dlg:fixedline dlg:id="FixedLine2" dlg:tab-index="104" dlg:left="142" dlg:top="92" dlg:width="1" dlg:height="196" dlg:help-text="&amp;511.DIALOG_KOLESO.FixedLine2.HelpText" dlg:value="&amp;512.DIALOG_KOLESO.FixedLine2.Label" dlg:align="vertical"/>
    <dlg:text dlg:style-id="2" dlg:id="Label38" dlg:tab-index="121" dlg:left="146" dlg:top="134" dlg:width="6" dlg:height="8" dlg:help-text="&amp;513.DIALOG_KOLESO.Label38.HelpText" dlg:value="&amp;514.DIALOG_KOLESO.Label38.Label" dlg:align="right" dlg:tabstop="false"/>
    <dlg:text dlg:style-id="2" dlg:id="Label39" dlg:tab-index="122" dlg:left="146" dlg:top="144" dlg:width="6" dlg:height="8" dlg:help-text="&amp;515.DIALOG_KOLESO.Label39.HelpText" dlg:value="&amp;516.DIALOG_KOLESO.Label39.Label" dlg:align="right" dlg:tabstop="false"/>
    <dlg:text dlg:style-id="2" dlg:id="Label40" dlg:tab-index="123" dlg:left="146" dlg:top="154" dlg:width="6" dlg:height="8" dlg:help-text="&amp;517.DIALOG_KOLESO.Label40.HelpText" dlg:value="&amp;518.DIALOG_KOLESO.Label40.Label" dlg:align="right" dlg:tabstop="false"/>
    <dlg:text dlg:style-id="2" dlg:id="Label41" dlg:tab-index="124" dlg:left="146" dlg:top="164" dlg:width="6" dlg:height="8" dlg:help-text="&amp;519.DIALOG_KOLESO.Label41.HelpText" dlg:value="&amp;520.DIALOG_KOLESO.Label41.Label" dlg:align="right" dlg:tabstop="false"/>
    <dlg:text dlg:style-id="2" dlg:id="Label42" dlg:tab-index="125" dlg:left="146" dlg:top="224" dlg:width="6" dlg:height="8" dlg:help-text="&amp;521.DIALOG_KOLESO.Label42.HelpText" dlg:value="&amp;522.DIALOG_KOLESO.Label42.Label" dlg:align="right" dlg:tabstop="false"/>
    <dlg:text dlg:style-id="2" dlg:id="Label43" dlg:tab-index="126" dlg:left="146" dlg:top="234" dlg:width="6" dlg:height="8" dlg:help-text="&amp;523.DIALOG_KOLESO.Label43.HelpText" dlg:value="&amp;524.DIALOG_KOLESO.Label43.Label" dlg:align="right" dlg:tabstop="false"/>
    <dlg:text dlg:style-id="2" dlg:id="Label44" dlg:tab-index="127" dlg:left="146" dlg:top="244" dlg:width="6" dlg:height="8" dlg:help-text="&amp;525.DIALOG_KOLESO.Label44.HelpText" dlg:value="&amp;526.DIALOG_KOLESO.Label44.Label" dlg:align="right" dlg:tabstop="false"/>
    <dlg:text dlg:style-id="2" dlg:id="Label45" dlg:tab-index="128" dlg:left="146" dlg:top="254" dlg:width="6" dlg:height="8" dlg:help-text="&amp;527.DIALOG_KOLESO.Label45.HelpText" dlg:value="&amp;528.DIALOG_KOLESO.Label45.Label" dlg:align="right" dlg:tabstop="false"/>
    <dlg:text dlg:style-id="2" dlg:id="Label46" dlg:tab-index="129" dlg:left="146" dlg:top="264" dlg:width="6" dlg:height="8" dlg:help-text="&amp;529.DIALOG_KOLESO.Label46.HelpText" dlg:value="&amp;530.DIALOG_KOLESO.Label46.Label" dlg:align="right" dlg:tabstop="false"/>
    <dlg:text dlg:style-id="2" dlg:id="Label47" dlg:tab-index="130" dlg:left="146" dlg:top="174" dlg:width="6" dlg:height="8" dlg:help-text="&amp;531.DIALOG_KOLESO.Label47.HelpText" dlg:value="&amp;532.DIALOG_KOLESO.Label47.Label" dlg:align="right" dlg:tabstop="false"/>
    <dlg:text dlg:style-id="2" dlg:id="Label48" dlg:tab-index="131" dlg:left="146" dlg:top="184" dlg:width="6" dlg:height="8" dlg:help-text="&amp;533.DIALOG_KOLESO.Label48.HelpText" dlg:value="&amp;534.DIALOG_KOLESO.Label48.Label" dlg:align="right" dlg:tabstop="false"/>
    <dlg:text dlg:style-id="2" dlg:id="Label49" dlg:tab-index="132" dlg:left="146" dlg:top="194" dlg:width="6" dlg:height="8" dlg:help-text="&amp;535.DIALOG_KOLESO.Label49.HelpText" dlg:value="&amp;536.DIALOG_KOLESO.Label49.Label" dlg:align="right" dlg:tabstop="false"/>
    <dlg:text dlg:style-id="2" dlg:id="Label50" dlg:tab-index="133" dlg:left="146" dlg:top="204" dlg:width="6" dlg:height="8" dlg:help-text="&amp;537.DIALOG_KOLESO.Label50.HelpText" dlg:value="&amp;538.DIALOG_KOLESO.Label50.Label" dlg:align="right" dlg:tabstop="false"/>
    <dlg:text dlg:style-id="2" dlg:id="Label51" dlg:tab-index="134" dlg:left="146" dlg:top="214" dlg:width="6" dlg:height="8" dlg:help-text="&amp;539.DIALOG_KOLESO.Label51.HelpText" dlg:value="&amp;540.DIALOG_KOLESO.Label51.Label" dlg:align="right" dlg:tabstop="false"/>
    <dlg:text dlg:style-id="2" dlg:id="Label52" dlg:tab-index="135" dlg:left="154" dlg:top="124" dlg:width="25" dlg:height="8" dlg:help-text="&amp;541.DIALOG_KOLESO.Label52.HelpText" dlg:value="&amp;542.DIALOG_KOLESO.Label52.Label" dlg:align="center" dlg:tabstop="false"/>
    <dlg:text dlg:style-id="2" dlg:id="Label53" dlg:tab-index="138" dlg:left="181" dlg:top="114" dlg:width="25" dlg:height="8" dlg:help-text="&amp;543.DIALOG_KOLESO.Label53.HelpText" dlg:value="&amp;544.DIALOG_KOLESO.Label53.Label" dlg:align="center" dlg:multiline="true" dlg:tabstop="false"/>
    <dlg:text dlg:style-id="2" dlg:id="Label54" dlg:tab-index="139" dlg:left="208" dlg:top="114" dlg:width="25" dlg:height="8" dlg:help-text="&amp;545.DIALOG_KOLESO.Label54.HelpText" dlg:value="&amp;546.DIALOG_KOLESO.Label54.Label" dlg:align="center" dlg:multiline="true" dlg:tabstop="false"/>
    <dlg:text dlg:style-id="2" dlg:id="Label55" dlg:tab-index="140" dlg:left="285" dlg:top="274" dlg:width="25" dlg:height="8" dlg:help-text="&amp;547.DIALOG_KOLESO.Label55.HelpText" dlg:value="&amp;548.DIALOG_KOLESO.Label55.Label" dlg:align="center" dlg:multiline="true" dlg:tabstop="false"/>
    <dlg:text dlg:style-id="2" dlg:id="Label56" dlg:tab-index="141" dlg:left="208" dlg:top="94" dlg:width="25" dlg:height="8" dlg:help-text="&amp;549.DIALOG_KOLESO.Label56.HelpText" dlg:value="&amp;550.DIALOG_KOLESO.Label56.Label" dlg:align="center" dlg:multiline="true" dlg:tabstop="false"/>
    <dlg:text dlg:style-id="2" dlg:id="Label57" dlg:tab-index="142" dlg:left="154" dlg:top="94" dlg:width="25" dlg:height="8" dlg:help-text="&amp;551.DIALOG_KOLESO.Label57.HelpText" dlg:value="&amp;552.DIALOG_KOLESO.Label57.Label" dlg:align="center" dlg:multiline="true" dlg:tabstop="false"/>
    <dlg:text dlg:style-id="2" dlg:id="Label58" dlg:tab-index="143" dlg:left="181" dlg:top="94" dlg:width="26" dlg:height="8" dlg:help-text="&amp;553.DIALOG_KOLESO.Label58.HelpText" dlg:value="&amp;554.DIALOG_KOLESO.Label58.Label" dlg:align="center" dlg:multiline="true" dlg:tabstop="false"/>
    <dlg:text dlg:style-id="2" dlg:id="Label59" dlg:tab-index="166" dlg:left="181" dlg:top="154" dlg:width="13" dlg:height="8" dlg:help-text="&amp;555.DIALOG_KOLESO.Label59.HelpText" dlg:value="&amp;556.DIALOG_KOLESO.Label59.Label" dlg:align="center" dlg:tabstop="false"/>
    <dlg:text dlg:style-id="2" dlg:id="Label60" dlg:tab-index="181" dlg:left="223" dlg:top="124" dlg:width="25" dlg:height="8" dlg:help-text="&amp;557.DIALOG_KOLESO.Label60.HelpText" dlg:value="&amp;558.DIALOG_KOLESO.Label60.Label" dlg:align="center" dlg:tabstop="false"/>
    <dlg:text dlg:style-id="2" dlg:id="Label61" dlg:tab-index="182" dlg:left="154" dlg:top="274" dlg:width="25" dlg:height="8" dlg:help-text="&amp;559.DIALOG_KOLESO.Label61.HelpText" dlg:value="&amp;560.DIALOG_KOLESO.Label61.Label" dlg:align="center" dlg:tabstop="false"/>
    <dlg:text dlg:style-id="2" dlg:id="Label62" dlg:tab-index="183" dlg:left="196" dlg:top="154" dlg:width="25" dlg:height="8" dlg:help-text="&amp;561.DIALOG_KOLESO.Label62.HelpText" dlg:value="&amp;562.DIALOG_KOLESO.Label62.Label" dlg:align="center" dlg:tabstop="false"/>
    <dlg:text dlg:style-id="2" dlg:id="Label63" dlg:tab-index="198" dlg:left="250" dlg:top="134" dlg:width="6" dlg:height="8" dlg:help-text="&amp;563.DIALOG_KOLESO.Label63.HelpText" dlg:value="&amp;564.DIALOG_KOLESO.Label63.Label" dlg:align="center" dlg:tabstop="false"/>
    <dlg:text dlg:style-id="2" dlg:id="Label64" dlg:tab-index="199" dlg:left="250" dlg:top="144" dlg:width="6" dlg:height="8" dlg:help-text="&amp;565.DIALOG_KOLESO.Label64.HelpText" dlg:value="&amp;566.DIALOG_KOLESO.Label64.Label" dlg:align="center" dlg:tabstop="false"/>
    <dlg:text dlg:style-id="2" dlg:id="Label65" dlg:tab-index="200" dlg:left="250" dlg:top="154" dlg:width="6" dlg:height="8" dlg:help-text="&amp;567.DIALOG_KOLESO.Label65.HelpText" dlg:value="&amp;568.DIALOG_KOLESO.Label65.Label" dlg:align="center" dlg:tabstop="false"/>
    <dlg:text dlg:style-id="2" dlg:id="Label66" dlg:tab-index="201" dlg:left="250" dlg:top="164" dlg:width="6" dlg:height="8" dlg:help-text="&amp;569.DIALOG_KOLESO.Label66.HelpText" dlg:value="&amp;570.DIALOG_KOLESO.Label66.Label" dlg:align="center" dlg:tabstop="false"/>
    <dlg:text dlg:style-id="2" dlg:id="Label67" dlg:tab-index="202" dlg:left="250" dlg:top="224" dlg:width="6" dlg:height="8" dlg:help-text="&amp;571.DIALOG_KOLESO.Label67.HelpText" dlg:value="&amp;572.DIALOG_KOLESO.Label67.Label" dlg:align="center" dlg:tabstop="false"/>
    <dlg:text dlg:style-id="2" dlg:id="Label68" dlg:tab-index="203" dlg:left="250" dlg:top="234" dlg:width="6" dlg:height="8" dlg:help-text="&amp;573.DIALOG_KOLESO.Label68.HelpText" dlg:value="&amp;574.DIALOG_KOLESO.Label68.Label" dlg:align="center" dlg:tabstop="false"/>
    <dlg:text dlg:style-id="2" dlg:id="Label69" dlg:tab-index="204" dlg:left="250" dlg:top="244" dlg:width="6" dlg:height="8" dlg:help-text="&amp;575.DIALOG_KOLESO.Label69.HelpText" dlg:value="&amp;576.DIALOG_KOLESO.Label69.Label" dlg:align="center" dlg:tabstop="false"/>
    <dlg:text dlg:style-id="2" dlg:id="Label70" dlg:tab-index="205" dlg:left="250" dlg:top="254" dlg:width="6" dlg:height="8" dlg:help-text="&amp;577.DIALOG_KOLESO.Label70.HelpText" dlg:value="&amp;578.DIALOG_KOLESO.Label70.Label" dlg:align="center" dlg:tabstop="false"/>
    <dlg:text dlg:style-id="2" dlg:id="Label71" dlg:tab-index="206" dlg:left="250" dlg:top="264" dlg:width="6" dlg:height="8" dlg:help-text="&amp;579.DIALOG_KOLESO.Label71.HelpText" dlg:value="&amp;580.DIALOG_KOLESO.Label71.Label" dlg:align="center" dlg:tabstop="false"/>
    <dlg:text dlg:style-id="2" dlg:id="Label72" dlg:tab-index="207" dlg:left="250" dlg:top="174" dlg:width="6" dlg:height="8" dlg:help-text="&amp;581.DIALOG_KOLESO.Label72.HelpText" dlg:value="&amp;582.DIALOG_KOLESO.Label72.Label" dlg:align="center" dlg:tabstop="false"/>
    <dlg:text dlg:style-id="2" dlg:id="Label73" dlg:tab-index="208" dlg:left="250" dlg:top="184" dlg:width="6" dlg:height="8" dlg:help-text="&amp;583.DIALOG_KOLESO.Label73.HelpText" dlg:value="&amp;584.DIALOG_KOLESO.Label73.Label" dlg:align="center" dlg:tabstop="false"/>
    <dlg:text dlg:style-id="2" dlg:id="Label74" dlg:tab-index="209" dlg:left="250" dlg:top="194" dlg:width="6" dlg:height="8" dlg:help-text="&amp;585.DIALOG_KOLESO.Label74.HelpText" dlg:value="&amp;586.DIALOG_KOLESO.Label74.Label" dlg:align="center" dlg:tabstop="false"/>
    <dlg:text dlg:style-id="2" dlg:id="Label75" dlg:tab-index="210" dlg:left="250" dlg:top="204" dlg:width="6" dlg:height="8" dlg:help-text="&amp;587.DIALOG_KOLESO.Label75.HelpText" dlg:value="&amp;588.DIALOG_KOLESO.Label75.Label" dlg:align="center" dlg:tabstop="false"/>
    <dlg:text dlg:style-id="2" dlg:id="Label76" dlg:tab-index="211" dlg:left="250" dlg:top="214" dlg:width="6" dlg:height="8" dlg:help-text="&amp;589.DIALOG_KOLESO.Label76.HelpText" dlg:value="&amp;590.DIALOG_KOLESO.Label76.Label" dlg:align="center" dlg:tabstop="false"/>
    <dlg:text dlg:style-id="2" dlg:id="Label77" dlg:tab-index="212" dlg:left="258" dlg:top="124" dlg:width="25" dlg:height="8" dlg:help-text="&amp;591.DIALOG_KOLESO.Label77.HelpText" dlg:value="&amp;592.DIALOG_KOLESO.Label77.Label" dlg:align="center" dlg:tabstop="false"/>
    <dlg:text dlg:style-id="2" dlg:id="Label78" dlg:tab-index="213" dlg:left="258" dlg:top="274" dlg:width="25" dlg:height="8" dlg:help-text="&amp;593.DIALOG_KOLESO.Label78.HelpText" dlg:value="&amp;594.DIALOG_KOLESO.Label78.Label" dlg:align="center" dlg:multiline="true" dlg:tabstop="false"/>
    <dlg:text dlg:style-id="2" dlg:id="Label79" dlg:tab-index="214" dlg:left="223" dlg:top="274" dlg:width="25" dlg:height="8" dlg:help-text="&amp;595.DIALOG_KOLESO.Label79.HelpText" dlg:value="&amp;596.DIALOG_KOLESO.Label79.Label" dlg:align="center" dlg:multiline="true" dlg:tabstop="false"/>
    <dlg:text dlg:style-id="2" dlg:id="Label80" dlg:tab-index="215" dlg:left="196" dlg:top="274" dlg:width="25" dlg:height="8" dlg:help-text="&amp;597.DIALOG_KOLESO.Label80.HelpText" dlg:value="&amp;598.DIALOG_KOLESO.Label80.Label" dlg:align="center" dlg:tabstop="false"/>
    <dlg:text dlg:style-id="2" dlg:id="Label81" dlg:tab-index="216" dlg:left="154" dlg:top="114" dlg:width="25" dlg:height="8" dlg:help-text="&amp;599.DIALOG_KOLESO.Label81.HelpText" dlg:value="&amp;600.DIALOG_KOLESO.Label81.Label" dlg:align="center" dlg:tabstop="false"/>
    <dlg:text dlg:style-id="2" dlg:id="Label82" dlg:tab-index="223" dlg:left="285" dlg:top="194" dlg:width="25" dlg:height="8" dlg:help-text="&amp;601.DIALOG_KOLESO.Label82.HelpText" dlg:value="&amp;602.DIALOG_KOLESO.Label82.Label" dlg:align="center" dlg:multiline="true" dlg:tabstop="false"/>
    <dlg:text dlg:style-id="2" dlg:id="Label83" dlg:tab-index="225" dlg:left="235" dlg:top="114" dlg:width="25" dlg:height="8" dlg:help-text="&amp;603.DIALOG_KOLESO.Label83.HelpText" dlg:value="&amp;604.DIALOG_KOLESO.Label83.Label" dlg:align="center" dlg:multiline="true" dlg:tabstop="false"/>
    <dlg:text dlg:style-id="2" dlg:id="Label84" dlg:tab-index="226" dlg:left="235" dlg:top="94" dlg:width="25" dlg:height="8" dlg:help-text="&amp;605.DIALOG_KOLESO.Label84.HelpText" dlg:value="&amp;606.DIALOG_KOLESO.Label84.Label" dlg:align="center" dlg:multiline="true" dlg:tabstop="false"/>
    <dlg:text dlg:style-id="2" dlg:id="Label85" dlg:tab-index="228" dlg:left="262" dlg:top="114" dlg:width="25" dlg:height="8" dlg:help-text="&amp;607.DIALOG_KOLESO.Label85.HelpText" dlg:value="&amp;608.DIALOG_KOLESO.Label85.Label" dlg:align="center" dlg:multiline="true" dlg:tabstop="false"/>
    <dlg:text dlg:style-id="2" dlg:id="Label86" dlg:tab-index="229" dlg:left="262" dlg:top="94" dlg:width="25" dlg:height="8" dlg:help-text="&amp;609.DIALOG_KOLESO.Label86.HelpText" dlg:value="&amp;610.DIALOG_KOLESO.Label86.Label" dlg:align="center" dlg:multiline="true" dlg:tabstop="false"/>
    <dlg:text dlg:style-id="2" dlg:id="Label87" dlg:tab-index="231" dlg:left="289" dlg:top="114" dlg:width="25" dlg:height="8" dlg:help-text="&amp;611.DIALOG_KOLESO.Label87.HelpText" dlg:value="&amp;612.DIALOG_KOLESO.Label87.Label" dlg:align="center" dlg:multiline="true" dlg:tabstop="false"/>
    <dlg:text dlg:style-id="2" dlg:id="Label88" dlg:tab-index="232" dlg:left="289" dlg:top="94" dlg:width="25" dlg:height="8" dlg:help-text="&amp;613.DIALOG_KOLESO.Label88.HelpText" dlg:value="&amp;614.DIALOG_KOLESO.Label88.Label" dlg:align="center" dlg:multiline="true" dlg:tabstop="false"/>
    <dlg:fixedline dlg:id="FixedLine3" dlg:tab-index="233" dlg:left="330" dlg:top="92" dlg:width="1" dlg:height="201" dlg:help-text="&amp;615.DIALOG_KOLESO.FixedLine3.HelpText" dlg:value="&amp;616.DIALOG_KOLESO.FixedLine3.Label" dlg:align="vertical"/>
    <dlg:text dlg:style-id="2" dlg:id="Label89" dlg:tab-index="234" dlg:left="312" dlg:top="204" dlg:width="16" dlg:height="8" dlg:help-text="&amp;617.DIALOG_KOLESO.Label89.HelpText" dlg:value="&amp;618.DIALOG_KOLESO.Label89.Label" dlg:multiline="true" dlg:tabstop="false"/>
    <dlg:text dlg:style-id="2" dlg:id="Label90" dlg:tab-index="235" dlg:left="312" dlg:top="214" dlg:width="16" dlg:height="8" dlg:help-text="&amp;619.DIALOG_KOLESO.Label90.HelpText" dlg:value="&amp;620.DIALOG_KOLESO.Label90.Label" dlg:multiline="true" dlg:tabstop="false"/>
    <dlg:text dlg:style-id="2" dlg:id="Label91" dlg:tab-index="236" dlg:left="312" dlg:top="224" dlg:width="16" dlg:height="8" dlg:help-text="&amp;621.DIALOG_KOLESO.Label91.HelpText" dlg:value="&amp;622.DIALOG_KOLESO.Label91.Label" dlg:multiline="true" dlg:tabstop="false"/>
    <dlg:text dlg:style-id="2" dlg:id="Label92" dlg:tab-index="237" dlg:left="312" dlg:top="234" dlg:width="16" dlg:height="8" dlg:help-text="&amp;623.DIALOG_KOLESO.Label92.HelpText" dlg:value="&amp;624.DIALOG_KOLESO.Label92.Label" dlg:multiline="true" dlg:tabstop="false"/>
    <dlg:text dlg:style-id="2" dlg:id="Label93" dlg:tab-index="238" dlg:left="312" dlg:top="244" dlg:width="16" dlg:height="8" dlg:help-text="&amp;625.DIALOG_KOLESO.Label93.HelpText" dlg:value="&amp;626.DIALOG_KOLESO.Label93.Label" dlg:multiline="true" dlg:tabstop="false"/>
    <dlg:text dlg:style-id="2" dlg:id="Label94" dlg:tab-index="239" dlg:left="312" dlg:top="264" dlg:width="16" dlg:height="8" dlg:help-text="&amp;627.DIALOG_KOLESO.Label94.HelpText" dlg:value="&amp;628.DIALOG_KOLESO.Label94.Label" dlg:multiline="true" dlg:tabstop="false"/>
    <dlg:text dlg:style-id="2" dlg:id="Label95" dlg:tab-index="240" dlg:left="312" dlg:top="254" dlg:width="16" dlg:height="8" dlg:help-text="&amp;629.DIALOG_KOLESO.Label95.HelpText" dlg:value="&amp;630.DIALOG_KOLESO.Label95.Label" dlg:multiline="true" dlg:tabstop="false"/>
    <dlg:text dlg:style-id="1" dlg:id="Label96" dlg:tab-index="241" dlg:left="330" dlg:top="271" dlg:width="25" dlg:height="8" dlg:help-text="&amp;631.DIALOG_KOLESO.Label96.HelpText" dlg:value="&amp;632.DIALOG_KOLESO.Label96.Label" dlg:align="right" dlg:tabstop="false"/>
    <dlg:text dlg:style-id="1" dlg:id="Label97" dlg:tab-index="247" dlg:left="330" dlg:top="281" dlg:width="25" dlg:height="8" dlg:help-text="&amp;633.DIALOG_KOLESO.Label97.HelpText" dlg:value="&amp;634.DIALOG_KOLESO.Label97.Label" dlg:align="right" dlg:tabstop="false"/>
    <dlg:text dlg:style-id="1" dlg:id="Label98" dlg:tab-index="248" dlg:left="384" dlg:top="241" dlg:width="25" dlg:height="8" dlg:help-text="&amp;635.DIALOG_KOLESO.Label98.HelpText" dlg:value="&amp;636.DIALOG_KOLESO.Label98.Label" dlg:tabstop="false"/>
    <dlg:text dlg:style-id="1" dlg:id="Label99" dlg:tab-index="249" dlg:left="330" dlg:top="261" dlg:width="25" dlg:height="8" dlg:help-text="&amp;637.DIALOG_KOLESO.Label99.HelpText" dlg:value="&amp;638.DIALOG_KOLESO.Label99.Label" dlg:align="right" dlg:tabstop="false"/>
    <dlg:text dlg:style-id="1" dlg:id="Label100" dlg:tab-index="250" dlg:left="330" dlg:top="251" dlg:width="25" dlg:height="8" dlg:help-text="&amp;639.DIALOG_KOLESO.Label100.HelpText" dlg:value="&amp;640.DIALOG_KOLESO.Label100.Label" dlg:align="right" dlg:tabstop="false"/>
    <dlg:text dlg:style-id="1" dlg:id="Label101" dlg:tab-index="251" dlg:left="330" dlg:top="241" dlg:width="25" dlg:height="8" dlg:help-text="&amp;641.DIALOG_KOLESO.Label101.HelpText" dlg:value="&amp;642.DIALOG_KOLESO.Label101.Label" dlg:align="right" dlg:tabstop="false"/>
    <dlg:text dlg:style-id="1" dlg:id="Label102" dlg:tab-index="252" dlg:left="384" dlg:top="281" dlg:width="25" dlg:height="8" dlg:help-text="&amp;643.DIALOG_KOLESO.Label102.HelpText" dlg:value="&amp;644.DIALOG_KOLESO.Label102.Label" dlg:tabstop="false"/>
    <dlg:text dlg:style-id="1" dlg:id="Label103" dlg:tab-index="253" dlg:left="384" dlg:top="251" dlg:width="25" dlg:height="8" dlg:help-text="&amp;645.DIALOG_KOLESO.Label103.HelpText" dlg:value="&amp;646.DIALOG_KOLESO.Label103.Label" dlg:tabstop="false"/>
    <dlg:text dlg:style-id="1" dlg:id="Label104" dlg:tab-index="254" dlg:left="384" dlg:top="261" dlg:width="25" dlg:height="8" dlg:help-text="&amp;647.DIALOG_KOLESO.Label104.HelpText" dlg:value="&amp;648.DIALOG_KOLESO.Label104.Label" dlg:tabstop="false"/>
    <dlg:text dlg:style-id="1" dlg:id="Label105" dlg:tab-index="255" dlg:left="384" dlg:top="271" dlg:width="25" dlg:height="8" dlg:help-text="&amp;649.DIALOG_KOLESO.Label105.HelpText" dlg:value="&amp;650.DIALOG_KOLESO.Label105.Label" dlg:tabstop="false"/>
    <dlg:text dlg:style-id="1" dlg:id="Label106" dlg:tab-index="261" dlg:left="367" dlg:top="177" dlg:width="6" dlg:height="8" dlg:help-text="&amp;651.DIALOG_KOLESO.Label106.HelpText" dlg:value="&amp;652.DIALOG_KOLESO.Label106.Label" dlg:align="center" dlg:tabstop="false"/>
    <dlg:text dlg:style-id="1" dlg:id="Label107" dlg:tab-index="262" dlg:left="367" dlg:top="187" dlg:width="6" dlg:height="8" dlg:help-text="&amp;653.DIALOG_KOLESO.Label107.HelpText" dlg:value="&amp;654.DIALOG_KOLESO.Label107.Label" dlg:align="center" dlg:tabstop="false"/>
    <dlg:text dlg:style-id="1" dlg:id="Label108" dlg:tab-index="263" dlg:left="367" dlg:top="197" dlg:width="6" dlg:height="8" dlg:help-text="&amp;655.DIALOG_KOLESO.Label108.HelpText" dlg:value="&amp;656.DIALOG_KOLESO.Label108.Label" dlg:align="center" dlg:tabstop="false"/>
    <dlg:text dlg:style-id="1" dlg:id="Label109" dlg:tab-index="264" dlg:left="367" dlg:top="207" dlg:width="6" dlg:height="8" dlg:help-text="&amp;657.DIALOG_KOLESO.Label109.HelpText" dlg:value="&amp;658.DIALOG_KOLESO.Label109.Label" dlg:align="center" dlg:tabstop="false"/>
    <dlg:text dlg:style-id="1" dlg:id="Label110" dlg:tab-index="265" dlg:left="367" dlg:top="217" dlg:width="6" dlg:height="8" dlg:help-text="&amp;659.DIALOG_KOLESO.Label110.HelpText" dlg:value="&amp;660.DIALOG_KOLESO.Label110.Label" dlg:align="center" dlg:tabstop="false"/>
    <dlg:text dlg:style-id="1" dlg:id="Label111" dlg:tab-index="266" dlg:left="375" dlg:top="167" dlg:width="25" dlg:height="8" dlg:help-text="&amp;661.DIALOG_KOLESO.Label111.HelpText" dlg:value="&amp;662.DIALOG_KOLESO.Label111.Label" dlg:align="center" dlg:tabstop="false"/>
    <dlg:text dlg:style-id="1" dlg:id="Label112" dlg:tab-index="272" dlg:left="340" dlg:top="227" dlg:width="25" dlg:height="8" dlg:help-text="&amp;663.DIALOG_KOLESO.Label112.HelpText" dlg:value="&amp;664.DIALOG_KOLESO.Label112.Label" dlg:align="center" dlg:tabstop="false"/>
    <dlg:text dlg:style-id="1" dlg:id="Label113" dlg:tab-index="273" dlg:left="340" dlg:top="167" dlg:width="30" dlg:height="8" dlg:help-text="&amp;665.DIALOG_KOLESO.Label113.HelpText" dlg:value="&amp;666.DIALOG_KOLESO.Label113.Label" dlg:align="center" dlg:tabstop="false"/>
    <dlg:text dlg:style-id="1" dlg:id="Label114" dlg:tab-index="274" dlg:left="375" dlg:top="227" dlg:width="25" dlg:height="8" dlg:help-text="&amp;667.DIALOG_KOLESO.Label114.HelpText" dlg:value="&amp;668.DIALOG_KOLESO.Label114.Label" dlg:align="center" dlg:tabstop="false"/>
    <dlg:text dlg:style-id="1" dlg:id="Label115" dlg:tab-index="280" dlg:left="367" dlg:top="104" dlg:width="6" dlg:height="8" dlg:help-text="&amp;669.DIALOG_KOLESO.Label115.HelpText" dlg:value="&amp;670.DIALOG_KOLESO.Label115.Label" dlg:align="center" dlg:tabstop="false"/>
    <dlg:text dlg:style-id="1" dlg:id="Label116" dlg:tab-index="281" dlg:left="367" dlg:top="114" dlg:width="6" dlg:height="8" dlg:help-text="&amp;671.DIALOG_KOLESO.Label116.HelpText" dlg:value="&amp;672.DIALOG_KOLESO.Label116.Label" dlg:align="center" dlg:tabstop="false"/>
    <dlg:text dlg:style-id="1" dlg:id="Label117" dlg:tab-index="282" dlg:left="367" dlg:top="124" dlg:width="6" dlg:height="8" dlg:help-text="&amp;673.DIALOG_KOLESO.Label117.HelpText" dlg:value="&amp;674.DIALOG_KOLESO.Label117.Label" dlg:align="center" dlg:tabstop="false"/>
    <dlg:text dlg:style-id="1" dlg:id="Label118" dlg:tab-index="283" dlg:left="367" dlg:top="134" dlg:width="6" dlg:height="8" dlg:help-text="&amp;675.DIALOG_KOLESO.Label118.HelpText" dlg:value="&amp;676.DIALOG_KOLESO.Label118.Label" dlg:align="center" dlg:tabstop="false"/>
    <dlg:text dlg:style-id="1" dlg:id="Label119" dlg:tab-index="284" dlg:left="367" dlg:top="144" dlg:width="6" dlg:height="8" dlg:help-text="&amp;677.DIALOG_KOLESO.Label119.HelpText" dlg:value="&amp;678.DIALOG_KOLESO.Label119.Label" dlg:align="center" dlg:tabstop="false"/>
    <dlg:text dlg:style-id="1" dlg:id="Label120" dlg:tab-index="285" dlg:left="375" dlg:top="154" dlg:width="25" dlg:height="8" dlg:help-text="&amp;679.DIALOG_KOLESO.Label120.HelpText" dlg:value="&amp;680.DIALOG_KOLESO.Label120.Label" dlg:align="center" dlg:tabstop="false"/>
    <dlg:text dlg:style-id="1" dlg:id="Label121" dlg:tab-index="286" dlg:left="375" dlg:top="94" dlg:width="25" dlg:height="8" dlg:help-text="&amp;681.DIALOG_KOLESO.Label121.HelpText" dlg:value="&amp;682.DIALOG_KOLESO.Label121.Label" dlg:align="center" dlg:tabstop="false"/>
    <dlg:text dlg:style-id="1" dlg:id="Label122" dlg:tab-index="292" dlg:left="340" dlg:top="154" dlg:width="25" dlg:height="8" dlg:help-text="&amp;683.DIALOG_KOLESO.Label122.HelpText" dlg:value="&amp;684.DIALOG_KOLESO.Label122.Label" dlg:align="center" dlg:tabstop="false"/>
    <dlg:text dlg:style-id="1" dlg:id="Label123" dlg:tab-index="293" dlg:left="340" dlg:top="94" dlg:width="30" dlg:height="8" dlg:help-text="&amp;685.DIALOG_KOLESO.Label123.HelpText" dlg:value="&amp;686.DIALOG_KOLESO.Label123.Label" dlg:align="center" dlg:tabstop="false"/>
    <dlg:button dlg:style-id="1" dlg:id="CB_EDIT" dlg:tab-index="1" dlg:left="3" dlg:top="3" dlg:width="104" dlg:height="26" dlg:help-text="&amp;687.DIALOG_KOLESO.CB_EDIT.HelpText" dlg:tabstop="false" dlg:value="&amp;688.DIALOG_KOLESO.CB_EDIT.Label" dlg:multiline="true"/>
    <dlg:button dlg:style-id="1" dlg:id="CB_WRITE" dlg:tab-index="6" dlg:left="384" dlg:top="3" dlg:width="69" dlg:height="26" dlg:help-text="&amp;689.DIALOG_KOLESO.CB_WRITE.HelpText" dlg:tabstop="false" dlg:value="&amp;690.DIALOG_KOLESO.CB_WRITE.Label" dlg:multiline="true"/>
    <dlg:button dlg:style-id="1" dlg:id="CB_CLOSE" dlg:tab-index="7" dlg:left="453" dlg:top="3" dlg:width="37" dlg:height="26" dlg:help-text="&amp;691.DIALOG_KOLESO.CB_CLOSE.HelpText" dlg:tabstop="false" dlg:value="&amp;692.DIALOG_KOLESO.CB_CLOSE.Label" dlg:multiline="true"/>
    <dlg:button dlg:style-id="1" dlg:id="CB_SHOW" dlg:tab-index="8" dlg:left="3" dlg:top="34" dlg:width="124" dlg:height="26" dlg:help-text="&amp;693.DIALOG_KOLESO.CB_SHOW.HelpText" dlg:tabstop="false" dlg:value="&amp;694.DIALOG_KOLESO.CB_SHOW.Label" dlg:multiline="true"/>
    <dlg:button dlg:style-id="2" dlg:id="CB_READ" dlg:tab-index="5" dlg:left="172" dlg:top="34" dlg:width="124" dlg:height="26" dlg:help-text="&amp;695.DIALOG_KOLESO.CB_READ.HelpText" dlg:tabstop="false" dlg:value="&amp;696.DIALOG_KOLESO.CB_READ.Label" dlg:multiline="true">
      <script:event script:event-name="on-mouseup" script:macro-name="vnd.sun.star.script:NABOR_KOLES.DIALOG_KOLESO.CB_READ_DIALOG_KOLESO?language=Basic&amp;location=document" script:language="Script"/>
    </dlg:button>
    <dlg:button dlg:style-id="1" dlg:id="CB_EDIT_WIN" dlg:tab-index="10" dlg:left="3" dlg:top="65" dlg:width="56" dlg:height="26" dlg:help-text="&amp;697.DIALOG_KOLESO.CB_EDIT_WIN.HelpText" dlg:tabstop="false" dlg:value="&amp;698.DIALOG_KOLESO.CB_EDIT_WIN.Label" dlg:multiline="true">
      <script:event script:event-name="on-mouseup" script:macro-name="vnd.sun.star.script:Standard.OPEN_DIALOGS_KOLESO.OPEN_DIALOG_GEO_WIN?language=Basic&amp;location=document" script:language="Script"/>
    </dlg:button>
    <dlg:button dlg:style-id="1" dlg:id="CB_EDIT_KO" dlg:tab-index="12" dlg:left="63" dlg:top="65" dlg:width="77" dlg:height="26" dlg:help-text="&amp;699.DIALOG_KOLESO.CB_EDIT_KO.HelpText" dlg:tabstop="false" dlg:value="&amp;700.DIALOG_KOLESO.CB_EDIT_KO.Label" dlg:multiline="true"/>
    <dlg:button dlg:style-id="1" dlg:id="CB_EDIT_MEX" dlg:tab-index="9" dlg:left="332" dlg:top="65" dlg:width="92" dlg:height="26" dlg:help-text="&amp;701.DIALOG_KOLESO.CB_EDIT_MEX.HelpText" dlg:tabstop="false" dlg:value="&amp;702.DIALOG_KOLESO.CB_EDIT_MEX.Label" dlg:multiline="true"/>
    <dlg:button dlg:style-id="1" dlg:id="CB_EDIT_MAT" dlg:tab-index="11" dlg:left="144" dlg:top="65" dlg:width="184" dlg:height="26" dlg:help-text="&amp;703.DIALOG_KOLESO.CB_EDIT_MAT.HelpText" dlg:tabstop="false" dlg:value="&amp;704.DIALOG_KOLESO.CB_EDIT_MAT.Label" dlg:multiline="true"/>
    <dlg:radiogroup>
      <dlg:radio dlg:style-id="1" dlg:id="CBOX_GOLAJA" dlg:tab-index="14" dlg:disabled="true" dlg:left="4" dlg:top="120" dlg:width="55" dlg:height="8" dlg:help-text="&amp;705.DIALOG_KOLESO.CBOX_GOLAJA.HelpText" dlg:tabstop="false" dlg:value="&amp;706.DIALOG_KOLESO.CBOX_GOLAJA.Label" dlg:align="center"/>
      <dlg:radio dlg:style-id="1" dlg:id="CBOX_ELKA" dlg:tab-index="15" dlg:disabled="true" dlg:left="4" dlg:top="129" dlg:width="55" dlg:height="8" dlg:help-text="&amp;707.DIALOG_KOLESO.CBOX_ELKA.HelpText" dlg:tabstop="false" dlg:value="&amp;708.DIALOG_KOLESO.CBOX_ELKA.Label"/>
      <dlg:radio dlg:style-id="1" dlg:id="CBOX_ZMEJA" dlg:tab-index="16" dlg:disabled="true" dlg:left="4" dlg:top="219" dlg:width="55" dlg:height="8" dlg:help-text="&amp;709.DIALOG_KOLESO.CBOX_ZMEJA.HelpText" dlg:tabstop="false" dlg:value="&amp;710.DIALOG_KOLESO.CBOX_ZMEJA.Label"/>
    </dlg:radiogroup>
    <dlg:numericfield dlg:style-id="3" dlg:id="NF_FIRIS" dlg:tab-index="17" dlg:left="4" dlg:top="150" dlg:width="25" dlg:height="8" dlg:help-text="&amp;711.DIALOG_KOLESO.NF_FIRIS.HelpText" dlg:tabstop="false" dlg:strict-format="true" dlg:decimal-accuracy="1" dlg:value="0" dlg:value-min="0" dlg:value-max="89.9"/>
    <dlg:numericfield dlg:style-id="3" dlg:id="NF_RIS_STEP" dlg:tab-index="19" dlg:left="4" dlg:top="179" dlg:width="25" dlg:height="8" dlg:help-text="&amp;712.DIALOG_KOLESO.NF_RIS_STEP.HelpText" dlg:tabstop="false" dlg:readonly="true" dlg:strict-format="true" dlg:value="0" dlg:value-min="0.01" dlg:value-max="7"/>
    <dlg:numericfield dlg:style-id="3" dlg:id="NF_GRIP_ELKA" dlg:tab-index="18" dlg:left="4" dlg:top="209" dlg:width="25" dlg:height="8" dlg:help-text="&amp;713.DIALOG_KOLESO.NF_GRIP_ELKA.HelpText" dlg:tabstop="false" dlg:readonly="true" dlg:strict-format="true" dlg:decimal-accuracy="0" dlg:value="0" dlg:value-min="1"/>
    <dlg:numericfield dlg:style-id="3" dlg:id="NF_WEVRONOV" dlg:tab-index="20" dlg:left="4" dlg:top="240" dlg:width="25" dlg:height="8" dlg:help-text="&amp;714.DIALOG_KOLESO.NF_WEVRONOV.HelpText" dlg:tabstop="false" dlg:readonly="true" dlg:strict-format="true" dlg:decimal-accuracy="0" dlg:value="0" dlg:value-min="1"/>
    <dlg:numericfield dlg:style-id="3" dlg:id="NF_REXT" dlg:tab-index="22" dlg:left="4" dlg:top="259" dlg:width="25" dlg:height="8" dlg:help-text="&amp;715.DIALOG_KOLESO.NF_REXT.HelpText" dlg:tabstop="false" dlg:readonly="true" dlg:strict-format="true" dlg:decimal-accuracy="1" dlg:value="0" dlg:value-min="0"/>
    <dlg:numericfield dlg:style-id="3" dlg:id="NF_GRIP_ZMEJA" dlg:tab-index="21" dlg:left="4" dlg:top="289" dlg:width="25" dlg:height="8" dlg:help-text="&amp;716.DIALOG_KOLESO.NF_GRIP_ZMEJA.HelpText" dlg:tabstop="false" dlg:readonly="true" dlg:strict-format="true" dlg:decimal-accuracy="0" dlg:value="0" dlg:value-min="1"/>
    <dlg:numericfield dlg:style-id="3" dlg:id="NF_RGEOM" dlg:tab-index="101" dlg:left="98" dlg:top="95" dlg:width="28" dlg:height="8" dlg:help-text="&amp;717.DIALOG_KOLESO.NF_RGEOM.HelpText" dlg:tabstop="false" dlg:readonly="true" dlg:strict-format="true" dlg:decimal-accuracy="0" dlg:value="0" dlg:value-min="0"/>
    <dlg:numericfield dlg:style-id="3" dlg:id="NF_DIK0" dlg:tab-index="57" dlg:left="65" dlg:top="115" dlg:width="25" dlg:height="8" dlg:help-text="&amp;718.DIALOG_KOLESO.NF_DIK0.HelpText" dlg:tabstop="false" dlg:readonly="true" dlg:strict-format="true" dlg:decimal-accuracy="0" dlg:value="0" dlg:value-min="0"/>
    <dlg:numericfield dlg:style-id="3" dlg:id="NF_DIK1" dlg:tab-index="58" dlg:left="65" dlg:top="125" dlg:width="25" dlg:height="8" dlg:help-text="&amp;719.DIALOG_KOLESO.NF_DIK1.HelpText" dlg:tabstop="false" dlg:readonly="true" dlg:strict-format="true" dlg:decimal-accuracy="0" dlg:value="0" dlg:value-min="0"/>
    <dlg:numericfield dlg:style-id="3" dlg:id="NF_DIK2" dlg:tab-index="59" dlg:left="65" dlg:top="135" dlg:width="25" dlg:height="8" dlg:help-text="&amp;720.DIALOG_KOLESO.NF_DIK2.HelpText" dlg:tabstop="false" dlg:readonly="true" dlg:strict-format="true" dlg:decimal-accuracy="0" dlg:value="0" dlg:value-min="0"/>
    <dlg:numericfield dlg:style-id="3" dlg:id="NF_DIK3" dlg:tab-index="60" dlg:left="65" dlg:top="145" dlg:width="25" dlg:height="8" dlg:help-text="&amp;721.DIALOG_KOLESO.NF_DIK3.HelpText" dlg:tabstop="false" dlg:readonly="true" dlg:strict-format="true" dlg:decimal-accuracy="0" dlg:value="0" dlg:value-min="0"/>
    <dlg:numericfield dlg:style-id="3" dlg:id="NF_DIK4" dlg:tab-index="61" dlg:left="65" dlg:top="155" dlg:width="25" dlg:height="8" dlg:help-text="&amp;722.DIALOG_KOLESO.NF_DIK4.HelpText" dlg:tabstop="false" dlg:readonly="true" dlg:strict-format="true" dlg:decimal-accuracy="0" dlg:value="0" dlg:value-min="0"/>
    <dlg:numericfield dlg:style-id="3" dlg:id="NF_DIK5" dlg:tab-index="62" dlg:left="65" dlg:top="165" dlg:width="25" dlg:height="8" dlg:help-text="&amp;723.DIALOG_KOLESO.NF_DIK5.HelpText" dlg:tabstop="false" dlg:readonly="true" dlg:strict-format="true" dlg:decimal-accuracy="0" dlg:value="0" dlg:value-min="0"/>
    <dlg:numericfield dlg:style-id="3" dlg:id="NF_DIK6" dlg:tab-index="63" dlg:left="65" dlg:top="175" dlg:width="25" dlg:height="8" dlg:help-text="&amp;724.DIALOG_KOLESO.NF_DIK6.HelpText" dlg:tabstop="false" dlg:readonly="true" dlg:strict-format="true" dlg:decimal-accuracy="0" dlg:value="0" dlg:value-min="0"/>
    <dlg:numericfield dlg:style-id="3" dlg:id="NF_DIK7" dlg:tab-index="64" dlg:left="65" dlg:top="185" dlg:width="25" dlg:height="8" dlg:help-text="&amp;725.DIALOG_KOLESO.NF_DIK7.HelpText" dlg:tabstop="false" dlg:readonly="true" dlg:strict-format="true" dlg:decimal-accuracy="0" dlg:value="0" dlg:value-min="0"/>
    <dlg:numericfield dlg:style-id="3" dlg:id="NF_DIK8" dlg:tab-index="65" dlg:left="65" dlg:top="195" dlg:width="25" dlg:height="8" dlg:help-text="&amp;726.DIALOG_KOLESO.NF_DIK8.HelpText" dlg:tabstop="false" dlg:readonly="true" dlg:strict-format="true" dlg:decimal-accuracy="0" dlg:value="0" dlg:value-min="0"/>
    <dlg:numericfield dlg:style-id="3" dlg:id="NF_DIK9" dlg:tab-index="66" dlg:left="65" dlg:top="205" dlg:width="25" dlg:height="8" dlg:help-text="&amp;727.DIALOG_KOLESO.NF_DIK9.HelpText" dlg:tabstop="false" dlg:readonly="true" dlg:strict-format="true" dlg:decimal-accuracy="0" dlg:value="0" dlg:value-min="0"/>
    <dlg:numericfield dlg:style-id="3" dlg:id="NF_DIK10" dlg:tab-index="67" dlg:left="65" dlg:top="215" dlg:width="25" dlg:height="8" dlg:help-text="&amp;728.DIALOG_KOLESO.NF_DIK10.HelpText" dlg:tabstop="false" dlg:readonly="true" dlg:strict-format="true" dlg:decimal-accuracy="0" dlg:value="0" dlg:value-min="0"/>
    <dlg:numericfield dlg:style-id="3" dlg:id="NF_DIK11" dlg:tab-index="68" dlg:left="65" dlg:top="225" dlg:width="25" dlg:height="8" dlg:help-text="&amp;729.DIALOG_KOLESO.NF_DIK11.HelpText" dlg:tabstop="false" dlg:readonly="true" dlg:strict-format="true" dlg:decimal-accuracy="0" dlg:value="0" dlg:value-min="0"/>
    <dlg:numericfield dlg:style-id="3" dlg:id="NF_DIK12" dlg:tab-index="69" dlg:left="65" dlg:top="235" dlg:width="25" dlg:height="8" dlg:help-text="&amp;730.DIALOG_KOLESO.NF_DIK12.HelpText" dlg:tabstop="false" dlg:readonly="true" dlg:strict-format="true" dlg:decimal-accuracy="0" dlg:value="0" dlg:value-min="0"/>
    <dlg:numericfield dlg:style-id="3" dlg:id="NF_DIK13" dlg:tab-index="70" dlg:left="65" dlg:top="245" dlg:width="25" dlg:height="8" dlg:help-text="&amp;731.DIALOG_KOLESO.NF_DIK13.HelpText" dlg:tabstop="false" dlg:readonly="true" dlg:strict-format="true" dlg:decimal-accuracy="0" dlg:value="0" dlg:value-min="0"/>
    <dlg:numericfield dlg:style-id="3" dlg:id="NF_DIK14" dlg:tab-index="71" dlg:left="65" dlg:top="255" dlg:width="25" dlg:height="8" dlg:help-text="&amp;732.DIALOG_KOLESO.NF_DIK14.HelpText" dlg:tabstop="false" dlg:readonly="true" dlg:strict-format="true" dlg:decimal-accuracy="0" dlg:value="0" dlg:value-min="0"/>
    <dlg:numericfield dlg:style-id="3" dlg:id="NF_DIK15" dlg:tab-index="72" dlg:left="65" dlg:top="265" dlg:width="25" dlg:height="8" dlg:help-text="&amp;733.DIALOG_KOLESO.NF_DIK15.HelpText" dlg:tabstop="false" dlg:readonly="true" dlg:strict-format="true" dlg:decimal-accuracy="0" dlg:value="0" dlg:value-min="0"/>
    <dlg:numericfield dlg:style-id="3" dlg:id="NF_DIK16" dlg:tab-index="73" dlg:left="65" dlg:top="275" dlg:width="25" dlg:height="8" dlg:help-text="&amp;734.DIALOG_KOLESO.NF_DIK16.HelpText" dlg:tabstop="false" dlg:readonly="true" dlg:strict-format="true" dlg:decimal-accuracy="0" dlg:value="0" dlg:value-min="0"/>
    <dlg:numericfield dlg:style-id="3" dlg:id="NF_DIK17" dlg:tab-index="74" dlg:left="65" dlg:top="285" dlg:width="25" dlg:height="8" dlg:help-text="&amp;735.DIALOG_KOLESO.NF_DIK17.HelpText" dlg:tabstop="false" dlg:readonly="true" dlg:strict-format="true" dlg:decimal-accuracy="0" dlg:value="0" dlg:value-min="0"/>
    <dlg:numericfield dlg:style-id="3" dlg:id="NF_DIK18" dlg:tab-index="75" dlg:left="65" dlg:top="295" dlg:width="25" dlg:height="8" dlg:help-text="&amp;736.DIALOG_KOLESO.NF_DIK18.HelpText" dlg:tabstop="false" dlg:readonly="true" dlg:strict-format="true" dlg:decimal-accuracy="0" dlg:value="0" dlg:value-min="0"/>
    <dlg:numericfield dlg:style-id="3" dlg:id="NF_DIK19" dlg:tab-index="76" dlg:left="65" dlg:top="305" dlg:width="25" dlg:height="8" dlg:help-text="&amp;737.DIALOG_KOLESO.NF_DIK19.HelpText" dlg:tabstop="false" dlg:readonly="true" dlg:strict-format="true" dlg:decimal-accuracy="0" dlg:value="0" dlg:value-min="0"/>
    <dlg:numericfield dlg:style-id="3" dlg:id="NF_DIK20" dlg:tab-index="77" dlg:left="65" dlg:top="315" dlg:width="25" dlg:height="8" dlg:help-text="&amp;738.DIALOG_KOLESO.NF_DIK20.HelpText" dlg:tabstop="false" dlg:readonly="true" dlg:strict-format="true" dlg:decimal-accuracy="0" dlg:value="0" dlg:value-min="0"/>
    <dlg:numericfield dlg:style-id="3" dlg:id="NF_DIK21" dlg:tab-index="78" dlg:left="65" dlg:top="325" dlg:width="25" dlg:height="8" dlg:help-text="&amp;739.DIALOG_KOLESO.NF_DIK21.HelpText" dlg:tabstop="false" dlg:readonly="true" dlg:strict-format="true" dlg:decimal-accuracy="0" dlg:value="0" dlg:value-min="0"/>
    <dlg:numericfield dlg:style-id="3" dlg:id="NF_DIS0" dlg:tab-index="79" dlg:left="100" dlg:top="115" dlg:width="25" dlg:height="8" dlg:help-text="&amp;740.DIALOG_KOLESO.NF_DIS0.HelpText" dlg:tabstop="false" dlg:readonly="true" dlg:strict-format="true" dlg:decimal-accuracy="0" dlg:value="0" dlg:value-min="0"/>
    <dlg:numericfield dlg:style-id="3" dlg:id="NF_DIS1" dlg:tab-index="80" dlg:left="100" dlg:top="125" dlg:width="25" dlg:height="8" dlg:help-text="&amp;741.DIALOG_KOLESO.NF_DIS1.HelpText" dlg:tabstop="false" dlg:readonly="true" dlg:strict-format="true" dlg:decimal-accuracy="0" dlg:value="0" dlg:value-min="0"/>
    <dlg:numericfield dlg:style-id="3" dlg:id="NF_DIS2" dlg:tab-index="81" dlg:left="100" dlg:top="135" dlg:width="25" dlg:height="8" dlg:help-text="&amp;742.DIALOG_KOLESO.NF_DIS2.HelpText" dlg:tabstop="false" dlg:readonly="true" dlg:strict-format="true" dlg:decimal-accuracy="0" dlg:value="0" dlg:value-min="0"/>
    <dlg:numericfield dlg:style-id="3" dlg:id="NF_DIS3" dlg:tab-index="82" dlg:left="100" dlg:top="145" dlg:width="25" dlg:height="8" dlg:help-text="&amp;743.DIALOG_KOLESO.NF_DIS3.HelpText" dlg:tabstop="false" dlg:readonly="true" dlg:strict-format="true" dlg:decimal-accuracy="0" dlg:value="0" dlg:value-min="0"/>
    <dlg:numericfield dlg:style-id="3" dlg:id="NF_DIS4" dlg:tab-index="83" dlg:left="100" dlg:top="155" dlg:width="25" dlg:height="8" dlg:help-text="&amp;744.DIALOG_KOLESO.NF_DIS4.HelpText" dlg:tabstop="false" dlg:readonly="true" dlg:strict-format="true" dlg:decimal-accuracy="0" dlg:value="0" dlg:value-min="0"/>
    <dlg:numericfield dlg:style-id="3" dlg:id="NF_DIS5" dlg:tab-index="84" dlg:left="100" dlg:top="165" dlg:width="25" dlg:height="8" dlg:help-text="&amp;745.DIALOG_KOLESO.NF_DIS5.HelpText" dlg:tabstop="false" dlg:readonly="true" dlg:strict-format="true" dlg:decimal-accuracy="0" dlg:value="0" dlg:value-min="0"/>
    <dlg:numericfield dlg:style-id="3" dlg:id="NF_DIS6" dlg:tab-index="85" dlg:left="100" dlg:top="175" dlg:width="25" dlg:height="8" dlg:help-text="&amp;746.DIALOG_KOLESO.NF_DIS6.HelpText" dlg:tabstop="false" dlg:readonly="true" dlg:strict-format="true" dlg:decimal-accuracy="0" dlg:value="0" dlg:value-min="0"/>
    <dlg:numericfield dlg:style-id="3" dlg:id="NF_DIS7" dlg:tab-index="86" dlg:left="100" dlg:top="185" dlg:width="25" dlg:height="8" dlg:help-text="&amp;747.DIALOG_KOLESO.NF_DIS7.HelpText" dlg:tabstop="false" dlg:readonly="true" dlg:strict-format="true" dlg:decimal-accuracy="0" dlg:value="0" dlg:value-min="0"/>
    <dlg:numericfield dlg:style-id="3" dlg:id="NF_DIS8" dlg:tab-index="87" dlg:left="100" dlg:top="195" dlg:width="25" dlg:height="8" dlg:help-text="&amp;748.DIALOG_KOLESO.NF_DIS8.HelpText" dlg:tabstop="false" dlg:readonly="true" dlg:strict-format="true" dlg:decimal-accuracy="0" dlg:value="0" dlg:value-min="0"/>
    <dlg:numericfield dlg:style-id="3" dlg:id="NF_DIS9" dlg:tab-index="88" dlg:left="100" dlg:top="205" dlg:width="25" dlg:height="8" dlg:help-text="&amp;749.DIALOG_KOLESO.NF_DIS9.HelpText" dlg:tabstop="false" dlg:readonly="true" dlg:strict-format="true" dlg:decimal-accuracy="0" dlg:value="0" dlg:value-min="0"/>
    <dlg:numericfield dlg:style-id="3" dlg:id="NF_DIS10" dlg:tab-index="89" dlg:left="100" dlg:top="215" dlg:width="25" dlg:height="8" dlg:help-text="&amp;750.DIALOG_KOLESO.NF_DIS10.HelpText" dlg:tabstop="false" dlg:readonly="true" dlg:strict-format="true" dlg:decimal-accuracy="0" dlg:value="0" dlg:value-min="0"/>
    <dlg:numericfield dlg:style-id="3" dlg:id="NF_DIS11" dlg:tab-index="90" dlg:left="100" dlg:top="225" dlg:width="25" dlg:height="8" dlg:help-text="&amp;751.DIALOG_KOLESO.NF_DIS11.HelpText" dlg:tabstop="false" dlg:readonly="true" dlg:strict-format="true" dlg:decimal-accuracy="0" dlg:value="0" dlg:value-min="0"/>
    <dlg:numericfield dlg:style-id="3" dlg:id="NF_DIS12" dlg:tab-index="91" dlg:left="100" dlg:top="235" dlg:width="25" dlg:height="8" dlg:help-text="&amp;752.DIALOG_KOLESO.NF_DIS12.HelpText" dlg:tabstop="false" dlg:readonly="true" dlg:strict-format="true" dlg:decimal-accuracy="0" dlg:value="0" dlg:value-min="0"/>
    <dlg:numericfield dlg:style-id="3" dlg:id="NF_DIS13" dlg:tab-index="92" dlg:left="100" dlg:top="245" dlg:width="25" dlg:height="8" dlg:help-text="&amp;753.DIALOG_KOLESO.NF_DIS13.HelpText" dlg:tabstop="false" dlg:readonly="true" dlg:strict-format="true" dlg:decimal-accuracy="0" dlg:value="0" dlg:value-min="0"/>
    <dlg:numericfield dlg:style-id="3" dlg:id="NF_DIS14" dlg:tab-index="93" dlg:left="100" dlg:top="255" dlg:width="25" dlg:height="8" dlg:help-text="&amp;754.DIALOG_KOLESO.NF_DIS14.HelpText" dlg:tabstop="false" dlg:readonly="true" dlg:strict-format="true" dlg:decimal-accuracy="0" dlg:value="0" dlg:value-min="0"/>
    <dlg:numericfield dlg:style-id="3" dlg:id="NF_DIS15" dlg:tab-index="94" dlg:left="100" dlg:top="265" dlg:width="25" dlg:height="8" dlg:help-text="&amp;755.DIALOG_KOLESO.NF_DIS15.HelpText" dlg:tabstop="false" dlg:readonly="true" dlg:strict-format="true" dlg:decimal-accuracy="0" dlg:value="0" dlg:value-min="0"/>
    <dlg:numericfield dlg:style-id="3" dlg:id="NF_DIS16" dlg:tab-index="95" dlg:left="100" dlg:top="275" dlg:width="25" dlg:height="8" dlg:help-text="&amp;756.DIALOG_KOLESO.NF_DIS16.HelpText" dlg:tabstop="false" dlg:readonly="true" dlg:strict-format="true" dlg:decimal-accuracy="0" dlg:value="0" dlg:value-min="0"/>
    <dlg:numericfield dlg:style-id="3" dlg:id="NF_DIS17" dlg:tab-index="96" dlg:left="100" dlg:top="285" dlg:width="25" dlg:height="8" dlg:help-text="&amp;757.DIALOG_KOLESO.NF_DIS17.HelpText" dlg:tabstop="false" dlg:readonly="true" dlg:strict-format="true" dlg:decimal-accuracy="0" dlg:value="0" dlg:value-min="0"/>
    <dlg:numericfield dlg:style-id="3" dlg:id="NF_DIS18" dlg:tab-index="97" dlg:left="100" dlg:top="295" dlg:width="25" dlg:height="8" dlg:help-text="&amp;758.DIALOG_KOLESO.NF_DIS18.HelpText" dlg:tabstop="false" dlg:readonly="true" dlg:strict-format="true" dlg:decimal-accuracy="0" dlg:value="0" dlg:value-min="0"/>
    <dlg:numericfield dlg:style-id="3" dlg:id="NF_DIS19" dlg:tab-index="98" dlg:left="100" dlg:top="305" dlg:width="25" dlg:height="8" dlg:help-text="&amp;759.DIALOG_KOLESO.NF_DIS19.HelpText" dlg:tabstop="false" dlg:readonly="true" dlg:strict-format="true" dlg:decimal-accuracy="0" dlg:value="0" dlg:value-min="0"/>
    <dlg:numericfield dlg:style-id="3" dlg:id="NF_DIS20" dlg:tab-index="99" dlg:left="100" dlg:top="315" dlg:width="25" dlg:height="8" dlg:help-text="&amp;760.DIALOG_KOLESO.NF_DIS20.HelpText" dlg:tabstop="false" dlg:readonly="true" dlg:strict-format="true" dlg:decimal-accuracy="0" dlg:value="0" dlg:value-min="0"/>
    <dlg:numericfield dlg:style-id="3" dlg:id="NF_DIS21" dlg:tab-index="100" dlg:left="100" dlg:top="325" dlg:width="25" dlg:height="8" dlg:help-text="&amp;761.DIALOG_KOLESO.NF_DIS21.HelpText" dlg:tabstop="false" dlg:readonly="true" dlg:strict-format="true" dlg:decimal-accuracy="0" dlg:value="0" dlg:value-min="0"/>
    <dlg:numericfield dlg:style-id="4" dlg:id="NF_MONO_STU" dlg:tab-index="105" dlg:left="154" dlg:top="104" dlg:width="25" dlg:height="8" dlg:help-text="&amp;762.DIALOG_KOLESO.NF_MONO_STU.HelpText" dlg:tabstop="false" dlg:readonly="true" dlg:strict-format="true" dlg:decimal-accuracy="3" dlg:value="0" dlg:value-min="0"/>
    <dlg:numericfield dlg:style-id="4" dlg:id="NF_MONO_WIN" dlg:tab-index="106" dlg:left="181" dlg:top="104" dlg:width="25" dlg:height="8" dlg:help-text="&amp;763.DIALOG_KOLESO.NF_MONO_WIN.HelpText" dlg:tabstop="false" dlg:readonly="true" dlg:strict-format="true" dlg:decimal-accuracy="3" dlg:value="0" dlg:value-min="0"/>
    <dlg:numericfield dlg:style-id="4" dlg:id="NF_MDOP" dlg:tab-index="136" dlg:left="208" dlg:top="104" dlg:width="25" dlg:height="8" dlg:help-text="&amp;764.DIALOG_KOLESO.NF_MDOP.HelpText" dlg:tabstop="false" dlg:readonly="true" dlg:strict-format="true" dlg:decimal-accuracy="3" dlg:value="0"/>
    <dlg:numericfield dlg:style-id="4" dlg:id="NF_MKOL" dlg:tab-index="224" dlg:left="235" dlg:top="104" dlg:width="25" dlg:height="8" dlg:help-text="&amp;765.DIALOG_KOLESO.NF_MKOL.HelpText" dlg:tabstop="false" dlg:readonly="true" dlg:strict-format="true" dlg:decimal-accuracy="3" dlg:value="0"/>
    <dlg:numericfield dlg:style-id="4" dlg:id="NF_PNAK" dlg:tab-index="227" dlg:left="262" dlg:top="104" dlg:width="25" dlg:height="8" dlg:help-text="&amp;766.DIALOG_KOLESO.NF_PNAK.HelpText" dlg:tabstop="false" dlg:readonly="true" dlg:strict-format="true" dlg:decimal-accuracy="0" dlg:value="0" dlg:value-min="0" dlg:value-max="100000000" dlg:value-step="10000"/>
    <dlg:numericfield dlg:style-id="4" dlg:id="NF_TNAK" dlg:tab-index="230" dlg:left="289" dlg:top="104" dlg:width="25" dlg:height="8" dlg:help-text="&amp;767.DIALOG_KOLESO.NF_TNAK.HelpText" dlg:tabstop="false" dlg:readonly="true" dlg:strict-format="true" dlg:decimal-accuracy="1" dlg:value="0" dlg:value-min="0"/>
    <dlg:numericfield dlg:style-id="4" dlg:id="NF_RO1" dlg:tab-index="107" dlg:left="154" dlg:top="134" dlg:width="25" dlg:height="8" dlg:help-text="&amp;768.DIALOG_KOLESO.NF_RO1.HelpText" dlg:tabstop="false" dlg:readonly="true" dlg:strict-format="true" dlg:decimal-accuracy="3" dlg:value="0" dlg:value-min="0"/>
    <dlg:numericfield dlg:style-id="4" dlg:id="NF_RO2" dlg:tab-index="108" dlg:left="154" dlg:top="144" dlg:width="25" dlg:height="8" dlg:help-text="&amp;769.DIALOG_KOLESO.NF_RO2.HelpText" dlg:tabstop="false" dlg:readonly="true" dlg:strict-format="true" dlg:decimal-accuracy="3" dlg:value="0" dlg:value-min="0"/>
    <dlg:numericfield dlg:style-id="4" dlg:id="NF_RO3" dlg:tab-index="109" dlg:left="154" dlg:top="154" dlg:width="25" dlg:height="8" dlg:help-text="&amp;770.DIALOG_KOLESO.NF_RO3.HelpText" dlg:tabstop="false" dlg:readonly="true" dlg:strict-format="true" dlg:decimal-accuracy="3" dlg:value="0" dlg:value-min="0"/>
    <dlg:numericfield dlg:style-id="4" dlg:id="NF_RO4" dlg:tab-index="110" dlg:left="154" dlg:top="164" dlg:width="25" dlg:height="8" dlg:help-text="&amp;771.DIALOG_KOLESO.NF_RO4.HelpText" dlg:tabstop="false" dlg:readonly="true" dlg:strict-format="true" dlg:decimal-accuracy="3" dlg:value="0" dlg:value-min="0"/>
    <dlg:numericfield dlg:style-id="4" dlg:id="NF_RO5" dlg:tab-index="111" dlg:left="154" dlg:top="174" dlg:width="25" dlg:height="8" dlg:help-text="&amp;772.DIALOG_KOLESO.NF_RO5.HelpText" dlg:tabstop="false" dlg:readonly="true" dlg:strict-format="true" dlg:decimal-accuracy="3" dlg:value="0" dlg:value-min="0"/>
    <dlg:numericfield dlg:style-id="4" dlg:id="NF_RO6" dlg:tab-index="112" dlg:left="154" dlg:top="184" dlg:width="25" dlg:height="8" dlg:help-text="&amp;773.DIALOG_KOLESO.NF_RO6.HelpText" dlg:tabstop="false" dlg:readonly="true" dlg:strict-format="true" dlg:decimal-accuracy="3" dlg:value="0" dlg:value-min="0"/>
    <dlg:numericfield dlg:style-id="4" dlg:id="NF_RO7" dlg:tab-index="113" dlg:left="154" dlg:top="194" dlg:width="25" dlg:height="8" dlg:help-text="&amp;774.DIALOG_KOLESO.NF_RO7.HelpText" dlg:tabstop="false" dlg:readonly="true" dlg:strict-format="true" dlg:decimal-accuracy="3" dlg:value="0" dlg:value-min="0"/>
    <dlg:numericfield dlg:style-id="4" dlg:id="NF_RO8" dlg:tab-index="114" dlg:left="154" dlg:top="204" dlg:width="25" dlg:height="8" dlg:help-text="&amp;775.DIALOG_KOLESO.NF_RO8.HelpText" dlg:tabstop="false" dlg:readonly="true" dlg:strict-format="true" dlg:decimal-accuracy="3" dlg:value="0" dlg:value-min="0"/>
    <dlg:numericfield dlg:style-id="4" dlg:id="NF_RO9" dlg:tab-index="115" dlg:left="154" dlg:top="214" dlg:width="25" dlg:height="8" dlg:help-text="&amp;776.DIALOG_KOLESO.NF_RO9.HelpText" dlg:tabstop="false" dlg:readonly="true" dlg:strict-format="true" dlg:decimal-accuracy="3" dlg:value="0" dlg:value-min="0"/>
    <dlg:numericfield dlg:style-id="4" dlg:id="NF_RO10" dlg:tab-index="116" dlg:left="154" dlg:top="224" dlg:width="25" dlg:height="8" dlg:help-text="&amp;777.DIALOG_KOLESO.NF_RO10.HelpText" dlg:tabstop="false" dlg:readonly="true" dlg:strict-format="true" dlg:decimal-accuracy="3" dlg:value="0" dlg:value-min="0"/>
    <dlg:numericfield dlg:style-id="4" dlg:id="NF_RO11" dlg:tab-index="117" dlg:left="154" dlg:top="234" dlg:width="25" dlg:height="8" dlg:help-text="&amp;778.DIALOG_KOLESO.NF_RO11.HelpText" dlg:tabstop="false" dlg:readonly="true" dlg:strict-format="true" dlg:decimal-accuracy="3" dlg:value="0" dlg:value-min="0"/>
    <dlg:numericfield dlg:style-id="4" dlg:id="NF_RO12" dlg:tab-index="118" dlg:left="154" dlg:top="244" dlg:width="25" dlg:height="8" dlg:help-text="&amp;779.DIALOG_KOLESO.NF_RO12.HelpText" dlg:tabstop="false" dlg:readonly="true" dlg:strict-format="true" dlg:decimal-accuracy="3" dlg:value="0" dlg:value-min="0"/>
    <dlg:numericfield dlg:style-id="4" dlg:id="NF_RO13" dlg:tab-index="119" dlg:left="154" dlg:top="254" dlg:width="25" dlg:height="8" dlg:help-text="&amp;780.DIALOG_KOLESO.NF_RO13.HelpText" dlg:tabstop="false" dlg:readonly="true" dlg:strict-format="true" dlg:decimal-accuracy="3" dlg:value="0" dlg:value-min="0"/>
    <dlg:numericfield dlg:style-id="4" dlg:id="NF_RO14" dlg:tab-index="120" dlg:left="154" dlg:top="264" dlg:width="25" dlg:height="8" dlg:help-text="&amp;781.DIALOG_KOLESO.NF_RO14.HelpText" dlg:tabstop="false" dlg:readonly="true" dlg:strict-format="true" dlg:decimal-accuracy="3" dlg:value="0" dlg:value-min="0"/>
    <dlg:numericfield dlg:style-id="4" dlg:id="NF_PROC4" dlg:tab-index="144" dlg:left="181" dlg:top="164" dlg:width="13" dlg:height="8" dlg:help-text="&amp;782.DIALOG_KOLESO.NF_PROC4.HelpText" dlg:tabstop="false" dlg:readonly="true" dlg:strict-format="true" dlg:value="0" dlg:value-min="0" dlg:value-max="100"/>
    <dlg:numericfield dlg:style-id="4" dlg:id="NF_PROC5" dlg:tab-index="145" dlg:left="181" dlg:top="174" dlg:width="13" dlg:height="8" dlg:help-text="&amp;783.DIALOG_KOLESO.NF_PROC5.HelpText" dlg:tabstop="false" dlg:readonly="true" dlg:strict-format="true" dlg:value="0" dlg:value-min="0" dlg:value-max="100"/>
    <dlg:numericfield dlg:style-id="4" dlg:id="NF_PROC6" dlg:tab-index="146" dlg:left="181" dlg:top="184" dlg:width="13" dlg:height="8" dlg:help-text="&amp;784.DIALOG_KOLESO.NF_PROC6.HelpText" dlg:tabstop="false" dlg:readonly="true" dlg:strict-format="true" dlg:value="0" dlg:value-min="0" dlg:value-max="100"/>
    <dlg:numericfield dlg:style-id="4" dlg:id="NF_PROC7" dlg:tab-index="147" dlg:left="181" dlg:top="194" dlg:width="13" dlg:height="8" dlg:help-text="&amp;785.DIALOG_KOLESO.NF_PROC7.HelpText" dlg:tabstop="false" dlg:readonly="true" dlg:strict-format="true" dlg:value="0" dlg:value-min="0" dlg:value-max="100"/>
    <dlg:numericfield dlg:style-id="4" dlg:id="NF_PROC8" dlg:tab-index="148" dlg:left="181" dlg:top="204" dlg:width="13" dlg:height="8" dlg:help-text="&amp;786.DIALOG_KOLESO.NF_PROC8.HelpText" dlg:tabstop="false" dlg:readonly="true" dlg:strict-format="true" dlg:value="0" dlg:value-min="0" dlg:value-max="100"/>
    <dlg:numericfield dlg:style-id="4" dlg:id="NF_PROC9" dlg:tab-index="149" dlg:left="181" dlg:top="214" dlg:width="13" dlg:height="8" dlg:help-text="&amp;787.DIALOG_KOLESO.NF_PROC9.HelpText" dlg:tabstop="false" dlg:readonly="true" dlg:strict-format="true" dlg:value="0" dlg:value-min="0" dlg:value-max="100"/>
    <dlg:numericfield dlg:style-id="4" dlg:id="NF_PROC10" dlg:tab-index="150" dlg:left="181" dlg:top="224" dlg:width="13" dlg:height="8" dlg:help-text="&amp;788.DIALOG_KOLESO.NF_PROC10.HelpText" dlg:tabstop="false" dlg:readonly="true" dlg:strict-format="true" dlg:value="0" dlg:value-min="0" dlg:value-max="100"/>
    <dlg:numericfield dlg:style-id="4" dlg:id="NF_PROC11" dlg:tab-index="151" dlg:left="181" dlg:top="234" dlg:width="13" dlg:height="8" dlg:help-text="&amp;789.DIALOG_KOLESO.NF_PROC11.HelpText" dlg:tabstop="false" dlg:readonly="true" dlg:strict-format="true" dlg:value="0" dlg:value-min="0" dlg:value-max="100"/>
    <dlg:numericfield dlg:style-id="4" dlg:id="NF_PROC12" dlg:tab-index="152" dlg:left="181" dlg:top="244" dlg:width="13" dlg:height="8" dlg:help-text="&amp;790.DIALOG_KOLESO.NF_PROC12.HelpText" dlg:tabstop="false" dlg:readonly="true" dlg:strict-format="true" dlg:value="0" dlg:value-min="0" dlg:value-max="100"/>
    <dlg:numericfield dlg:style-id="4" dlg:id="NF_PROC13" dlg:tab-index="153" dlg:left="181" dlg:top="254" dlg:width="13" dlg:height="8" dlg:help-text="&amp;791.DIALOG_KOLESO.NF_PROC13.HelpText" dlg:tabstop="false" dlg:readonly="true" dlg:strict-format="true" dlg:value="0" dlg:value-min="0" dlg:value-max="100"/>
    <dlg:numericfield dlg:style-id="4" dlg:id="NF_PROC14" dlg:tab-index="154" dlg:left="181" dlg:top="264" dlg:width="13" dlg:height="8" dlg:help-text="&amp;792.DIALOG_KOLESO.NF_PROC14.HelpText" dlg:tabstop="false" dlg:readonly="true" dlg:strict-format="true" dlg:value="0" dlg:value-min="0" dlg:value-max="100"/>
    <dlg:numericfield dlg:style-id="4" dlg:id="NF_ROM4" dlg:tab-index="155" dlg:left="196" dlg:top="164" dlg:width="25" dlg:height="8" dlg:help-text="&amp;793.DIALOG_KOLESO.NF_ROM4.HelpText" dlg:tabstop="false" dlg:readonly="true" dlg:strict-format="true" dlg:decimal-accuracy="3" dlg:value="0" dlg:value-min="0"/>
    <dlg:numericfield dlg:style-id="4" dlg:id="NF_ROM5" dlg:tab-index="156" dlg:left="196" dlg:top="174" dlg:width="25" dlg:height="8" dlg:help-text="&amp;794.DIALOG_KOLESO.NF_ROM5.HelpText" dlg:tabstop="false" dlg:readonly="true" dlg:strict-format="true" dlg:decimal-accuracy="3" dlg:value="0" dlg:value-min="0"/>
    <dlg:numericfield dlg:style-id="4" dlg:id="NF_ROM6" dlg:tab-index="157" dlg:left="196" dlg:top="184" dlg:width="25" dlg:height="8" dlg:help-text="&amp;795.DIALOG_KOLESO.NF_ROM6.HelpText" dlg:tabstop="false" dlg:readonly="true" dlg:strict-format="true" dlg:decimal-accuracy="3" dlg:value="0" dlg:value-min="0"/>
    <dlg:numericfield dlg:style-id="4" dlg:id="NF_ROM7" dlg:tab-index="158" dlg:left="196" dlg:top="194" dlg:width="25" dlg:height="8" dlg:help-text="&amp;796.DIALOG_KOLESO.NF_ROM7.HelpText" dlg:tabstop="false" dlg:readonly="true" dlg:strict-format="true" dlg:decimal-accuracy="3" dlg:value="0" dlg:value-min="0"/>
    <dlg:numericfield dlg:style-id="4" dlg:id="NF_ROM8" dlg:tab-index="159" dlg:left="196" dlg:top="204" dlg:width="25" dlg:height="8" dlg:help-text="&amp;797.DIALOG_KOLESO.NF_ROM8.HelpText" dlg:tabstop="false" dlg:readonly="true" dlg:strict-format="true" dlg:decimal-accuracy="3" dlg:value="0" dlg:value-min="0"/>
    <dlg:numericfield dlg:style-id="4" dlg:id="NF_ROM9" dlg:tab-index="160" dlg:left="196" dlg:top="214" dlg:width="25" dlg:height="8" dlg:help-text="&amp;798.DIALOG_KOLESO.NF_ROM9.HelpText" dlg:tabstop="false" dlg:readonly="true" dlg:strict-format="true" dlg:decimal-accuracy="3" dlg:value="0" dlg:value-min="0"/>
    <dlg:numericfield dlg:style-id="4" dlg:id="NF_ROM10" dlg:tab-index="161" dlg:left="196" dlg:top="224" dlg:width="25" dlg:height="8" dlg:help-text="&amp;799.DIALOG_KOLESO.NF_ROM10.HelpText" dlg:tabstop="false" dlg:readonly="true" dlg:strict-format="true" dlg:decimal-accuracy="3" dlg:value="0" dlg:value-min="0"/>
    <dlg:numericfield dlg:style-id="4" dlg:id="NF_ROM11" dlg:tab-index="162" dlg:left="196" dlg:top="234" dlg:width="25" dlg:height="8" dlg:help-text="&amp;800.DIALOG_KOLESO.NF_ROM11.HelpText" dlg:tabstop="false" dlg:readonly="true" dlg:strict-format="true" dlg:decimal-accuracy="3" dlg:value="0" dlg:value-min="0"/>
    <dlg:numericfield dlg:style-id="4" dlg:id="NF_ROM12" dlg:tab-index="163" dlg:left="196" dlg:top="244" dlg:width="25" dlg:height="8" dlg:help-text="&amp;801.DIALOG_KOLESO.NF_ROM12.HelpText" dlg:tabstop="false" dlg:readonly="true" dlg:strict-format="true" dlg:decimal-accuracy="3" dlg:value="0" dlg:value-min="0"/>
    <dlg:numericfield dlg:style-id="4" dlg:id="NF_ROM13" dlg:tab-index="164" dlg:left="196" dlg:top="254" dlg:width="25" dlg:height="8" dlg:help-text="&amp;802.DIALOG_KOLESO.NF_ROM13.HelpText" dlg:tabstop="false" dlg:readonly="true" dlg:strict-format="true" dlg:decimal-accuracy="3" dlg:value="0" dlg:value-min="0"/>
    <dlg:numericfield dlg:style-id="4" dlg:id="NF_ROM14" dlg:tab-index="165" dlg:left="196" dlg:top="264" dlg:width="25" dlg:height="8" dlg:help-text="&amp;803.DIALOG_KOLESO.NF_ROM14.HelpText" dlg:tabstop="false" dlg:readonly="true" dlg:strict-format="true" dlg:decimal-accuracy="3" dlg:value="0" dlg:value-min="0"/>
    <dlg:numericfield dlg:style-id="4" dlg:id="NF_M1" dlg:tab-index="167" dlg:left="223" dlg:top="134" dlg:width="25" dlg:height="8" dlg:help-text="&amp;804.DIALOG_KOLESO.NF_M1.HelpText" dlg:tabstop="false" dlg:readonly="true" dlg:strict-format="true" dlg:decimal-accuracy="3" dlg:value="0" dlg:value-min="0"/>
    <dlg:numericfield dlg:style-id="4" dlg:id="NF_M2" dlg:tab-index="168" dlg:left="223" dlg:top="144" dlg:width="25" dlg:height="8" dlg:help-text="&amp;805.DIALOG_KOLESO.NF_M2.HelpText" dlg:tabstop="false" dlg:readonly="true" dlg:strict-format="true" dlg:decimal-accuracy="3" dlg:value="0" dlg:value-min="0"/>
    <dlg:numericfield dlg:style-id="4" dlg:id="NF_M3" dlg:tab-index="169" dlg:left="223" dlg:top="154" dlg:width="25" dlg:height="8" dlg:help-text="&amp;806.DIALOG_KOLESO.NF_M3.HelpText" dlg:tabstop="false" dlg:readonly="true" dlg:strict-format="true" dlg:decimal-accuracy="3" dlg:value="0" dlg:value-min="0"/>
    <dlg:numericfield dlg:style-id="4" dlg:id="NF_M4" dlg:tab-index="170" dlg:left="223" dlg:top="164" dlg:width="25" dlg:height="8" dlg:help-text="&amp;807.DIALOG_KOLESO.NF_M4.HelpText" dlg:tabstop="false" dlg:readonly="true" dlg:strict-format="true" dlg:decimal-accuracy="3" dlg:value="0" dlg:value-min="0"/>
    <dlg:numericfield dlg:style-id="4" dlg:id="NF_M5" dlg:tab-index="171" dlg:left="223" dlg:top="174" dlg:width="25" dlg:height="8" dlg:help-text="&amp;808.DIALOG_KOLESO.NF_M5.HelpText" dlg:tabstop="false" dlg:readonly="true" dlg:strict-format="true" dlg:decimal-accuracy="3" dlg:value="0" dlg:value-min="0"/>
    <dlg:numericfield dlg:style-id="4" dlg:id="NF_M6" dlg:tab-index="172" dlg:left="223" dlg:top="184" dlg:width="25" dlg:height="8" dlg:help-text="&amp;809.DIALOG_KOLESO.NF_M6.HelpText" dlg:tabstop="false" dlg:readonly="true" dlg:strict-format="true" dlg:decimal-accuracy="3" dlg:value="0" dlg:value-min="0"/>
    <dlg:numericfield dlg:style-id="4" dlg:id="NF_M7" dlg:tab-index="173" dlg:left="223" dlg:top="194" dlg:width="25" dlg:height="8" dlg:help-text="&amp;810.DIALOG_KOLESO.NF_M7.HelpText" dlg:tabstop="false" dlg:readonly="true" dlg:strict-format="true" dlg:decimal-accuracy="3" dlg:value="0" dlg:value-min="0"/>
    <dlg:numericfield dlg:style-id="4" dlg:id="NF_M8" dlg:tab-index="174" dlg:left="223" dlg:top="204" dlg:width="25" dlg:height="8" dlg:help-text="&amp;811.DIALOG_KOLESO.NF_M8.HelpText" dlg:tabstop="false" dlg:readonly="true" dlg:strict-format="true" dlg:decimal-accuracy="3" dlg:value="0" dlg:value-min="0"/>
    <dlg:numericfield dlg:style-id="4" dlg:id="NF_M9" dlg:tab-index="175" dlg:left="223" dlg:top="214" dlg:width="25" dlg:height="8" dlg:help-text="&amp;812.DIALOG_KOLESO.NF_M9.HelpText" dlg:tabstop="false" dlg:readonly="true" dlg:strict-format="true" dlg:decimal-accuracy="3" dlg:value="0" dlg:value-min="0"/>
    <dlg:numericfield dlg:style-id="4" dlg:id="NF_M10" dlg:tab-index="176" dlg:left="223" dlg:top="224" dlg:width="25" dlg:height="8" dlg:help-text="&amp;813.DIALOG_KOLESO.NF_M10.HelpText" dlg:tabstop="false" dlg:readonly="true" dlg:strict-format="true" dlg:decimal-accuracy="3" dlg:value="0" dlg:value-min="0"/>
    <dlg:numericfield dlg:style-id="4" dlg:id="NF_M11" dlg:tab-index="177" dlg:left="223" dlg:top="234" dlg:width="25" dlg:height="8" dlg:help-text="&amp;814.DIALOG_KOLESO.NF_M11.HelpText" dlg:tabstop="false" dlg:readonly="true" dlg:strict-format="true" dlg:decimal-accuracy="3" dlg:value="0" dlg:value-min="0"/>
    <dlg:numericfield dlg:style-id="4" dlg:id="NF_M12" dlg:tab-index="178" dlg:left="223" dlg:top="244" dlg:width="25" dlg:height="8" dlg:help-text="&amp;815.DIALOG_KOLESO.NF_M12.HelpText" dlg:tabstop="false" dlg:readonly="true" dlg:strict-format="true" dlg:decimal-accuracy="3" dlg:value="0" dlg:value-min="0"/>
    <dlg:numericfield dlg:style-id="4" dlg:id="NF_M13" dlg:tab-index="179" dlg:left="223" dlg:top="254" dlg:width="25" dlg:height="8" dlg:help-text="&amp;816.DIALOG_KOLESO.NF_M13.HelpText" dlg:tabstop="false" dlg:readonly="true" dlg:strict-format="true" dlg:decimal-accuracy="3" dlg:value="0" dlg:value-min="0"/>
    <dlg:numericfield dlg:style-id="4" dlg:id="NF_M14" dlg:tab-index="180" dlg:left="223" dlg:top="264" dlg:width="25" dlg:height="8" dlg:help-text="&amp;817.DIALOG_KOLESO.NF_M14.HelpText" dlg:tabstop="false" dlg:readonly="true" dlg:strict-format="true" dlg:decimal-accuracy="3" dlg:value="0" dlg:value-min="0"/>
    <dlg:numericfield dlg:style-id="4" dlg:id="NF_J1" dlg:tab-index="184" dlg:left="258" dlg:top="134" dlg:width="25" dlg:height="8" dlg:help-text="&amp;818.DIALOG_KOLESO.NF_J1.HelpText" dlg:tabstop="false" dlg:readonly="true" dlg:strict-format="true" dlg:decimal-accuracy="3" dlg:value="0" dlg:value-min="0"/>
    <dlg:numericfield dlg:style-id="4" dlg:id="NF_J2" dlg:tab-index="185" dlg:left="258" dlg:top="144" dlg:width="25" dlg:height="8" dlg:help-text="&amp;819.DIALOG_KOLESO.NF_J2.HelpText" dlg:tabstop="false" dlg:readonly="true" dlg:strict-format="true" dlg:decimal-accuracy="3" dlg:value="0" dlg:value-min="0"/>
    <dlg:numericfield dlg:style-id="4" dlg:id="NF_J3" dlg:tab-index="186" dlg:left="258" dlg:top="154" dlg:width="25" dlg:height="8" dlg:help-text="&amp;820.DIALOG_KOLESO.NF_J3.HelpText" dlg:tabstop="false" dlg:readonly="true" dlg:strict-format="true" dlg:decimal-accuracy="3" dlg:value="0" dlg:value-min="0"/>
    <dlg:numericfield dlg:style-id="4" dlg:id="NF_J4" dlg:tab-index="187" dlg:left="258" dlg:top="164" dlg:width="25" dlg:height="8" dlg:help-text="&amp;821.DIALOG_KOLESO.NF_J4.HelpText" dlg:tabstop="false" dlg:readonly="true" dlg:strict-format="true" dlg:decimal-accuracy="3" dlg:value="0" dlg:value-min="0"/>
    <dlg:numericfield dlg:style-id="4" dlg:id="NF_J5" dlg:tab-index="188" dlg:left="258" dlg:top="174" dlg:width="25" dlg:height="8" dlg:help-text="&amp;822.DIALOG_KOLESO.NF_J5.HelpText" dlg:tabstop="false" dlg:readonly="true" dlg:strict-format="true" dlg:decimal-accuracy="3" dlg:value="0" dlg:value-min="0"/>
    <dlg:numericfield dlg:style-id="4" dlg:id="NF_J6" dlg:tab-index="189" dlg:left="258" dlg:top="184" dlg:width="25" dlg:height="8" dlg:help-text="&amp;823.DIALOG_KOLESO.NF_J6.HelpText" dlg:tabstop="false" dlg:readonly="true" dlg:strict-format="true" dlg:decimal-accuracy="3" dlg:value="0" dlg:value-min="0"/>
    <dlg:numericfield dlg:style-id="4" dlg:id="NF_J7" dlg:tab-index="190" dlg:left="258" dlg:top="194" dlg:width="25" dlg:height="8" dlg:help-text="&amp;824.DIALOG_KOLESO.NF_J7.HelpText" dlg:tabstop="false" dlg:readonly="true" dlg:strict-format="true" dlg:decimal-accuracy="3" dlg:value="0" dlg:value-min="0"/>
    <dlg:numericfield dlg:style-id="4" dlg:id="NF_J8" dlg:tab-index="191" dlg:left="258" dlg:top="204" dlg:width="25" dlg:height="8" dlg:help-text="&amp;825.DIALOG_KOLESO.NF_J8.HelpText" dlg:tabstop="false" dlg:readonly="true" dlg:strict-format="true" dlg:decimal-accuracy="3" dlg:value="0" dlg:value-min="0"/>
    <dlg:numericfield dlg:style-id="4" dlg:id="NF_J9" dlg:tab-index="192" dlg:left="258" dlg:top="214" dlg:width="25" dlg:height="8" dlg:help-text="&amp;826.DIALOG_KOLESO.NF_J9.HelpText" dlg:tabstop="false" dlg:readonly="true" dlg:strict-format="true" dlg:decimal-accuracy="3" dlg:value="0" dlg:value-min="0"/>
    <dlg:numericfield dlg:style-id="4" dlg:id="NF_J10" dlg:tab-index="193" dlg:left="258" dlg:top="224" dlg:width="25" dlg:height="8" dlg:help-text="&amp;827.DIALOG_KOLESO.NF_J10.HelpText" dlg:tabstop="false" dlg:readonly="true" dlg:strict-format="true" dlg:decimal-accuracy="3" dlg:value="0" dlg:value-min="0"/>
    <dlg:numericfield dlg:style-id="4" dlg:id="NF_J11" dlg:tab-index="194" dlg:left="258" dlg:top="234" dlg:width="25" dlg:height="8" dlg:help-text="&amp;828.DIALOG_KOLESO.NF_J11.HelpText" dlg:tabstop="false" dlg:readonly="true" dlg:strict-format="true" dlg:decimal-accuracy="3" dlg:value="0" dlg:value-min="0"/>
    <dlg:numericfield dlg:style-id="4" dlg:id="NF_J12" dlg:tab-index="195" dlg:left="258" dlg:top="244" dlg:width="25" dlg:height="8" dlg:help-text="&amp;829.DIALOG_KOLESO.NF_J12.HelpText" dlg:tabstop="false" dlg:readonly="true" dlg:strict-format="true" dlg:decimal-accuracy="3" dlg:value="0" dlg:value-min="0"/>
    <dlg:numericfield dlg:style-id="4" dlg:id="NF_J13" dlg:tab-index="196" dlg:left="258" dlg:top="254" dlg:width="25" dlg:height="8" dlg:help-text="&amp;830.DIALOG_KOLESO.NF_J13.HelpText" dlg:tabstop="false" dlg:readonly="true" dlg:strict-format="true" dlg:decimal-accuracy="3" dlg:value="0" dlg:value-min="0"/>
    <dlg:numericfield dlg:style-id="4" dlg:id="NF_J14" dlg:tab-index="197" dlg:left="258" dlg:top="264" dlg:width="25" dlg:height="8" dlg:help-text="&amp;831.DIALOG_KOLESO.NF_J14.HelpText" dlg:tabstop="false" dlg:readonly="true" dlg:strict-format="true" dlg:decimal-accuracy="3" dlg:value="0" dlg:value-min="0"/>
    <dlg:numericfield dlg:style-id="4" dlg:id="NF_JDOP" dlg:tab-index="137" dlg:left="285" dlg:top="204" dlg:width="25" dlg:height="8" dlg:help-text="&amp;832.DIALOG_KOLESO.NF_JDOP.HelpText" dlg:tabstop="false" dlg:readonly="true" dlg:strict-format="true" dlg:decimal-accuracy="3" dlg:value="0"/>
    <dlg:numericfield dlg:style-id="4" dlg:id="NF_JWSTU" dlg:tab-index="217" dlg:left="285" dlg:top="214" dlg:width="25" dlg:height="8" dlg:help-text="&amp;833.DIALOG_KOLESO.NF_JWSTU.HelpText" dlg:tabstop="false" dlg:readonly="true" dlg:strict-format="true" dlg:decimal-accuracy="3" dlg:value="0"/>
    <dlg:numericfield dlg:style-id="4" dlg:id="NF_JKORD" dlg:tab-index="218" dlg:left="285" dlg:top="224" dlg:width="25" dlg:height="8" dlg:help-text="&amp;834.DIALOG_KOLESO.NF_JKORD.HelpText" dlg:tabstop="false" dlg:readonly="true" dlg:strict-format="true" dlg:decimal-accuracy="3" dlg:value="0"/>
    <dlg:numericfield dlg:style-id="4" dlg:id="NF_JPROT" dlg:tab-index="219" dlg:left="285" dlg:top="234" dlg:width="25" dlg:height="8" dlg:help-text="&amp;835.DIALOG_KOLESO.NF_JPROT.HelpText" dlg:tabstop="false" dlg:readonly="true" dlg:strict-format="true" dlg:decimal-accuracy="3" dlg:value="0"/>
    <dlg:numericfield dlg:style-id="4" dlg:id="NF_JKOL" dlg:tab-index="220" dlg:left="285" dlg:top="244" dlg:width="25" dlg:height="8" dlg:help-text="&amp;836.DIALOG_KOLESO.NF_JKOL.HelpText" dlg:tabstop="false" dlg:readonly="true" dlg:strict-format="true" dlg:decimal-accuracy="3" dlg:value="0"/>
    <dlg:numericfield dlg:style-id="4" dlg:id="NF_JSTU" dlg:tab-index="221" dlg:left="285" dlg:top="254" dlg:width="25" dlg:height="8" dlg:help-text="&amp;837.DIALOG_KOLESO.NF_JSTU.HelpText" dlg:tabstop="false" dlg:readonly="true" dlg:strict-format="true" dlg:decimal-accuracy="3" dlg:value="0"/>
    <dlg:numericfield dlg:style-id="4" dlg:id="NF_JWIN" dlg:tab-index="222" dlg:left="285" dlg:top="264" dlg:width="25" dlg:height="8" dlg:help-text="&amp;838.DIALOG_KOLESO.NF_JWIN.HelpText" dlg:tabstop="false" dlg:readonly="true" dlg:strict-format="true" dlg:decimal-accuracy="3" dlg:value="0"/>
    <dlg:numericfield dlg:style-id="3" dlg:id="NF_RAD0" dlg:tab-index="287" dlg:left="340" dlg:top="104" dlg:width="25" dlg:height="8" dlg:help-text="&amp;839.DIALOG_KOLESO.NF_RAD0.HelpText" dlg:tabstop="false" dlg:readonly="true" dlg:strict-format="true" dlg:decimal-accuracy="3" dlg:value="0" dlg:value-min="0"/>
    <dlg:numericfield dlg:style-id="3" dlg:id="NF_RAD1" dlg:tab-index="288" dlg:left="340" dlg:top="114" dlg:width="25" dlg:height="8" dlg:help-text="&amp;840.DIALOG_KOLESO.NF_RAD1.HelpText" dlg:tabstop="false" dlg:readonly="true" dlg:strict-format="true" dlg:decimal-accuracy="3" dlg:value="0" dlg:value-min="0"/>
    <dlg:numericfield dlg:style-id="3" dlg:id="NF_RAD2" dlg:tab-index="289" dlg:left="340" dlg:top="124" dlg:width="25" dlg:height="8" dlg:help-text="&amp;841.DIALOG_KOLESO.NF_RAD2.HelpText" dlg:tabstop="false" dlg:readonly="true" dlg:strict-format="true" dlg:decimal-accuracy="3" dlg:value="0" dlg:value-min="0"/>
    <dlg:numericfield dlg:style-id="3" dlg:id="NF_RAD3" dlg:tab-index="290" dlg:left="340" dlg:top="134" dlg:width="25" dlg:height="8" dlg:help-text="&amp;842.DIALOG_KOLESO.NF_RAD3.HelpText" dlg:tabstop="false" dlg:readonly="true" dlg:strict-format="true" dlg:decimal-accuracy="3" dlg:value="0" dlg:value-min="0"/>
    <dlg:numericfield dlg:style-id="3" dlg:id="NF_RAD4" dlg:tab-index="291" dlg:left="340" dlg:top="144" dlg:width="25" dlg:height="8" dlg:help-text="&amp;843.DIALOG_KOLESO.NF_RAD4.HelpText" dlg:tabstop="false" dlg:readonly="true" dlg:strict-format="true" dlg:decimal-accuracy="3" dlg:value="0" dlg:value-min="0"/>
    <dlg:numericfield dlg:style-id="3" dlg:id="NF_F0" dlg:tab-index="275" dlg:left="375" dlg:top="104" dlg:width="25" dlg:height="8" dlg:help-text="&amp;844.DIALOG_KOLESO.NF_F0.HelpText" dlg:tabstop="false" dlg:readonly="true" dlg:strict-format="true" dlg:decimal-accuracy="3" dlg:value="0" dlg:value-min="0"/>
    <dlg:numericfield dlg:style-id="3" dlg:id="NF_F1" dlg:tab-index="276" dlg:left="375" dlg:top="114" dlg:width="25" dlg:height="8" dlg:help-text="&amp;845.DIALOG_KOLESO.NF_F1.HelpText" dlg:tabstop="false" dlg:readonly="true" dlg:strict-format="true" dlg:decimal-accuracy="3" dlg:value="0" dlg:value-min="0"/>
    <dlg:numericfield dlg:style-id="3" dlg:id="NF_F2" dlg:tab-index="277" dlg:left="375" dlg:top="124" dlg:width="25" dlg:height="8" dlg:help-text="&amp;846.DIALOG_KOLESO.NF_F2.HelpText" dlg:tabstop="false" dlg:readonly="true" dlg:strict-format="true" dlg:decimal-accuracy="3" dlg:value="0" dlg:value-min="0"/>
    <dlg:numericfield dlg:style-id="3" dlg:id="NF_F3" dlg:tab-index="278" dlg:left="375" dlg:top="134" dlg:width="25" dlg:height="8" dlg:help-text="&amp;847.DIALOG_KOLESO.NF_F3.HelpText" dlg:tabstop="false" dlg:readonly="true" dlg:strict-format="true" dlg:decimal-accuracy="3" dlg:value="0" dlg:value-min="0"/>
    <dlg:numericfield dlg:style-id="3" dlg:id="NF_F4" dlg:tab-index="279" dlg:left="375" dlg:top="144" dlg:width="25" dlg:height="8" dlg:help-text="&amp;848.DIALOG_KOLESO.NF_F4.HelpText" dlg:tabstop="false" dlg:readonly="true" dlg:strict-format="true" dlg:decimal-accuracy="3" dlg:value="0" dlg:value-min="0"/>
    <dlg:numericfield dlg:style-id="3" dlg:id="NF_OKR0" dlg:tab-index="267" dlg:left="340" dlg:top="177" dlg:width="25" dlg:height="8" dlg:help-text="&amp;849.DIALOG_KOLESO.NF_OKR0.HelpText" dlg:tabstop="false" dlg:readonly="true" dlg:strict-format="true" dlg:decimal-accuracy="3" dlg:value="0" dlg:value-min="0"/>
    <dlg:numericfield dlg:style-id="3" dlg:id="NF_OKR1" dlg:tab-index="268" dlg:left="340" dlg:top="187" dlg:width="25" dlg:height="8" dlg:help-text="&amp;850.DIALOG_KOLESO.NF_OKR1.HelpText" dlg:tabstop="false" dlg:readonly="true" dlg:strict-format="true" dlg:decimal-accuracy="3" dlg:value="0" dlg:value-min="0"/>
    <dlg:numericfield dlg:style-id="3" dlg:id="NF_OKR2" dlg:tab-index="269" dlg:left="340" dlg:top="197" dlg:width="25" dlg:height="8" dlg:help-text="&amp;851.DIALOG_KOLESO.NF_OKR2.HelpText" dlg:tabstop="false" dlg:readonly="true" dlg:strict-format="true" dlg:decimal-accuracy="3" dlg:value="0" dlg:value-min="0"/>
    <dlg:numericfield dlg:style-id="3" dlg:id="NF_OKR3" dlg:tab-index="270" dlg:left="340" dlg:top="207" dlg:width="25" dlg:height="8" dlg:help-text="&amp;852.DIALOG_KOLESO.NF_OKR3.HelpText" dlg:tabstop="false" dlg:readonly="true" dlg:strict-format="true" dlg:decimal-accuracy="3" dlg:value="0" dlg:value-min="0"/>
    <dlg:numericfield dlg:style-id="3" dlg:id="NF_OKR4" dlg:tab-index="271" dlg:left="340" dlg:top="217" dlg:width="25" dlg:height="8" dlg:help-text="&amp;853.DIALOG_KOLESO.NF_OKR4.HelpText" dlg:tabstop="false" dlg:readonly="true" dlg:strict-format="true" dlg:decimal-accuracy="3" dlg:value="0" dlg:value-min="0"/>
    <dlg:numericfield dlg:style-id="3" dlg:id="NF_MO0" dlg:tab-index="256" dlg:left="375" dlg:top="177" dlg:width="25" dlg:height="8" dlg:help-text="&amp;854.DIALOG_KOLESO.NF_MO0.HelpText" dlg:tabstop="false" dlg:readonly="true" dlg:strict-format="true" dlg:decimal-accuracy="3" dlg:value="0" dlg:value-min="0"/>
    <dlg:numericfield dlg:style-id="3" dlg:id="NF_MO1" dlg:tab-index="257" dlg:left="375" dlg:top="187" dlg:width="25" dlg:height="8" dlg:help-text="&amp;855.DIALOG_KOLESO.NF_MO1.HelpText" dlg:tabstop="false" dlg:readonly="true" dlg:strict-format="true" dlg:decimal-accuracy="3" dlg:value="0" dlg:value-min="0"/>
    <dlg:numericfield dlg:style-id="3" dlg:id="NF_MO2" dlg:tab-index="258" dlg:left="375" dlg:top="197" dlg:width="25" dlg:height="8" dlg:help-text="&amp;856.DIALOG_KOLESO.NF_MO2.HelpText" dlg:tabstop="false" dlg:readonly="true" dlg:strict-format="true" dlg:decimal-accuracy="3" dlg:value="0" dlg:value-min="0"/>
    <dlg:numericfield dlg:style-id="3" dlg:id="NF_MO3" dlg:tab-index="259" dlg:left="375" dlg:top="207" dlg:width="25" dlg:height="8" dlg:help-text="&amp;857.DIALOG_KOLESO.NF_MO3.HelpText" dlg:tabstop="false" dlg:readonly="true" dlg:strict-format="true" dlg:decimal-accuracy="3" dlg:value="0" dlg:value-min="0"/>
    <dlg:numericfield dlg:style-id="3" dlg:id="NF_MO4" dlg:tab-index="260" dlg:left="375" dlg:top="217" dlg:width="25" dlg:height="8" dlg:help-text="&amp;858.DIALOG_KOLESO.NF_MO4.HelpText" dlg:tabstop="false" dlg:readonly="true" dlg:strict-format="true" dlg:decimal-accuracy="3" dlg:value="0" dlg:value-min="0"/>
    <dlg:numericfield dlg:style-id="3" dlg:id="NF_SOO" dlg:tab-index="242" dlg:left="357" dlg:top="241" dlg:width="25" dlg:height="8" dlg:help-text="&amp;859.DIALOG_KOLESO.NF_SOO.HelpText" dlg:tabstop="false" dlg:readonly="true" dlg:strict-format="true" dlg:decimal-accuracy="0" dlg:value="0" dlg:value-min="0" dlg:value-max="1000000000"/>
    <dlg:numericfield dlg:style-id="3" dlg:id="NF_FOO" dlg:tab-index="243" dlg:left="357" dlg:top="251" dlg:width="25" dlg:height="8" dlg:help-text="&amp;860.DIALOG_KOLESO.NF_FOO.HelpText" dlg:tabstop="false" dlg:readonly="true" dlg:strict-format="true" dlg:decimal-accuracy="1" dlg:value="0" dlg:value-min="0"/>
    <dlg:numericfield dlg:style-id="3" dlg:id="NF_LTW" dlg:tab-index="244" dlg:left="357" dlg:top="261" dlg:width="25" dlg:height="8" dlg:help-text="&amp;861.DIALOG_KOLESO.NF_LTW.HelpText" dlg:tabstop="false" dlg:readonly="true" dlg:strict-format="true" dlg:decimal-accuracy="0" dlg:value="0" dlg:value-min="0"/>
    <dlg:numericfield dlg:style-id="3" dlg:id="NF_HTW" dlg:tab-index="245" dlg:left="357" dlg:top="271" dlg:width="25" dlg:height="8" dlg:help-text="&amp;862.DIALOG_KOLESO.NF_HTW.HelpText" dlg:tabstop="false" dlg:readonly="true" dlg:strict-format="true" dlg:decimal-accuracy="0" dlg:value="0" dlg:value-min="0"/>
    <dlg:numericfield dlg:style-id="3" dlg:id="NF_ETW" dlg:tab-index="246" dlg:left="357" dlg:top="281" dlg:width="25" dlg:height="8" dlg:help-text="&amp;863.DIALOG_KOLESO.NF_ETW.HelpText" dlg:tabstop="false" dlg:readonly="true" dlg:strict-format="true" dlg:decimal-accuracy="6" dlg:value="0" dlg:value-min="0"/>
    <dlg:numericfield dlg:style-id="5" dlg:id="NF_NOMER_EDIT" dlg:tab-index="0" dlg:left="110" dlg:top="3" dlg:width="37" dlg:height="12" dlg:help-text="&amp;1344.DIALOG_KOLESO.NF_NOMER_EDIT.HelpText" dlg:tabstop="false" dlg:strict-format="true" dlg:decimal-accuracy="0" dlg:value="0" dlg:value-min="0"/>
    <dlg:numericfield dlg:style-id="6" dlg:id="NF_NOMER" dlg:tab-index="4" dlg:left="131" dlg:top="34" dlg:width="37" dlg:height="12" dlg:help-text="&amp;1345.DIALOG_KOLESO.NF_NOMER.HelpText" dlg:tabstop="false" dlg:strict-format="true" dlg:decimal-accuracy="0" dlg:value-min="0"/>
  </dlg:bulletinboard>
</dlg:window>
</file>

<file path=Dialogs/NABOR_KOLES/DIALOG_MASS_KO.xml><?xml version="1.0" encoding="utf-8"?>
<!DOCTYPE window  PUBLIC '-//OpenOffice.org//DTD OfficeDocument 1.0//EN'  'dialog.dtd'>
<dlg:window xmlns:dlg="http://openoffice.org/2000/dialog" xmlns:script="http://openoffice.org/2000/script" dlg:style-id="8" dlg:id="DIALOG_MASS_KO" dlg:left="4" dlg:top="5" dlg:width="491" dlg:height="334" dlg:help-text="&amp;968.DIALOG_MASS_KO.HelpText" dlg:closeable="true" dlg:moveable="true" dlg:title="&amp;969.DIALOG_MASS_KO.Title">
  <dlg:styles>
    <dlg:style dlg:style-id="0" dlg:border="none" dlg:font-name="Tahoma" dlg:font-height="8" dlg:font-stylename="Обычный" dlg:font-family="swiss" dlg:font-weight="100"/>
    <dlg:style dlg:style-id="1" dlg:font-name="Impact" dlg:font-height="12" dlg:font-stylename="Обычный" dlg:font-family="swiss" dlg:font-weight="100"/>
    <dlg:style dlg:style-id="2" dlg:font-name="Arial" dlg:font-height="12" dlg:font-stylename="Полужирный" dlg:font-family="swiss" dlg:font-weight="150"/>
    <dlg:style dlg:style-id="3" dlg:font-name="Arial" dlg:font-height="12" dlg:font-stylename="Обычный" dlg:font-family="swiss" dlg:font-weight="150"/>
    <dlg:style dlg:style-id="4" dlg:font-name="Tahoma" dlg:font-height="8" dlg:font-stylename="Обычный" dlg:font-family="swiss" dlg:font-weight="100"/>
    <dlg:style dlg:style-id="5" dlg:border="simple" dlg:font-name="Arial" dlg:font-height="12" dlg:font-stylename="Обычный" dlg:font-family="swiss" dlg:font-weight="150"/>
    <dlg:style dlg:style-id="6" dlg:background-color="0xc0c0c0" dlg:font-name="Arial" dlg:font-height="12" dlg:font-stylename="Обычный" dlg:font-family="swiss" dlg:font-weight="150"/>
    <dlg:style dlg:style-id="7" dlg:background-color="0xc0c0c0" dlg:border="simple" dlg:font-name="Arial" dlg:font-height="12" dlg:font-stylename="Обычный" dlg:font-family="swiss" dlg:font-weight="150"/>
    <dlg:style dlg:style-id="8" dlg:background-color="0xffffff"/>
  </dlg:styles>
  <dlg:bulletinboard>
    <dlg:img dlg:style-id="0" dlg:id="ImageControl1" dlg:tab-index="0" dlg:left="4" dlg:top="7" dlg:width="204" dlg:height="321" dlg:help-text="&amp;970.DIALOG_MASS_KO.ImageControl1.HelpText" dlg:src="file:///C:/@%D0%A1%D0%A5%D0%95%D0%9C%D0%90%20%D0%9F%D0%9E%D0%94%D0%92%D0%95%D0%A1%D0%9A%D0%98/KOLESO_PIC/SEKCII-DIALOG1.png"/>
    <dlg:text dlg:style-id="1" dlg:id="Label4" dlg:tab-index="19" dlg:left="210" dlg:top="114" dlg:width="9" dlg:height="12" dlg:help-text="&amp;971.DIALOG_MASS_KO.Label4.HelpText" dlg:value="&amp;972.DIALOG_MASS_KO.Label4.Label" dlg:align="right" dlg:tabstop="false"/>
    <dlg:text dlg:style-id="1" dlg:id="Label5" dlg:tab-index="20" dlg:left="210" dlg:top="128" dlg:width="9" dlg:height="12" dlg:help-text="&amp;973.DIALOG_MASS_KO.Label5.HelpText" dlg:value="&amp;974.DIALOG_MASS_KO.Label5.Label" dlg:align="right" dlg:tabstop="false"/>
    <dlg:text dlg:style-id="1" dlg:id="Label6" dlg:tab-index="21" dlg:left="210" dlg:top="142" dlg:width="9" dlg:height="12" dlg:help-text="&amp;975.DIALOG_MASS_KO.Label6.HelpText" dlg:value="&amp;976.DIALOG_MASS_KO.Label6.Label" dlg:align="right" dlg:tabstop="false"/>
    <dlg:text dlg:style-id="1" dlg:id="Label7" dlg:tab-index="22" dlg:left="210" dlg:top="156" dlg:width="9" dlg:height="12" dlg:help-text="&amp;977.DIALOG_MASS_KO.Label7.HelpText" dlg:value="&amp;978.DIALOG_MASS_KO.Label7.Label" dlg:align="right" dlg:tabstop="false"/>
    <dlg:text dlg:style-id="1" dlg:id="Label8" dlg:tab-index="23" dlg:left="210" dlg:top="240" dlg:width="9" dlg:height="12" dlg:help-text="&amp;979.DIALOG_MASS_KO.Label8.HelpText" dlg:value="&amp;980.DIALOG_MASS_KO.Label8.Label" dlg:align="right" dlg:tabstop="false"/>
    <dlg:text dlg:style-id="1" dlg:id="Label9" dlg:tab-index="24" dlg:left="210" dlg:top="254" dlg:width="9" dlg:height="12" dlg:help-text="&amp;981.DIALOG_MASS_KO.Label9.HelpText" dlg:value="&amp;982.DIALOG_MASS_KO.Label9.Label" dlg:align="right" dlg:tabstop="false"/>
    <dlg:text dlg:style-id="1" dlg:id="Label10" dlg:tab-index="25" dlg:left="210" dlg:top="268" dlg:width="9" dlg:height="12" dlg:help-text="&amp;983.DIALOG_MASS_KO.Label10.HelpText" dlg:value="&amp;984.DIALOG_MASS_KO.Label10.Label" dlg:align="right" dlg:tabstop="false"/>
    <dlg:text dlg:style-id="1" dlg:id="Label11" dlg:tab-index="26" dlg:left="210" dlg:top="282" dlg:width="9" dlg:height="12" dlg:help-text="&amp;985.DIALOG_MASS_KO.Label11.HelpText" dlg:value="&amp;986.DIALOG_MASS_KO.Label11.Label" dlg:align="right" dlg:tabstop="false"/>
    <dlg:text dlg:style-id="1" dlg:id="Label12" dlg:tab-index="27" dlg:left="210" dlg:top="296" dlg:width="9" dlg:height="12" dlg:help-text="&amp;987.DIALOG_MASS_KO.Label12.HelpText" dlg:value="&amp;988.DIALOG_MASS_KO.Label12.Label" dlg:align="right" dlg:tabstop="false"/>
    <dlg:text dlg:style-id="1" dlg:id="Label13" dlg:tab-index="28" dlg:left="210" dlg:top="170" dlg:width="9" dlg:height="12" dlg:help-text="&amp;989.DIALOG_MASS_KO.Label13.HelpText" dlg:value="&amp;990.DIALOG_MASS_KO.Label13.Label" dlg:align="right" dlg:tabstop="false"/>
    <dlg:text dlg:style-id="1" dlg:id="Label14" dlg:tab-index="29" dlg:left="210" dlg:top="184" dlg:width="9" dlg:height="12" dlg:help-text="&amp;991.DIALOG_MASS_KO.Label14.HelpText" dlg:value="&amp;992.DIALOG_MASS_KO.Label14.Label" dlg:align="right" dlg:tabstop="false"/>
    <dlg:text dlg:style-id="1" dlg:id="Label15" dlg:tab-index="30" dlg:left="210" dlg:top="198" dlg:width="9" dlg:height="12" dlg:help-text="&amp;993.DIALOG_MASS_KO.Label15.HelpText" dlg:value="&amp;994.DIALOG_MASS_KO.Label15.Label" dlg:align="right" dlg:tabstop="false"/>
    <dlg:text dlg:style-id="1" dlg:id="Label16" dlg:tab-index="31" dlg:left="210" dlg:top="212" dlg:width="9" dlg:height="12" dlg:help-text="&amp;995.DIALOG_MASS_KO.Label16.HelpText" dlg:value="&amp;996.DIALOG_MASS_KO.Label16.Label" dlg:align="right" dlg:tabstop="false"/>
    <dlg:text dlg:style-id="1" dlg:id="Label17" dlg:tab-index="32" dlg:left="210" dlg:top="226" dlg:width="9" dlg:height="12" dlg:help-text="&amp;997.DIALOG_MASS_KO.Label17.HelpText" dlg:value="&amp;998.DIALOG_MASS_KO.Label17.Label" dlg:align="right" dlg:tabstop="false"/>
    <dlg:text dlg:style-id="2" dlg:id="Label19" dlg:tab-index="33" dlg:left="222" dlg:top="100" dlg:width="37" dlg:height="12" dlg:help-text="&amp;999.DIALOG_MASS_KO.Label19.HelpText" dlg:value="&amp;1000.DIALOG_MASS_KO.Label19.Label" dlg:align="center" dlg:tabstop="false"/>
    <dlg:text dlg:style-id="2" dlg:id="Label23" dlg:tab-index="36" dlg:left="262" dlg:top="83" dlg:width="37" dlg:height="12" dlg:help-text="&amp;1001.DIALOG_MASS_KO.Label23.HelpText" dlg:value="&amp;1002.DIALOG_MASS_KO.Label23.Label" dlg:align="center" dlg:multiline="true" dlg:tabstop="false"/>
    <dlg:text dlg:style-id="2" dlg:id="Label25" dlg:tab-index="37" dlg:left="303" dlg:top="83" dlg:width="37" dlg:height="12" dlg:help-text="&amp;1003.DIALOG_MASS_KO.Label25.HelpText" dlg:value="&amp;1004.DIALOG_MASS_KO.Label25.Label" dlg:align="center" dlg:multiline="true" dlg:tabstop="false"/>
    <dlg:text dlg:style-id="3" dlg:id="Label26" dlg:tab-index="38" dlg:left="423" dlg:top="310" dlg:width="37" dlg:height="12" dlg:help-text="&amp;1005.DIALOG_MASS_KO.Label26.HelpText" dlg:value="&amp;1006.DIALOG_MASS_KO.Label26.Label" dlg:align="center" dlg:multiline="true" dlg:tabstop="false"/>
    <dlg:fixedline dlg:id="FixedLine1" dlg:tab-index="39" dlg:left="210" dlg:top="98" dlg:width="210" dlg:height="1" dlg:help-text="&amp;1007.DIALOG_MASS_KO.FixedLine1.HelpText" dlg:value="&amp;1008.DIALOG_MASS_KO.FixedLine1.Label"/>
    <dlg:text dlg:style-id="2" dlg:id="Label27" dlg:tab-index="40" dlg:left="461" dlg:top="212" dlg:width="26" dlg:height="12" dlg:help-text="&amp;1009.DIALOG_MASS_KO.Label27.HelpText" dlg:value="&amp;1010.DIALOG_MASS_KO.Label27.Label" dlg:multiline="true" dlg:tabstop="false"/>
    <dlg:text dlg:style-id="2" dlg:id="Label28" dlg:tab-index="41" dlg:left="303" dlg:top="55" dlg:width="37" dlg:height="12" dlg:help-text="&amp;1011.DIALOG_MASS_KO.Label28.HelpText" dlg:value="&amp;1012.DIALOG_MASS_KO.Label28.Label" dlg:align="center" dlg:multiline="true" dlg:tabstop="false"/>
    <dlg:text dlg:style-id="2" dlg:id="Label29" dlg:tab-index="42" dlg:left="222" dlg:top="55" dlg:width="37" dlg:height="12" dlg:help-text="&amp;1013.DIALOG_MASS_KO.Label29.HelpText" dlg:value="&amp;1014.DIALOG_MASS_KO.Label29.Label" dlg:align="center" dlg:multiline="true" dlg:tabstop="false"/>
    <dlg:text dlg:style-id="2" dlg:id="Label30" dlg:tab-index="43" dlg:left="262" dlg:top="55" dlg:width="37" dlg:height="12" dlg:help-text="&amp;1015.DIALOG_MASS_KO.Label30.HelpText" dlg:value="&amp;1016.DIALOG_MASS_KO.Label30.Label" dlg:align="center" dlg:multiline="true" dlg:tabstop="false"/>
    <dlg:fixedline dlg:id="FixedLine4" dlg:tab-index="44" dlg:left="261" dlg:top="100" dlg:width="1" dlg:height="222" dlg:help-text="&amp;1017.DIALOG_MASS_KO.FixedLine4.HelpText" dlg:value="&amp;1018.DIALOG_MASS_KO.FixedLine4.Label" dlg:align="vertical"/>
    <dlg:text dlg:style-id="2" dlg:id="Label31" dlg:tab-index="67" dlg:left="264" dlg:top="142" dlg:width="20" dlg:height="12" dlg:help-text="&amp;1019.DIALOG_MASS_KO.Label31.HelpText" dlg:value="&amp;1020.DIALOG_MASS_KO.Label31.Label" dlg:align="center" dlg:tabstop="false"/>
    <dlg:text dlg:style-id="2" dlg:id="Label33" dlg:tab-index="82" dlg:left="329" dlg:top="100" dlg:width="37" dlg:height="12" dlg:help-text="&amp;1021.DIALOG_MASS_KO.Label33.HelpText" dlg:value="&amp;1022.DIALOG_MASS_KO.Label33.Label" dlg:align="center" dlg:tabstop="false"/>
    <dlg:text dlg:style-id="2" dlg:id="Label34" dlg:tab-index="83" dlg:left="222" dlg:top="310" dlg:width="37" dlg:height="12" dlg:help-text="&amp;1023.DIALOG_MASS_KO.Label34.HelpText" dlg:value="&amp;1024.DIALOG_MASS_KO.Label34.Label" dlg:align="center" dlg:tabstop="false"/>
    <dlg:text dlg:style-id="2" dlg:id="Label24" dlg:tab-index="88" dlg:left="287" dlg:top="142" dlg:width="37" dlg:height="12" dlg:help-text="&amp;1025.DIALOG_MASS_KO.Label24.HelpText" dlg:value="&amp;1026.DIALOG_MASS_KO.Label24.Label" dlg:align="center" dlg:tabstop="false"/>
    <dlg:text dlg:style-id="1" dlg:id="Label36" dlg:tab-index="103" dlg:left="369" dlg:top="114" dlg:width="9" dlg:height="12" dlg:help-text="&amp;1027.DIALOG_MASS_KO.Label36.HelpText" dlg:value="&amp;1028.DIALOG_MASS_KO.Label36.Label" dlg:align="center" dlg:tabstop="false"/>
    <dlg:text dlg:style-id="1" dlg:id="Label37" dlg:tab-index="104" dlg:left="369" dlg:top="128" dlg:width="9" dlg:height="12" dlg:help-text="&amp;1029.DIALOG_MASS_KO.Label37.HelpText" dlg:value="&amp;1030.DIALOG_MASS_KO.Label37.Label" dlg:align="center" dlg:tabstop="false"/>
    <dlg:text dlg:style-id="1" dlg:id="Label38" dlg:tab-index="105" dlg:left="369" dlg:top="142" dlg:width="9" dlg:height="12" dlg:help-text="&amp;1031.DIALOG_MASS_KO.Label38.HelpText" dlg:value="&amp;1032.DIALOG_MASS_KO.Label38.Label" dlg:align="center" dlg:tabstop="false"/>
    <dlg:text dlg:style-id="1" dlg:id="Label39" dlg:tab-index="106" dlg:left="369" dlg:top="156" dlg:width="9" dlg:height="12" dlg:help-text="&amp;1033.DIALOG_MASS_KO.Label39.HelpText" dlg:value="&amp;1034.DIALOG_MASS_KO.Label39.Label" dlg:align="center" dlg:tabstop="false"/>
    <dlg:text dlg:style-id="1" dlg:id="Label40" dlg:tab-index="107" dlg:left="369" dlg:top="240" dlg:width="9" dlg:height="12" dlg:help-text="&amp;1035.DIALOG_MASS_KO.Label40.HelpText" dlg:value="&amp;1036.DIALOG_MASS_KO.Label40.Label" dlg:align="center" dlg:tabstop="false"/>
    <dlg:text dlg:style-id="1" dlg:id="Label41" dlg:tab-index="108" dlg:left="369" dlg:top="254" dlg:width="9" dlg:height="12" dlg:help-text="&amp;1037.DIALOG_MASS_KO.Label41.HelpText" dlg:value="&amp;1038.DIALOG_MASS_KO.Label41.Label" dlg:align="center" dlg:tabstop="false"/>
    <dlg:text dlg:style-id="1" dlg:id="Label42" dlg:tab-index="109" dlg:left="369" dlg:top="268" dlg:width="9" dlg:height="12" dlg:help-text="&amp;1039.DIALOG_MASS_KO.Label42.HelpText" dlg:value="&amp;1040.DIALOG_MASS_KO.Label42.Label" dlg:align="center" dlg:tabstop="false"/>
    <dlg:text dlg:style-id="1" dlg:id="Label43" dlg:tab-index="110" dlg:left="369" dlg:top="282" dlg:width="9" dlg:height="12" dlg:help-text="&amp;1041.DIALOG_MASS_KO.Label43.HelpText" dlg:value="&amp;1042.DIALOG_MASS_KO.Label43.Label" dlg:align="center" dlg:tabstop="false"/>
    <dlg:text dlg:style-id="1" dlg:id="Label44" dlg:tab-index="111" dlg:left="369" dlg:top="296" dlg:width="9" dlg:height="12" dlg:help-text="&amp;1043.DIALOG_MASS_KO.Label44.HelpText" dlg:value="&amp;1044.DIALOG_MASS_KO.Label44.Label" dlg:align="center" dlg:tabstop="false"/>
    <dlg:text dlg:style-id="1" dlg:id="Label45" dlg:tab-index="112" dlg:left="369" dlg:top="170" dlg:width="9" dlg:height="12" dlg:help-text="&amp;1045.DIALOG_MASS_KO.Label45.HelpText" dlg:value="&amp;1046.DIALOG_MASS_KO.Label45.Label" dlg:align="center" dlg:tabstop="false"/>
    <dlg:text dlg:style-id="1" dlg:id="Label46" dlg:tab-index="113" dlg:left="369" dlg:top="184" dlg:width="9" dlg:height="12" dlg:help-text="&amp;1047.DIALOG_MASS_KO.Label46.HelpText" dlg:value="&amp;1048.DIALOG_MASS_KO.Label46.Label" dlg:align="center" dlg:tabstop="false"/>
    <dlg:text dlg:style-id="1" dlg:id="Label47" dlg:tab-index="114" dlg:left="369" dlg:top="198" dlg:width="9" dlg:height="12" dlg:help-text="&amp;1049.DIALOG_MASS_KO.Label47.HelpText" dlg:value="&amp;1050.DIALOG_MASS_KO.Label47.Label" dlg:align="center" dlg:tabstop="false"/>
    <dlg:text dlg:style-id="1" dlg:id="Label48" dlg:tab-index="115" dlg:left="369" dlg:top="212" dlg:width="9" dlg:height="12" dlg:help-text="&amp;1051.DIALOG_MASS_KO.Label48.HelpText" dlg:value="&amp;1052.DIALOG_MASS_KO.Label48.Label" dlg:align="center" dlg:tabstop="false"/>
    <dlg:text dlg:style-id="1" dlg:id="Label49" dlg:tab-index="116" dlg:left="369" dlg:top="226" dlg:width="9" dlg:height="12" dlg:help-text="&amp;1053.DIALOG_MASS_KO.Label49.HelpText" dlg:value="&amp;1054.DIALOG_MASS_KO.Label49.Label" dlg:align="center" dlg:tabstop="false"/>
    <dlg:text dlg:style-id="2" dlg:id="Label50" dlg:tab-index="117" dlg:left="381" dlg:top="100" dlg:width="37" dlg:height="12" dlg:help-text="&amp;1055.DIALOG_MASS_KO.Label50.HelpText" dlg:value="&amp;1056.DIALOG_MASS_KO.Label50.Label" dlg:align="center" dlg:tabstop="false"/>
    <dlg:text dlg:style-id="3" dlg:id="Label51" dlg:tab-index="118" dlg:left="381" dlg:top="310" dlg:width="37" dlg:height="12" dlg:help-text="&amp;1057.DIALOG_MASS_KO.Label51.HelpText" dlg:value="&amp;1058.DIALOG_MASS_KO.Label51.Label" dlg:align="center" dlg:multiline="true" dlg:tabstop="false"/>
    <dlg:text dlg:style-id="3" dlg:id="Label52" dlg:tab-index="119" dlg:left="329" dlg:top="310" dlg:width="37" dlg:height="12" dlg:help-text="&amp;1059.DIALOG_MASS_KO.Label52.HelpText" dlg:value="&amp;1060.DIALOG_MASS_KO.Label52.Label" dlg:align="center" dlg:multiline="true" dlg:tabstop="false"/>
    <dlg:fixedline dlg:id="FixedLine5" dlg:tab-index="120" dlg:left="326" dlg:top="100" dlg:width="1" dlg:height="222" dlg:help-text="&amp;1061.DIALOG_MASS_KO.FixedLine5.HelpText" dlg:value="&amp;1062.DIALOG_MASS_KO.FixedLine5.Label" dlg:align="vertical"/>
    <dlg:fixedline dlg:id="FixedLine6" dlg:tab-index="121" dlg:left="420" dlg:top="100" dlg:width="1" dlg:height="222" dlg:help-text="&amp;1063.DIALOG_MASS_KO.FixedLine6.HelpText" dlg:value="&amp;1064.DIALOG_MASS_KO.FixedLine6.Label" dlg:align="vertical"/>
    <dlg:text dlg:style-id="2" dlg:id="Label35" dlg:tab-index="122" dlg:left="287" dlg:top="310" dlg:width="37" dlg:height="12" dlg:help-text="&amp;1065.DIALOG_MASS_KO.Label35.HelpText" dlg:value="&amp;1066.DIALOG_MASS_KO.Label35.Label" dlg:align="center" dlg:tabstop="false"/>
    <dlg:text dlg:style-id="2" dlg:id="Label32" dlg:tab-index="123" dlg:left="222" dlg:top="83" dlg:width="37" dlg:height="12" dlg:help-text="&amp;1067.DIALOG_MASS_KO.Label32.HelpText" dlg:value="&amp;1068.DIALOG_MASS_KO.Label32.Label" dlg:align="center" dlg:tabstop="false"/>
    <dlg:text dlg:style-id="2" dlg:id="Label53" dlg:tab-index="124" dlg:left="461" dlg:top="226" dlg:width="26" dlg:height="12" dlg:help-text="&amp;1069.DIALOG_MASS_KO.Label53.HelpText" dlg:value="&amp;1070.DIALOG_MASS_KO.Label53.Label" dlg:multiline="true" dlg:tabstop="false"/>
    <dlg:text dlg:style-id="2" dlg:id="Label54" dlg:tab-index="125" dlg:left="461" dlg:top="240" dlg:width="26" dlg:height="12" dlg:help-text="&amp;1071.DIALOG_MASS_KO.Label54.HelpText" dlg:value="&amp;1072.DIALOG_MASS_KO.Label54.Label" dlg:multiline="true" dlg:tabstop="false"/>
    <dlg:text dlg:style-id="2" dlg:id="Label55" dlg:tab-index="126" dlg:left="461" dlg:top="254" dlg:width="26" dlg:height="12" dlg:help-text="&amp;1073.DIALOG_MASS_KO.Label55.HelpText" dlg:value="&amp;1074.DIALOG_MASS_KO.Label55.Label" dlg:multiline="true" dlg:tabstop="false"/>
    <dlg:text dlg:style-id="2" dlg:id="Label56" dlg:tab-index="127" dlg:left="461" dlg:top="268" dlg:width="26" dlg:height="12" dlg:help-text="&amp;1075.DIALOG_MASS_KO.Label56.HelpText" dlg:value="&amp;1076.DIALOG_MASS_KO.Label56.Label" dlg:multiline="true" dlg:tabstop="false"/>
    <dlg:text dlg:style-id="2" dlg:id="Label57" dlg:tab-index="128" dlg:left="461" dlg:top="296" dlg:width="26" dlg:height="12" dlg:help-text="&amp;1077.DIALOG_MASS_KO.Label57.HelpText" dlg:value="&amp;1078.DIALOG_MASS_KO.Label57.Label" dlg:multiline="true" dlg:tabstop="false"/>
    <dlg:text dlg:style-id="2" dlg:id="Label59" dlg:tab-index="135" dlg:left="423" dlg:top="198" dlg:width="37" dlg:height="12" dlg:help-text="&amp;1079.DIALOG_MASS_KO.Label59.HelpText" dlg:value="&amp;1080.DIALOG_MASS_KO.Label59.Label" dlg:align="center" dlg:multiline="true" dlg:tabstop="false"/>
    <dlg:text dlg:style-id="2" dlg:id="Label58" dlg:tab-index="136" dlg:left="461" dlg:top="282" dlg:width="26" dlg:height="12" dlg:help-text="&amp;1081.DIALOG_MASS_KO.Label58.HelpText" dlg:value="&amp;1082.DIALOG_MASS_KO.Label58.Label" dlg:multiline="true" dlg:tabstop="false"/>
    <dlg:text dlg:style-id="4" dlg:id="Label1" dlg:tab-index="137" dlg:left="301" dlg:top="-1" dlg:width="115" dlg:height="8" dlg:help-text="&amp;1083.DIALOG_MASS_KO.Label1.HelpText" dlg:value="&amp;1084.DIALOG_MASS_KO.Label1.Label" dlg:multiline="true" dlg:tabstop="false"/>
    <dlg:text dlg:style-id="4" dlg:id="Label2" dlg:tab-index="141" dlg:left="301" dlg:top="6" dlg:width="115" dlg:height="8" dlg:help-text="&amp;1085.DIALOG_MASS_KO.Label2.HelpText" dlg:value="&amp;1086.DIALOG_MASS_KO.Label2.Label" dlg:align="center" dlg:multiline="true" dlg:tabstop="false"/>
    <dlg:text dlg:style-id="2" dlg:id="Label3" dlg:tab-index="145" dlg:left="342" dlg:top="82" dlg:width="37" dlg:height="12" dlg:help-text="&amp;1087.DIALOG_MASS_KO.Label3.HelpText" dlg:value="&amp;1088.DIALOG_MASS_KO.Label3.Label" dlg:align="center" dlg:multiline="true" dlg:tabstop="false"/>
    <dlg:text dlg:style-id="2" dlg:id="Label18" dlg:tab-index="146" dlg:left="342" dlg:top="54" dlg:width="37" dlg:height="12" dlg:help-text="&amp;1089.DIALOG_MASS_KO.Label18.HelpText" dlg:value="&amp;1090.DIALOG_MASS_KO.Label18.Label" dlg:align="center" dlg:multiline="true" dlg:tabstop="false"/>
    <dlg:text dlg:style-id="2" dlg:id="Label20" dlg:tab-index="148" dlg:left="381" dlg:top="82" dlg:width="37" dlg:height="12" dlg:help-text="&amp;1091.DIALOG_MASS_KO.Label20.HelpText" dlg:value="&amp;1092.DIALOG_MASS_KO.Label20.Label" dlg:align="center" dlg:multiline="true" dlg:tabstop="false"/>
    <dlg:text dlg:style-id="2" dlg:id="Label21" dlg:tab-index="149" dlg:left="381" dlg:top="54" dlg:width="37" dlg:height="12" dlg:help-text="&amp;1093.DIALOG_MASS_KO.Label21.HelpText" dlg:value="&amp;1094.DIALOG_MASS_KO.Label21.Label" dlg:align="center" dlg:multiline="true" dlg:tabstop="false"/>
    <dlg:text dlg:style-id="2" dlg:id="Label22" dlg:tab-index="151" dlg:left="420" dlg:top="82" dlg:width="37" dlg:height="12" dlg:help-text="&amp;1095.DIALOG_MASS_KO.Label22.HelpText" dlg:value="&amp;1096.DIALOG_MASS_KO.Label22.Label" dlg:align="center" dlg:multiline="true" dlg:tabstop="false"/>
    <dlg:text dlg:style-id="2" dlg:id="Label60" dlg:tab-index="152" dlg:left="420" dlg:top="54" dlg:width="37" dlg:height="12" dlg:help-text="&amp;1097.DIALOG_MASS_KO.Label60.HelpText" dlg:value="&amp;1098.DIALOG_MASS_KO.Label60.Label" dlg:align="center" dlg:multiline="true" dlg:tabstop="false"/>
    <dlg:fixedline dlg:id="FixedLine2" dlg:tab-index="153" dlg:left="301" dlg:top="55" dlg:width="1" dlg:height="41" dlg:help-text="&amp;1099.DIALOG_MASS_KO.FixedLine2.HelpText" dlg:value="&amp;1100.DIALOG_MASS_KO.FixedLine2.Label" dlg:align="vertical"/>
    <dlg:button dlg:style-id="0" dlg:id="CB_READ" dlg:tab-index="139" dlg:left="222" dlg:top="1" dlg:width="37" dlg:height="26" dlg:help-text="&amp;1101.DIALOG_MASS_KO.CB_READ.HelpText" dlg:tabstop="false" dlg:value="&amp;1102.DIALOG_MASS_KO.CB_READ.Label" dlg:multiline="true"/>
    <dlg:button dlg:style-id="0" dlg:id="CB_SAVE" dlg:tab-index="142" dlg:left="417" dlg:top="1" dlg:width="37" dlg:height="26" dlg:help-text="&amp;1103.DIALOG_MASS_KO.CB_SAVE.HelpText" dlg:tabstop="false" dlg:value="&amp;1104.DIALOG_MASS_KO.CB_SAVE.Label" dlg:multiline="true"/>
    <dlg:button dlg:style-id="0" dlg:id="CB_CLOSE" dlg:tab-index="143" dlg:left="454" dlg:top="1" dlg:width="37" dlg:height="26" dlg:help-text="&amp;1105.DIALOG_MASS_KO.CB_CLOSE.HelpText" dlg:tabstop="false" dlg:value="&amp;1106.DIALOG_MASS_KO.CB_CLOSE.Label" dlg:multiline="true"/>
    <dlg:button dlg:style-id="0" dlg:id="CB_MONO_STU" dlg:tab-index="87" dlg:left="222" dlg:top="27" dlg:width="37" dlg:height="26" dlg:help-text="&amp;1107.DIALOG_MASS_KO.CB_MONO_STU.HelpText" dlg:tabstop="false" dlg:value="&amp;1108.DIALOG_MASS_KO.CB_MONO_STU.Label" dlg:multiline="true"/>
    <dlg:button dlg:style-id="0" dlg:id="CB_MONO_WIN" dlg:tab-index="18" dlg:left="262" dlg:top="27" dlg:width="37" dlg:height="26" dlg:help-text="&amp;1109.DIALOG_MASS_KO.CB_MONO_WIN.HelpText" dlg:tabstop="false" dlg:value="&amp;1110.DIALOG_MASS_KO.CB_MONO_WIN.Label" dlg:multiline="true"/>
    <dlg:button dlg:id="CB_MONO_PROC" dlg:tab-index="86" dlg:left="264" dlg:top="100" dlg:width="20" dlg:height="26" dlg:help-text="&amp;1111.DIALOG_MASS_KO.CB_MONO_PROC.HelpText" dlg:tabstop="false" dlg:value="&amp;1112.DIALOG_MASS_KO.CB_MONO_PROC.Label" dlg:multiline="true"/>
    <dlg:button dlg:id="CB_MONO_RO" dlg:tab-index="17" dlg:left="287" dlg:top="100" dlg:width="37" dlg:height="26" dlg:help-text="&amp;1113.DIALOG_MASS_KO.CB_MONO_RO.HelpText" dlg:tabstop="false" dlg:value="&amp;1114.DIALOG_MASS_KO.CB_MONO_RO.Label" dlg:multiline="true"/>
    <dlg:numericfield dlg:style-id="5" dlg:id="NF_NOMER" dlg:tab-index="138" dlg:left="262" dlg:top="1" dlg:width="37" dlg:height="12" dlg:help-text="&amp;1115.DIALOG_MASS_KO.NF_NOMER.HelpText" dlg:tabstop="false" dlg:strict-format="true" dlg:decimal-accuracy="0" dlg:value="0" dlg:value-min="0"/>
    <dlg:textfield dlg:style-id="6" dlg:id="TF_OPIS" dlg:tab-index="140" dlg:left="262" dlg:top="14" dlg:width="154" dlg:height="12" dlg:help-text="&amp;1116.DIALOG_MASS_KO.TF_OPIS.HelpText" dlg:tabstop="false" dlg:maxlength="20" dlg:readonly="true" dlg:value="&amp;1117.DIALOG_MASS_KO.TF_OPIS.Text"/>
    <dlg:numericfield dlg:style-id="5" dlg:id="NF_MONO_STU" dlg:tab-index="1" dlg:left="222" dlg:top="69" dlg:width="37" dlg:height="12" dlg:help-text="&amp;1118.DIALOG_MASS_KO.NF_MONO_STU.HelpText" dlg:tabstop="false" dlg:strict-format="true" dlg:decimal-accuracy="3" dlg:value="0" dlg:value-min="0"/>
    <dlg:numericfield dlg:style-id="5" dlg:id="NF_MONO_WIN" dlg:tab-index="2" dlg:left="262" dlg:top="69" dlg:width="37" dlg:height="12" dlg:help-text="&amp;1119.DIALOG_MASS_KO.NF_MONO_WIN.HelpText" dlg:tabstop="false" dlg:strict-format="true" dlg:decimal-accuracy="3" dlg:value="0" dlg:value-min="0"/>
    <dlg:numericfield dlg:style-id="5" dlg:id="NF_MDOP" dlg:tab-index="34" dlg:left="303" dlg:top="69" dlg:width="37" dlg:height="12" dlg:help-text="&amp;1120.DIALOG_MASS_KO.NF_MDOP.HelpText" dlg:tabstop="false" dlg:strict-format="true" dlg:decimal-accuracy="3" dlg:value="0"/>
    <dlg:numericfield dlg:style-id="7" dlg:id="NF_MKOL" dlg:tab-index="144" dlg:left="342" dlg:top="68" dlg:width="37" dlg:height="12" dlg:help-text="&amp;1121.DIALOG_MASS_KO.NF_MKOL.HelpText" dlg:tabstop="false" dlg:readonly="true" dlg:strict-format="true" dlg:decimal-accuracy="3" dlg:value="0"/>
    <dlg:numericfield dlg:style-id="5" dlg:id="NF_PNAK" dlg:tab-index="147" dlg:left="381" dlg:top="68" dlg:width="37" dlg:height="12" dlg:help-text="&amp;1122.DIALOG_MASS_KO.NF_PNAK.HelpText" dlg:tabstop="false" dlg:strict-format="true" dlg:decimal-accuracy="0" dlg:value="0" dlg:value-min="0" dlg:value-max="100000000" dlg:value-step="10000"/>
    <dlg:numericfield dlg:style-id="5" dlg:id="NF_TNAK" dlg:tab-index="150" dlg:left="420" dlg:top="68" dlg:width="37" dlg:height="12" dlg:help-text="&amp;1123.DIALOG_MASS_KO.NF_TNAK.HelpText" dlg:tabstop="false" dlg:strict-format="true" dlg:decimal-accuracy="1" dlg:value="0" dlg:value-min="0"/>
    <dlg:numericfield dlg:style-id="5" dlg:id="NF_RO1" dlg:tab-index="3" dlg:left="222" dlg:top="114" dlg:width="37" dlg:height="12" dlg:help-text="&amp;1124.DIALOG_MASS_KO.NF_RO1.HelpText" dlg:tabstop="false" dlg:strict-format="true" dlg:decimal-accuracy="3" dlg:value="0" dlg:value-min="0"/>
    <dlg:numericfield dlg:style-id="5" dlg:id="NF_RO2" dlg:tab-index="4" dlg:left="222" dlg:top="128" dlg:width="37" dlg:height="12" dlg:help-text="&amp;1125.DIALOG_MASS_KO.NF_RO2.HelpText" dlg:tabstop="false" dlg:strict-format="true" dlg:decimal-accuracy="3" dlg:value="0" dlg:value-min="0"/>
    <dlg:numericfield dlg:style-id="5" dlg:id="NF_RO3" dlg:tab-index="5" dlg:left="222" dlg:top="142" dlg:width="37" dlg:height="12" dlg:help-text="&amp;1126.DIALOG_MASS_KO.NF_RO3.HelpText" dlg:tabstop="false" dlg:strict-format="true" dlg:decimal-accuracy="3" dlg:value="0" dlg:value-min="0"/>
    <dlg:numericfield dlg:style-id="5" dlg:id="NF_RO4" dlg:tab-index="6" dlg:left="222" dlg:top="156" dlg:width="37" dlg:height="12" dlg:help-text="&amp;1127.DIALOG_MASS_KO.NF_RO4.HelpText" dlg:tabstop="false" dlg:strict-format="true" dlg:decimal-accuracy="3" dlg:value="0" dlg:value-min="0"/>
    <dlg:numericfield dlg:style-id="5" dlg:id="NF_RO5" dlg:tab-index="7" dlg:left="222" dlg:top="170" dlg:width="37" dlg:height="12" dlg:help-text="&amp;1128.DIALOG_MASS_KO.NF_RO5.HelpText" dlg:tabstop="false" dlg:strict-format="true" dlg:decimal-accuracy="3" dlg:value="0" dlg:value-min="0"/>
    <dlg:numericfield dlg:style-id="5" dlg:id="NF_RO6" dlg:tab-index="8" dlg:left="222" dlg:top="184" dlg:width="37" dlg:height="12" dlg:help-text="&amp;1129.DIALOG_MASS_KO.NF_RO6.HelpText" dlg:tabstop="false" dlg:strict-format="true" dlg:decimal-accuracy="3" dlg:value="0" dlg:value-min="0"/>
    <dlg:numericfield dlg:style-id="5" dlg:id="NF_RO7" dlg:tab-index="9" dlg:left="222" dlg:top="198" dlg:width="37" dlg:height="12" dlg:help-text="&amp;1130.DIALOG_MASS_KO.NF_RO7.HelpText" dlg:tabstop="false" dlg:strict-format="true" dlg:decimal-accuracy="3" dlg:value="0" dlg:value-min="0"/>
    <dlg:numericfield dlg:style-id="5" dlg:id="NF_RO8" dlg:tab-index="10" dlg:left="222" dlg:top="212" dlg:width="37" dlg:height="12" dlg:help-text="&amp;1131.DIALOG_MASS_KO.NF_RO8.HelpText" dlg:tabstop="false" dlg:strict-format="true" dlg:decimal-accuracy="3" dlg:value="0" dlg:value-min="0"/>
    <dlg:numericfield dlg:style-id="5" dlg:id="NF_RO9" dlg:tab-index="11" dlg:left="222" dlg:top="226" dlg:width="37" dlg:height="12" dlg:help-text="&amp;1132.DIALOG_MASS_KO.NF_RO9.HelpText" dlg:tabstop="false" dlg:strict-format="true" dlg:decimal-accuracy="3" dlg:value="0" dlg:value-min="0"/>
    <dlg:numericfield dlg:style-id="5" dlg:id="NF_RO10" dlg:tab-index="12" dlg:left="222" dlg:top="240" dlg:width="37" dlg:height="12" dlg:help-text="&amp;1133.DIALOG_MASS_KO.NF_RO10.HelpText" dlg:tabstop="false" dlg:strict-format="true" dlg:decimal-accuracy="3" dlg:value="0" dlg:value-min="0"/>
    <dlg:numericfield dlg:style-id="5" dlg:id="NF_RO11" dlg:tab-index="13" dlg:left="222" dlg:top="254" dlg:width="37" dlg:height="12" dlg:help-text="&amp;1134.DIALOG_MASS_KO.NF_RO11.HelpText" dlg:tabstop="false" dlg:strict-format="true" dlg:decimal-accuracy="3" dlg:value="0" dlg:value-min="0"/>
    <dlg:numericfield dlg:style-id="5" dlg:id="NF_RO12" dlg:tab-index="14" dlg:left="222" dlg:top="268" dlg:width="37" dlg:height="12" dlg:help-text="&amp;1135.DIALOG_MASS_KO.NF_RO12.HelpText" dlg:tabstop="false" dlg:strict-format="true" dlg:decimal-accuracy="3" dlg:value="0" dlg:value-min="0"/>
    <dlg:numericfield dlg:style-id="5" dlg:id="NF_RO13" dlg:tab-index="15" dlg:left="222" dlg:top="282" dlg:width="37" dlg:height="12" dlg:help-text="&amp;1136.DIALOG_MASS_KO.NF_RO13.HelpText" dlg:tabstop="false" dlg:strict-format="true" dlg:decimal-accuracy="3" dlg:value="0" dlg:value-min="0"/>
    <dlg:numericfield dlg:style-id="5" dlg:id="NF_RO14" dlg:tab-index="16" dlg:left="222" dlg:top="296" dlg:width="37" dlg:height="12" dlg:help-text="&amp;1137.DIALOG_MASS_KO.NF_RO14.HelpText" dlg:tabstop="false" dlg:strict-format="true" dlg:decimal-accuracy="3" dlg:value="0" dlg:value-min="0"/>
    <dlg:numericfield dlg:style-id="5" dlg:id="NF_MONO_PROC" dlg:tab-index="84" dlg:left="264" dlg:top="128" dlg:width="20" dlg:height="12" dlg:help-text="&amp;1138.DIALOG_MASS_KO.NF_MONO_PROC.HelpText" dlg:tabstop="false" dlg:strict-format="true" dlg:value="0" dlg:value-min="0" dlg:value-max="100"/>
    <dlg:numericfield dlg:style-id="5" dlg:id="NF_MONO_RO" dlg:tab-index="85" dlg:left="287" dlg:top="128" dlg:width="37" dlg:height="12" dlg:help-text="&amp;1139.DIALOG_MASS_KO.NF_MONO_RO.HelpText" dlg:tabstop="false" dlg:strict-format="true" dlg:decimal-accuracy="3" dlg:value="0" dlg:value-min="0"/>
    <dlg:numericfield dlg:style-id="5" dlg:id="NF_PROC4" dlg:tab-index="45" dlg:left="264" dlg:top="156" dlg:width="20" dlg:height="12" dlg:help-text="&amp;1140.DIALOG_MASS_KO.NF_PROC4.HelpText" dlg:tabstop="false" dlg:strict-format="true" dlg:value="0" dlg:value-min="0" dlg:value-max="100"/>
    <dlg:numericfield dlg:style-id="5" dlg:id="NF_PROC5" dlg:tab-index="46" dlg:left="264" dlg:top="170" dlg:width="20" dlg:height="12" dlg:help-text="&amp;1141.DIALOG_MASS_KO.NF_PROC5.HelpText" dlg:tabstop="false" dlg:strict-format="true" dlg:value="0" dlg:value-min="0" dlg:value-max="100"/>
    <dlg:numericfield dlg:style-id="5" dlg:id="NF_PROC6" dlg:tab-index="47" dlg:left="264" dlg:top="184" dlg:width="20" dlg:height="12" dlg:help-text="&amp;1142.DIALOG_MASS_KO.NF_PROC6.HelpText" dlg:tabstop="false" dlg:strict-format="true" dlg:value="0" dlg:value-min="0" dlg:value-max="100"/>
    <dlg:numericfield dlg:style-id="5" dlg:id="NF_PROC7" dlg:tab-index="48" dlg:left="264" dlg:top="198" dlg:width="20" dlg:height="12" dlg:help-text="&amp;1143.DIALOG_MASS_KO.NF_PROC7.HelpText" dlg:tabstop="false" dlg:strict-format="true" dlg:value="0" dlg:value-min="0" dlg:value-max="100"/>
    <dlg:numericfield dlg:style-id="5" dlg:id="NF_PROC8" dlg:tab-index="49" dlg:left="264" dlg:top="212" dlg:width="20" dlg:height="12" dlg:help-text="&amp;1144.DIALOG_MASS_KO.NF_PROC8.HelpText" dlg:tabstop="false" dlg:strict-format="true" dlg:value="0" dlg:value-min="0" dlg:value-max="100"/>
    <dlg:numericfield dlg:style-id="5" dlg:id="NF_PROC9" dlg:tab-index="50" dlg:left="264" dlg:top="226" dlg:width="20" dlg:height="12" dlg:help-text="&amp;1145.DIALOG_MASS_KO.NF_PROC9.HelpText" dlg:tabstop="false" dlg:strict-format="true" dlg:value="0" dlg:value-min="0" dlg:value-max="100"/>
    <dlg:numericfield dlg:style-id="5" dlg:id="NF_PROC10" dlg:tab-index="51" dlg:left="264" dlg:top="240" dlg:width="20" dlg:height="12" dlg:help-text="&amp;1146.DIALOG_MASS_KO.NF_PROC10.HelpText" dlg:tabstop="false" dlg:strict-format="true" dlg:value="0" dlg:value-min="0" dlg:value-max="100"/>
    <dlg:numericfield dlg:style-id="5" dlg:id="NF_PROC11" dlg:tab-index="52" dlg:left="264" dlg:top="254" dlg:width="20" dlg:height="12" dlg:help-text="&amp;1147.DIALOG_MASS_KO.NF_PROC11.HelpText" dlg:tabstop="false" dlg:strict-format="true" dlg:value="0" dlg:value-min="0" dlg:value-max="100"/>
    <dlg:numericfield dlg:style-id="5" dlg:id="NF_PROC12" dlg:tab-index="53" dlg:left="264" dlg:top="268" dlg:width="20" dlg:height="12" dlg:help-text="&amp;1148.DIALOG_MASS_KO.NF_PROC12.HelpText" dlg:tabstop="false" dlg:strict-format="true" dlg:value="0" dlg:value-min="0" dlg:value-max="100"/>
    <dlg:numericfield dlg:style-id="5" dlg:id="NF_PROC13" dlg:tab-index="54" dlg:left="264" dlg:top="282" dlg:width="20" dlg:height="12" dlg:help-text="&amp;1149.DIALOG_MASS_KO.NF_PROC13.HelpText" dlg:tabstop="false" dlg:strict-format="true" dlg:value="0" dlg:value-min="0" dlg:value-max="100"/>
    <dlg:numericfield dlg:style-id="5" dlg:id="NF_PROC14" dlg:tab-index="55" dlg:left="264" dlg:top="296" dlg:width="20" dlg:height="12" dlg:help-text="&amp;1150.DIALOG_MASS_KO.NF_PROC14.HelpText" dlg:tabstop="false" dlg:strict-format="true" dlg:value="0" dlg:value-min="0" dlg:value-max="100"/>
    <dlg:numericfield dlg:style-id="5" dlg:id="NF_ROM4" dlg:tab-index="56" dlg:left="287" dlg:top="156" dlg:width="37" dlg:height="12" dlg:help-text="&amp;1151.DIALOG_MASS_KO.NF_ROM4.HelpText" dlg:tabstop="false" dlg:strict-format="true" dlg:decimal-accuracy="3" dlg:value="0" dlg:value-min="0"/>
    <dlg:numericfield dlg:style-id="5" dlg:id="NF_ROM5" dlg:tab-index="57" dlg:left="287" dlg:top="170" dlg:width="37" dlg:height="12" dlg:help-text="&amp;1152.DIALOG_MASS_KO.NF_ROM5.HelpText" dlg:tabstop="false" dlg:strict-format="true" dlg:decimal-accuracy="3" dlg:value="0" dlg:value-min="0"/>
    <dlg:numericfield dlg:style-id="5" dlg:id="NF_ROM6" dlg:tab-index="58" dlg:left="287" dlg:top="184" dlg:width="37" dlg:height="12" dlg:help-text="&amp;1153.DIALOG_MASS_KO.NF_ROM6.HelpText" dlg:tabstop="false" dlg:strict-format="true" dlg:decimal-accuracy="3" dlg:value="0" dlg:value-min="0"/>
    <dlg:numericfield dlg:style-id="5" dlg:id="NF_ROM7" dlg:tab-index="59" dlg:left="287" dlg:top="198" dlg:width="37" dlg:height="12" dlg:help-text="&amp;1154.DIALOG_MASS_KO.NF_ROM7.HelpText" dlg:tabstop="false" dlg:strict-format="true" dlg:decimal-accuracy="3" dlg:value="0" dlg:value-min="0"/>
    <dlg:numericfield dlg:style-id="5" dlg:id="NF_ROM8" dlg:tab-index="60" dlg:left="287" dlg:top="212" dlg:width="37" dlg:height="12" dlg:help-text="&amp;1155.DIALOG_MASS_KO.NF_ROM8.HelpText" dlg:tabstop="false" dlg:strict-format="true" dlg:decimal-accuracy="3" dlg:value="0" dlg:value-min="0"/>
    <dlg:numericfield dlg:style-id="5" dlg:id="NF_ROM9" dlg:tab-index="61" dlg:left="287" dlg:top="226" dlg:width="37" dlg:height="12" dlg:help-text="&amp;1156.DIALOG_MASS_KO.NF_ROM9.HelpText" dlg:tabstop="false" dlg:strict-format="true" dlg:decimal-accuracy="3" dlg:value="0" dlg:value-min="0"/>
    <dlg:numericfield dlg:style-id="5" dlg:id="NF_ROM10" dlg:tab-index="62" dlg:left="287" dlg:top="240" dlg:width="37" dlg:height="12" dlg:help-text="&amp;1157.DIALOG_MASS_KO.NF_ROM10.HelpText" dlg:tabstop="false" dlg:strict-format="true" dlg:decimal-accuracy="3" dlg:value="0" dlg:value-min="0"/>
    <dlg:numericfield dlg:style-id="5" dlg:id="NF_ROM11" dlg:tab-index="63" dlg:left="287" dlg:top="254" dlg:width="37" dlg:height="12" dlg:help-text="&amp;1158.DIALOG_MASS_KO.NF_ROM11.HelpText" dlg:tabstop="false" dlg:strict-format="true" dlg:decimal-accuracy="3" dlg:value="0" dlg:value-min="0"/>
    <dlg:numericfield dlg:style-id="5" dlg:id="NF_ROM12" dlg:tab-index="64" dlg:left="287" dlg:top="268" dlg:width="37" dlg:height="12" dlg:help-text="&amp;1159.DIALOG_MASS_KO.NF_ROM12.HelpText" dlg:tabstop="false" dlg:strict-format="true" dlg:decimal-accuracy="3" dlg:value="0" dlg:value-min="0"/>
    <dlg:numericfield dlg:style-id="5" dlg:id="NF_ROM13" dlg:tab-index="65" dlg:left="287" dlg:top="282" dlg:width="37" dlg:height="12" dlg:help-text="&amp;1160.DIALOG_MASS_KO.NF_ROM13.HelpText" dlg:tabstop="false" dlg:strict-format="true" dlg:decimal-accuracy="3" dlg:value="0" dlg:value-min="0"/>
    <dlg:numericfield dlg:style-id="5" dlg:id="NF_ROM14" dlg:tab-index="66" dlg:left="287" dlg:top="296" dlg:width="37" dlg:height="12" dlg:help-text="&amp;1161.DIALOG_MASS_KO.NF_ROM14.HelpText" dlg:tabstop="false" dlg:strict-format="true" dlg:decimal-accuracy="3" dlg:value="0" dlg:value-min="0"/>
    <dlg:numericfield dlg:style-id="7" dlg:id="NF_M1" dlg:tab-index="68" dlg:left="329" dlg:top="114" dlg:width="37" dlg:height="12" dlg:help-text="&amp;1162.DIALOG_MASS_KO.NF_M1.HelpText" dlg:tabstop="false" dlg:readonly="true" dlg:strict-format="true" dlg:decimal-accuracy="3" dlg:value="0" dlg:value-min="0"/>
    <dlg:numericfield dlg:style-id="7" dlg:id="NF_M2" dlg:tab-index="69" dlg:left="329" dlg:top="128" dlg:width="37" dlg:height="12" dlg:help-text="&amp;1163.DIALOG_MASS_KO.NF_M2.HelpText" dlg:tabstop="false" dlg:readonly="true" dlg:strict-format="true" dlg:decimal-accuracy="3" dlg:value="0" dlg:value-min="0"/>
    <dlg:numericfield dlg:style-id="7" dlg:id="NF_M3" dlg:tab-index="70" dlg:left="329" dlg:top="142" dlg:width="37" dlg:height="12" dlg:help-text="&amp;1164.DIALOG_MASS_KO.NF_M3.HelpText" dlg:tabstop="false" dlg:readonly="true" dlg:strict-format="true" dlg:decimal-accuracy="3" dlg:value="0" dlg:value-min="0"/>
    <dlg:numericfield dlg:style-id="7" dlg:id="NF_M4" dlg:tab-index="71" dlg:left="329" dlg:top="156" dlg:width="37" dlg:height="12" dlg:help-text="&amp;1165.DIALOG_MASS_KO.NF_M4.HelpText" dlg:tabstop="false" dlg:readonly="true" dlg:strict-format="true" dlg:decimal-accuracy="3" dlg:value="0" dlg:value-min="0"/>
    <dlg:numericfield dlg:style-id="7" dlg:id="NF_M5" dlg:tab-index="72" dlg:left="329" dlg:top="170" dlg:width="37" dlg:height="12" dlg:help-text="&amp;1166.DIALOG_MASS_KO.NF_M5.HelpText" dlg:tabstop="false" dlg:readonly="true" dlg:strict-format="true" dlg:decimal-accuracy="3" dlg:value="0" dlg:value-min="0"/>
    <dlg:numericfield dlg:style-id="7" dlg:id="NF_M6" dlg:tab-index="73" dlg:left="329" dlg:top="184" dlg:width="37" dlg:height="12" dlg:help-text="&amp;1167.DIALOG_MASS_KO.NF_M6.HelpText" dlg:tabstop="false" dlg:readonly="true" dlg:strict-format="true" dlg:decimal-accuracy="3" dlg:value="0" dlg:value-min="0"/>
    <dlg:numericfield dlg:style-id="7" dlg:id="NF_M7" dlg:tab-index="74" dlg:left="329" dlg:top="198" dlg:width="37" dlg:height="12" dlg:help-text="&amp;1168.DIALOG_MASS_KO.NF_M7.HelpText" dlg:tabstop="false" dlg:readonly="true" dlg:strict-format="true" dlg:decimal-accuracy="3" dlg:value="0" dlg:value-min="0"/>
    <dlg:numericfield dlg:style-id="7" dlg:id="NF_M8" dlg:tab-index="75" dlg:left="329" dlg:top="212" dlg:width="37" dlg:height="12" dlg:help-text="&amp;1169.DIALOG_MASS_KO.NF_M8.HelpText" dlg:tabstop="false" dlg:readonly="true" dlg:strict-format="true" dlg:decimal-accuracy="3" dlg:value="0" dlg:value-min="0"/>
    <dlg:numericfield dlg:style-id="7" dlg:id="NF_M9" dlg:tab-index="76" dlg:left="329" dlg:top="226" dlg:width="37" dlg:height="12" dlg:help-text="&amp;1170.DIALOG_MASS_KO.NF_M9.HelpText" dlg:tabstop="false" dlg:readonly="true" dlg:strict-format="true" dlg:decimal-accuracy="3" dlg:value="0" dlg:value-min="0"/>
    <dlg:numericfield dlg:style-id="7" dlg:id="NF_M10" dlg:tab-index="77" dlg:left="329" dlg:top="240" dlg:width="37" dlg:height="12" dlg:help-text="&amp;1171.DIALOG_MASS_KO.NF_M10.HelpText" dlg:tabstop="false" dlg:readonly="true" dlg:strict-format="true" dlg:decimal-accuracy="3" dlg:value="0" dlg:value-min="0"/>
    <dlg:numericfield dlg:style-id="7" dlg:id="NF_M11" dlg:tab-index="78" dlg:left="329" dlg:top="254" dlg:width="37" dlg:height="12" dlg:help-text="&amp;1172.DIALOG_MASS_KO.NF_M11.HelpText" dlg:tabstop="false" dlg:readonly="true" dlg:strict-format="true" dlg:decimal-accuracy="3" dlg:value="0" dlg:value-min="0"/>
    <dlg:numericfield dlg:style-id="7" dlg:id="NF_M12" dlg:tab-index="79" dlg:left="329" dlg:top="268" dlg:width="37" dlg:height="12" dlg:help-text="&amp;1173.DIALOG_MASS_KO.NF_M12.HelpText" dlg:tabstop="false" dlg:readonly="true" dlg:strict-format="true" dlg:decimal-accuracy="3" dlg:value="0" dlg:value-min="0"/>
    <dlg:numericfield dlg:style-id="7" dlg:id="NF_M13" dlg:tab-index="80" dlg:left="329" dlg:top="282" dlg:width="37" dlg:height="12" dlg:help-text="&amp;1174.DIALOG_MASS_KO.NF_M13.HelpText" dlg:tabstop="false" dlg:readonly="true" dlg:strict-format="true" dlg:decimal-accuracy="3" dlg:value="0" dlg:value-min="0"/>
    <dlg:numericfield dlg:style-id="7" dlg:id="NF_M14" dlg:tab-index="81" dlg:left="329" dlg:top="296" dlg:width="37" dlg:height="12" dlg:help-text="&amp;1175.DIALOG_MASS_KO.NF_M14.HelpText" dlg:tabstop="false" dlg:readonly="true" dlg:strict-format="true" dlg:decimal-accuracy="3" dlg:value="0" dlg:value-min="0"/>
    <dlg:numericfield dlg:style-id="7" dlg:id="NF_J1" dlg:tab-index="89" dlg:left="381" dlg:top="114" dlg:width="37" dlg:height="12" dlg:help-text="&amp;1176.DIALOG_MASS_KO.NF_J1.HelpText" dlg:tabstop="false" dlg:readonly="true" dlg:strict-format="true" dlg:decimal-accuracy="3" dlg:value="0" dlg:value-min="0"/>
    <dlg:numericfield dlg:style-id="7" dlg:id="NF_J2" dlg:tab-index="90" dlg:left="381" dlg:top="128" dlg:width="37" dlg:height="12" dlg:help-text="&amp;1177.DIALOG_MASS_KO.NF_J2.HelpText" dlg:tabstop="false" dlg:readonly="true" dlg:strict-format="true" dlg:decimal-accuracy="3" dlg:value="0" dlg:value-min="0"/>
    <dlg:numericfield dlg:style-id="7" dlg:id="NF_J3" dlg:tab-index="91" dlg:left="381" dlg:top="142" dlg:width="37" dlg:height="12" dlg:help-text="&amp;1178.DIALOG_MASS_KO.NF_J3.HelpText" dlg:tabstop="false" dlg:readonly="true" dlg:strict-format="true" dlg:decimal-accuracy="3" dlg:value="0" dlg:value-min="0"/>
    <dlg:numericfield dlg:style-id="7" dlg:id="NF_J4" dlg:tab-index="92" dlg:left="381" dlg:top="156" dlg:width="37" dlg:height="12" dlg:help-text="&amp;1179.DIALOG_MASS_KO.NF_J4.HelpText" dlg:tabstop="false" dlg:readonly="true" dlg:strict-format="true" dlg:decimal-accuracy="3" dlg:value="0" dlg:value-min="0"/>
    <dlg:numericfield dlg:style-id="7" dlg:id="NF_J5" dlg:tab-index="93" dlg:left="381" dlg:top="170" dlg:width="37" dlg:height="12" dlg:help-text="&amp;1180.DIALOG_MASS_KO.NF_J5.HelpText" dlg:tabstop="false" dlg:readonly="true" dlg:strict-format="true" dlg:decimal-accuracy="3" dlg:value="0" dlg:value-min="0"/>
    <dlg:numericfield dlg:style-id="7" dlg:id="NF_J6" dlg:tab-index="94" dlg:left="381" dlg:top="184" dlg:width="37" dlg:height="12" dlg:help-text="&amp;1181.DIALOG_MASS_KO.NF_J6.HelpText" dlg:tabstop="false" dlg:readonly="true" dlg:strict-format="true" dlg:decimal-accuracy="3" dlg:value="0" dlg:value-min="0"/>
    <dlg:numericfield dlg:style-id="7" dlg:id="NF_J7" dlg:tab-index="95" dlg:left="381" dlg:top="198" dlg:width="37" dlg:height="12" dlg:help-text="&amp;1182.DIALOG_MASS_KO.NF_J7.HelpText" dlg:tabstop="false" dlg:readonly="true" dlg:strict-format="true" dlg:decimal-accuracy="3" dlg:value="0" dlg:value-min="0"/>
    <dlg:numericfield dlg:style-id="7" dlg:id="NF_J8" dlg:tab-index="96" dlg:left="381" dlg:top="212" dlg:width="37" dlg:height="12" dlg:help-text="&amp;1183.DIALOG_MASS_KO.NF_J8.HelpText" dlg:tabstop="false" dlg:readonly="true" dlg:strict-format="true" dlg:decimal-accuracy="3" dlg:value="0" dlg:value-min="0"/>
    <dlg:numericfield dlg:style-id="7" dlg:id="NF_J9" dlg:tab-index="97" dlg:left="381" dlg:top="226" dlg:width="37" dlg:height="12" dlg:help-text="&amp;1184.DIALOG_MASS_KO.NF_J9.HelpText" dlg:tabstop="false" dlg:readonly="true" dlg:strict-format="true" dlg:decimal-accuracy="3" dlg:value="0" dlg:value-min="0"/>
    <dlg:numericfield dlg:style-id="7" dlg:id="NF_J10" dlg:tab-index="98" dlg:left="381" dlg:top="240" dlg:width="37" dlg:height="12" dlg:help-text="&amp;1185.DIALOG_MASS_KO.NF_J10.HelpText" dlg:tabstop="false" dlg:readonly="true" dlg:strict-format="true" dlg:decimal-accuracy="3" dlg:value="0" dlg:value-min="0"/>
    <dlg:numericfield dlg:style-id="7" dlg:id="NF_J11" dlg:tab-index="99" dlg:left="381" dlg:top="254" dlg:width="37" dlg:height="12" dlg:help-text="&amp;1186.DIALOG_MASS_KO.NF_J11.HelpText" dlg:tabstop="false" dlg:readonly="true" dlg:strict-format="true" dlg:decimal-accuracy="3" dlg:value="0" dlg:value-min="0"/>
    <dlg:numericfield dlg:style-id="7" dlg:id="NF_J12" dlg:tab-index="100" dlg:left="381" dlg:top="268" dlg:width="37" dlg:height="12" dlg:help-text="&amp;1187.DIALOG_MASS_KO.NF_J12.HelpText" dlg:tabstop="false" dlg:readonly="true" dlg:strict-format="true" dlg:decimal-accuracy="3" dlg:value="0" dlg:value-min="0"/>
    <dlg:numericfield dlg:style-id="7" dlg:id="NF_J13" dlg:tab-index="101" dlg:left="381" dlg:top="282" dlg:width="37" dlg:height="12" dlg:help-text="&amp;1188.DIALOG_MASS_KO.NF_J13.HelpText" dlg:tabstop="false" dlg:readonly="true" dlg:strict-format="true" dlg:decimal-accuracy="3" dlg:value="0" dlg:value-min="0"/>
    <dlg:numericfield dlg:style-id="7" dlg:id="NF_J14" dlg:tab-index="102" dlg:left="381" dlg:top="296" dlg:width="37" dlg:height="12" dlg:help-text="&amp;1189.DIALOG_MASS_KO.NF_J14.HelpText" dlg:tabstop="false" dlg:readonly="true" dlg:strict-format="true" dlg:decimal-accuracy="3" dlg:value="0" dlg:value-min="0"/>
    <dlg:numericfield dlg:style-id="5" dlg:id="NF_JDOP" dlg:tab-index="35" dlg:left="423" dlg:top="212" dlg:width="37" dlg:height="12" dlg:help-text="&amp;1190.DIALOG_MASS_KO.NF_JDOP.HelpText" dlg:tabstop="false" dlg:strict-format="true" dlg:decimal-accuracy="3" dlg:value="0"/>
    <dlg:numericfield dlg:style-id="7" dlg:id="NF_JKORD" dlg:tab-index="130" dlg:left="423" dlg:top="240" dlg:width="37" dlg:height="12" dlg:help-text="&amp;1191.DIALOG_MASS_KO.NF_JKORD.HelpText" dlg:tabstop="false" dlg:readonly="true" dlg:strict-format="true" dlg:decimal-accuracy="3" dlg:value="0"/>
    <dlg:numericfield dlg:style-id="7" dlg:id="NF_JPROT" dlg:tab-index="131" dlg:left="423" dlg:top="254" dlg:width="37" dlg:height="12" dlg:help-text="&amp;1192.DIALOG_MASS_KO.NF_JPROT.HelpText" dlg:tabstop="false" dlg:readonly="true" dlg:strict-format="true" dlg:decimal-accuracy="3" dlg:value="0"/>
    <dlg:numericfield dlg:style-id="7" dlg:id="NF_JKOL" dlg:tab-index="132" dlg:left="423" dlg:top="268" dlg:width="37" dlg:height="12" dlg:help-text="&amp;1193.DIALOG_MASS_KO.NF_JKOL.HelpText" dlg:tabstop="false" dlg:readonly="true" dlg:strict-format="true" dlg:decimal-accuracy="3" dlg:value="0"/>
    <dlg:numericfield dlg:style-id="7" dlg:id="NF_JWIN" dlg:tab-index="134" dlg:left="423" dlg:top="296" dlg:width="37" dlg:height="12" dlg:help-text="&amp;1194.DIALOG_MASS_KO.NF_JWIN.HelpText" dlg:tabstop="false" dlg:readonly="true" dlg:strict-format="true" dlg:decimal-accuracy="3" dlg:value="0"/>
    <dlg:numericfield dlg:style-id="7" dlg:id="NF_JWSTU" dlg:tab-index="129" dlg:left="423" dlg:top="226" dlg:width="37" dlg:height="12" dlg:help-text="&amp;1195.DIALOG_MASS_KO.NF_JWSTU.HelpText" dlg:tabstop="false" dlg:readonly="true" dlg:strict-format="true" dlg:decimal-accuracy="3" dlg:value="0"/>
    <dlg:numericfield dlg:style-id="7" dlg:id="NF_JSTU" dlg:tab-index="133" dlg:left="423" dlg:top="282" dlg:width="37" dlg:height="12" dlg:help-text="&amp;1196.DIALOG_MASS_KO.NF_JSTU.HelpText" dlg:tabstop="false" dlg:readonly="true" dlg:strict-format="true" dlg:decimal-accuracy="3" dlg:value="0"/>
  </dlg:bulletinboard>
</dlg:window>
</file>

<file path=Dialogs/NABOR_KOLES/DIALOG_MEX_KO.xml><?xml version="1.0" encoding="utf-8"?>
<!DOCTYPE window  PUBLIC '-//OpenOffice.org//DTD OfficeDocument 1.0//EN'  'dialog.dtd'>
<dlg:window xmlns:dlg="http://openoffice.org/2000/dialog" xmlns:script="http://openoffice.org/2000/script" dlg:style-id="6" dlg:id="DIALOG_MEX_KO" dlg:left="4" dlg:top="5" dlg:width="491" dlg:height="334" dlg:help-text="&amp;1197.DIALOG_MEX_KO.HelpText" dlg:closeable="true" dlg:moveable="true" dlg:title="&amp;1198.DIALOG_MEX_KO.Title">
  <dlg:styles>
    <dlg:style dlg:style-id="0" dlg:font-name="Impact" dlg:font-height="12" dlg:font-stylename="Обычный" dlg:font-family="swiss" dlg:font-weight="100"/>
    <dlg:style dlg:style-id="1" dlg:font-name="Arial" dlg:font-height="12" dlg:font-stylename="Полужирный" dlg:font-family="swiss" dlg:font-weight="150"/>
    <dlg:style dlg:style-id="2" dlg:font-name="Tahoma" dlg:font-height="8" dlg:font-stylename="Обычный" dlg:font-family="swiss" dlg:font-weight="100"/>
    <dlg:style dlg:style-id="3" dlg:border="simple" dlg:font-name="Arial" dlg:font-height="12" dlg:font-stylename="Обычный" dlg:font-family="swiss" dlg:font-weight="150"/>
    <dlg:style dlg:style-id="4" dlg:background-color="0xc0c0c0" dlg:font-name="Arial" dlg:font-height="12" dlg:font-stylename="Обычный" dlg:font-family="swiss" dlg:font-weight="150"/>
    <dlg:style dlg:style-id="5" dlg:background-color="0xc0c0c0" dlg:border="simple" dlg:font-name="Arial" dlg:font-height="12" dlg:font-stylename="Обычный" dlg:font-family="swiss" dlg:font-weight="150"/>
    <dlg:style dlg:style-id="6" dlg:background-color="0xffffff"/>
  </dlg:styles>
  <dlg:bulletinboard>
    <dlg:text dlg:style-id="0" dlg:id="Label1" dlg:tab-index="5" dlg:left="55" dlg:top="82" dlg:width="9" dlg:height="12" dlg:help-text="&amp;1199.DIALOG_MEX_KO.Label1.HelpText" dlg:value="&amp;1200.DIALOG_MEX_KO.Label1.Label" dlg:align="center" dlg:tabstop="false"/>
    <dlg:text dlg:style-id="0" dlg:id="Label2" dlg:tab-index="6" dlg:left="55" dlg:top="96" dlg:width="9" dlg:height="12" dlg:help-text="&amp;1201.DIALOG_MEX_KO.Label2.HelpText" dlg:value="&amp;1202.DIALOG_MEX_KO.Label2.Label" dlg:align="center" dlg:tabstop="false"/>
    <dlg:text dlg:style-id="0" dlg:id="Label3" dlg:tab-index="7" dlg:left="55" dlg:top="110" dlg:width="9" dlg:height="12" dlg:help-text="&amp;1203.DIALOG_MEX_KO.Label3.HelpText" dlg:value="&amp;1204.DIALOG_MEX_KO.Label3.Label" dlg:align="center" dlg:tabstop="false"/>
    <dlg:text dlg:style-id="0" dlg:id="Label4" dlg:tab-index="8" dlg:left="55" dlg:top="124" dlg:width="9" dlg:height="12" dlg:help-text="&amp;1205.DIALOG_MEX_KO.Label4.HelpText" dlg:value="&amp;1206.DIALOG_MEX_KO.Label4.Label" dlg:align="center" dlg:tabstop="false"/>
    <dlg:text dlg:style-id="0" dlg:id="Label5" dlg:tab-index="9" dlg:left="55" dlg:top="138" dlg:width="9" dlg:height="12" dlg:help-text="&amp;1207.DIALOG_MEX_KO.Label5.HelpText" dlg:value="&amp;1208.DIALOG_MEX_KO.Label5.Label" dlg:align="center" dlg:tabstop="false"/>
    <dlg:text dlg:style-id="1" dlg:id="Label6" dlg:tab-index="10" dlg:left="67" dlg:top="152" dlg:width="37" dlg:height="12" dlg:help-text="&amp;1209.DIALOG_MEX_KO.Label6.HelpText" dlg:value="&amp;1210.DIALOG_MEX_KO.Label6.Label" dlg:align="center" dlg:tabstop="false"/>
    <dlg:text dlg:style-id="1" dlg:id="Label7" dlg:tab-index="11" dlg:left="67" dlg:top="68" dlg:width="37" dlg:height="12" dlg:help-text="&amp;1211.DIALOG_MEX_KO.Label7.HelpText" dlg:value="&amp;1212.DIALOG_MEX_KO.Label7.Label" dlg:align="center" dlg:tabstop="false"/>
    <dlg:text dlg:style-id="1" dlg:id="Label13" dlg:tab-index="17" dlg:left="16" dlg:top="152" dlg:width="37" dlg:height="12" dlg:help-text="&amp;1213.DIALOG_MEX_KO.Label13.HelpText" dlg:value="&amp;1214.DIALOG_MEX_KO.Label13.Label" dlg:align="center" dlg:tabstop="false"/>
    <dlg:text dlg:style-id="1" dlg:id="Label14" dlg:tab-index="18" dlg:left="16" dlg:top="68" dlg:width="45" dlg:height="12" dlg:help-text="&amp;1215.DIALOG_MEX_KO.Label14.HelpText" dlg:value="&amp;1216.DIALOG_MEX_KO.Label14.Label" dlg:align="center" dlg:tabstop="false"/>
    <dlg:text dlg:style-id="0" dlg:id="Label8" dlg:tab-index="24" dlg:left="223" dlg:top="82" dlg:width="9" dlg:height="12" dlg:help-text="&amp;1217.DIALOG_MEX_KO.Label8.HelpText" dlg:value="&amp;1218.DIALOG_MEX_KO.Label8.Label" dlg:align="center" dlg:tabstop="false"/>
    <dlg:text dlg:style-id="0" dlg:id="Label9" dlg:tab-index="25" dlg:left="223" dlg:top="96" dlg:width="9" dlg:height="12" dlg:help-text="&amp;1219.DIALOG_MEX_KO.Label9.HelpText" dlg:value="&amp;1220.DIALOG_MEX_KO.Label9.Label" dlg:align="center" dlg:tabstop="false"/>
    <dlg:text dlg:style-id="0" dlg:id="Label10" dlg:tab-index="26" dlg:left="223" dlg:top="110" dlg:width="9" dlg:height="12" dlg:help-text="&amp;1221.DIALOG_MEX_KO.Label10.HelpText" dlg:value="&amp;1222.DIALOG_MEX_KO.Label10.Label" dlg:align="center" dlg:tabstop="false"/>
    <dlg:text dlg:style-id="0" dlg:id="Label11" dlg:tab-index="27" dlg:left="223" dlg:top="124" dlg:width="9" dlg:height="12" dlg:help-text="&amp;1223.DIALOG_MEX_KO.Label11.HelpText" dlg:value="&amp;1224.DIALOG_MEX_KO.Label11.Label" dlg:align="center" dlg:tabstop="false"/>
    <dlg:text dlg:style-id="0" dlg:id="Label12" dlg:tab-index="28" dlg:left="223" dlg:top="138" dlg:width="9" dlg:height="12" dlg:help-text="&amp;1225.DIALOG_MEX_KO.Label12.HelpText" dlg:value="&amp;1226.DIALOG_MEX_KO.Label12.Label" dlg:align="center" dlg:tabstop="false"/>
    <dlg:text dlg:style-id="1" dlg:id="Label15" dlg:tab-index="29" dlg:left="284" dlg:top="126" dlg:width="25" dlg:height="12" dlg:help-text="&amp;1227.DIALOG_MEX_KO.Label15.HelpText" dlg:value="&amp;1228.DIALOG_MEX_KO.Label15.Label" dlg:align="right" dlg:tabstop="false"/>
    <dlg:text dlg:style-id="1" dlg:id="Label16" dlg:tab-index="30" dlg:left="235" dlg:top="68" dlg:width="37" dlg:height="12" dlg:help-text="&amp;1229.DIALOG_MEX_KO.Label16.HelpText" dlg:value="&amp;1230.DIALOG_MEX_KO.Label16.Label" dlg:align="center" dlg:tabstop="false"/>
    <dlg:text dlg:style-id="1" dlg:id="Label17" dlg:tab-index="36" dlg:left="184" dlg:top="152" dlg:width="37" dlg:height="12" dlg:help-text="&amp;1231.DIALOG_MEX_KO.Label17.HelpText" dlg:value="&amp;1232.DIALOG_MEX_KO.Label17.Label" dlg:align="center" dlg:tabstop="false"/>
    <dlg:text dlg:style-id="1" dlg:id="Label18" dlg:tab-index="37" dlg:left="184" dlg:top="68" dlg:width="45" dlg:height="12" dlg:help-text="&amp;1233.DIALOG_MEX_KO.Label18.HelpText" dlg:value="&amp;1234.DIALOG_MEX_KO.Label18.Label" dlg:align="center" dlg:tabstop="false"/>
    <dlg:text dlg:style-id="1" dlg:id="Label19" dlg:tab-index="38" dlg:left="182" dlg:top="10" dlg:width="93" dlg:height="36" dlg:help-text="&amp;1235.DIALOG_MEX_KO.Label19.HelpText" dlg:value="&amp;1236.DIALOG_MEX_KO.Label19.Label" dlg:align="center" dlg:multiline="true" dlg:tabstop="false"/>
    <dlg:text dlg:style-id="1" dlg:id="Label20" dlg:tab-index="39" dlg:left="10" dlg:top="10" dlg:width="106" dlg:height="35" dlg:help-text="&amp;1237.DIALOG_MEX_KO.Label20.HelpText" dlg:value="&amp;1238.DIALOG_MEX_KO.Label20.Label" dlg:align="center" dlg:multiline="true" dlg:tabstop="false"/>
    <dlg:fixedline dlg:id="FixedLine1" dlg:tab-index="40" dlg:left="176" dlg:top="6" dlg:width="1" dlg:height="265" dlg:help-text="&amp;1239.DIALOG_MEX_KO.FixedLine1.HelpText" dlg:value="&amp;1240.DIALOG_MEX_KO.FixedLine1.Label" dlg:align="vertical"/>
    <dlg:text dlg:style-id="1" dlg:id="Label21" dlg:tab-index="41" dlg:left="8" dlg:top="205" dlg:width="165" dlg:height="12" dlg:help-text="&amp;1241.DIALOG_MEX_KO.Label21.HelpText" dlg:value="&amp;1242.DIALOG_MEX_KO.Label21.Label" dlg:multiline="true" dlg:tabstop="false"/>
    <dlg:text dlg:style-id="1" dlg:id="Label22" dlg:tab-index="42" dlg:left="8" dlg:top="218" dlg:width="137" dlg:height="12" dlg:help-text="&amp;1243.DIALOG_MEX_KO.Label22.HelpText" dlg:value="&amp;1244.DIALOG_MEX_KO.Label22.Label" dlg:multiline="true" dlg:tabstop="false"/>
    <dlg:text dlg:style-id="1" dlg:id="Label23" dlg:tab-index="43" dlg:left="8" dlg:top="191" dlg:width="157" dlg:height="12" dlg:help-text="&amp;1245.DIALOG_MEX_KO.Label23.HelpText" dlg:value="&amp;1246.DIALOG_MEX_KO.Label23.Label" dlg:multiline="true" dlg:tabstop="false"/>
    <dlg:text dlg:style-id="1" dlg:id="Label24" dlg:tab-index="44" dlg:left="8" dlg:top="177" dlg:width="144" dlg:height="12" dlg:help-text="&amp;1247.DIALOG_MEX_KO.Label24.HelpText" dlg:value="&amp;1248.DIALOG_MEX_KO.Label24.Label" dlg:multiline="true" dlg:tabstop="false"/>
    <dlg:text dlg:style-id="1" dlg:id="Label25" dlg:tab-index="50" dlg:left="284" dlg:top="140" dlg:width="25" dlg:height="12" dlg:help-text="&amp;1249.DIALOG_MEX_KO.Label25.HelpText" dlg:value="&amp;1250.DIALOG_MEX_KO.Label25.Label" dlg:align="right" dlg:tabstop="false"/>
    <dlg:text dlg:style-id="1" dlg:id="Label26" dlg:tab-index="51" dlg:left="282" dlg:top="10" dlg:width="117" dlg:height="38" dlg:help-text="&amp;1251.DIALOG_MEX_KO.Label26.HelpText" dlg:value="&amp;1252.DIALOG_MEX_KO.Label26.Label" dlg:align="center" dlg:multiline="true" dlg:tabstop="false"/>
    <dlg:text dlg:style-id="1" dlg:id="Label27" dlg:tab-index="52" dlg:left="350" dlg:top="84" dlg:width="21" dlg:height="12" dlg:help-text="&amp;1253.DIALOG_MEX_KO.Label27.HelpText" dlg:value="&amp;1254.DIALOG_MEX_KO.Label27.Label" dlg:tabstop="false"/>
    <dlg:text dlg:style-id="1" dlg:id="Label28" dlg:tab-index="53" dlg:left="284" dlg:top="112" dlg:width="25" dlg:height="12" dlg:help-text="&amp;1255.DIALOG_MEX_KO.Label28.HelpText" dlg:value="&amp;1256.DIALOG_MEX_KO.Label28.Label" dlg:align="right" dlg:tabstop="false"/>
    <dlg:text dlg:style-id="1" dlg:id="Label29" dlg:tab-index="54" dlg:left="284" dlg:top="98" dlg:width="25" dlg:height="12" dlg:help-text="&amp;1257.DIALOG_MEX_KO.Label29.HelpText" dlg:value="&amp;1258.DIALOG_MEX_KO.Label29.Label" dlg:align="right" dlg:tabstop="false"/>
    <dlg:text dlg:style-id="1" dlg:id="Label30" dlg:tab-index="55" dlg:left="284" dlg:top="84" dlg:width="25" dlg:height="12" dlg:help-text="&amp;1259.DIALOG_MEX_KO.Label30.HelpText" dlg:value="&amp;1260.DIALOG_MEX_KO.Label30.Label" dlg:align="right" dlg:tabstop="false"/>
    <dlg:text dlg:style-id="1" dlg:id="Label31" dlg:tab-index="56" dlg:left="350" dlg:top="140" dlg:width="21" dlg:height="12" dlg:help-text="&amp;1261.DIALOG_MEX_KO.Label31.HelpText" dlg:value="&amp;1262.DIALOG_MEX_KO.Label31.Label" dlg:tabstop="false"/>
    <dlg:text dlg:style-id="1" dlg:id="Label34" dlg:tab-index="57" dlg:left="350" dlg:top="98" dlg:width="21" dlg:height="12" dlg:help-text="&amp;1263.DIALOG_MEX_KO.Label34.HelpText" dlg:value="&amp;1264.DIALOG_MEX_KO.Label34.Label" dlg:tabstop="false"/>
    <dlg:text dlg:style-id="1" dlg:id="Label35" dlg:tab-index="58" dlg:left="235" dlg:top="152" dlg:width="37" dlg:height="12" dlg:help-text="&amp;1265.DIALOG_MEX_KO.Label35.HelpText" dlg:value="&amp;1266.DIALOG_MEX_KO.Label35.Label" dlg:align="center" dlg:tabstop="false"/>
    <dlg:text dlg:style-id="1" dlg:id="Label32" dlg:tab-index="59" dlg:left="350" dlg:top="112" dlg:width="21" dlg:height="12" dlg:help-text="&amp;1267.DIALOG_MEX_KO.Label32.HelpText" dlg:value="&amp;1268.DIALOG_MEX_KO.Label32.Label" dlg:tabstop="false"/>
    <dlg:text dlg:style-id="1" dlg:id="Label33" dlg:tab-index="60" dlg:left="350" dlg:top="126" dlg:width="21" dlg:height="12" dlg:help-text="&amp;1269.DIALOG_MEX_KO.Label33.HelpText" dlg:value="&amp;1270.DIALOG_MEX_KO.Label33.Label" dlg:tabstop="false"/>
    <dlg:fixedline dlg:id="FixedLine2" dlg:tab-index="61" dlg:left="278" dlg:top="6" dlg:width="1" dlg:height="310" dlg:help-text="&amp;1271.DIALOG_MEX_KO.FixedLine2.HelpText" dlg:value="&amp;1272.DIALOG_MEX_KO.FixedLine2.Label" dlg:align="vertical"/>
    <dlg:text dlg:style-id="2" dlg:id="Label36" dlg:tab-index="62" dlg:left="286" dlg:top="166" dlg:width="91" dlg:height="16" dlg:help-text="&amp;1273.DIALOG_MEX_KO.Label36.HelpText" dlg:value="&amp;1274.DIALOG_MEX_KO.Label36.Label" dlg:multiline="true" dlg:tabstop="false"/>
    <dlg:text dlg:style-id="2" dlg:id="Label37" dlg:tab-index="63" dlg:left="286" dlg:top="184" dlg:width="110" dlg:height="8" dlg:help-text="&amp;1275.DIALOG_MEX_KO.Label37.HelpText" dlg:value="&amp;1276.DIALOG_MEX_KO.Label37.Label" dlg:multiline="true" dlg:tabstop="false"/>
    <dlg:text dlg:style-id="2" dlg:id="Label38" dlg:tab-index="64" dlg:left="286" dlg:top="195" dlg:width="112" dlg:height="16" dlg:help-text="&amp;1277.DIALOG_MEX_KO.Label38.HelpText" dlg:value="&amp;1278.DIALOG_MEX_KO.Label38.Label" dlg:multiline="true" dlg:tabstop="false"/>
    <dlg:text dlg:style-id="2" dlg:id="Label39" dlg:tab-index="65" dlg:left="286" dlg:top="231" dlg:width="127" dlg:height="24" dlg:help-text="&amp;1279.DIALOG_MEX_KO.Label39.HelpText" dlg:value="&amp;1280.DIALOG_MEX_KO.Label39.Label" dlg:multiline="true" dlg:tabstop="false"/>
    <dlg:text dlg:style-id="1" dlg:id="Label40" dlg:tab-index="66" dlg:left="284" dlg:top="57" dlg:width="121" dlg:height="12" dlg:help-text="&amp;1281.DIALOG_MEX_KO.Label40.HelpText" dlg:value="&amp;1282.DIALOG_MEX_KO.Label40.Label" dlg:multiline="true" dlg:tabstop="false"/>
    <dlg:text dlg:style-id="2" dlg:id="Label41" dlg:tab-index="69" dlg:left="286" dlg:top="213" dlg:width="112" dlg:height="16" dlg:help-text="&amp;1283.DIALOG_MEX_KO.Label41.HelpText" dlg:value="&amp;1284.DIALOG_MEX_KO.Label41.Label" dlg:multiline="true" dlg:tabstop="false"/>
    <dlg:button dlg:style-id="2" dlg:id="CB_SAVE" dlg:tab-index="67" dlg:left="416" dlg:top="3" dlg:width="37" dlg:height="26" dlg:help-text="&amp;1285.DIALOG_MEX_KO.CB_SAVE.HelpText" dlg:tabstop="false" dlg:value="&amp;1286.DIALOG_MEX_KO.CB_SAVE.Label" dlg:multiline="true"/>
    <dlg:button dlg:style-id="2" dlg:id="CB_CLOSE" dlg:tab-index="68" dlg:left="453" dlg:top="3" dlg:width="37" dlg:height="26" dlg:help-text="&amp;1287.DIALOG_MEX_KO.CB_CLOSE.HelpText" dlg:tabstop="false" dlg:value="&amp;1288.DIALOG_MEX_KO.CB_CLOSE.Label" dlg:multiline="true"/>
    <dlg:button dlg:style-id="2" dlg:id="CB_READ_RAD" dlg:tab-index="71" dlg:left="119" dlg:top="261" dlg:width="37" dlg:height="26" dlg:help-text="&amp;1289.DIALOG_MEX_KO.CB_READ_RAD.HelpText" dlg:tabstop="false" dlg:value="&amp;1290.DIALOG_MEX_KO.CB_READ_RAD.Label" dlg:multiline="true"/>
    <dlg:button dlg:style-id="2" dlg:id="CB_READ_OKR" dlg:tab-index="73" dlg:left="197" dlg:top="261" dlg:width="37" dlg:height="26" dlg:help-text="&amp;1291.DIALOG_MEX_KO.CB_READ_OKR.HelpText" dlg:tabstop="false" dlg:value="&amp;1292.DIALOG_MEX_KO.CB_READ_OKR.Label" dlg:multiline="true"/>
    <dlg:button dlg:style-id="2" dlg:id="CB_READ_ETW" dlg:tab-index="75" dlg:left="287" dlg:top="261" dlg:width="37" dlg:height="26" dlg:help-text="&amp;1293.DIALOG_MEX_KO.CB_READ_ETW.HelpText" dlg:tabstop="false" dlg:value="&amp;1294.DIALOG_MEX_KO.CB_READ_ETW.Label" dlg:multiline="true"/>
    <dlg:numericfield dlg:style-id="3" dlg:id="NF_NOMER_ETW" dlg:tab-index="74" dlg:left="326" dlg:top="275" dlg:width="37" dlg:height="12" dlg:help-text="&amp;1295.DIALOG_MEX_KO.NF_NOMER_ETW.HelpText" dlg:tabstop="false" dlg:strict-format="true" dlg:decimal-accuracy="0" dlg:value="0" dlg:value-min="0"/>
    <dlg:numericfield dlg:style-id="3" dlg:id="NF_NOMER_CWIN" dlg:tab-index="70" dlg:left="158" dlg:top="275" dlg:width="37" dlg:height="12" dlg:help-text="&amp;1296.DIALOG_MEX_KO.NF_NOMER_CWIN.HelpText" dlg:tabstop="false" dlg:strict-format="true" dlg:decimal-accuracy="0" dlg:value="0" dlg:value-min="0"/>
    <dlg:textfield dlg:style-id="4" dlg:id="TF_OPIS_CWIN" dlg:tab-index="72" dlg:left="99" dlg:top="289" dlg:width="154" dlg:height="12" dlg:help-text="&amp;1297.DIALOG_MEX_KO.TF_OPIS_CWIN.HelpText" dlg:tabstop="false" dlg:maxlength="20" dlg:readonly="true" dlg:value="&amp;1298.DIALOG_MEX_KO.TF_OPIS_CWIN.Text"/>
    <dlg:textfield dlg:style-id="4" dlg:id="TF_OPIS_ETW" dlg:tab-index="76" dlg:left="287" dlg:top="289" dlg:width="154" dlg:height="12" dlg:help-text="&amp;1299.DIALOG_MEX_KO.TF_OPIS_ETW.HelpText" dlg:tabstop="false" dlg:maxlength="20" dlg:readonly="true" dlg:value="&amp;1300.DIALOG_MEX_KO.TF_OPIS_ETW.Text"/>
    <dlg:numericfield dlg:style-id="5" dlg:id="NF_RAD0" dlg:tab-index="12" dlg:left="16" dlg:top="82" dlg:width="37" dlg:height="12" dlg:help-text="&amp;1301.DIALOG_MEX_KO.NF_RAD0.HelpText" dlg:tabstop="false" dlg:readonly="true" dlg:strict-format="true" dlg:decimal-accuracy="3" dlg:value="0" dlg:value-min="0"/>
    <dlg:numericfield dlg:style-id="5" dlg:id="NF_RAD1" dlg:tab-index="13" dlg:left="16" dlg:top="96" dlg:width="37" dlg:height="12" dlg:help-text="&amp;1302.DIALOG_MEX_KO.NF_RAD1.HelpText" dlg:tabstop="false" dlg:readonly="true" dlg:strict-format="true" dlg:decimal-accuracy="3" dlg:value="0" dlg:value-min="0"/>
    <dlg:numericfield dlg:style-id="5" dlg:id="NF_RAD2" dlg:tab-index="14" dlg:left="16" dlg:top="110" dlg:width="37" dlg:height="12" dlg:help-text="&amp;1303.DIALOG_MEX_KO.NF_RAD2.HelpText" dlg:tabstop="false" dlg:readonly="true" dlg:strict-format="true" dlg:decimal-accuracy="3" dlg:value="0" dlg:value-min="0"/>
    <dlg:numericfield dlg:style-id="5" dlg:id="NF_RAD3" dlg:tab-index="15" dlg:left="16" dlg:top="124" dlg:width="37" dlg:height="12" dlg:help-text="&amp;1304.DIALOG_MEX_KO.NF_RAD3.HelpText" dlg:tabstop="false" dlg:readonly="true" dlg:strict-format="true" dlg:decimal-accuracy="3" dlg:value="0" dlg:value-min="0"/>
    <dlg:numericfield dlg:style-id="5" dlg:id="NF_RAD4" dlg:tab-index="16" dlg:left="16" dlg:top="138" dlg:width="37" dlg:height="12" dlg:help-text="&amp;1305.DIALOG_MEX_KO.NF_RAD4.HelpText" dlg:tabstop="false" dlg:readonly="true" dlg:strict-format="true" dlg:decimal-accuracy="3" dlg:value="0" dlg:value-min="0"/>
    <dlg:numericfield dlg:style-id="5" dlg:id="NF_F0" dlg:tab-index="0" dlg:left="67" dlg:top="82" dlg:width="37" dlg:height="12" dlg:help-text="&amp;1306.DIALOG_MEX_KO.NF_F0.HelpText" dlg:tabstop="false" dlg:readonly="true" dlg:strict-format="true" dlg:decimal-accuracy="3" dlg:value="0" dlg:value-min="0"/>
    <dlg:numericfield dlg:style-id="3" dlg:id="NF_F1" dlg:tab-index="1" dlg:left="67" dlg:top="96" dlg:width="37" dlg:height="12" dlg:help-text="&amp;1307.DIALOG_MEX_KO.NF_F1.HelpText" dlg:tabstop="false" dlg:strict-format="true" dlg:decimal-accuracy="3" dlg:value="0" dlg:value-min="0"/>
    <dlg:numericfield dlg:style-id="3" dlg:id="NF_F2" dlg:tab-index="2" dlg:left="67" dlg:top="110" dlg:width="37" dlg:height="12" dlg:help-text="&amp;1308.DIALOG_MEX_KO.NF_F2.HelpText" dlg:tabstop="false" dlg:strict-format="true" dlg:decimal-accuracy="3" dlg:value="0" dlg:value-min="0"/>
    <dlg:numericfield dlg:style-id="3" dlg:id="NF_F3" dlg:tab-index="3" dlg:left="67" dlg:top="124" dlg:width="37" dlg:height="12" dlg:help-text="&amp;1309.DIALOG_MEX_KO.NF_F3.HelpText" dlg:tabstop="false" dlg:strict-format="true" dlg:decimal-accuracy="3" dlg:value="0" dlg:value-min="0"/>
    <dlg:numericfield dlg:style-id="3" dlg:id="NF_F4" dlg:tab-index="4" dlg:left="67" dlg:top="138" dlg:width="37" dlg:height="12" dlg:help-text="&amp;1310.DIALOG_MEX_KO.NF_F4.HelpText" dlg:tabstop="false" dlg:strict-format="true" dlg:decimal-accuracy="3" dlg:value="0" dlg:value-min="0"/>
    <dlg:numericfield dlg:style-id="5" dlg:id="NF_OKR0" dlg:tab-index="31" dlg:left="184" dlg:top="82" dlg:width="37" dlg:height="12" dlg:help-text="&amp;1311.DIALOG_MEX_KO.NF_OKR0.HelpText" dlg:tabstop="false" dlg:readonly="true" dlg:strict-format="true" dlg:decimal-accuracy="3" dlg:value="0" dlg:value-min="0"/>
    <dlg:numericfield dlg:style-id="3" dlg:id="NF_OKR1" dlg:tab-index="32" dlg:left="184" dlg:top="96" dlg:width="37" dlg:height="12" dlg:help-text="&amp;1312.DIALOG_MEX_KO.NF_OKR1.HelpText" dlg:tabstop="false" dlg:strict-format="true" dlg:decimal-accuracy="3" dlg:value="0" dlg:value-min="0"/>
    <dlg:numericfield dlg:style-id="3" dlg:id="NF_OKR2" dlg:tab-index="33" dlg:left="184" dlg:top="110" dlg:width="37" dlg:height="12" dlg:help-text="&amp;1313.DIALOG_MEX_KO.NF_OKR2.HelpText" dlg:tabstop="false" dlg:strict-format="true" dlg:decimal-accuracy="3" dlg:value="0" dlg:value-min="0"/>
    <dlg:numericfield dlg:style-id="3" dlg:id="NF_OKR3" dlg:tab-index="34" dlg:left="184" dlg:top="124" dlg:width="37" dlg:height="12" dlg:help-text="&amp;1314.DIALOG_MEX_KO.NF_OKR3.HelpText" dlg:tabstop="false" dlg:strict-format="true" dlg:decimal-accuracy="3" dlg:value="0" dlg:value-min="0"/>
    <dlg:numericfield dlg:style-id="3" dlg:id="NF_OKR4" dlg:tab-index="35" dlg:left="184" dlg:top="138" dlg:width="37" dlg:height="12" dlg:help-text="&amp;1315.DIALOG_MEX_KO.NF_OKR4.HelpText" dlg:tabstop="false" dlg:strict-format="true" dlg:decimal-accuracy="3" dlg:value="0" dlg:value-min="0"/>
    <dlg:numericfield dlg:style-id="3" dlg:id="NF_SOO" dlg:tab-index="45" dlg:left="311" dlg:top="84" dlg:width="37" dlg:height="12" dlg:help-text="&amp;1316.DIALOG_MEX_KO.NF_SOO.HelpText" dlg:tabstop="false" dlg:strict-format="true" dlg:decimal-accuracy="0" dlg:value="0" dlg:value-min="0" dlg:value-max="1000000000"/>
    <dlg:numericfield dlg:style-id="3" dlg:id="NF_FOO" dlg:tab-index="46" dlg:left="311" dlg:top="98" dlg:width="37" dlg:height="12" dlg:help-text="&amp;1317.DIALOG_MEX_KO.NF_FOO.HelpText" dlg:tabstop="false" dlg:strict-format="true" dlg:decimal-accuracy="1" dlg:value="0" dlg:value-min="0"/>
    <dlg:numericfield dlg:style-id="3" dlg:id="NF_LTW" dlg:tab-index="47" dlg:left="311" dlg:top="112" dlg:width="37" dlg:height="12" dlg:help-text="&amp;1318.DIALOG_MEX_KO.NF_LTW.HelpText" dlg:tabstop="false" dlg:strict-format="true" dlg:decimal-accuracy="0" dlg:value="0" dlg:value-min="0"/>
    <dlg:numericfield dlg:style-id="3" dlg:id="NF_HTW" dlg:tab-index="48" dlg:left="311" dlg:top="126" dlg:width="37" dlg:height="12" dlg:help-text="&amp;1319.DIALOG_MEX_KO.NF_HTW.HelpText" dlg:tabstop="false" dlg:strict-format="true" dlg:decimal-accuracy="0" dlg:value="0" dlg:value-min="0"/>
    <dlg:numericfield dlg:style-id="3" dlg:id="NF_ETW" dlg:tab-index="49" dlg:left="311" dlg:top="140" dlg:width="37" dlg:height="12" dlg:help-text="&amp;1320.DIALOG_MEX_KO.NF_ETW.HelpText" dlg:tabstop="false" dlg:strict-format="true" dlg:decimal-accuracy="3" dlg:value="0" dlg:value-min="0"/>
    <dlg:numericfield dlg:style-id="5" dlg:id="NF_MO0" dlg:tab-index="19" dlg:left="235" dlg:top="82" dlg:width="37" dlg:height="12" dlg:help-text="&amp;1321.DIALOG_MEX_KO.NF_MO0.HelpText" dlg:tabstop="false" dlg:readonly="true" dlg:strict-format="true" dlg:decimal-accuracy="3" dlg:value="0" dlg:value-min="0"/>
    <dlg:numericfield dlg:style-id="3" dlg:id="NF_MO1" dlg:tab-index="20" dlg:left="235" dlg:top="96" dlg:width="37" dlg:height="12" dlg:help-text="&amp;1322.DIALOG_MEX_KO.NF_MO1.HelpText" dlg:tabstop="false" dlg:strict-format="true" dlg:decimal-accuracy="3" dlg:value="0" dlg:value-min="0"/>
    <dlg:numericfield dlg:style-id="3" dlg:id="NF_MO2" dlg:tab-index="21" dlg:left="235" dlg:top="110" dlg:width="37" dlg:height="12" dlg:help-text="&amp;1323.DIALOG_MEX_KO.NF_MO2.HelpText" dlg:tabstop="false" dlg:strict-format="true" dlg:decimal-accuracy="3" dlg:value="0" dlg:value-min="0"/>
    <dlg:numericfield dlg:style-id="3" dlg:id="NF_MO3" dlg:tab-index="22" dlg:left="235" dlg:top="124" dlg:width="37" dlg:height="12" dlg:help-text="&amp;1324.DIALOG_MEX_KO.NF_MO3.HelpText" dlg:tabstop="false" dlg:strict-format="true" dlg:decimal-accuracy="3" dlg:value="0" dlg:value-min="0"/>
    <dlg:numericfield dlg:style-id="3" dlg:id="NF_MO4" dlg:tab-index="23" dlg:left="235" dlg:top="138" dlg:width="37" dlg:height="12" dlg:help-text="&amp;1325.DIALOG_MEX_KO.NF_MO4.HelpText" dlg:tabstop="false" dlg:strict-format="true" dlg:decimal-accuracy="3" dlg:value="0" dlg:value-min="0"/>
  </dlg:bulletinboard>
</dlg:window>
</file>

<file path=Dialogs/NABOR_KOLES/dialog-lb.xml><?xml version="1.0" encoding="utf-8"?>
<!DOCTYPE library  PUBLIC '-//OpenOffice.org//DTD OfficeDocument 1.0//EN'  'library.dtd'>
<library:library xmlns:library="http://openoffice.org/2000/library" library:name="NABOR_KOLES" library:readonly="false" library:passwordprotected="false">
  <library:element library:name="DIALOG_MEX_KO"/>
  <library:element library:name="DIALOG_KOLESO"/>
  <library:element library:name="DIALOG_MASS_KO"/>
  <library:element library:name="DIALOG_GEO_KO"/>
  <library:element library:name="DIALOG_GEO_WIN"/>
</library:library>
</file>

<file path=Dialogs/NABOR_KORPUSOV/DIALOG_KORPUS.xml><?xml version="1.0" encoding="utf-8"?>
<!DOCTYPE window  PUBLIC '-//OpenOffice.org//DTD OfficeDocument 1.0//EN'  'dialog.dtd'>
<dlg:window xmlns:dlg="http://openoffice.org/2000/dialog" xmlns:script="http://openoffice.org/2000/script" dlg:style-id="8" dlg:id="DIALOG_KORPUS" dlg:left="4" dlg:top="5" dlg:width="491" dlg:height="334" dlg:help-text="&amp;2.DIALOG_KORPUS.HelpText" dlg:closeable="true" dlg:moveable="true" dlg:title="&amp;3.DIALOG_KORPUS.Title">
  <dlg:styles>
    <dlg:style dlg:style-id="0" dlg:font-name="Arial" dlg:font-height="12" dlg:font-stylename="Полужирный" dlg:font-family="swiss" dlg:font-weight="150"/>
    <dlg:style dlg:style-id="1" dlg:border="none" dlg:font-name="Tahoma" dlg:font-height="8" dlg:font-stylename="Обычный" dlg:font-family="swiss" dlg:font-weight="100"/>
    <dlg:style dlg:style-id="2" dlg:font-name="Tahoma" dlg:font-height="8" dlg:font-stylename="Обычный" dlg:font-family="swiss" dlg:font-weight="100"/>
    <dlg:style dlg:style-id="3" dlg:font-name="Tahoma" dlg:font-height="8" dlg:font-stylename="Полужирный" dlg:font-family="swiss" dlg:font-weight="100"/>
    <dlg:style dlg:style-id="4" dlg:font-name="Arial" dlg:font-height="12" dlg:font-stylename="Обычный" dlg:font-family="swiss" dlg:font-weight="150"/>
    <dlg:style dlg:style-id="5" dlg:border="simple" dlg:font-name="Arial" dlg:font-height="12" dlg:font-stylename="Обычный" dlg:font-family="swiss" dlg:font-weight="150"/>
    <dlg:style dlg:style-id="6" dlg:border="simple" dlg:font-name="Arial" dlg:font-height="12" dlg:font-stylename="Полужирный" dlg:font-family="swiss" dlg:font-weight="150"/>
    <dlg:style dlg:style-id="7" dlg:background-color="0xc0c0c0" dlg:border="0xc0c0c0" dlg:font-name="Arial" dlg:font-height="12" dlg:font-stylename="Обычный" dlg:font-family="swiss" dlg:font-weight="150"/>
    <dlg:style dlg:style-id="8" dlg:background-color="0xffffff"/>
  </dlg:styles>
  <dlg:bulletinboard>
    <dlg:text dlg:style-id="0" dlg:id="Label21" dlg:tab-index="13" dlg:left="2" dlg:top="289" dlg:width="37" dlg:height="12" dlg:help-text="&amp;4.DIALOG_KORPUS.Label21.HelpText" dlg:value="&amp;5.DIALOG_KORPUS.Label21.Label" dlg:align="right" dlg:tabstop="false"/>
    <dlg:text dlg:style-id="0" dlg:id="Label22" dlg:tab-index="14" dlg:left="80" dlg:top="261" dlg:width="18" dlg:height="12" dlg:help-text="&amp;6.DIALOG_KORPUS.Label22.HelpText" dlg:value="&amp;7.DIALOG_KORPUS.Label22.Label" dlg:tabstop="false"/>
    <dlg:text dlg:style-id="0" dlg:id="Label24" dlg:tab-index="15" dlg:left="80" dlg:top="275" dlg:width="17" dlg:height="12" dlg:help-text="&amp;8.DIALOG_KORPUS.Label24.HelpText" dlg:value="&amp;9.DIALOG_KORPUS.Label24.Label" dlg:tabstop="false"/>
    <dlg:text dlg:style-id="0" dlg:id="Label27" dlg:tab-index="16" dlg:left="2" dlg:top="275" dlg:width="37" dlg:height="12" dlg:help-text="&amp;10.DIALOG_KORPUS.Label27.HelpText" dlg:value="&amp;11.DIALOG_KORPUS.Label27.Label" dlg:align="right" dlg:tabstop="false"/>
    <dlg:text dlg:style-id="0" dlg:id="Label30" dlg:tab-index="17" dlg:left="118" dlg:top="220" dlg:width="37" dlg:height="12" dlg:help-text="&amp;12.DIALOG_KORPUS.Label30.HelpText" dlg:value="&amp;13.DIALOG_KORPUS.Label30.Label" dlg:align="right" dlg:tabstop="false"/>
    <dlg:text dlg:style-id="0" dlg:id="Label31" dlg:tab-index="18" dlg:left="118" dlg:top="233" dlg:width="37" dlg:height="12" dlg:help-text="&amp;14.DIALOG_KORPUS.Label31.HelpText" dlg:value="&amp;15.DIALOG_KORPUS.Label31.Label" dlg:align="right" dlg:tabstop="false"/>
    <dlg:text dlg:style-id="0" dlg:id="Label32" dlg:tab-index="19" dlg:left="118" dlg:top="191" dlg:width="37" dlg:height="12" dlg:help-text="&amp;16.DIALOG_KORPUS.Label32.HelpText" dlg:value="&amp;17.DIALOG_KORPUS.Label32.Label" dlg:align="right" dlg:tabstop="false"/>
    <dlg:text dlg:style-id="0" dlg:id="Label33" dlg:tab-index="20" dlg:left="118" dlg:top="206" dlg:width="37" dlg:height="12" dlg:help-text="&amp;18.DIALOG_KORPUS.Label33.HelpText" dlg:value="&amp;19.DIALOG_KORPUS.Label33.Label" dlg:align="right" dlg:tabstop="false"/>
    <dlg:text dlg:style-id="0" dlg:id="Label34" dlg:tab-index="21" dlg:left="118" dlg:top="247" dlg:width="37" dlg:height="12" dlg:help-text="&amp;20.DIALOG_KORPUS.Label34.HelpText" dlg:value="&amp;21.DIALOG_KORPUS.Label34.Label" dlg:align="right" dlg:tabstop="false"/>
    <dlg:text dlg:style-id="0" dlg:id="Label35" dlg:tab-index="22" dlg:left="118" dlg:top="262" dlg:width="37" dlg:height="12" dlg:help-text="&amp;22.DIALOG_KORPUS.Label35.HelpText" dlg:value="&amp;23.DIALOG_KORPUS.Label35.Label" dlg:align="right" dlg:tabstop="false"/>
    <dlg:text dlg:style-id="0" dlg:id="Label36" dlg:tab-index="23" dlg:left="2" dlg:top="261" dlg:width="37" dlg:height="12" dlg:help-text="&amp;24.DIALOG_KORPUS.Label36.HelpText" dlg:value="&amp;25.DIALOG_KORPUS.Label36.Label" dlg:align="right" dlg:tabstop="false"/>
    <dlg:text dlg:style-id="0" dlg:id="Label37" dlg:tab-index="24" dlg:left="2" dlg:top="247" dlg:width="37" dlg:height="12" dlg:help-text="&amp;26.DIALOG_KORPUS.Label37.HelpText" dlg:value="&amp;27.DIALOG_KORPUS.Label37.Label" dlg:align="right" dlg:tabstop="false"/>
    <dlg:text dlg:style-id="0" dlg:id="Label38" dlg:tab-index="25" dlg:left="2" dlg:top="233" dlg:width="37" dlg:height="12" dlg:help-text="&amp;28.DIALOG_KORPUS.Label38.HelpText" dlg:value="&amp;29.DIALOG_KORPUS.Label38.Label" dlg:align="right" dlg:tabstop="false"/>
    <dlg:text dlg:style-id="0" dlg:id="Label39" dlg:tab-index="26" dlg:left="2" dlg:top="219" dlg:width="37" dlg:height="12" dlg:help-text="&amp;30.DIALOG_KORPUS.Label39.HelpText" dlg:value="&amp;31.DIALOG_KORPUS.Label39.Label" dlg:align="right" dlg:tabstop="false"/>
    <dlg:text dlg:style-id="0" dlg:id="Label40" dlg:tab-index="27" dlg:left="2" dlg:top="205" dlg:width="37" dlg:height="12" dlg:help-text="&amp;32.DIALOG_KORPUS.Label40.HelpText" dlg:value="&amp;33.DIALOG_KORPUS.Label40.Label" dlg:align="right" dlg:tabstop="false"/>
    <dlg:text dlg:style-id="0" dlg:id="Label41" dlg:tab-index="28" dlg:left="2" dlg:top="191" dlg:width="37" dlg:height="12" dlg:help-text="&amp;34.DIALOG_KORPUS.Label41.HelpText" dlg:value="&amp;35.DIALOG_KORPUS.Label41.Label" dlg:align="right" dlg:tabstop="false"/>
    <dlg:text dlg:style-id="0" dlg:id="Label43" dlg:tab-index="29" dlg:left="80" dlg:top="247" dlg:width="18" dlg:height="12" dlg:help-text="&amp;36.DIALOG_KORPUS.Label43.HelpText" dlg:value="&amp;37.DIALOG_KORPUS.Label43.Label" dlg:tabstop="false"/>
    <dlg:text dlg:style-id="0" dlg:id="Label44" dlg:tab-index="30" dlg:left="80" dlg:top="233" dlg:width="18" dlg:height="12" dlg:help-text="&amp;38.DIALOG_KORPUS.Label44.HelpText" dlg:value="&amp;39.DIALOG_KORPUS.Label44.Label" dlg:tabstop="false"/>
    <dlg:text dlg:style-id="0" dlg:id="Label45" dlg:tab-index="31" dlg:left="80" dlg:top="219" dlg:width="18" dlg:height="12" dlg:help-text="&amp;40.DIALOG_KORPUS.Label45.HelpText" dlg:value="&amp;41.DIALOG_KORPUS.Label45.Label" dlg:tabstop="false"/>
    <dlg:text dlg:style-id="0" dlg:id="Label46" dlg:tab-index="32" dlg:left="80" dlg:top="205" dlg:width="18" dlg:height="12" dlg:help-text="&amp;42.DIALOG_KORPUS.Label46.HelpText" dlg:value="&amp;43.DIALOG_KORPUS.Label46.Label" dlg:tabstop="false"/>
    <dlg:text dlg:style-id="0" dlg:id="Label47" dlg:tab-index="33" dlg:left="81" dlg:top="191" dlg:width="18" dlg:height="12" dlg:help-text="&amp;44.DIALOG_KORPUS.Label47.HelpText" dlg:value="&amp;45.DIALOG_KORPUS.Label47.Label" dlg:tabstop="false"/>
    <dlg:img dlg:style-id="1" dlg:id="ImageControl1" dlg:tab-index="34" dlg:left="4" dlg:top="44" dlg:width="253" dlg:height="140" dlg:help-text="&amp;46.DIALOG_KORPUS.ImageControl1.HelpText" dlg:src="file:///C:/@%D0%A1%D0%A5%D0%95%D0%9C%D0%90%20%D0%9F%D0%9E%D0%94%D0%92%D0%95%D0%A1%D0%9A%D0%98/KOLESO_PIC/JKORP-DIALOG.png"/>
    <dlg:text dlg:style-id="2" dlg:id="Label3" dlg:tab-index="40" dlg:left="108" dlg:top="5" dlg:width="93" dlg:height="8" dlg:help-text="&amp;47.DIALOG_KORPUS.Label3.HelpText" dlg:value="&amp;48.DIALOG_KORPUS.Label3.Label" dlg:multiline="true" dlg:tabstop="false"/>
    <dlg:text dlg:style-id="3" dlg:id="Label1" dlg:tab-index="44" dlg:left="312" dlg:top="17" dlg:width="39" dlg:height="16" dlg:help-text="&amp;49.DIALOG_KORPUS.Label1.HelpText" dlg:value="&amp;50.DIALOG_KORPUS.Label1.Label" dlg:align="center" dlg:multiline="true" dlg:tabstop="false"/>
    <dlg:fixedline dlg:id="FixedLine1" dlg:tab-index="45" dlg:left="226" dlg:top="3" dlg:width="1" dlg:height="38" dlg:help-text="&amp;51.DIALOG_KORPUS.FixedLine1.HelpText" dlg:value="&amp;52.DIALOG_KORPUS.FixedLine1.Label" dlg:align="vertical"/>
    <dlg:fixedline dlg:id="FixedLine2" dlg:tab-index="46" dlg:left="419" dlg:top="3" dlg:width="1" dlg:height="36" dlg:help-text="&amp;53.DIALOG_KORPUS.FixedLine2.HelpText" dlg:value="&amp;54.DIALOG_KORPUS.FixedLine2.Label" dlg:align="vertical"/>
    <dlg:fixedline dlg:id="FixedLine3" dlg:tab-index="47" dlg:left="3" dlg:top="42" dlg:width="223" dlg:height="1" dlg:help-text="&amp;55.DIALOG_KORPUS.FixedLine3.HelpText" dlg:value="&amp;56.DIALOG_KORPUS.FixedLine3.Label"/>
    <dlg:text dlg:style-id="4" dlg:id="Label2" dlg:tab-index="51" dlg:left="80" dlg:top="318" dlg:width="28" dlg:height="12" dlg:help-text="&amp;57.DIALOG_KORPUS.Label2.HelpText" dlg:value="&amp;58.DIALOG_KORPUS.Label2.Label" dlg:multiline="true" dlg:tabstop="false"/>
    <dlg:text dlg:style-id="4" dlg:id="Label4" dlg:tab-index="52" dlg:left="80" dlg:top="303" dlg:width="28" dlg:height="12" dlg:help-text="&amp;59.DIALOG_KORPUS.Label4.HelpText" dlg:value="&amp;60.DIALOG_KORPUS.Label4.Label" dlg:multiline="true" dlg:tabstop="false"/>
    <dlg:text dlg:style-id="4" dlg:id="Label5" dlg:tab-index="53" dlg:left="80" dlg:top="289" dlg:width="28" dlg:height="12" dlg:help-text="&amp;61.DIALOG_KORPUS.Label5.HelpText" dlg:value="&amp;62.DIALOG_KORPUS.Label5.Label" dlg:multiline="true" dlg:tabstop="false"/>
    <dlg:text dlg:style-id="0" dlg:id="Label6" dlg:tab-index="54" dlg:left="2" dlg:top="317" dlg:width="37" dlg:height="12" dlg:help-text="&amp;63.DIALOG_KORPUS.Label6.HelpText" dlg:value="&amp;64.DIALOG_KORPUS.Label6.Label" dlg:align="right" dlg:tabstop="false"/>
    <dlg:text dlg:style-id="0" dlg:id="Label7" dlg:tab-index="55" dlg:left="2" dlg:top="303" dlg:width="37" dlg:height="12" dlg:help-text="&amp;65.DIALOG_KORPUS.Label7.HelpText" dlg:value="&amp;66.DIALOG_KORPUS.Label7.Label" dlg:align="right" dlg:tabstop="false"/>
    <dlg:text dlg:style-id="2" dlg:id="Label8" dlg:tab-index="56" dlg:left="243" dlg:top="151" dlg:width="114" dlg:height="28" dlg:help-text="&amp;67.DIALOG_KORPUS.Label8.HelpText" dlg:value="&amp;68.DIALOG_KORPUS.Label8.Label" dlg:align="center" dlg:multiline="true" dlg:tabstop="false"/>
    <dlg:fixedline dlg:id="FixedLine4" dlg:tab-index="57" dlg:left="109" dlg:top="191" dlg:width="1" dlg:height="140" dlg:help-text="&amp;69.DIALOG_KORPUS.FixedLine4.HelpText" dlg:value="&amp;70.DIALOG_KORPUS.FixedLine4.Label" dlg:align="vertical"/>
    <dlg:text dlg:style-id="2" dlg:id="Label9" dlg:tab-index="58" dlg:left="119" dlg:top="279" dlg:width="85" dlg:height="35" dlg:help-text="&amp;71.DIALOG_KORPUS.Label9.HelpText" dlg:value="&amp;72.DIALOG_KORPUS.Label9.Label" dlg:align="center" dlg:multiline="true" dlg:tabstop="false"/>
    <dlg:text dlg:style-id="2" dlg:id="Label10" dlg:tab-index="60" dlg:left="384" dlg:top="287" dlg:width="102" dlg:height="42" dlg:help-text="&amp;73.DIALOG_KORPUS.Label10.HelpText" dlg:value="&amp;74.DIALOG_KORPUS.Label10.Label" dlg:align="center" dlg:multiline="true" dlg:tabstop="false"/>
    <dlg:button dlg:style-id="1" dlg:id="CB_EDIT" dlg:tab-index="38" dlg:left="2" dlg:top="3" dlg:width="64" dlg:height="36" dlg:help-text="&amp;75.DIALOG_KORPUS.CB_EDIT.HelpText" dlg:tabstop="false" dlg:value="&amp;76.DIALOG_KORPUS.CB_EDIT.Label" dlg:multiline="true"/>
    <dlg:button dlg:style-id="1" dlg:id="CB_SHOW" dlg:tab-index="43" dlg:left="229" dlg:top="3" dlg:width="81" dlg:height="36" dlg:help-text="&amp;77.DIALOG_KORPUS.CB_SHOW.HelpText" dlg:tabstop="false" dlg:value="&amp;78.DIALOG_KORPUS.CB_SHOW.Label" dlg:multiline="true"/>
    <dlg:button dlg:style-id="3" dlg:id="CB_READ" dlg:tab-index="42" dlg:left="351" dlg:top="3" dlg:width="65" dlg:height="36" dlg:help-text="&amp;79.DIALOG_KORPUS.CB_READ.HelpText" dlg:tabstop="false" dlg:value="&amp;80.DIALOG_KORPUS.CB_READ.Label" dlg:multiline="true"/>
    <dlg:button dlg:style-id="1" dlg:id="CB_WRITE" dlg:tab-index="35" dlg:left="423" dlg:top="3" dlg:width="31" dlg:height="36" dlg:help-text="&amp;81.DIALOG_KORPUS.CB_WRITE.HelpText" dlg:tabstop="false" dlg:value="&amp;82.DIALOG_KORPUS.CB_WRITE.Label" dlg:multiline="true"/>
    <dlg:button dlg:style-id="1" dlg:id="CB_CLOSE" dlg:tab-index="36" dlg:left="454" dlg:top="3" dlg:width="37" dlg:height="26" dlg:help-text="&amp;83.DIALOG_KORPUS.CB_CLOSE.HelpText" dlg:tabstop="false" dlg:value="&amp;84.DIALOG_KORPUS.CB_CLOSE.Label" dlg:multiline="true"/>
    <dlg:numericfield dlg:style-id="5" dlg:id="NF_EDIT_NOMER" dlg:tab-index="37" dlg:left="68" dlg:top="3" dlg:width="37" dlg:height="12" dlg:help-text="&amp;85.DIALOG_KORPUS.NF_EDIT_NOMER.HelpText" dlg:tabstop="false" dlg:strict-format="true" dlg:decimal-accuracy="0" dlg:value="0" dlg:value-min="0"/>
    <dlg:textfield dlg:style-id="4" dlg:id="TF_EDIT_OPIS" dlg:tab-index="39" dlg:left="68" dlg:top="17" dlg:width="154" dlg:height="12" dlg:help-text="&amp;86.DIALOG_KORPUS.TF_EDIT_OPIS.HelpText" dlg:tabstop="false" dlg:maxlength="20" dlg:value="&amp;87.DIALOG_KORPUS.TF_EDIT_OPIS.Text"/>
    <dlg:numericfield dlg:style-id="6" dlg:id="NF_NOMER" dlg:tab-index="41" dlg:left="312" dlg:top="3" dlg:width="37" dlg:height="12" dlg:help-text="&amp;88.DIALOG_KORPUS.NF_NOMER.HelpText" dlg:tabstop="false" dlg:strict-format="true" dlg:decimal-accuracy="0" dlg:value="0" dlg:value-min="0"/>
    <dlg:numericfield dlg:style-id="5" dlg:id="NF_DDOWN" dlg:tab-index="0" dlg:left="41" dlg:top="191" dlg:width="37" dlg:height="12" dlg:help-text="&amp;89.DIALOG_KORPUS.NF_DDOWN.HelpText" dlg:tabstop="false" dlg:strict-format="true" dlg:decimal-accuracy="0" dlg:value="0" dlg:value-min="0"/>
    <dlg:numericfield dlg:style-id="5" dlg:id="NF_DUP" dlg:tab-index="1" dlg:left="41" dlg:top="205" dlg:width="37" dlg:height="12" dlg:help-text="&amp;90.DIALOG_KORPUS.NF_DUP.HelpText" dlg:tabstop="false" dlg:strict-format="true" dlg:decimal-accuracy="0" dlg:value="0" dlg:value-min="0"/>
    <dlg:numericfield dlg:style-id="5" dlg:id="NF_DRIGHT" dlg:tab-index="2" dlg:left="41" dlg:top="219" dlg:width="37" dlg:height="12" dlg:help-text="&amp;91.DIALOG_KORPUS.NF_DRIGHT.HelpText" dlg:tabstop="false" dlg:strict-format="true" dlg:decimal-accuracy="0" dlg:value="0" dlg:value-min="0"/>
    <dlg:numericfield dlg:style-id="5" dlg:id="NF_DLEFT" dlg:tab-index="3" dlg:left="41" dlg:top="233" dlg:width="37" dlg:height="12" dlg:help-text="&amp;92.DIALOG_KORPUS.NF_DLEFT.HelpText" dlg:tabstop="false" dlg:strict-format="true" dlg:decimal-accuracy="0" dlg:value="0" dlg:value-min="0"/>
    <dlg:numericfield dlg:style-id="5" dlg:id="NF_DBACK" dlg:tab-index="4" dlg:left="41" dlg:top="247" dlg:width="37" dlg:height="12" dlg:help-text="&amp;93.DIALOG_KORPUS.NF_DBACK.HelpText" dlg:tabstop="false" dlg:strict-format="true" dlg:decimal-accuracy="0" dlg:value="0" dlg:value-min="0"/>
    <dlg:numericfield dlg:style-id="5" dlg:id="NF_DFRONT" dlg:tab-index="5" dlg:left="41" dlg:top="261" dlg:width="37" dlg:height="12" dlg:help-text="&amp;94.DIALOG_KORPUS.NF_DFRONT.HelpText" dlg:tabstop="false" dlg:strict-format="true" dlg:decimal-accuracy="0" dlg:value="0" dlg:value-min="0"/>
    <dlg:numericfield dlg:style-id="5" dlg:id="NF_MKORP" dlg:tab-index="12" dlg:left="41" dlg:top="275" dlg:width="37" dlg:height="12" dlg:help-text="&amp;95.DIALOG_KORPUS.NF_MKORP.HelpText" dlg:tabstop="false" dlg:strict-format="true" dlg:decimal-accuracy="0" dlg:value="0" dlg:value-min="0"/>
    <dlg:numericfield dlg:style-id="7" dlg:id="NF_JVERT" dlg:tab-index="48" dlg:left="41" dlg:top="289" dlg:width="37" dlg:height="12" dlg:help-text="&amp;96.DIALOG_KORPUS.NF_JVERT.HelpText" dlg:tabstop="false" dlg:readonly="true" dlg:strict-format="true" dlg:decimal-accuracy="3" dlg:value="0" dlg:value-min="0"/>
    <dlg:numericfield dlg:style-id="7" dlg:id="NF_JPOP" dlg:tab-index="49" dlg:left="41" dlg:top="303" dlg:width="37" dlg:height="12" dlg:help-text="&amp;97.DIALOG_KORPUS.NF_JPOP.HelpText" dlg:tabstop="false" dlg:readonly="true" dlg:strict-format="true" dlg:decimal-accuracy="3" dlg:value="0" dlg:value-min="0"/>
    <dlg:numericfield dlg:style-id="7" dlg:id="NF_JPROD" dlg:tab-index="50" dlg:left="41" dlg:top="317" dlg:width="37" dlg:height="12" dlg:help-text="&amp;98.DIALOG_KORPUS.NF_JPROD.HelpText" dlg:tabstop="false" dlg:readonly="true" dlg:strict-format="true" dlg:decimal-accuracy="3" dlg:value="0" dlg:value-min="0"/>
    <dlg:numericfield dlg:style-id="5" dlg:id="NF_CXDOWN" dlg:tab-index="6" dlg:left="156" dlg:top="191" dlg:width="37" dlg:height="12" dlg:help-text="&amp;99.DIALOG_KORPUS.NF_CXDOWN.HelpText" dlg:tabstop="false" dlg:strict-format="true" dlg:decimal-accuracy="3" dlg:value="0" dlg:value-min="0" dlg:value-max="2"/>
    <dlg:numericfield dlg:style-id="5" dlg:id="NF_CXUP" dlg:tab-index="7" dlg:left="156" dlg:top="206" dlg:width="37" dlg:height="12" dlg:help-text="&amp;100.DIALOG_KORPUS.NF_CXUP.HelpText" dlg:tabstop="false" dlg:strict-format="true" dlg:decimal-accuracy="3" dlg:value="0" dlg:value-min="0" dlg:value-max="2"/>
    <dlg:numericfield dlg:style-id="5" dlg:id="NF_CXRIGHT" dlg:tab-index="8" dlg:left="156" dlg:top="220" dlg:width="37" dlg:height="12" dlg:help-text="&amp;101.DIALOG_KORPUS.NF_CXRIGHT.HelpText" dlg:tabstop="false" dlg:strict-format="true" dlg:decimal-accuracy="3" dlg:value="0" dlg:value-min="0" dlg:value-max="2"/>
    <dlg:numericfield dlg:style-id="5" dlg:id="NF_CXLEFT" dlg:tab-index="9" dlg:left="156" dlg:top="233" dlg:width="37" dlg:height="12" dlg:help-text="&amp;102.DIALOG_KORPUS.NF_CXLEFT.HelpText" dlg:tabstop="false" dlg:strict-format="true" dlg:decimal-accuracy="3" dlg:value="0" dlg:value-min="0" dlg:value-max="2"/>
    <dlg:numericfield dlg:style-id="5" dlg:id="NF_CXBACK" dlg:tab-index="10" dlg:left="156" dlg:top="247" dlg:width="37" dlg:height="12" dlg:help-text="&amp;103.DIALOG_KORPUS.NF_CXBACK.HelpText" dlg:tabstop="false" dlg:strict-format="true" dlg:decimal-accuracy="3" dlg:value="0" dlg:value-min="0" dlg:value-max="2"/>
    <dlg:numericfield dlg:style-id="5" dlg:id="NF_CXFRONT" dlg:tab-index="11" dlg:left="156" dlg:top="262" dlg:width="37" dlg:height="12" dlg:help-text="&amp;104.DIALOG_KORPUS.NF_CXFRONT.HelpText" dlg:tabstop="false" dlg:strict-format="true" dlg:decimal-accuracy="3" dlg:value="0" dlg:value-min="0" dlg:value-max="2"/>
    <dlg:img dlg:style-id="1" dlg:id="IC_CARFOTO" dlg:tab-index="59" dlg:left="378" dlg:top="143" dlg:width="108" dlg:height="139" dlg:help-text="&amp;105.DIALOG_KORPUS.IC_CARFOTO.HelpText" dlg:scale-image="false" dlg:src="file:///C:/@%D0%A1%D0%A5%D0%95%D0%9C%D0%90%20%D0%9F%D0%9E%D0%94%D0%92%D0%95%D0%A1%D0%9A%D0%98/KOLESO_PIC/213x213.png"/>
  </dlg:bulletinboard>
</dlg:window>
</file>

<file path=Dialogs/NABOR_KORPUSOV/dialog-lb.xml><?xml version="1.0" encoding="utf-8"?>
<!DOCTYPE library  PUBLIC '-//OpenOffice.org//DTD OfficeDocument 1.0//EN'  'library.dtd'>
<library:library xmlns:library="http://openoffice.org/2000/library" library:name="NABOR_KORPUSOV" library:readonly="false" library:passwordprotected="false">
  <library:element library:name="DIALOG_KORPUS"/>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NABOR_KOLES" library:link="false"/>
  <library:library library:name="NABOR_KORPUSOV" library:link="false"/>
  <library:library library:name="NABOR_AMO"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27P0" style:volatile="true">
      <number:number number:decimal-places="4" number:min-integer-digits="1" number:grouping="true"/>
    </number:number-style>
    <number:number-style style:name="N127">
      <style:text-properties fo:color="#ff0000"/>
      <number:text>-</number:text>
      <number:number number:decimal-places="4" number:min-integer-digits="1" number:grouping="true"/>
      <style:map style:condition="value()&gt;=0" style:apply-style-name="N127P0"/>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cubic-spline" chart:treat-empty-cells="ignore" chart:spline-order="3" chart:right-angled-axes="true"/>
    </style:style>
    <style:style style:name="ch4" style:family="chart" style:data-style-name="N127">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27">
      <style:chart-properties chart:symbol-type="none"/>
      <style:graphic-properties svg:stroke-width="0.088cm" svg:stroke-color="#004586" draw:fill-color="#004586"/>
      <style:text-properties fo:font-size="6pt" style:font-size-asian="6pt" style:font-size-complex="6pt"/>
    </style:style>
    <style:style style:name="ch7" style:family="chart" style:data-style-name="N127">
      <style:chart-properties chart:symbol-type="none"/>
      <style:graphic-properties svg:stroke-width="0.088cm" svg:stroke-color="#ff420e" draw:fill-color="#ff420e"/>
      <style:text-properties fo:font-size="6pt" style:font-size-asian="6pt" style:font-size-complex="6pt"/>
    </style:style>
    <style:style style:name="ch8" style:family="chart" style:data-style-name="N127">
      <style:chart-properties chart:symbol-type="none"/>
      <style:graphic-properties svg:stroke-width="0.088cm" svg:stroke-color="#ffd320" draw:fill-color="#ffd32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281cm" svg:height="8.826cm" xlink:href=".." chart:class="chart:scatter" chart:style-name="ch1">
        <chart:legend chart:legend-position="end" svg:x="15.968cm" svg:y="3.678cm" chart:style-name="ch2"/>
        <chart:plot-area chart:style-name="ch3" table:cell-range-address="РЕЗУЛЬТАТЫ_РАСЧЕТОВ.A1:РЕЗУЛЬТАТЫ_РАСЧЕТОВ.D102" chart:data-source-has-labels="row" svg:x="0.345cm" svg:y="0.176cm" svg:width="15.279cm" svg:height="8.298cm">
          <chart:axis chart:dimension="x" chart:name="primary-x" chart:style-name="ch4"/>
          <chart:axis chart:dimension="y" chart:name="primary-y" chart:style-name="ch4">
            <chart:grid chart:style-name="ch5" chart:class="major"/>
          </chart:axis>
          <chart:series chart:style-name="ch6" chart:values-cell-range-address="РЕЗУЛЬТАТЫ_РАСЧЕТОВ.B2:РЕЗУЛЬТАТЫ_РАСЧЕТОВ.B102" chart:label-cell-address="РЕЗУЛЬТАТЫ_РАСЧЕТОВ.B1:РЕЗУЛЬТАТЫ_РАСЧЕТОВ.B1" chart:class="chart:scatter">
            <chart:domain table:cell-range-address="РЕЗУЛЬТАТЫ_РАСЧЕТОВ.A2:РЕЗУЛЬТАТЫ_РАСЧЕТОВ.A102"/>
            <chart:data-point chart:repeated="101"/>
          </chart:series>
          <chart:series chart:style-name="ch7" chart:values-cell-range-address="РЕЗУЛЬТАТЫ_РАСЧЕТОВ.C2:РЕЗУЛЬТАТЫ_РАСЧЕТОВ.C102" chart:label-cell-address="РЕЗУЛЬТАТЫ_РАСЧЕТОВ.C1:РЕЗУЛЬТАТЫ_РАСЧЕТОВ.C1" chart:class="chart:scatter">
            <chart:data-point chart:repeated="101"/>
          </chart:series>
          <chart:series chart:style-name="ch8" chart:values-cell-range-address="РЕЗУЛЬТАТЫ_РАСЧЕТОВ.D2:РЕЗУЛЬТАТЫ_РАСЧЕТОВ.D102" chart:label-cell-address="РЕЗУЛЬТАТЫ_РАСЧЕТОВ.D1:РЕЗУЛЬТАТЫ_РАСЧЕТОВ.D1" chart:class="chart:scatter">
            <chart:data-point chart:repeated="10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Столбец A</text:p>
              </table:table-cell>
              <table:table-cell office:value-type="string">
                <text:p text:id="РЕЗУЛЬТАТЫ_РАСЧЕТОВ.B1:РЕЗУЛЬТАТЫ_РАСЧЕТОВ.B1">y1</text:p>
              </table:table-cell>
              <table:table-cell office:value-type="string">
                <text:p text:id="РЕЗУЛЬТАТЫ_РАСЧЕТОВ.C1:РЕЗУЛЬТАТЫ_РАСЧЕТОВ.C1">y2</text:p>
              </table:table-cell>
              <table:table-cell office:value-type="string">
                <text:p text:id="РЕЗУЛЬТАТЫ_РАСЧЕТОВ.D1:РЕЗУЛЬТАТЫ_РАСЧЕТОВ.D1">y3</text:p>
              </table:table-cell>
            </table:table-row>
          </table:table-header-rows>
          <table:table-rows>
            <table:table-row>
              <table:table-cell office:value-type="string">
                <text:p>1</text:p>
              </table:table-cell>
              <table:table-cell office:value-type="float" office:value="1">
                <text:p text:id="РЕЗУЛЬТАТЫ_РАСЧЕТОВ.A2:РЕЗУЛЬТАТЫ_РАСЧЕТОВ.A102">1</text:p>
              </table:table-cell>
              <table:table-cell office:value-type="float" office:value="1">
                <text:p text:id="РЕЗУЛЬТАТЫ_РАСЧЕТОВ.B2:РЕЗУЛЬТАТЫ_РАСЧЕТОВ.B102">1</text:p>
              </table:table-cell>
              <table:table-cell office:value-type="float" office:value="2">
                <text:p text:id="РЕЗУЛЬТАТЫ_РАСЧЕТОВ.C2:РЕЗУЛЬТАТЫ_РАСЧЕТОВ.C102">2</text:p>
              </table:table-cell>
              <table:table-cell office:value-type="float" office:value="3">
                <text:p text:id="РЕЗУЛЬТАТЫ_РАСЧЕТОВ.D2:РЕЗУЛЬТАТЫ_РАСЧЕТОВ.D102">3</text:p>
              </table:table-cell>
            </table:table-row>
            <table:table-row>
              <table:table-cell office:value-type="string">
                <text:p>2</text:p>
              </table:table-cell>
              <table:table-cell office:value-type="float" office:value="1.01">
                <text:p>1.01</text:p>
              </table:table-cell>
              <table:table-cell office:value-type="float" office:value="1.01010067085424">
                <text:p>1.01010067085424</text:p>
              </table:table-cell>
              <table:table-cell office:value-type="float" office:value="2.03960780556154">
                <text:p>2.03960780556154</text:p>
              </table:table-cell>
              <table:table-cell office:value-type="float" office:value="3.09043635459041">
                <text:p>3.09043635459041</text:p>
              </table:table-cell>
            </table:table-row>
            <table:table-row>
              <table:table-cell office:value-type="string">
                <text:p>3</text:p>
              </table:table-cell>
              <table:table-cell office:value-type="float" office:value="1.02">
                <text:p>1.02</text:p>
              </table:table-cell>
              <table:table-cell office:value-type="float" office:value="1.02020429215971">
                <text:p>1.02020429215971</text:p>
              </table:table-cell>
              <table:table-cell office:value-type="float" office:value="2.07962102734527">
                <text:p>2.07962102734527</text:p>
              </table:table-cell>
              <table:table-cell office:value-type="float" office:value="3.18266268449608">
                <text:p>3.18266268449608</text:p>
              </table:table-cell>
            </table:table-row>
            <table:table-row>
              <table:table-cell office:value-type="string">
                <text:p>4</text:p>
              </table:table-cell>
              <table:table-cell office:value-type="float" office:value="1.03">
                <text:p>1.03</text:p>
              </table:table-cell>
              <table:table-cell office:value-type="float" office:value="1.0303107530822">
                <text:p>1.0303107530822</text:p>
              </table:table-cell>
              <table:table-cell office:value-type="float" office:value="2.12003914393895">
                <text:p>2.12003914393895</text:p>
              </table:table-cell>
              <table:table-cell office:value-type="float" office:value="3.27669599129182">
                <text:p>3.27669599129182</text:p>
              </table:table-cell>
            </table:table-row>
            <table:table-row>
              <table:table-cell office:value-type="string">
                <text:p>5</text:p>
              </table:table-cell>
              <table:table-cell office:value-type="float" office:value="1.04">
                <text:p>1.04</text:p>
              </table:table-cell>
              <table:table-cell office:value-type="float" office:value="1.04041994950789">
                <text:p>1.04041994950789</text:p>
              </table:table-cell>
              <table:table-cell office:value-type="float" office:value="2.16086173458067">
                <text:p>2.16086173458067</text:p>
              </table:table-cell>
              <table:table-cell office:value-type="float" office:value="3.37255326597687">
                <text:p>3.37255326597687</text:p>
              </table:table-cell>
            </table:table-row>
            <table:table-row>
              <table:table-cell office:value-type="string">
                <text:p>6</text:p>
              </table:table-cell>
              <table:table-cell office:value-type="float" office:value="1.05">
                <text:p>1.05</text:p>
              </table:table-cell>
              <table:table-cell office:value-type="float" office:value="1.05053178339273">
                <text:p>1.05053178339273</text:p>
              </table:table-cell>
              <table:table-cell office:value-type="float" office:value="2.20208839243233">
                <text:p>2.20208839243233</text:p>
              </table:table-cell>
              <table:table-cell office:value-type="float" office:value="3.47025148896966">
                <text:p>3.47025148896966</text:p>
              </table:table-cell>
            </table:table-row>
            <table:table-row>
              <table:table-cell office:value-type="string">
                <text:p>7</text:p>
              </table:table-cell>
              <table:table-cell office:value-type="float" office:value="1.06">
                <text:p>1.06</text:p>
              </table:table-cell>
              <table:table-cell office:value-type="float" office:value="1.06064616238036">
                <text:p>1.06064616238036</text:p>
              </table:table-cell>
              <table:table-cell office:value-type="float" office:value="2.24371872392027">
                <text:p>2.24371872392027</text:p>
              </table:table-cell>
              <table:table-cell office:value-type="float" office:value="3.56980763010225">
                <text:p>3.56980763010225</text:p>
              </table:table-cell>
            </table:table-row>
            <table:table-row>
              <table:table-cell office:value-type="string">
                <text:p>8</text:p>
              </table:table-cell>
              <table:table-cell office:value-type="float" office:value="1.07">
                <text:p>1.07</text:p>
              </table:table-cell>
              <table:table-cell office:value-type="float" office:value="1.07076299944632">
                <text:p>1.07076299944632</text:p>
              </table:table-cell>
              <table:table-cell office:value-type="float" office:value="2.28575234811097">
                <text:p>2.28575234811097</text:p>
              </table:table-cell>
              <table:table-cell office:value-type="float" office:value="3.67123864861461">
                <text:p>3.67123864861461</text:p>
              </table:table-cell>
            </table:table-row>
            <table:table-row>
              <table:table-cell office:value-type="string">
                <text:p>9</text:p>
              </table:table-cell>
              <table:table-cell office:value-type="float" office:value="1.08">
                <text:p>1.08</text:p>
              </table:table-cell>
              <table:table-cell office:value-type="float" office:value="1.08088221256671">
                <text:p>1.08088221256671</text:p>
              </table:table-cell>
              <table:table-cell office:value-type="float" office:value="2.32818889611981">
                <text:p>2.32818889611981</text:p>
              </table:table-cell>
              <table:table-cell office:value-type="float" office:value="3.77456149314884">
                <text:p>3.77456149314884</text:p>
              </table:table-cell>
            </table:table-row>
            <table:table-row>
              <table:table-cell office:value-type="string">
                <text:p>10</text:p>
              </table:table-cell>
              <table:table-cell office:value-type="float" office:value="1.09">
                <text:p>1.09</text:p>
              </table:table-cell>
              <table:table-cell office:value-type="float" office:value="1.0910037244094">
                <text:p>1.0910037244094</text:p>
              </table:table-cell>
              <table:table-cell office:value-type="float" office:value="2.37102801055106">
                <text:p>2.37102801055106</text:p>
              </table:table-cell>
              <table:table-cell office:value-type="float" office:value="3.87979310174312">
                <text:p>3.87979310174312</text:p>
              </table:table-cell>
            </table:table-row>
            <table:table-row>
              <table:table-cell office:value-type="string">
                <text:p>11</text:p>
              </table:table-cell>
              <table:table-cell office:value-type="float" office:value="1.1">
                <text:p>1.1</text:p>
              </table:table-cell>
              <table:table-cell office:value-type="float" office:value="1.10112746204606">
                <text:p>1.10112746204606</text:p>
              </table:table-cell>
              <table:table-cell office:value-type="float" office:value="2.41426934496718">
                <text:p>2.41426934496718</text:p>
              </table:table-cell>
              <table:table-cell office:value-type="float" office:value="3.9869504018258">
                <text:p>3.9869504018258</text:p>
              </table:table-cell>
            </table:table-row>
            <table:table-row>
              <table:table-cell office:value-type="string">
                <text:p>12</text:p>
              </table:table-cell>
              <table:table-cell office:value-type="float" office:value="1.11">
                <text:p>1.11</text:p>
              </table:table-cell>
              <table:table-cell office:value-type="float" office:value="1.11125335668365">
                <text:p>1.11125335668365</text:p>
              </table:table-cell>
              <table:table-cell office:value-type="float" office:value="2.45791256338599">
                <text:p>2.45791256338599</text:p>
              </table:table-cell>
              <table:table-cell office:value-type="float" office:value="4.0960503102093">
                <text:p>4.0960503102093</text:p>
              </table:table-cell>
            </table:table-row>
            <table:table-row>
              <table:table-cell office:value-type="string">
                <text:p>13</text:p>
              </table:table-cell>
              <table:table-cell office:value-type="float" office:value="1.12">
                <text:p>1.12</text:p>
              </table:table-cell>
              <table:table-cell office:value-type="float" office:value="1.12138134341375">
                <text:p>1.12138134341375</text:p>
              </table:table-cell>
              <table:table-cell office:value-type="float" office:value="2.50195733980389">
                <text:p>2.50195733980389</text:p>
              </table:table-cell>
              <table:table-cell office:value-type="float" office:value="4.20710973308417">
                <text:p>4.20710973308417</text:p>
              </table:table-cell>
            </table:table-row>
            <table:table-row>
              <table:table-cell office:value-type="string">
                <text:p>14</text:p>
              </table:table-cell>
              <table:table-cell office:value-type="float" office:value="1.13">
                <text:p>1.13</text:p>
              </table:table-cell>
              <table:table-cell office:value-type="float" office:value="1.13151136097858">
                <text:p>1.13151136097858</text:p>
              </table:table-cell>
              <table:table-cell office:value-type="float" office:value="2.54640335774381">
                <text:p>2.54640335774381</text:p>
              </table:table-cell>
              <table:table-cell office:value-type="float" office:value="4.32014556601311">
                <text:p>4.32014556601311</text:p>
              </table:table-cell>
            </table:table-row>
            <table:table-row>
              <table:table-cell office:value-type="string">
                <text:p>15</text:p>
              </table:table-cell>
              <table:table-cell office:value-type="float" office:value="1.14">
                <text:p>1.14</text:p>
              </table:table-cell>
              <table:table-cell office:value-type="float" office:value="1.14164335155245">
                <text:p>1.14164335155245</text:p>
              </table:table-cell>
              <table:table-cell office:value-type="float" office:value="2.5912503098265">
                <text:p>2.5912503098265</text:p>
              </table:table-cell>
              <table:table-cell office:value-type="float" office:value="4.43517469392504">
                <text:p>4.43517469392504</text:p>
              </table:table-cell>
            </table:table-row>
            <table:table-row>
              <table:table-cell office:value-type="string">
                <text:p>16</text:p>
              </table:table-cell>
              <table:table-cell office:value-type="float" office:value="1.15">
                <text:p>1.15</text:p>
              </table:table-cell>
              <table:table-cell office:value-type="float" office:value="1.1517772605375">
                <text:p>1.1517772605375</text:p>
              </table:table-cell>
              <table:table-cell office:value-type="float" office:value="2.63649789736367">
                <text:p>2.63649789736367</text:p>
              </table:table-cell>
              <table:table-cell office:value-type="float" office:value="4.55221399110927">
                <text:p>4.55221399110927</text:p>
              </table:table-cell>
            </table:table-row>
            <table:table-row>
              <table:table-cell office:value-type="string">
                <text:p>17</text:p>
              </table:table-cell>
              <table:table-cell office:value-type="float" office:value="1.16">
                <text:p>1.16</text:p>
              </table:table-cell>
              <table:table-cell office:value-type="float" office:value="1.16191303637279">
                <text:p>1.16191303637279</text:p>
              </table:table-cell>
              <table:table-cell office:value-type="float" office:value="2.68214582997198">
                <text:p>2.68214582997198</text:p>
              </table:table-cell>
              <table:table-cell office:value-type="float" office:value="4.67128032120979">
                <text:p>4.67128032120979</text:p>
              </table:table-cell>
            </table:table-row>
            <table:table-row>
              <table:table-cell office:value-type="string">
                <text:p>18</text:p>
              </table:table-cell>
              <table:table-cell office:value-type="float" office:value="1.17">
                <text:p>1.17</text:p>
              </table:table-cell>
              <table:table-cell office:value-type="float" office:value="1.1720506303557">
                <text:p>1.1720506303557</text:p>
              </table:table-cell>
              <table:table-cell office:value-type="float" office:value="2.72819382520658">
                <text:p>2.72819382520658</text:p>
              </table:table-cell>
              <table:table-cell office:value-type="float" office:value="4.79239053721964">
                <text:p>4.79239053721964</text:p>
              </table:table-cell>
            </table:table-row>
            <table:table-row>
              <table:table-cell office:value-type="string">
                <text:p>19</text:p>
              </table:table-cell>
              <table:table-cell office:value-type="float" office:value="1.18">
                <text:p>1.18</text:p>
              </table:table-cell>
              <table:table-cell office:value-type="float" office:value="1.18218999647483">
                <text:p>1.18218999647483</text:p>
              </table:table-cell>
              <table:table-cell office:value-type="float" office:value="2.7746416082131">
                <text:p>2.7746416082131</text:p>
              </table:table-cell>
              <table:table-cell office:value-type="float" office:value="4.91556148147534">
                <text:p>4.91556148147534</text:p>
              </table:table-cell>
            </table:table-row>
            <table:table-row>
              <table:table-cell office:value-type="string">
                <text:p>20</text:p>
              </table:table-cell>
              <table:table-cell office:value-type="float" office:value="1.19">
                <text:p>1.19</text:p>
              </table:table-cell>
              <table:table-cell office:value-type="float" office:value="1.1923310912536">
                <text:p>1.1923310912536</text:p>
              </table:table-cell>
              <table:table-cell office:value-type="float" office:value="2.82148891139713">
                <text:p>2.82148891139713</text:p>
              </table:table-cell>
              <table:table-cell office:value-type="float" office:value="5.04080998565156">
                <text:p>5.04080998565156</text:p>
              </table:table-cell>
            </table:table-row>
            <table:table-row>
              <table:table-cell office:value-type="string">
                <text:p>21</text:p>
              </table:table-cell>
              <table:table-cell office:value-type="float" office:value="1.2">
                <text:p>1.2</text:p>
              </table:table-cell>
              <table:table-cell office:value-type="float" office:value="1.20247387360375">
                <text:p>1.20247387360375</text:p>
              </table:table-cell>
              <table:table-cell office:value-type="float" office:value="2.86873547411016">
                <text:p>2.86873547411016</text:p>
              </table:table-cell>
              <table:table-cell office:value-type="float" office:value="5.1681528707558">
                <text:p>5.1681528707558</text:p>
              </table:table-cell>
            </table:table-row>
            <table:table-row>
              <table:table-cell office:value-type="string">
                <text:p>22</text:p>
              </table:table-cell>
              <table:table-cell office:value-type="float" office:value="1.21">
                <text:p>1.21</text:p>
              </table:table-cell>
              <table:table-cell office:value-type="float" office:value="1.21261830468811">
                <text:p>1.21261830468811</text:p>
              </table:table-cell>
              <table:table-cell office:value-type="float" office:value="2.91638104235116">
                <text:p>2.91638104235116</text:p>
              </table:table-cell>
              <table:table-cell office:value-type="float" office:value="5.29760694712329">
                <text:p>5.29760694712329</text:p>
              </table:table-cell>
            </table:table-row>
            <table:table-row>
              <table:table-cell office:value-type="string">
                <text:p>23</text:p>
              </table:table-cell>
              <table:table-cell office:value-type="float" office:value="1.22">
                <text:p>1.22</text:p>
              </table:table-cell>
              <table:table-cell office:value-type="float" office:value="1.22276434779198">
                <text:p>1.22276434779198</text:p>
              </table:table-cell>
              <table:table-cell office:value-type="float" office:value="2.9644253684828">
                <text:p>2.9644253684828</text:p>
              </table:table-cell>
              <table:table-cell office:value-type="float" office:value="5.42918901441198">
                <text:p>5.42918901441198</text:p>
              </table:table-cell>
            </table:table-row>
            <table:table-row>
              <table:table-cell office:value-type="string">
                <text:p>24</text:p>
              </table:table-cell>
              <table:table-cell office:value-type="float" office:value="1.23">
                <text:p>1.23</text:p>
              </table:table-cell>
              <table:table-cell office:value-type="float" office:value="1.23291196820252">
                <text:p>1.23291196820252</text:p>
              </table:table-cell>
              <table:table-cell office:value-type="float" office:value="3.01286821096161">
                <text:p>3.01286821096161</text:p>
              </table:table-cell>
              <table:table-cell office:value-type="float" office:value="5.5629158615977">
                <text:p>5.5629158615977</text:p>
              </table:table-cell>
            </table:table-row>
            <table:table-row>
              <table:table-cell office:value-type="string">
                <text:p>25</text:p>
              </table:table-cell>
              <table:table-cell office:value-type="float" office:value="1.24">
                <text:p>1.24</text:p>
              </table:table-cell>
              <table:table-cell office:value-type="float" office:value="1.24306113309562">
                <text:p>1.24306113309562</text:p>
              </table:table-cell>
              <table:table-cell office:value-type="float" office:value="3.06170933408137">
                <text:p>3.06170933408137</text:p>
              </table:table-cell>
              <table:table-cell office:value-type="float" office:value="5.69880426696941">
                <text:p>5.69880426696941</text:p>
              </table:table-cell>
            </table:table-row>
            <table:table-row>
              <table:table-cell office:value-type="string">
                <text:p>26</text:p>
              </table:table-cell>
              <table:table-cell office:value-type="float" office:value="1.25">
                <text:p>1.25</text:p>
              </table:table-cell>
              <table:table-cell office:value-type="float" office:value="1.25321181142974">
                <text:p>1.25321181142974</text:p>
              </table:table-cell>
              <table:table-cell office:value-type="float" office:value="3.11094850772882">
                <text:p>3.11094850772882</text:p>
              </table:table-cell>
              <table:table-cell office:value-type="float" office:value="5.83687099812465">
                <text:p>5.83687099812465</text:p>
              </table:table-cell>
            </table:table-row>
            <table:table-row>
              <table:table-cell office:value-type="string">
                <text:p>27</text:p>
              </table:table-cell>
              <table:table-cell office:value-type="float" office:value="1.26">
                <text:p>1.26</text:p>
              </table:table-cell>
              <table:table-cell office:value-type="float" office:value="1.26336397384622">
                <text:p>1.26336397384622</text:p>
              </table:table-cell>
              <table:table-cell office:value-type="float" office:value="3.16058550715123">
                <text:p>3.16058550715123</text:p>
              </table:table-cell>
              <table:table-cell office:value-type="float" office:value="5.97713281196513">
                <text:p>5.97713281196513</text:p>
              </table:table-cell>
            </table:table-row>
            <table:table-row>
              <table:table-cell office:value-type="string">
                <text:p>28</text:p>
              </table:table-cell>
              <table:table-cell office:value-type="float" office:value="1.27">
                <text:p>1.27</text:p>
              </table:table-cell>
              <table:table-cell office:value-type="float" office:value="1.27351759257576">
                <text:p>1.27351759257576</text:p>
              </table:table-cell>
              <table:table-cell office:value-type="float" office:value="3.21062011273507">
                <text:p>3.21062011273507</text:p>
              </table:table-cell>
              <table:table-cell office:value-type="float" office:value="6.11960645469239">
                <text:p>6.11960645469239</text:p>
              </table:table-cell>
            </table:table-row>
            <table:table-row>
              <table:table-cell office:value-type="string">
                <text:p>29</text:p>
              </table:table-cell>
              <table:table-cell office:value-type="float" office:value="1.28">
                <text:p>1.28</text:p>
              </table:table-cell>
              <table:table-cell office:value-type="float" office:value="1.28367264135038">
                <text:p>1.28367264135038</text:p>
              </table:table-cell>
              <table:table-cell office:value-type="float" office:value="3.26105210979522">
                <text:p>3.26105210979522</text:p>
              </table:table-cell>
              <table:table-cell office:value-type="float" office:value="6.26430866180368">
                <text:p>6.26430866180368</text:p>
              </table:table-cell>
            </table:table-row>
            <table:table-row>
              <table:table-cell office:value-type="string">
                <text:p>30</text:p>
              </table:table-cell>
              <table:table-cell office:value-type="float" office:value="1.29">
                <text:p>1.29</text:p>
              </table:table-cell>
              <table:table-cell office:value-type="float" office:value="1.2938290953209">
                <text:p>1.2938290953209</text:p>
              </table:table-cell>
              <table:table-cell office:value-type="float" office:value="3.31188128837422">
                <text:p>3.31188128837422</text:p>
              </table:table-cell>
              <table:table-cell office:value-type="float" office:value="6.41125615808796">
                <text:p>6.41125615808796</text:p>
              </table:table-cell>
            </table:table-row>
            <table:table-row>
              <table:table-cell office:value-type="string">
                <text:p>31</text:p>
              </table:table-cell>
              <table:table-cell office:value-type="float" office:value="1.3">
                <text:p>1.3</text:p>
              </table:table-cell>
              <table:table-cell office:value-type="float" office:value="1.30398693097913">
                <text:p>1.30398693097913</text:p>
              </table:table-cell>
              <table:table-cell office:value-type="float" office:value="3.36310744305083">
                <text:p>3.36310744305083</text:p>
              </table:table-cell>
              <table:table-cell office:value-type="float" office:value="6.56046565762199">
                <text:p>6.56046565762199</text:p>
              </table:table-cell>
            </table:table-row>
            <table:table-row>
              <table:table-cell office:value-type="string">
                <text:p>32</text:p>
              </table:table-cell>
              <table:table-cell office:value-type="float" office:value="1.31">
                <text:p>1.31</text:p>
              </table:table-cell>
              <table:table-cell office:value-type="float" office:value="1.31414612608486">
                <text:p>1.31414612608486</text:p>
              </table:table-cell>
              <table:table-cell office:value-type="float" office:value="3.41473037275771">
                <text:p>3.41473037275771</text:p>
              </table:table-cell>
              <table:table-cell office:value-type="float" office:value="6.71195386376663">
                <text:p>6.71195386376663</text:p>
              </table:table-cell>
            </table:table-row>
            <table:table-row>
              <table:table-cell office:value-type="string">
                <text:p>33</text:p>
              </table:table-cell>
              <table:table-cell office:value-type="float" office:value="1.32">
                <text:p>1.32</text:p>
              </table:table-cell>
              <table:table-cell office:value-type="float" office:value="1.32430665959708">
                <text:p>1.32430665959708</text:p>
              </table:table-cell>
              <table:table-cell office:value-type="float" office:value="3.46674988060746">
                <text:p>3.46674988060746</text:p>
              </table:table-cell>
              <table:table-cell office:value-type="float" office:value="6.86573746916321">
                <text:p>6.86573746916321</text:p>
              </table:table-cell>
            </table:table-row>
            <table:table-row>
              <table:table-cell office:value-type="string">
                <text:p>34</text:p>
              </table:table-cell>
              <table:table-cell office:value-type="float" office:value="1.33">
                <text:p>1.33</text:p>
              </table:table-cell>
              <table:table-cell office:value-type="float" office:value="1.33446851160926">
                <text:p>1.33446851160926</text:p>
              </table:table-cell>
              <table:table-cell office:value-type="float" office:value="3.51916577372676">
                <text:p>3.51916577372676</text:p>
              </table:table-cell>
              <table:table-cell office:value-type="float" office:value="7.02183315573003">
                <text:p>7.02183315573003</text:p>
              </table:table-cell>
            </table:table-row>
            <table:table-row>
              <table:table-cell office:value-type="string">
                <text:p>35</text:p>
              </table:table-cell>
              <table:table-cell office:value-type="float" office:value="1.34">
                <text:p>1.34</text:p>
              </table:table-cell>
              <table:table-cell office:value-type="float" office:value="1.3446316632884">
                <text:p>1.3446316632884</text:p>
              </table:table-cell>
              <table:table-cell office:value-type="float" office:value="3.5719778630981">
                <text:p>3.5719778630981</text:p>
              </table:table-cell>
              <table:table-cell office:value-type="float" office:value="7.18025759465908">
                <text:p>7.18025759465908</text:p>
              </table:table-cell>
            </table:table-row>
            <table:table-row>
              <table:table-cell office:value-type="string">
                <text:p>36</text:p>
              </table:table-cell>
              <table:table-cell office:value-type="float" office:value="1.35">
                <text:p>1.35</text:p>
              </table:table-cell>
              <table:table-cell office:value-type="float" office:value="1.35479609681767">
                <text:p>1.35479609681767</text:p>
              </table:table-cell>
              <table:table-cell office:value-type="float" office:value="3.62518596340877">
                <text:p>3.62518596340877</text:p>
              </table:table-cell>
              <table:table-cell office:value-type="float" office:value="7.34102744641275">
                <text:p>7.34102744641275</text:p>
              </table:table-cell>
            </table:table-row>
            <table:table-row>
              <table:table-cell office:value-type="string">
                <text:p>37</text:p>
              </table:table-cell>
              <table:table-cell office:value-type="float" office:value="1.36">
                <text:p>1.36</text:p>
              </table:table-cell>
              <table:table-cell office:value-type="float" office:value="1.36496179534231">
                <text:p>1.36496179534231</text:p>
              </table:table-cell>
              <table:table-cell office:value-type="float" office:value="3.67878989290667">
                <text:p>3.67878989290667</text:p>
              </table:table-cell>
              <table:table-cell office:value-type="float" office:value="7.50415936072075">
                <text:p>7.50415936072075</text:p>
              </table:table-cell>
            </table:table-row>
            <table:table-row>
              <table:table-cell office:value-type="string">
                <text:p>38</text:p>
              </table:table-cell>
              <table:table-cell office:value-type="float" office:value="1.37">
                <text:p>1.37</text:p>
              </table:table-cell>
              <table:table-cell office:value-type="float" office:value="1.37512874291866">
                <text:p>1.37512874291866</text:p>
              </table:table-cell>
              <table:table-cell office:value-type="float" office:value="3.73278947326265">
                <text:p>3.73278947326265</text:p>
              </table:table-cell>
              <table:table-cell office:value-type="float" office:value="7.66966997657712">
                <text:p>7.66966997657712</text:p>
              </table:table-cell>
            </table:table-row>
            <table:table-row>
              <table:table-cell office:value-type="string">
                <text:p>39</text:p>
              </table:table-cell>
              <table:table-cell office:value-type="float" office:value="1.38">
                <text:p>1.38</text:p>
              </table:table-cell>
              <table:table-cell office:value-type="float" office:value="1.38529692446612">
                <text:p>1.38529692446612</text:p>
              </table:table-cell>
              <table:table-cell office:value-type="float" office:value="3.78718452943904">
                <text:p>3.78718452943904</text:p>
              </table:table-cell>
              <table:table-cell office:value-type="float" office:value="7.83757592223739">
                <text:p>7.83757592223739</text:p>
              </table:table-cell>
            </table:table-row>
            <table:table-row>
              <table:table-cell office:value-type="string">
                <text:p>40</text:p>
              </table:table-cell>
              <table:table-cell office:value-type="float" office:value="1.39">
                <text:p>1.39</text:p>
              </table:table-cell>
              <table:table-cell office:value-type="float" office:value="1.39546632572179">
                <text:p>1.39546632572179</text:p>
              </table:table-cell>
              <table:table-cell office:value-type="float" office:value="3.84197488956399">
                <text:p>3.84197488956399</text:p>
              </table:table-cell>
              <table:table-cell office:value-type="float" office:value="8.00789381521579">
                <text:p>8.00789381521579</text:p>
              </table:table-cell>
            </table:table-row>
            <table:table-row>
              <table:table-cell office:value-type="string">
                <text:p>41</text:p>
              </table:table-cell>
              <table:table-cell office:value-type="float" office:value="1.4">
                <text:p>1.4</text:p>
              </table:table-cell>
              <table:table-cell office:value-type="float" office:value="1.40563693319777">
                <text:p>1.40563693319777</text:p>
              </table:table-cell>
              <table:table-cell office:value-type="float" office:value="3.8971603848114">
                <text:p>3.8971603848114</text:p>
              </table:table-cell>
              <table:table-cell office:value-type="float" office:value="8.1806402622826">
                <text:p>8.1806402622826</text:p>
              </table:table-cell>
            </table:table-row>
            <table:table-row>
              <table:table-cell office:value-type="string">
                <text:p>42</text:p>
              </table:table-cell>
              <table:table-cell office:value-type="float" office:value="1.41">
                <text:p>1.41</text:p>
              </table:table-cell>
              <table:table-cell office:value-type="float" office:value="1.41580873414073">
                <text:p>1.41580873414073</text:p>
              </table:table-cell>
              <table:table-cell office:value-type="float" office:value="3.95274084928622">
                <text:p>3.95274084928622</text:p>
              </table:table-cell>
              <table:table-cell office:value-type="float" office:value="8.35583185946165">
                <text:p>8.35583185946165</text:p>
              </table:table-cell>
            </table:table-row>
            <table:table-row>
              <table:table-cell office:value-type="string">
                <text:p>43</text:p>
              </table:table-cell>
              <table:table-cell office:value-type="float" office:value="1.42">
                <text:p>1.42</text:p>
              </table:table-cell>
              <table:table-cell office:value-type="float" office:value="1.42598171649389">
                <text:p>1.42598171649389</text:p>
              </table:table-cell>
              <table:table-cell office:value-type="float" office:value="4.0087161199146">
                <text:p>4.0087161199146</text:p>
              </table:table-cell>
              <table:table-cell office:value-type="float" office:value="8.53348519202785">
                <text:p>8.53348519202785</text:p>
              </table:table-cell>
            </table:table-row>
            <table:table-row>
              <table:table-cell office:value-type="string">
                <text:p>44</text:p>
              </table:table-cell>
              <table:table-cell office:value-type="float" office:value="1.43">
                <text:p>1.43</text:p>
              </table:table-cell>
              <table:table-cell office:value-type="float" office:value="1.43615586886096">
                <text:p>1.43615586886096</text:p>
              </table:table-cell>
              <table:table-cell office:value-type="float" office:value="4.06508603633901">
                <text:p>4.06508603633901</text:p>
              </table:table-cell>
              <table:table-cell office:value-type="float" office:value="8.71361683450489">
                <text:p>8.71361683450489</text:p>
              </table:table-cell>
            </table:table-row>
            <table:table-row>
              <table:table-cell office:value-type="string">
                <text:p>45</text:p>
              </table:table-cell>
              <table:table-cell office:value-type="float" office:value="1.44">
                <text:p>1.44</text:p>
              </table:table-cell>
              <table:table-cell office:value-type="float" office:value="1.44633118047221">
                <text:p>1.44633118047221</text:p>
              </table:table-cell>
              <table:table-cell office:value-type="float" office:value="4.12185044081777">
                <text:p>4.12185044081777</text:p>
              </table:table-cell>
              <table:table-cell office:value-type="float" office:value="8.89624335066295">
                <text:p>8.89624335066295</text:p>
              </table:table-cell>
            </table:table-row>
            <table:table-row>
              <table:table-cell office:value-type="string">
                <text:p>46</text:p>
              </table:table-cell>
              <table:table-cell office:value-type="float" office:value="1.45">
                <text:p>1.45</text:p>
              </table:table-cell>
              <table:table-cell office:value-type="float" office:value="1.45650764115236">
                <text:p>1.45650764115236</text:p>
              </table:table-cell>
              <table:table-cell office:value-type="float" office:value="4.17900917812893">
                <text:p>4.17900917812893</text:p>
              </table:table-cell>
              <table:table-cell office:value-type="float" office:value="9.08138129351665">
                <text:p>9.08138129351665</text:p>
              </table:table-cell>
            </table:table-row>
            <table:table-row>
              <table:table-cell office:value-type="string">
                <text:p>47</text:p>
              </table:table-cell>
              <table:table-cell office:value-type="float" office:value="1.46">
                <text:p>1.46</text:p>
              </table:table-cell>
              <table:table-cell office:value-type="float" office:value="1.46668524129018">
                <text:p>1.46668524129018</text:p>
              </table:table-cell>
              <table:table-cell office:value-type="float" office:value="4.2365620954783">
                <text:p>4.2365620954783</text:p>
              </table:table-cell>
              <table:table-cell office:value-type="float" office:value="9.2690472053229">
                <text:p>9.2690472053229</text:p>
              </table:table-cell>
            </table:table-row>
            <table:table-row>
              <table:table-cell office:value-type="string">
                <text:p>48</text:p>
              </table:table-cell>
              <table:table-cell office:value-type="float" office:value="1.47">
                <text:p>1.47</text:p>
              </table:table-cell>
              <table:table-cell office:value-type="float" office:value="1.47686397180981">
                <text:p>1.47686397180981</text:p>
              </table:table-cell>
              <table:table-cell office:value-type="float" office:value="4.29450904241136">
                <text:p>4.29450904241136</text:p>
              </table:table-cell>
              <table:table-cell office:value-type="float" office:value="9.45925761757902">
                <text:p>9.45925761757902</text:p>
              </table:table-cell>
            </table:table-row>
            <table:table-row>
              <table:table-cell office:value-type="string">
                <text:p>49</text:p>
              </table:table-cell>
              <table:table-cell office:value-type="float" office:value="1.48">
                <text:p>1.48</text:p>
              </table:table-cell>
              <table:table-cell office:value-type="float" office:value="1.48704382414364">
                <text:p>1.48704382414364</text:p>
              </table:table-cell>
              <table:table-cell office:value-type="float" office:value="4.35284987072885">
                <text:p>4.35284987072885</text:p>
              </table:table-cell>
              <table:table-cell office:value-type="float" office:value="9.65202905102085">
                <text:p>9.65202905102085</text:p>
              </table:table-cell>
            </table:table-row>
            <table:table-row>
              <table:table-cell office:value-type="string">
                <text:p>50</text:p>
              </table:table-cell>
              <table:table-cell office:value-type="float" office:value="1.49">
                <text:p>1.49</text:p>
              </table:table-cell>
              <table:table-cell office:value-type="float" office:value="1.49722479020661">
                <text:p>1.49722479020661</text:p>
              </table:table-cell>
              <table:table-cell office:value-type="float" office:value="4.411584434406">
                <text:p>4.411584434406</text:p>
              </table:table-cell>
              <table:table-cell office:value-type="float" office:value="9.84737801562095">
                <text:p>9.84737801562095</text:p>
              </table:table-cell>
            </table:table-row>
            <table:table-row>
              <table:table-cell office:value-type="string">
                <text:p>51</text:p>
              </table:table-cell>
              <table:table-cell office:value-type="float" office:value="1.5">
                <text:p>1.5</text:p>
              </table:table-cell>
              <table:table-cell office:value-type="float" office:value="1.5074068623719">
                <text:p>1.5074068623719</text:p>
              </table:table-cell>
              <table:table-cell office:value-type="float" office:value="4.47071258951503">
                <text:p>4.47071258951503</text:p>
              </table:table-cell>
              <table:table-cell office:value-type="float" office:value="10.0453210105869">
                <text:p>10.0453210105869</text:p>
              </table:table-cell>
            </table:table-row>
            <table:table-row>
              <table:table-cell office:value-type="string">
                <text:p>52</text:p>
              </table:table-cell>
              <table:table-cell office:value-type="float" office:value="1.51">
                <text:p>1.51</text:p>
              </table:table-cell>
              <table:table-cell office:value-type="float" office:value="1.51759003344796">
                <text:p>1.51759003344796</text:p>
              </table:table-cell>
              <table:table-cell office:value-type="float" office:value="4.53023419415095">
                <text:p>4.53023419415095</text:p>
              </table:table-cell>
              <table:table-cell office:value-type="float" office:value="10.2458745243598">
                <text:p>10.2458745243598</text:p>
              </table:table-cell>
            </table:table-row>
            <table:table-row>
              <table:table-cell office:value-type="string">
                <text:p>53</text:p>
              </table:table-cell>
              <table:table-cell office:value-type="float" office:value="1.52">
                <text:p>1.52</text:p>
              </table:table-cell>
              <table:table-cell office:value-type="float" office:value="1.52777429665671">
                <text:p>1.52777429665671</text:p>
              </table:table-cell>
              <table:table-cell office:value-type="float" office:value="4.59014910836038">
                <text:p>4.59014910836038</text:p>
              </table:table-cell>
              <table:table-cell office:value-type="float" office:value="10.4490550346124">
                <text:p>10.4490550346124</text:p>
              </table:table-cell>
            </table:table-row>
            <table:table-row>
              <table:table-cell office:value-type="string">
                <text:p>54</text:p>
              </table:table-cell>
              <table:table-cell office:value-type="float" office:value="1.53">
                <text:p>1.53</text:p>
              </table:table-cell>
              <table:table-cell office:value-type="float" office:value="1.53795964561293">
                <text:p>1.53795964561293</text:p>
              </table:table-cell>
              <table:table-cell office:value-type="float" office:value="4.65045719407327">
                <text:p>4.65045719407327</text:p>
              </table:table-cell>
              <table:table-cell office:value-type="float" office:value="10.6548790082482">
                <text:p>10.6548790082482</text:p>
              </table:table-cell>
            </table:table-row>
            <table:table-row>
              <table:table-cell office:value-type="string">
                <text:p>55</text:p>
              </table:table-cell>
              <table:table-cell office:value-type="float" office:value="1.54">
                <text:p>1.54</text:p>
              </table:table-cell>
              <table:table-cell office:value-type="float" office:value="1.54814607430471">
                <text:p>1.54814607430471</text:p>
              </table:table-cell>
              <table:table-cell office:value-type="float" office:value="4.71115831503744">
                <text:p>4.71115831503744</text:p>
              </table:table-cell>
              <table:table-cell office:value-type="float" office:value="10.8633629013992">
                <text:p>10.8633629013992</text:p>
              </table:table-cell>
            </table:table-row>
            <table:table-row>
              <table:table-cell office:value-type="string">
                <text:p>56</text:p>
              </table:table-cell>
              <table:table-cell office:value-type="float" office:value="1.55">
                <text:p>1.55</text:p>
              </table:table-cell>
              <table:table-cell office:value-type="float" office:value="1.55833357707497">
                <text:p>1.55833357707497</text:p>
              </table:table-cell>
              <table:table-cell office:value-type="float" office:value="4.7722523367558">
                <text:p>4.7722523367558</text:p>
              </table:table-cell>
              <table:table-cell office:value-type="float" office:value="11.0745231594256">
                <text:p>11.0745231594256</text:p>
              </table:table-cell>
            </table:table-row>
            <table:table-row>
              <table:table-cell office:value-type="string">
                <text:p>57</text:p>
              </table:table-cell>
              <table:table-cell office:value-type="float" office:value="1.56">
                <text:p>1.56</text:p>
              </table:table-cell>
              <table:table-cell office:value-type="float" office:value="1.56852214860386">
                <text:p>1.56852214860386</text:p>
              </table:table-cell>
              <table:table-cell office:value-type="float" office:value="4.83373912642602">
                <text:p>4.83373912642602</text:p>
              </table:table-cell>
              <table:table-cell office:value-type="float" office:value="11.2883762169138">
                <text:p>11.2883762169138</text:p>
              </table:table-cell>
            </table:table-row>
            <table:table-row>
              <table:table-cell office:value-type="string">
                <text:p>58</text:p>
              </table:table-cell>
              <table:table-cell office:value-type="float" office:value="1.57">
                <text:p>1.57</text:p>
              </table:table-cell>
              <table:table-cell office:value-type="float" office:value="1.57871178389218">
                <text:p>1.57871178389218</text:p>
              </table:table-cell>
              <table:table-cell office:value-type="float" office:value="4.89561855288267">
                <text:p>4.89561855288267</text:p>
              </table:table-cell>
              <table:table-cell office:value-type="float" office:value="11.5049384976754">
                <text:p>11.5049384976754</text:p>
              </table:table-cell>
            </table:table-row>
            <table:table-row>
              <table:table-cell office:value-type="string">
                <text:p>59</text:p>
              </table:table-cell>
              <table:table-cell office:value-type="float" office:value="1.58">
                <text:p>1.58</text:p>
              </table:table-cell>
              <table:table-cell office:value-type="float" office:value="1.58890247824558">
                <text:p>1.58890247824558</text:p>
              </table:table-cell>
              <table:table-cell office:value-type="float" office:value="4.95789048654166">
                <text:p>4.95789048654166</text:p>
              </table:table-cell>
              <table:table-cell office:value-type="float" office:value="11.7242264147463">
                <text:p>11.7242264147463</text:p>
              </table:table-cell>
            </table:table-row>
            <table:table-row>
              <table:table-cell office:value-type="string">
                <text:p>60</text:p>
              </table:table-cell>
              <table:table-cell office:value-type="float" office:value="1.59">
                <text:p>1.59</text:p>
              </table:table-cell>
              <table:table-cell office:value-type="float" office:value="1.59909422725962">
                <text:p>1.59909422725962</text:p>
              </table:table-cell>
              <table:table-cell office:value-type="float" office:value="5.02055479934691">
                <text:p>5.02055479934691</text:p>
              </table:table-cell>
              <table:table-cell office:value-type="float" office:value="11.9462563703852">
                <text:p>11.9462563703852</text:p>
              </table:table-cell>
            </table:table-row>
            <table:table-row>
              <table:table-cell office:value-type="string">
                <text:p>61</text:p>
              </table:table-cell>
              <table:table-cell office:value-type="float" office:value="1.6">
                <text:p>1.6</text:p>
              </table:table-cell>
              <table:table-cell office:value-type="float" office:value="1.60928702680555">
                <text:p>1.60928702680555</text:p>
              </table:table-cell>
              <table:table-cell office:value-type="float" office:value="5.08361136471902">
                <text:p>5.08361136471902</text:p>
              </table:table-cell>
              <table:table-cell office:value-type="float" office:value="12.1710447560731">
                <text:p>12.1710447560731</text:p>
              </table:table-cell>
            </table:table-row>
            <table:table-row>
              <table:table-cell office:value-type="string">
                <text:p>62</text:p>
              </table:table-cell>
              <table:table-cell office:value-type="float" office:value="1.61">
                <text:p>1.61</text:p>
              </table:table-cell>
              <table:table-cell office:value-type="float" office:value="1.61948087301686">
                <text:p>1.61948087301686</text:p>
              </table:table-cell>
              <table:table-cell office:value-type="float" office:value="5.1470600575061">
                <text:p>5.1470600575061</text:p>
              </table:table-cell>
              <table:table-cell office:value-type="float" office:value="12.3986079525121">
                <text:p>12.3986079525121</text:p>
              </table:table-cell>
            </table:table-row>
            <table:table-row>
              <table:table-cell office:value-type="string">
                <text:p>63</text:p>
              </table:table-cell>
              <table:table-cell office:value-type="float" office:value="1.62">
                <text:p>1.62</text:p>
              </table:table-cell>
              <table:table-cell office:value-type="float" office:value="1.62967576227649">
                <text:p>1.62967576227649</text:p>
              </table:table-cell>
              <table:table-cell office:value-type="float" office:value="5.21090075393634">
                <text:p>5.21090075393634</text:p>
              </table:table-cell>
              <table:table-cell office:value-type="float" office:value="12.6289623296246">
                <text:p>12.6289623296246</text:p>
              </table:table-cell>
            </table:table-row>
            <table:table-row>
              <table:table-cell office:value-type="string">
                <text:p>64</text:p>
              </table:table-cell>
              <table:table-cell office:value-type="float" office:value="1.63">
                <text:p>1.63</text:p>
              </table:table-cell>
              <table:table-cell office:value-type="float" office:value="1.63987169120472">
                <text:p>1.63987169120472</text:p>
              </table:table-cell>
              <table:table-cell office:value-type="float" office:value="5.27513333157262">
                <text:p>5.27513333157262</text:p>
              </table:table-cell>
              <table:table-cell office:value-type="float" office:value="12.8621242465522">
                <text:p>12.8621242465522</text:p>
              </table:table-cell>
            </table:table-row>
            <table:table-row>
              <table:table-cell office:value-type="string">
                <text:p>65</text:p>
              </table:table-cell>
              <table:table-cell office:value-type="float" office:value="1.64">
                <text:p>1.64</text:p>
              </table:table-cell>
              <table:table-cell office:value-type="float" office:value="1.6500686566476">
                <text:p>1.6500686566476</text:p>
              </table:table-cell>
              <table:table-cell office:value-type="float" office:value="5.33975766926865">
                <text:p>5.33975766926865</text:p>
              </table:table-cell>
              <table:table-cell office:value-type="float" office:value="13.0981100516554">
                <text:p>13.0981100516554</text:p>
              </table:table-cell>
            </table:table-row>
            <table:table-row>
              <table:table-cell office:value-type="string">
                <text:p>66</text:p>
              </table:table-cell>
              <table:table-cell office:value-type="float" office:value="1.65">
                <text:p>1.65</text:p>
              </table:table-cell>
              <table:table-cell office:value-type="float" office:value="1.66026665566605">
                <text:p>1.66026665566605</text:p>
              </table:table-cell>
              <table:table-cell office:value-type="float" office:value="5.40477364712698">
                <text:p>5.40477364712698</text:p>
              </table:table-cell>
              <table:table-cell office:value-type="float" office:value="13.3369360825127">
                <text:p>13.3369360825127</text:p>
              </table:table-cell>
            </table:table-row>
            <table:table-row>
              <table:table-cell office:value-type="string">
                <text:p>67</text:p>
              </table:table-cell>
              <table:table-cell office:value-type="float" office:value="1.66">
                <text:p>1.66</text:p>
              </table:table-cell>
              <table:table-cell office:value-type="float" office:value="1.67046568552543">
                <text:p>1.67046568552543</text:p>
              </table:table-cell>
              <table:table-cell office:value-type="float" office:value="5.47018114645845">
                <text:p>5.47018114645845</text:p>
              </table:table-cell>
              <table:table-cell office:value-type="float" office:value="13.5786186659196">
                <text:p>13.5786186659196</text:p>
              </table:table-cell>
            </table:table-row>
            <table:table-row>
              <table:table-cell office:value-type="string">
                <text:p>68</text:p>
              </table:table-cell>
              <table:table-cell office:value-type="float" office:value="1.67">
                <text:p>1.67</text:p>
              </table:table-cell>
              <table:table-cell office:value-type="float" office:value="1.68066574368569">
                <text:p>1.68066574368569</text:p>
              </table:table-cell>
              <table:table-cell office:value-type="float" office:value="5.53598004974334">
                <text:p>5.53598004974334</text:p>
              </table:table-cell>
              <table:table-cell office:value-type="float" office:value="13.8231741178886">
                <text:p>13.8231741178886</text:p>
              </table:table-cell>
            </table:table-row>
            <table:table-row>
              <table:table-cell office:value-type="string">
                <text:p>69</text:p>
              </table:table-cell>
              <table:table-cell office:value-type="float" office:value="1.68">
                <text:p>1.68</text:p>
              </table:table-cell>
              <table:table-cell office:value-type="float" office:value="1.69086682779195">
                <text:p>1.69086682779195</text:p>
              </table:table-cell>
              <table:table-cell office:value-type="float" office:value="5.60217024059381">
                <text:p>5.60217024059381</text:p>
              </table:table-cell>
              <table:table-cell office:value-type="float" office:value="14.0706187436481">
                <text:p>14.0706187436481</text:p>
              </table:table-cell>
            </table:table-row>
            <table:table-row>
              <table:table-cell office:value-type="string">
                <text:p>70</text:p>
              </table:table-cell>
              <table:table-cell office:value-type="float" office:value="1.69">
                <text:p>1.69</text:p>
              </table:table-cell>
              <table:table-cell office:value-type="float" office:value="1.7010689356656">
                <text:p>1.7010689356656</text:p>
              </table:table-cell>
              <table:table-cell office:value-type="float" office:value="5.66875160371786">
                <text:p>5.66875160371786</text:p>
              </table:table-cell>
              <table:table-cell office:value-type="float" office:value="14.3209688376423">
                <text:p>14.3209688376423</text:p>
              </table:table-cell>
            </table:table-row>
            <table:table-row>
              <table:table-cell office:value-type="string">
                <text:p>71</text:p>
              </table:table-cell>
              <table:table-cell office:value-type="float" office:value="1.7">
                <text:p>1.7</text:p>
              </table:table-cell>
              <table:table-cell office:value-type="float" office:value="1.71127206529582">
                <text:p>1.71127206529582</text:p>
              </table:table-cell>
              <table:table-cell office:value-type="float" office:value="5.73572402488463">
                <text:p>5.73572402488463</text:p>
              </table:table-cell>
              <table:table-cell office:value-type="float" office:value="14.5742406835304">
                <text:p>14.5742406835304</text:p>
              </table:table-cell>
            </table:table-row>
            <table:table-row>
              <table:table-cell office:value-type="string">
                <text:p>72</text:p>
              </table:table-cell>
              <table:table-cell office:value-type="float" office:value="1.71">
                <text:p>1.71</text:p>
              </table:table-cell>
              <table:table-cell office:value-type="float" office:value="1.72147621483147">
                <text:p>1.72147621483147</text:p>
              </table:table-cell>
              <table:table-cell office:value-type="float" office:value="5.8030873908909">
                <text:p>5.8030873908909</text:p>
              </table:table-cell>
              <table:table-cell office:value-type="float" office:value="14.8304505541863">
                <text:p>14.8304505541863</text:p>
              </table:table-cell>
            </table:table-row>
            <table:table-row>
              <table:table-cell office:value-type="string">
                <text:p>73</text:p>
              </table:table-cell>
              <table:table-cell office:value-type="float" office:value="1.72">
                <text:p>1.72</text:p>
              </table:table-cell>
              <table:table-cell office:value-type="float" office:value="1.73168138257346">
                <text:p>1.73168138257346</text:p>
              </table:table-cell>
              <table:table-cell office:value-type="float" office:value="5.87084158952893">
                <text:p>5.87084158952893</text:p>
              </table:table-cell>
              <table:table-cell office:value-type="float" office:value="15.0896147116984">
                <text:p>15.0896147116984</text:p>
              </table:table-cell>
            </table:table-row>
            <table:table-row>
              <table:table-cell office:value-type="string">
                <text:p>74</text:p>
              </table:table-cell>
              <table:table-cell office:value-type="float" office:value="1.73">
                <text:p>1.73</text:p>
              </table:table-cell>
              <table:table-cell office:value-type="float" office:value="1.74188756696743">
                <text:p>1.74188756696743</text:p>
              </table:table-cell>
              <table:table-cell office:value-type="float" office:value="5.93898650955539">
                <text:p>5.93898650955539</text:p>
              </table:table-cell>
              <table:table-cell office:value-type="float" office:value="15.3517494073689">
                <text:p>15.3517494073689</text:p>
              </table:table-cell>
            </table:table-row>
            <table:table-row>
              <table:table-cell office:value-type="string">
                <text:p>75</text:p>
              </table:table-cell>
              <table:table-cell office:value-type="float" office:value="1.74">
                <text:p>1.74</text:p>
              </table:table-cell>
              <table:table-cell office:value-type="float" office:value="1.75209476659681">
                <text:p>1.75209476659681</text:p>
              </table:table-cell>
              <table:table-cell office:value-type="float" office:value="6.00752204066148">
                <text:p>6.00752204066148</text:p>
              </table:table-cell>
              <table:table-cell office:value-type="float" office:value="15.6168708817139">
                <text:p>15.6168708817139</text:p>
              </table:table-cell>
            </table:table-row>
            <table:table-row>
              <table:table-cell office:value-type="string">
                <text:p>76</text:p>
              </table:table-cell>
              <table:table-cell office:value-type="float" office:value="1.75">
                <text:p>1.75</text:p>
              </table:table-cell>
              <table:table-cell office:value-type="float" office:value="1.7623029801762">
                <text:p>1.7623029801762</text:p>
              </table:table-cell>
              <table:table-cell office:value-type="float" office:value="6.07644807344412">
                <text:p>6.07644807344412</text:p>
              </table:table-cell>
              <table:table-cell office:value-type="float" office:value="15.8849953644629">
                <text:p>15.8849953644629</text:p>
              </table:table-cell>
            </table:table-row>
            <table:table-row>
              <table:table-cell office:value-type="string">
                <text:p>77</text:p>
              </table:table-cell>
              <table:table-cell office:value-type="float" office:value="1.76">
                <text:p>1.76</text:p>
              </table:table-cell>
              <table:table-cell office:value-type="float" office:value="1.77251220654509">
                <text:p>1.77251220654509</text:p>
              </table:table-cell>
              <table:table-cell office:value-type="float" office:value="6.14576449937815">
                <text:p>6.14576449937815</text:p>
              </table:table-cell>
              <table:table-cell office:value-type="float" office:value="16.1561390745587">
                <text:p>16.1561390745587</text:p>
              </table:table-cell>
            </table:table-row>
            <table:table-row>
              <table:table-cell office:value-type="string">
                <text:p>78</text:p>
              </table:table-cell>
              <table:table-cell office:value-type="float" office:value="1.77">
                <text:p>1.77</text:p>
              </table:table-cell>
              <table:table-cell office:value-type="float" office:value="1.78272244466185">
                <text:p>1.78272244466185</text:p>
              </table:table-cell>
              <table:table-cell office:value-type="float" office:value="6.21547121078954">
                <text:p>6.21547121078954</text:p>
              </table:table-cell>
              <table:table-cell office:value-type="float" office:value="16.4303182201569">
                <text:p>16.4303182201569</text:p>
              </table:table-cell>
            </table:table-row>
            <table:table-row>
              <table:table-cell office:value-type="string">
                <text:p>79</text:p>
              </table:table-cell>
              <table:table-cell office:value-type="float" office:value="1.78">
                <text:p>1.78</text:p>
              </table:table-cell>
              <table:table-cell office:value-type="float" office:value="1.79293369359808">
                <text:p>1.79293369359808</text:p>
              </table:table-cell>
              <table:table-cell office:value-type="float" office:value="6.2855681008296">
                <text:p>6.2855681008296</text:p>
              </table:table-cell>
              <table:table-cell office:value-type="float" office:value="16.7075489986265">
                <text:p>16.7075489986265</text:p>
              </table:table-cell>
            </table:table-row>
            <table:table-row>
              <table:table-cell office:value-type="string">
                <text:p>80</text:p>
              </table:table-cell>
              <table:table-cell office:value-type="float" office:value="1.79">
                <text:p>1.79</text:p>
              </table:table-cell>
              <table:table-cell office:value-type="float" office:value="1.8031459525331">
                <text:p>1.8031459525331</text:p>
              </table:table-cell>
              <table:table-cell office:value-type="float" office:value="6.35605506345003">
                <text:p>6.35605506345003</text:p>
              </table:table-cell>
              <table:table-cell office:value-type="float" office:value="16.9878475965491">
                <text:p>16.9878475965491</text:p>
              </table:table-cell>
            </table:table-row>
            <table:table-row>
              <table:table-cell office:value-type="string">
                <text:p>81</text:p>
              </table:table-cell>
              <table:table-cell office:value-type="float" office:value="1.8">
                <text:p>1.8</text:p>
              </table:table-cell>
              <table:table-cell office:value-type="float" office:value="1.81335922074883">
                <text:p>1.81335922074883</text:p>
              </table:table-cell>
              <table:table-cell office:value-type="float" office:value="6.42693199337889">
                <text:p>6.42693199337889</text:p>
              </table:table-cell>
              <table:table-cell office:value-type="float" office:value="17.271230189719">
                <text:p>17.271230189719</text:p>
              </table:table-cell>
            </table:table-row>
            <table:table-row>
              <table:table-cell office:value-type="string">
                <text:p>82</text:p>
              </table:table-cell>
              <table:table-cell office:value-type="float" office:value="1.81">
                <text:p>1.81</text:p>
              </table:table-cell>
              <table:table-cell office:value-type="float" office:value="1.82357349762486">
                <text:p>1.82357349762486</text:p>
              </table:table-cell>
              <table:table-cell office:value-type="float" office:value="6.49819878609744">
                <text:p>6.49819878609744</text:p>
              </table:table-cell>
              <table:table-cell office:value-type="float" office:value="17.5577129431434">
                <text:p>17.5577129431434</text:p>
              </table:table-cell>
            </table:table-row>
            <table:table-row>
              <table:table-cell office:value-type="string">
                <text:p>83</text:p>
              </table:table-cell>
              <table:table-cell office:value-type="float" office:value="1.82">
                <text:p>1.82</text:p>
              </table:table-cell>
              <table:table-cell office:value-type="float" office:value="1.83378878263375">
                <text:p>1.83378878263375</text:p>
              </table:table-cell>
              <table:table-cell office:value-type="float" office:value="6.56985533781773">
                <text:p>6.56985533781773</text:p>
              </table:table-cell>
              <table:table-cell office:value-type="float" office:value="17.8473120110424">
                <text:p>17.8473120110424</text:p>
              </table:table-cell>
            </table:table-row>
            <table:table-row>
              <table:table-cell office:value-type="string">
                <text:p>84</text:p>
              </table:table-cell>
              <table:table-cell office:value-type="float" office:value="1.83">
                <text:p>1.83</text:p>
              </table:table-cell>
              <table:table-cell office:value-type="float" office:value="1.84400507533654">
                <text:p>1.84400507533654</text:p>
              </table:table-cell>
              <table:table-cell office:value-type="float" office:value="6.64190154546099">
                <text:p>6.64190154546099</text:p>
              </table:table-cell>
              <table:table-cell office:value-type="float" office:value="18.1400435368486">
                <text:p>18.1400435368486</text:p>
              </table:table-cell>
            </table:table-row>
            <table:table-row>
              <table:table-cell office:value-type="string">
                <text:p>85</text:p>
              </table:table-cell>
              <table:table-cell office:value-type="float" office:value="1.84">
                <text:p>1.84</text:p>
              </table:table-cell>
              <table:table-cell office:value-type="float" office:value="1.85422237537852">
                <text:p>1.85422237537852</text:p>
              </table:table-cell>
              <table:table-cell office:value-type="float" office:value="6.7143373066368">
                <text:p>6.7143373066368</text:p>
              </table:table-cell>
              <table:table-cell office:value-type="float" office:value="18.4359236532077">
                <text:p>18.4359236532077</text:p>
              </table:table-cell>
            </table:table-row>
            <table:table-row>
              <table:table-cell office:value-type="string">
                <text:p>86</text:p>
              </table:table-cell>
              <table:table-cell office:value-type="float" office:value="1.85">
                <text:p>1.85</text:p>
              </table:table-cell>
              <table:table-cell office:value-type="float" office:value="1.86444068248513">
                <text:p>1.86444068248513</text:p>
              </table:table-cell>
              <table:table-cell office:value-type="float" office:value="6.78716251962293">
                <text:p>6.78716251962293</text:p>
              </table:table-cell>
              <table:table-cell office:value-type="float" office:value="18.7349684819785">
                <text:p>18.7349684819785</text:p>
              </table:table-cell>
            </table:table-row>
            <table:table-row>
              <table:table-cell office:value-type="string">
                <text:p>87</text:p>
              </table:table-cell>
              <table:table-cell office:value-type="float" office:value="1.86">
                <text:p>1.86</text:p>
              </table:table-cell>
              <table:table-cell office:value-type="float" office:value="1.87465999645811">
                <text:p>1.87465999645811</text:p>
              </table:table-cell>
              <table:table-cell office:value-type="float" office:value="6.8603770833459">
                <text:p>6.8603770833459</text:p>
              </table:table-cell>
              <table:table-cell office:value-type="float" office:value="19.0371941342327">
                <text:p>19.0371941342327</text:p>
              </table:table-cell>
            </table:table-row>
            <table:table-row>
              <table:table-cell office:value-type="string">
                <text:p>88</text:p>
              </table:table-cell>
              <table:table-cell office:value-type="float" office:value="1.87">
                <text:p>1.87</text:p>
              </table:table-cell>
              <table:table-cell office:value-type="float" office:value="1.88488031717181">
                <text:p>1.88488031717181</text:p>
              </table:table-cell>
              <table:table-cell office:value-type="float" office:value="6.93398089736218">
                <text:p>6.93398089736218</text:p>
              </table:table-cell>
              <table:table-cell office:value-type="float" office:value="19.3426167102555">
                <text:p>19.3426167102555</text:p>
              </table:table-cell>
            </table:table-row>
            <table:table-row>
              <table:table-cell office:value-type="string">
                <text:p>89</text:p>
              </table:table-cell>
              <table:table-cell office:value-type="float" office:value="1.88">
                <text:p>1.88</text:p>
              </table:table-cell>
              <table:table-cell office:value-type="float" office:value="1.89510164456966">
                <text:p>1.89510164456966</text:p>
              </table:table-cell>
              <table:table-cell office:value-type="float" office:value="7.00797386184003">
                <text:p>7.00797386184003</text:p>
              </table:table-cell>
              <table:table-cell office:value-type="float" office:value="19.6512522995455">
                <text:p>19.6512522995455</text:p>
              </table:table-cell>
            </table:table-row>
            <table:table-row>
              <table:table-cell office:value-type="string">
                <text:p>90</text:p>
              </table:table-cell>
              <table:table-cell office:value-type="float" office:value="1.89">
                <text:p>1.89</text:p>
              </table:table-cell>
              <table:table-cell office:value-type="float" office:value="1.9053239786608">
                <text:p>1.9053239786608</text:p>
              </table:table-cell>
              <table:table-cell office:value-type="float" office:value="7.08235587754198">
                <text:p>7.08235587754198</text:p>
              </table:table-cell>
              <table:table-cell office:value-type="float" office:value="19.9631169808152">
                <text:p>19.9631169808152</text:p>
              </table:table-cell>
            </table:table-row>
            <table:table-row>
              <table:table-cell office:value-type="string">
                <text:p>91</text:p>
              </table:table-cell>
              <table:table-cell office:value-type="float" office:value="1.9">
                <text:p>1.9</text:p>
              </table:table-cell>
              <table:table-cell office:value-type="float" office:value="1.9155473195169">
                <text:p>1.9155473195169</text:p>
              </table:table-cell>
              <table:table-cell office:value-type="float" office:value="7.15712684580785">
                <text:p>7.15712684580785</text:p>
              </table:table-cell>
              <table:table-cell office:value-type="float" office:value="20.2782268219911">
                <text:p>20.2782268219911</text:p>
              </table:table-cell>
            </table:table-row>
            <table:table-row>
              <table:table-cell office:value-type="string">
                <text:p>92</text:p>
              </table:table-cell>
              <table:table-cell office:value-type="float" office:value="1.91">
                <text:p>1.91</text:p>
              </table:table-cell>
              <table:table-cell office:value-type="float" office:value="1.92577166726909">
                <text:p>1.92577166726909</text:p>
              </table:table-cell>
              <table:table-cell office:value-type="float" office:value="7.23228666853837">
                <text:p>7.23228666853837</text:p>
              </table:table-cell>
              <table:table-cell office:value-type="float" office:value="20.5965978802137">
                <text:p>20.5965978802137</text:p>
              </table:table-cell>
            </table:table-row>
            <table:table-row>
              <table:table-cell office:value-type="string">
                <text:p>93</text:p>
              </table:table-cell>
              <table:table-cell office:value-type="float" office:value="1.92">
                <text:p>1.92</text:p>
              </table:table-cell>
              <table:table-cell office:value-type="float" office:value="1.93599702210506">
                <text:p>1.93599702210506</text:p>
              </table:table-cell>
              <table:table-cell office:value-type="float" office:value="7.30783524817934">
                <text:p>7.30783524817934</text:p>
              </table:table-cell>
              <table:table-cell office:value-type="float" office:value="20.9182462018386">
                <text:p>20.9182462018386</text:p>
              </table:table-cell>
            </table:table-row>
            <table:table-row>
              <table:table-cell office:value-type="string">
                <text:p>94</text:p>
              </table:table-cell>
              <table:table-cell office:value-type="float" office:value="1.93">
                <text:p>1.93</text:p>
              </table:table-cell>
              <table:table-cell office:value-type="float" office:value="1.94622338426625">
                <text:p>1.94622338426625</text:p>
              </table:table-cell>
              <table:table-cell office:value-type="float" office:value="7.3837724877063">
                <text:p>7.3837724877063</text:p>
              </table:table-cell>
              <table:table-cell office:value-type="float" office:value="21.2431878224361">
                <text:p>21.2431878224361</text:p>
              </table:table-cell>
            </table:table-row>
            <table:table-row>
              <table:table-cell office:value-type="string">
                <text:p>95</text:p>
              </table:table-cell>
              <table:table-cell office:value-type="float" office:value="1.94">
                <text:p>1.94</text:p>
              </table:table-cell>
              <table:table-cell office:value-type="float" office:value="1.95645075404523">
                <text:p>1.95645075404523</text:p>
              </table:table-cell>
              <table:table-cell office:value-type="float" office:value="7.46009829060969">
                <text:p>7.46009829060969</text:p>
              </table:table-cell>
              <table:table-cell office:value-type="float" office:value="21.5714387667918">
                <text:p>21.5714387667918</text:p>
              </table:table-cell>
            </table:table-row>
            <table:table-row>
              <table:table-cell office:value-type="string">
                <text:p>96</text:p>
              </table:table-cell>
              <table:table-cell office:value-type="float" office:value="1.95">
                <text:p>1.95</text:p>
              </table:table-cell>
              <table:table-cell office:value-type="float" office:value="1.96667913178315">
                <text:p>1.96667913178315</text:p>
              </table:table-cell>
              <table:table-cell office:value-type="float" office:value="7.53681256088056">
                <text:p>7.53681256088056</text:p>
              </table:table-cell>
              <table:table-cell office:value-type="float" office:value="21.9030150489072">
                <text:p>21.9030150489072</text:p>
              </table:table-cell>
            </table:table-row>
            <table:table-row>
              <table:table-cell office:value-type="string">
                <text:p>97</text:p>
              </table:table-cell>
              <table:table-cell office:value-type="float" office:value="1.96">
                <text:p>1.96</text:p>
              </table:table-cell>
              <table:table-cell office:value-type="float" office:value="1.97690851786733">
                <text:p>1.97690851786733</text:p>
              </table:table-cell>
              <table:table-cell office:value-type="float" office:value="7.61391520299664">
                <text:p>7.61391520299664</text:p>
              </table:table-cell>
              <table:table-cell office:value-type="float" office:value="22.2379326719999">
                <text:p>22.2379326719999</text:p>
              </table:table-cell>
            </table:table-row>
            <table:table-row>
              <table:table-cell office:value-type="string">
                <text:p>98</text:p>
              </table:table-cell>
              <table:table-cell office:value-type="float" office:value="1.97">
                <text:p>1.97</text:p>
              </table:table-cell>
              <table:table-cell office:value-type="float" office:value="1.98713891272893">
                <text:p>1.98713891272893</text:p>
              </table:table-cell>
              <table:table-cell office:value-type="float" office:value="7.69140612190898">
                <text:p>7.69140612190898</text:p>
              </table:table-cell>
              <table:table-cell office:value-type="float" office:value="22.5762076285042">
                <text:p>22.5762076285042</text:p>
              </table:table-cell>
            </table:table-row>
            <table:table-row>
              <table:table-cell office:value-type="string">
                <text:p>99</text:p>
              </table:table-cell>
              <table:table-cell office:value-type="float" office:value="1.98">
                <text:p>1.98</text:p>
              </table:table-cell>
              <table:table-cell office:value-type="float" office:value="1.99737031684079">
                <text:p>1.99737031684079</text:p>
              </table:table-cell>
              <table:table-cell office:value-type="float" office:value="7.76928522302891">
                <text:p>7.76928522302891</text:p>
              </table:table-cell>
              <table:table-cell office:value-type="float" office:value="22.9178559000714">
                <text:p>22.9178559000714</text:p>
              </table:table-cell>
            </table:table-row>
            <table:table-row>
              <table:table-cell office:value-type="string">
                <text:p>100</text:p>
              </table:table-cell>
              <table:table-cell office:value-type="float" office:value="1.99">
                <text:p>1.99</text:p>
              </table:table-cell>
              <table:table-cell office:value-type="float" office:value="2.00760273071528">
                <text:p>2.00760273071528</text:p>
              </table:table-cell>
              <table:table-cell office:value-type="float" office:value="7.8475524122155">
                <text:p>7.8475524122155</text:p>
              </table:table-cell>
              <table:table-cell office:value-type="float" office:value="23.2628934575703">
                <text:p>23.2628934575703</text:p>
              </table:table-cell>
            </table:table-row>
            <table:table-row>
              <table:table-cell office:value-type="string">
                <text:p>101</text:p>
              </table:table-cell>
              <table:table-cell office:value-type="float" office:value="2">
                <text:p>2</text:p>
              </table:table-cell>
              <table:table-cell office:value-type="float" office:value="2.01783615490236">
                <text:p>2.01783615490236</text:p>
              </table:table-cell>
              <table:table-cell office:value-type="float" office:value="7.92620759576336">
                <text:p>7.92620759576336</text:p>
              </table:table-cell>
              <table:table-cell office:value-type="float" office:value="23.6113362610882">
                <text:p>23.61133626108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style:graphic-properties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12cm" svg:height="8.872cm" xlink:href=".." chart:class="chart:scatter" chart:style-name="ch1">
        <chart:legend chart:legend-position="end" svg:x="12.17cm" svg:y="3.915cm" chart:style-name="ch2"/>
        <chart:plot-area chart:style-name="ch3" table:cell-range-address="ТРАССА.A2:ТРАССА.C91" svg:x="0.29cm" svg:y="0.177cm" svg:width="11.591cm" svg:height="8.341cm">
          <chart:axis chart:dimension="x" chart:name="primary-x" chart:style-name="ch4">
            <chart:grid chart:style-name="ch5" chart:class="major"/>
          </chart:axis>
          <chart:axis chart:dimension="y" chart:name="primary-y" chart:style-name="ch4">
            <chart:grid chart:style-name="ch5" chart:class="major"/>
          </chart:axis>
          <chart:series chart:style-name="ch6" chart:values-cell-range-address="ТРАССА.B2:ТРАССА.B91" chart:class="chart:scatter">
            <chart:domain table:cell-range-address="ТРАССА.A2:ТРАССА.A91"/>
            <chart:data-point chart:repeated="90"/>
          </chart:series>
          <chart:series chart:style-name="ch7" chart:values-cell-range-address="ТРАССА.C2:ТРАССА.C91" chart:class="chart:scatter">
            <chart:data-point chart:repeated="9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A</text:p>
              </table:table-cell>
              <table:table-cell office:value-type="string">
                <text:p>Столбец B</text:p>
              </table:table-cell>
              <table:table-cell office:value-type="string">
                <text:p>Столбец C</text:p>
              </table:table-cell>
            </table:table-row>
          </table:table-header-rows>
          <table:table-rows>
            <table:table-row>
              <table:table-cell office:value-type="string">
                <text:p>1</text:p>
              </table:table-cell>
              <table:table-cell office:value-type="float" office:value="1">
                <text:p text:id="ТРАССА.A2:ТРАССА.A91">1</text:p>
              </table:table-cell>
              <table:table-cell office:value-type="float" office:value="15.2">
                <text:p text:id="ТРАССА.B2:ТРАССА.B91">15.2</text:p>
              </table:table-cell>
              <table:table-cell office:value-type="float" office:value="15.5">
                <text:p text:id="ТРАССА.C2:ТРАССА.C91">15.5</text:p>
              </table:table-cell>
            </table:table-row>
            <table:table-row>
              <table:table-cell office:value-type="string">
                <text:p>2</text:p>
              </table:table-cell>
              <table:table-cell office:value-type="float" office:value="2">
                <text:p>2</text:p>
              </table:table-cell>
              <table:table-cell office:value-type="float" office:value="30.4">
                <text:p>30.4</text:p>
              </table:table-cell>
              <table:table-cell office:value-type="float" office:value="31">
                <text:p>31</text:p>
              </table:table-cell>
            </table:table-row>
            <table:table-row>
              <table:table-cell office:value-type="string">
                <text:p>3</text:p>
              </table:table-cell>
              <table:table-cell office:value-type="float" office:value="3">
                <text:p>3</text:p>
              </table:table-cell>
              <table:table-cell office:value-type="float" office:value="45.6">
                <text:p>45.6</text:p>
              </table:table-cell>
              <table:table-cell office:value-type="float" office:value="46.5">
                <text:p>46.5</text:p>
              </table:table-cell>
            </table:table-row>
            <table:table-row>
              <table:table-cell office:value-type="string">
                <text:p>4</text:p>
              </table:table-cell>
              <table:table-cell office:value-type="float" office:value="4">
                <text:p>4</text:p>
              </table:table-cell>
              <table:table-cell office:value-type="float" office:value="60.8">
                <text:p>60.8</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76">
                <text:p>76</text:p>
              </table:table-cell>
              <table:table-cell office:value-type="float" office:value="77.5">
                <text:p>77.5</text:p>
              </table:table-cell>
            </table:table-row>
            <table:table-row>
              <table:table-cell office:value-type="string">
                <text:p>6</text:p>
              </table:table-cell>
              <table:table-cell office:value-type="float" office:value="6">
                <text:p>6</text:p>
              </table:table-cell>
              <table:table-cell office:value-type="float" office:value="91.2">
                <text:p>91.2</text:p>
              </table:table-cell>
              <table:table-cell office:value-type="float" office:value="93">
                <text:p>93</text:p>
              </table:table-cell>
            </table:table-row>
            <table:table-row>
              <table:table-cell office:value-type="string">
                <text:p>7</text:p>
              </table:table-cell>
              <table:table-cell office:value-type="float" office:value="7">
                <text:p>7</text:p>
              </table:table-cell>
              <table:table-cell office:value-type="float" office:value="106.4">
                <text:p>106.4</text:p>
              </table:table-cell>
              <table:table-cell office:value-type="float" office:value="108.5">
                <text:p>108.5</text:p>
              </table:table-cell>
            </table:table-row>
            <table:table-row>
              <table:table-cell office:value-type="string">
                <text:p>8</text:p>
              </table:table-cell>
              <table:table-cell office:value-type="float" office:value="8">
                <text:p>8</text:p>
              </table:table-cell>
              <table:table-cell office:value-type="float" office:value="121.6">
                <text:p>121.6</text:p>
              </table:table-cell>
              <table:table-cell office:value-type="float" office:value="124">
                <text:p>124</text:p>
              </table:table-cell>
            </table:table-row>
            <table:table-row>
              <table:table-cell office:value-type="string">
                <text:p>9</text:p>
              </table:table-cell>
              <table:table-cell office:value-type="float" office:value="9">
                <text:p>9</text:p>
              </table:table-cell>
              <table:table-cell office:value-type="float" office:value="136.8">
                <text:p>136.8</text:p>
              </table:table-cell>
              <table:table-cell office:value-type="float" office:value="139.5">
                <text:p>139.5</text:p>
              </table:table-cell>
            </table:table-row>
            <table:table-row>
              <table:table-cell office:value-type="string">
                <text:p>10</text:p>
              </table:table-cell>
              <table:table-cell office:value-type="float" office:value="10">
                <text:p>10</text:p>
              </table:table-cell>
              <table:table-cell office:value-type="float" office:value="152">
                <text:p>152</text:p>
              </table:table-cell>
              <table:table-cell office:value-type="float" office:value="155">
                <text:p>155</text:p>
              </table:table-cell>
            </table:table-row>
            <table:table-row>
              <table:table-cell office:value-type="string">
                <text:p>11</text:p>
              </table:table-cell>
              <table:table-cell office:value-type="float" office:value="11">
                <text:p>11</text:p>
              </table:table-cell>
              <table:table-cell office:value-type="float" office:value="167.2">
                <text:p>167.2</text:p>
              </table:table-cell>
              <table:table-cell office:value-type="float" office:value="170.5">
                <text:p>170.5</text:p>
              </table:table-cell>
            </table:table-row>
            <table:table-row>
              <table:table-cell office:value-type="string">
                <text:p>12</text:p>
              </table:table-cell>
              <table:table-cell office:value-type="float" office:value="12">
                <text:p>12</text:p>
              </table:table-cell>
              <table:table-cell office:value-type="float" office:value="182.4">
                <text:p>182.4</text:p>
              </table:table-cell>
              <table:table-cell office:value-type="float" office:value="186">
                <text:p>186</text:p>
              </table:table-cell>
            </table:table-row>
            <table:table-row>
              <table:table-cell office:value-type="string">
                <text:p>13</text:p>
              </table:table-cell>
              <table:table-cell office:value-type="float" office:value="13">
                <text:p>13</text:p>
              </table:table-cell>
              <table:table-cell office:value-type="float" office:value="197.6">
                <text:p>197.6</text:p>
              </table:table-cell>
              <table:table-cell office:value-type="float" office:value="201.5">
                <text:p>201.5</text:p>
              </table:table-cell>
            </table:table-row>
            <table:table-row>
              <table:table-cell office:value-type="string">
                <text:p>14</text:p>
              </table:table-cell>
              <table:table-cell office:value-type="float" office:value="14">
                <text:p>14</text:p>
              </table:table-cell>
              <table:table-cell office:value-type="float" office:value="212.8">
                <text:p>212.8</text:p>
              </table:table-cell>
              <table:table-cell office:value-type="float" office:value="217">
                <text:p>217</text:p>
              </table:table-cell>
            </table:table-row>
            <table:table-row>
              <table:table-cell office:value-type="string">
                <text:p>15</text:p>
              </table:table-cell>
              <table:table-cell office:value-type="float" office:value="15">
                <text:p>15</text:p>
              </table:table-cell>
              <table:table-cell office:value-type="float" office:value="228">
                <text:p>228</text:p>
              </table:table-cell>
              <table:table-cell office:value-type="float" office:value="232.5">
                <text:p>232.5</text:p>
              </table:table-cell>
            </table:table-row>
            <table:table-row>
              <table:table-cell office:value-type="string">
                <text:p>16</text:p>
              </table:table-cell>
              <table:table-cell office:value-type="float" office:value="16">
                <text:p>16</text:p>
              </table:table-cell>
              <table:table-cell office:value-type="float" office:value="243.2">
                <text:p>243.2</text:p>
              </table:table-cell>
              <table:table-cell office:value-type="float" office:value="248">
                <text:p>248</text:p>
              </table:table-cell>
            </table:table-row>
            <table:table-row>
              <table:table-cell office:value-type="string">
                <text:p>17</text:p>
              </table:table-cell>
              <table:table-cell office:value-type="float" office:value="17">
                <text:p>17</text:p>
              </table:table-cell>
              <table:table-cell office:value-type="float" office:value="258.4">
                <text:p>258.4</text:p>
              </table:table-cell>
              <table:table-cell office:value-type="float" office:value="263.5">
                <text:p>263.5</text:p>
              </table:table-cell>
            </table:table-row>
            <table:table-row>
              <table:table-cell office:value-type="string">
                <text:p>18</text:p>
              </table:table-cell>
              <table:table-cell office:value-type="float" office:value="18">
                <text:p>18</text:p>
              </table:table-cell>
              <table:table-cell office:value-type="float" office:value="273.6">
                <text:p>273.6</text:p>
              </table:table-cell>
              <table:table-cell office:value-type="float" office:value="279">
                <text:p>279</text:p>
              </table:table-cell>
            </table:table-row>
            <table:table-row>
              <table:table-cell office:value-type="string">
                <text:p>19</text:p>
              </table:table-cell>
              <table:table-cell office:value-type="float" office:value="19">
                <text:p>19</text:p>
              </table:table-cell>
              <table:table-cell office:value-type="float" office:value="288.8">
                <text:p>288.8</text:p>
              </table:table-cell>
              <table:table-cell office:value-type="float" office:value="294.5">
                <text:p>294.5</text:p>
              </table:table-cell>
            </table:table-row>
            <table:table-row>
              <table:table-cell office:value-type="string">
                <text:p>20</text:p>
              </table:table-cell>
              <table:table-cell office:value-type="float" office:value="20">
                <text:p>20</text:p>
              </table:table-cell>
              <table:table-cell office:value-type="float" office:value="304">
                <text:p>304</text:p>
              </table:table-cell>
              <table:table-cell office:value-type="float" office:value="310">
                <text:p>310</text:p>
              </table:table-cell>
            </table:table-row>
            <table:table-row>
              <table:table-cell office:value-type="string">
                <text:p>21</text:p>
              </table:table-cell>
              <table:table-cell office:value-type="float" office:value="21">
                <text:p>21</text:p>
              </table:table-cell>
              <table:table-cell office:value-type="float" office:value="319.2">
                <text:p>319.2</text:p>
              </table:table-cell>
              <table:table-cell office:value-type="float" office:value="325.5">
                <text:p>325.5</text:p>
              </table:table-cell>
            </table:table-row>
            <table:table-row>
              <table:table-cell office:value-type="string">
                <text:p>22</text:p>
              </table:table-cell>
              <table:table-cell office:value-type="float" office:value="22">
                <text:p>22</text:p>
              </table:table-cell>
              <table:table-cell office:value-type="float" office:value="334.4">
                <text:p>334.4</text:p>
              </table:table-cell>
              <table:table-cell office:value-type="float" office:value="341">
                <text:p>341</text:p>
              </table:table-cell>
            </table:table-row>
            <table:table-row>
              <table:table-cell office:value-type="string">
                <text:p>23</text:p>
              </table:table-cell>
              <table:table-cell office:value-type="float" office:value="23">
                <text:p>23</text:p>
              </table:table-cell>
              <table:table-cell office:value-type="float" office:value="349.6">
                <text:p>349.6</text:p>
              </table:table-cell>
              <table:table-cell office:value-type="float" office:value="356.5">
                <text:p>356.5</text:p>
              </table:table-cell>
            </table:table-row>
            <table:table-row>
              <table:table-cell office:value-type="string">
                <text:p>24</text:p>
              </table:table-cell>
              <table:table-cell office:value-type="float" office:value="24">
                <text:p>24</text:p>
              </table:table-cell>
              <table:table-cell office:value-type="float" office:value="364.8">
                <text:p>364.8</text:p>
              </table:table-cell>
              <table:table-cell office:value-type="float" office:value="372">
                <text:p>372</text:p>
              </table:table-cell>
            </table:table-row>
            <table:table-row>
              <table:table-cell office:value-type="string">
                <text:p>25</text:p>
              </table:table-cell>
              <table:table-cell office:value-type="float" office:value="25">
                <text:p>25</text:p>
              </table:table-cell>
              <table:table-cell office:value-type="float" office:value="380">
                <text:p>380</text:p>
              </table:table-cell>
              <table:table-cell office:value-type="float" office:value="387.5">
                <text:p>387.5</text:p>
              </table:table-cell>
            </table:table-row>
            <table:table-row>
              <table:table-cell office:value-type="string">
                <text:p>26</text:p>
              </table:table-cell>
              <table:table-cell office:value-type="float" office:value="26">
                <text:p>26</text:p>
              </table:table-cell>
              <table:table-cell office:value-type="float" office:value="395.2">
                <text:p>395.2</text:p>
              </table:table-cell>
              <table:table-cell office:value-type="float" office:value="403">
                <text:p>403</text:p>
              </table:table-cell>
            </table:table-row>
            <table:table-row>
              <table:table-cell office:value-type="string">
                <text:p>27</text:p>
              </table:table-cell>
              <table:table-cell office:value-type="float" office:value="27">
                <text:p>27</text:p>
              </table:table-cell>
              <table:table-cell office:value-type="float" office:value="410.4">
                <text:p>410.4</text:p>
              </table:table-cell>
              <table:table-cell office:value-type="float" office:value="418.5">
                <text:p>418.5</text:p>
              </table:table-cell>
            </table:table-row>
            <table:table-row>
              <table:table-cell office:value-type="string">
                <text:p>28</text:p>
              </table:table-cell>
              <table:table-cell office:value-type="float" office:value="28">
                <text:p>28</text:p>
              </table:table-cell>
              <table:table-cell office:value-type="float" office:value="425.6">
                <text:p>425.6</text:p>
              </table:table-cell>
              <table:table-cell office:value-type="float" office:value="434">
                <text:p>434</text:p>
              </table:table-cell>
            </table:table-row>
            <table:table-row>
              <table:table-cell office:value-type="string">
                <text:p>29</text:p>
              </table:table-cell>
              <table:table-cell office:value-type="float" office:value="29">
                <text:p>29</text:p>
              </table:table-cell>
              <table:table-cell office:value-type="float" office:value="440.8">
                <text:p>440.8</text:p>
              </table:table-cell>
              <table:table-cell office:value-type="float" office:value="449.5">
                <text:p>449.5</text:p>
              </table:table-cell>
            </table:table-row>
            <table:table-row>
              <table:table-cell office:value-type="string">
                <text:p>30</text:p>
              </table:table-cell>
              <table:table-cell office:value-type="float" office:value="30">
                <text:p>30</text:p>
              </table:table-cell>
              <table:table-cell office:value-type="float" office:value="456">
                <text:p>456</text:p>
              </table:table-cell>
              <table:table-cell office:value-type="float" office:value="465">
                <text:p>465</text:p>
              </table:table-cell>
            </table:table-row>
            <table:table-row>
              <table:table-cell office:value-type="string">
                <text:p>31</text:p>
              </table:table-cell>
              <table:table-cell office:value-type="float" office:value="31">
                <text:p>31</text:p>
              </table:table-cell>
              <table:table-cell office:value-type="float" office:value="471.2">
                <text:p>471.2</text:p>
              </table:table-cell>
              <table:table-cell office:value-type="float" office:value="480.5">
                <text:p>480.5</text:p>
              </table:table-cell>
            </table:table-row>
            <table:table-row>
              <table:table-cell office:value-type="string">
                <text:p>32</text:p>
              </table:table-cell>
              <table:table-cell office:value-type="float" office:value="32">
                <text:p>32</text:p>
              </table:table-cell>
              <table:table-cell office:value-type="float" office:value="486.4">
                <text:p>486.4</text:p>
              </table:table-cell>
              <table:table-cell office:value-type="float" office:value="496">
                <text:p>496</text:p>
              </table:table-cell>
            </table:table-row>
            <table:table-row>
              <table:table-cell office:value-type="string">
                <text:p>33</text:p>
              </table:table-cell>
              <table:table-cell office:value-type="float" office:value="33">
                <text:p>33</text:p>
              </table:table-cell>
              <table:table-cell office:value-type="float" office:value="501.6">
                <text:p>501.6</text:p>
              </table:table-cell>
              <table:table-cell office:value-type="float" office:value="511.5">
                <text:p>511.5</text:p>
              </table:table-cell>
            </table:table-row>
            <table:table-row>
              <table:table-cell office:value-type="string">
                <text:p>34</text:p>
              </table:table-cell>
              <table:table-cell office:value-type="float" office:value="34">
                <text:p>34</text:p>
              </table:table-cell>
              <table:table-cell office:value-type="float" office:value="516.8">
                <text:p>516.8</text:p>
              </table:table-cell>
              <table:table-cell office:value-type="float" office:value="527">
                <text:p>527</text:p>
              </table:table-cell>
            </table:table-row>
            <table:table-row>
              <table:table-cell office:value-type="string">
                <text:p>35</text:p>
              </table:table-cell>
              <table:table-cell office:value-type="float" office:value="35">
                <text:p>35</text:p>
              </table:table-cell>
              <table:table-cell office:value-type="float" office:value="532">
                <text:p>532</text:p>
              </table:table-cell>
              <table:table-cell office:value-type="float" office:value="542.5">
                <text:p>542.5</text:p>
              </table:table-cell>
            </table:table-row>
            <table:table-row>
              <table:table-cell office:value-type="string">
                <text:p>36</text:p>
              </table:table-cell>
              <table:table-cell office:value-type="float" office:value="36">
                <text:p>36</text:p>
              </table:table-cell>
              <table:table-cell office:value-type="float" office:value="547.2">
                <text:p>547.2</text:p>
              </table:table-cell>
              <table:table-cell office:value-type="float" office:value="558">
                <text:p>558</text:p>
              </table:table-cell>
            </table:table-row>
            <table:table-row>
              <table:table-cell office:value-type="string">
                <text:p>37</text:p>
              </table:table-cell>
              <table:table-cell office:value-type="float" office:value="37">
                <text:p>37</text:p>
              </table:table-cell>
              <table:table-cell office:value-type="float" office:value="562.4">
                <text:p>562.4</text:p>
              </table:table-cell>
              <table:table-cell office:value-type="float" office:value="573.5">
                <text:p>573.5</text:p>
              </table:table-cell>
            </table:table-row>
            <table:table-row>
              <table:table-cell office:value-type="string">
                <text:p>38</text:p>
              </table:table-cell>
              <table:table-cell office:value-type="float" office:value="38">
                <text:p>38</text:p>
              </table:table-cell>
              <table:table-cell office:value-type="float" office:value="577.6">
                <text:p>577.6</text:p>
              </table:table-cell>
              <table:table-cell office:value-type="float" office:value="589">
                <text:p>589</text:p>
              </table:table-cell>
            </table:table-row>
            <table:table-row>
              <table:table-cell office:value-type="string">
                <text:p>39</text:p>
              </table:table-cell>
              <table:table-cell office:value-type="float" office:value="39">
                <text:p>39</text:p>
              </table:table-cell>
              <table:table-cell office:value-type="float" office:value="592.8">
                <text:p>592.8</text:p>
              </table:table-cell>
              <table:table-cell office:value-type="float" office:value="604.5">
                <text:p>604.5</text:p>
              </table:table-cell>
            </table:table-row>
            <table:table-row>
              <table:table-cell office:value-type="string">
                <text:p>40</text:p>
              </table:table-cell>
              <table:table-cell office:value-type="float" office:value="40">
                <text:p>40</text:p>
              </table:table-cell>
              <table:table-cell office:value-type="float" office:value="608">
                <text:p>608</text:p>
              </table:table-cell>
              <table:table-cell office:value-type="float" office:value="620">
                <text:p>620</text:p>
              </table:table-cell>
            </table:table-row>
            <table:table-row>
              <table:table-cell office:value-type="string">
                <text:p>41</text:p>
              </table:table-cell>
              <table:table-cell office:value-type="float" office:value="41">
                <text:p>41</text:p>
              </table:table-cell>
              <table:table-cell office:value-type="float" office:value="623.2">
                <text:p>623.2</text:p>
              </table:table-cell>
              <table:table-cell office:value-type="float" office:value="635.5">
                <text:p>635.5</text:p>
              </table:table-cell>
            </table:table-row>
            <table:table-row>
              <table:table-cell office:value-type="string">
                <text:p>42</text:p>
              </table:table-cell>
              <table:table-cell office:value-type="float" office:value="42">
                <text:p>42</text:p>
              </table:table-cell>
              <table:table-cell office:value-type="float" office:value="638.4">
                <text:p>638.4</text:p>
              </table:table-cell>
              <table:table-cell office:value-type="float" office:value="651">
                <text:p>651</text:p>
              </table:table-cell>
            </table:table-row>
            <table:table-row>
              <table:table-cell office:value-type="string">
                <text:p>43</text:p>
              </table:table-cell>
              <table:table-cell office:value-type="float" office:value="43">
                <text:p>43</text:p>
              </table:table-cell>
              <table:table-cell office:value-type="float" office:value="653.6">
                <text:p>653.6</text:p>
              </table:table-cell>
              <table:table-cell office:value-type="float" office:value="666.5">
                <text:p>666.5</text:p>
              </table:table-cell>
            </table:table-row>
            <table:table-row>
              <table:table-cell office:value-type="string">
                <text:p>44</text:p>
              </table:table-cell>
              <table:table-cell office:value-type="float" office:value="44">
                <text:p>44</text:p>
              </table:table-cell>
              <table:table-cell office:value-type="float" office:value="668.8">
                <text:p>668.8</text:p>
              </table:table-cell>
              <table:table-cell office:value-type="float" office:value="682">
                <text:p>682</text:p>
              </table:table-cell>
            </table:table-row>
            <table:table-row>
              <table:table-cell office:value-type="string">
                <text:p>45</text:p>
              </table:table-cell>
              <table:table-cell office:value-type="float" office:value="45">
                <text:p>45</text:p>
              </table:table-cell>
              <table:table-cell office:value-type="float" office:value="684">
                <text:p>684</text:p>
              </table:table-cell>
              <table:table-cell office:value-type="float" office:value="697.5">
                <text:p>697.5</text:p>
              </table:table-cell>
            </table:table-row>
            <table:table-row>
              <table:table-cell office:value-type="string">
                <text:p>46</text:p>
              </table:table-cell>
              <table:table-cell office:value-type="float" office:value="46">
                <text:p>46</text:p>
              </table:table-cell>
              <table:table-cell office:value-type="float" office:value="699.2">
                <text:p>699.2</text:p>
              </table:table-cell>
              <table:table-cell office:value-type="float" office:value="713">
                <text:p>713</text:p>
              </table:table-cell>
            </table:table-row>
            <table:table-row>
              <table:table-cell office:value-type="string">
                <text:p>47</text:p>
              </table:table-cell>
              <table:table-cell office:value-type="float" office:value="47">
                <text:p>47</text:p>
              </table:table-cell>
              <table:table-cell office:value-type="float" office:value="714.4">
                <text:p>714.4</text:p>
              </table:table-cell>
              <table:table-cell office:value-type="float" office:value="728.5">
                <text:p>728.5</text:p>
              </table:table-cell>
            </table:table-row>
            <table:table-row>
              <table:table-cell office:value-type="string">
                <text:p>48</text:p>
              </table:table-cell>
              <table:table-cell office:value-type="float" office:value="48">
                <text:p>48</text:p>
              </table:table-cell>
              <table:table-cell office:value-type="float" office:value="729.6">
                <text:p>729.6</text:p>
              </table:table-cell>
              <table:table-cell office:value-type="float" office:value="744">
                <text:p>744</text:p>
              </table:table-cell>
            </table:table-row>
            <table:table-row>
              <table:table-cell office:value-type="string">
                <text:p>49</text:p>
              </table:table-cell>
              <table:table-cell office:value-type="float" office:value="49">
                <text:p>49</text:p>
              </table:table-cell>
              <table:table-cell office:value-type="float" office:value="744.8">
                <text:p>744.8</text:p>
              </table:table-cell>
              <table:table-cell office:value-type="float" office:value="759.5">
                <text:p>759.5</text:p>
              </table:table-cell>
            </table:table-row>
            <table:table-row>
              <table:table-cell office:value-type="string">
                <text:p>50</text:p>
              </table:table-cell>
              <table:table-cell office:value-type="float" office:value="50">
                <text:p>50</text:p>
              </table:table-cell>
              <table:table-cell office:value-type="float" office:value="760">
                <text:p>760</text:p>
              </table:table-cell>
              <table:table-cell office:value-type="float" office:value="775">
                <text:p>775</text:p>
              </table:table-cell>
            </table:table-row>
            <table:table-row>
              <table:table-cell office:value-type="string">
                <text:p>51</text:p>
              </table:table-cell>
              <table:table-cell office:value-type="float" office:value="51">
                <text:p>51</text:p>
              </table:table-cell>
              <table:table-cell office:value-type="float" office:value="775.2">
                <text:p>775.2</text:p>
              </table:table-cell>
              <table:table-cell office:value-type="float" office:value="790.5">
                <text:p>790.5</text:p>
              </table:table-cell>
            </table:table-row>
            <table:table-row>
              <table:table-cell office:value-type="string">
                <text:p>52</text:p>
              </table:table-cell>
              <table:table-cell office:value-type="float" office:value="52">
                <text:p>52</text:p>
              </table:table-cell>
              <table:table-cell office:value-type="float" office:value="790.4">
                <text:p>790.4</text:p>
              </table:table-cell>
              <table:table-cell office:value-type="float" office:value="806">
                <text:p>806</text:p>
              </table:table-cell>
            </table:table-row>
            <table:table-row>
              <table:table-cell office:value-type="string">
                <text:p>53</text:p>
              </table:table-cell>
              <table:table-cell office:value-type="float" office:value="53">
                <text:p>53</text:p>
              </table:table-cell>
              <table:table-cell office:value-type="float" office:value="805.6">
                <text:p>805.6</text:p>
              </table:table-cell>
              <table:table-cell office:value-type="float" office:value="821.5">
                <text:p>821.5</text:p>
              </table:table-cell>
            </table:table-row>
            <table:table-row>
              <table:table-cell office:value-type="string">
                <text:p>54</text:p>
              </table:table-cell>
              <table:table-cell office:value-type="float" office:value="54">
                <text:p>54</text:p>
              </table:table-cell>
              <table:table-cell office:value-type="float" office:value="820.8">
                <text:p>820.8</text:p>
              </table:table-cell>
              <table:table-cell office:value-type="float" office:value="837">
                <text:p>837</text:p>
              </table:table-cell>
            </table:table-row>
            <table:table-row>
              <table:table-cell office:value-type="string">
                <text:p>55</text:p>
              </table:table-cell>
              <table:table-cell office:value-type="float" office:value="55">
                <text:p>55</text:p>
              </table:table-cell>
              <table:table-cell office:value-type="float" office:value="11">
                <text:p>11</text:p>
              </table:table-cell>
              <table:table-cell office:value-type="float" office:value="27.5">
                <text:p>27.5</text:p>
              </table:table-cell>
            </table:table-row>
            <table:table-row>
              <table:table-cell office:value-type="string">
                <text:p>56</text:p>
              </table:table-cell>
              <table:table-cell office:value-type="float" office:value="56">
                <text:p>56</text:p>
              </table:table-cell>
              <table:table-cell office:value-type="float" office:value="11.2">
                <text:p>11.2</text:p>
              </table:table-cell>
              <table:table-cell office:value-type="float" office:value="28">
                <text:p>28</text:p>
              </table:table-cell>
            </table:table-row>
            <table:table-row>
              <table:table-cell office:value-type="string">
                <text:p>57</text:p>
              </table:table-cell>
              <table:table-cell office:value-type="float" office:value="57">
                <text:p>57</text:p>
              </table:table-cell>
              <table:table-cell office:value-type="float" office:value="11.4">
                <text:p>11.4</text:p>
              </table:table-cell>
              <table:table-cell office:value-type="float" office:value="28.5">
                <text:p>28.5</text:p>
              </table:table-cell>
            </table:table-row>
            <table:table-row>
              <table:table-cell office:value-type="string">
                <text:p>58</text:p>
              </table:table-cell>
              <table:table-cell office:value-type="float" office:value="58">
                <text:p>58</text:p>
              </table:table-cell>
              <table:table-cell office:value-type="float" office:value="11.6">
                <text:p>11.6</text:p>
              </table:table-cell>
              <table:table-cell office:value-type="float" office:value="29">
                <text:p>29</text:p>
              </table:table-cell>
            </table:table-row>
            <table:table-row>
              <table:table-cell office:value-type="string">
                <text:p>59</text:p>
              </table:table-cell>
              <table:table-cell office:value-type="float" office:value="59">
                <text:p>59</text:p>
              </table:table-cell>
              <table:table-cell office:value-type="float" office:value="11.8">
                <text:p>11.8</text:p>
              </table:table-cell>
              <table:table-cell office:value-type="float" office:value="29.5">
                <text:p>29.5</text:p>
              </table:table-cell>
            </table:table-row>
            <table:table-row>
              <table:table-cell office:value-type="string">
                <text:p>60</text:p>
              </table:table-cell>
              <table:table-cell office:value-type="float" office:value="60">
                <text:p>60</text:p>
              </table:table-cell>
              <table:table-cell office:value-type="float" office:value="12">
                <text:p>12</text:p>
              </table:table-cell>
              <table:table-cell office:value-type="float" office:value="30">
                <text:p>30</text:p>
              </table:table-cell>
            </table:table-row>
            <table:table-row>
              <table:table-cell office:value-type="string">
                <text:p>61</text:p>
              </table:table-cell>
              <table:table-cell office:value-type="float" office:value="61">
                <text:p>61</text:p>
              </table:table-cell>
              <table:table-cell office:value-type="float" office:value="12.2">
                <text:p>12.2</text:p>
              </table:table-cell>
              <table:table-cell office:value-type="float" office:value="30.5">
                <text:p>30.5</text:p>
              </table:table-cell>
            </table:table-row>
            <table:table-row>
              <table:table-cell office:value-type="string">
                <text:p>62</text:p>
              </table:table-cell>
              <table:table-cell office:value-type="float" office:value="62">
                <text:p>62</text:p>
              </table:table-cell>
              <table:table-cell office:value-type="float" office:value="12.4">
                <text:p>12.4</text:p>
              </table:table-cell>
              <table:table-cell office:value-type="float" office:value="31">
                <text:p>31</text:p>
              </table:table-cell>
            </table:table-row>
            <table:table-row>
              <table:table-cell office:value-type="string">
                <text:p>63</text:p>
              </table:table-cell>
              <table:table-cell office:value-type="float" office:value="63">
                <text:p>63</text:p>
              </table:table-cell>
              <table:table-cell office:value-type="float" office:value="12.6">
                <text:p>12.6</text:p>
              </table:table-cell>
              <table:table-cell office:value-type="float" office:value="31.5">
                <text:p>31.5</text:p>
              </table:table-cell>
            </table:table-row>
            <table:table-row>
              <table:table-cell office:value-type="string">
                <text:p>64</text:p>
              </table:table-cell>
              <table:table-cell office:value-type="float" office:value="64">
                <text:p>64</text:p>
              </table:table-cell>
              <table:table-cell office:value-type="float" office:value="12.8">
                <text:p>12.8</text:p>
              </table:table-cell>
              <table:table-cell office:value-type="float" office:value="32">
                <text:p>32</text:p>
              </table:table-cell>
            </table:table-row>
            <table:table-row>
              <table:table-cell office:value-type="string">
                <text:p>65</text:p>
              </table:table-cell>
              <table:table-cell office:value-type="float" office:value="65">
                <text:p>65</text:p>
              </table:table-cell>
              <table:table-cell office:value-type="float" office:value="13">
                <text:p>13</text:p>
              </table:table-cell>
              <table:table-cell office:value-type="float" office:value="32.5">
                <text:p>32.5</text:p>
              </table:table-cell>
            </table:table-row>
            <table:table-row>
              <table:table-cell office:value-type="string">
                <text:p>66</text:p>
              </table:table-cell>
              <table:table-cell office:value-type="float" office:value="66">
                <text:p>66</text:p>
              </table:table-cell>
              <table:table-cell office:value-type="float" office:value="13.2">
                <text:p>13.2</text:p>
              </table:table-cell>
              <table:table-cell office:value-type="float" office:value="33">
                <text:p>33</text:p>
              </table:table-cell>
            </table:table-row>
            <table:table-row>
              <table:table-cell office:value-type="string">
                <text:p>67</text:p>
              </table:table-cell>
              <table:table-cell office:value-type="float" office:value="67">
                <text:p>67</text:p>
              </table:table-cell>
              <table:table-cell office:value-type="float" office:value="13.4">
                <text:p>13.4</text:p>
              </table:table-cell>
              <table:table-cell office:value-type="float" office:value="33.5">
                <text:p>33.5</text:p>
              </table:table-cell>
            </table:table-row>
            <table:table-row>
              <table:table-cell office:value-type="string">
                <text:p>68</text:p>
              </table:table-cell>
              <table:table-cell office:value-type="float" office:value="68">
                <text:p>68</text:p>
              </table:table-cell>
              <table:table-cell office:value-type="float" office:value="13.6">
                <text:p>13.6</text:p>
              </table:table-cell>
              <table:table-cell office:value-type="float" office:value="34">
                <text:p>34</text:p>
              </table:table-cell>
            </table:table-row>
            <table:table-row>
              <table:table-cell office:value-type="string">
                <text:p>69</text:p>
              </table:table-cell>
              <table:table-cell office:value-type="float" office:value="69">
                <text:p>69</text:p>
              </table:table-cell>
              <table:table-cell office:value-type="float" office:value="13.8">
                <text:p>13.8</text:p>
              </table:table-cell>
              <table:table-cell office:value-type="float" office:value="34.5">
                <text:p>34.5</text:p>
              </table:table-cell>
            </table:table-row>
            <table:table-row>
              <table:table-cell office:value-type="string">
                <text:p>70</text:p>
              </table:table-cell>
              <table:table-cell office:value-type="float" office:value="70">
                <text:p>70</text:p>
              </table:table-cell>
              <table:table-cell office:value-type="float" office:value="14">
                <text:p>14</text:p>
              </table:table-cell>
              <table:table-cell office:value-type="float" office:value="35">
                <text:p>35</text:p>
              </table:table-cell>
            </table:table-row>
            <table:table-row>
              <table:table-cell office:value-type="string">
                <text:p>71</text:p>
              </table:table-cell>
              <table:table-cell office:value-type="float" office:value="71">
                <text:p>71</text:p>
              </table:table-cell>
              <table:table-cell office:value-type="float" office:value="14.2">
                <text:p>14.2</text:p>
              </table:table-cell>
              <table:table-cell office:value-type="float" office:value="35.5">
                <text:p>35.5</text:p>
              </table:table-cell>
            </table:table-row>
            <table:table-row>
              <table:table-cell office:value-type="string">
                <text:p>72</text:p>
              </table:table-cell>
              <table:table-cell office:value-type="float" office:value="72">
                <text:p>72</text:p>
              </table:table-cell>
              <table:table-cell office:value-type="float" office:value="14.4">
                <text:p>14.4</text:p>
              </table:table-cell>
              <table:table-cell office:value-type="float" office:value="36">
                <text:p>36</text:p>
              </table:table-cell>
            </table:table-row>
            <table:table-row>
              <table:table-cell office:value-type="string">
                <text:p>73</text:p>
              </table:table-cell>
              <table:table-cell office:value-type="float" office:value="73">
                <text:p>73</text:p>
              </table:table-cell>
              <table:table-cell office:value-type="float" office:value="14.6">
                <text:p>14.6</text:p>
              </table:table-cell>
              <table:table-cell office:value-type="float" office:value="36.5">
                <text:p>36.5</text:p>
              </table:table-cell>
            </table:table-row>
            <table:table-row>
              <table:table-cell office:value-type="string">
                <text:p>74</text:p>
              </table:table-cell>
              <table:table-cell office:value-type="float" office:value="74">
                <text:p>74</text:p>
              </table:table-cell>
              <table:table-cell office:value-type="float" office:value="14.8">
                <text:p>14.8</text:p>
              </table:table-cell>
              <table:table-cell office:value-type="float" office:value="37">
                <text:p>37</text:p>
              </table:table-cell>
            </table:table-row>
            <table:table-row>
              <table:table-cell office:value-type="string">
                <text:p>75</text:p>
              </table:table-cell>
              <table:table-cell office:value-type="float" office:value="75">
                <text:p>75</text:p>
              </table:table-cell>
              <table:table-cell office:value-type="float" office:value="15">
                <text:p>15</text:p>
              </table:table-cell>
              <table:table-cell office:value-type="float" office:value="37.5">
                <text:p>37.5</text:p>
              </table:table-cell>
            </table:table-row>
            <table:table-row>
              <table:table-cell office:value-type="string">
                <text:p>76</text:p>
              </table:table-cell>
              <table:table-cell office:value-type="float" office:value="76">
                <text:p>76</text:p>
              </table:table-cell>
              <table:table-cell office:value-type="float" office:value="15.2">
                <text:p>15.2</text:p>
              </table:table-cell>
              <table:table-cell office:value-type="float" office:value="38">
                <text:p>38</text:p>
              </table:table-cell>
            </table:table-row>
            <table:table-row>
              <table:table-cell office:value-type="string">
                <text:p>77</text:p>
              </table:table-cell>
              <table:table-cell office:value-type="float" office:value="77">
                <text:p>77</text:p>
              </table:table-cell>
              <table:table-cell office:value-type="float" office:value="15.4">
                <text:p>15.4</text:p>
              </table:table-cell>
              <table:table-cell office:value-type="float" office:value="38.5">
                <text:p>38.5</text:p>
              </table:table-cell>
            </table:table-row>
            <table:table-row>
              <table:table-cell office:value-type="string">
                <text:p>78</text:p>
              </table:table-cell>
              <table:table-cell office:value-type="float" office:value="78">
                <text:p>78</text:p>
              </table:table-cell>
              <table:table-cell office:value-type="float" office:value="15.6">
                <text:p>15.6</text:p>
              </table:table-cell>
              <table:table-cell office:value-type="float" office:value="39">
                <text:p>39</text:p>
              </table:table-cell>
            </table:table-row>
            <table:table-row>
              <table:table-cell office:value-type="string">
                <text:p>79</text:p>
              </table:table-cell>
              <table:table-cell office:value-type="float" office:value="79">
                <text:p>79</text:p>
              </table:table-cell>
              <table:table-cell office:value-type="float" office:value="15.8">
                <text:p>15.8</text:p>
              </table:table-cell>
              <table:table-cell office:value-type="float" office:value="39.5">
                <text:p>39.5</text:p>
              </table:table-cell>
            </table:table-row>
            <table:table-row>
              <table:table-cell office:value-type="string">
                <text:p>80</text:p>
              </table:table-cell>
              <table:table-cell office:value-type="float" office:value="80">
                <text:p>80</text:p>
              </table:table-cell>
              <table:table-cell office:value-type="float" office:value="16">
                <text:p>16</text:p>
              </table:table-cell>
              <table:table-cell office:value-type="float" office:value="40">
                <text:p>40</text:p>
              </table:table-cell>
            </table:table-row>
            <table:table-row>
              <table:table-cell office:value-type="string">
                <text:p>81</text:p>
              </table:table-cell>
              <table:table-cell office:value-type="float" office:value="81">
                <text:p>81</text:p>
              </table:table-cell>
              <table:table-cell office:value-type="float" office:value="16.2">
                <text:p>16.2</text:p>
              </table:table-cell>
              <table:table-cell office:value-type="float" office:value="40.5">
                <text:p>40.5</text:p>
              </table:table-cell>
            </table:table-row>
            <table:table-row>
              <table:table-cell office:value-type="string">
                <text:p>82</text:p>
              </table:table-cell>
              <table:table-cell office:value-type="float" office:value="82">
                <text:p>82</text:p>
              </table:table-cell>
              <table:table-cell office:value-type="float" office:value="16.4">
                <text:p>16.4</text:p>
              </table:table-cell>
              <table:table-cell office:value-type="float" office:value="41">
                <text:p>41</text:p>
              </table:table-cell>
            </table:table-row>
            <table:table-row>
              <table:table-cell office:value-type="string">
                <text:p>83</text:p>
              </table:table-cell>
              <table:table-cell office:value-type="float" office:value="83">
                <text:p>83</text:p>
              </table:table-cell>
              <table:table-cell office:value-type="float" office:value="16.6">
                <text:p>16.6</text:p>
              </table:table-cell>
              <table:table-cell office:value-type="float" office:value="41.5">
                <text:p>41.5</text:p>
              </table:table-cell>
            </table:table-row>
            <table:table-row>
              <table:table-cell office:value-type="string">
                <text:p>84</text:p>
              </table:table-cell>
              <table:table-cell office:value-type="float" office:value="84">
                <text:p>84</text:p>
              </table:table-cell>
              <table:table-cell office:value-type="float" office:value="16.8">
                <text:p>16.8</text:p>
              </table:table-cell>
              <table:table-cell office:value-type="float" office:value="42">
                <text:p>42</text:p>
              </table:table-cell>
            </table:table-row>
            <table:table-row>
              <table:table-cell office:value-type="string">
                <text:p>85</text:p>
              </table:table-cell>
              <table:table-cell office:value-type="float" office:value="85">
                <text:p>85</text:p>
              </table:table-cell>
              <table:table-cell office:value-type="float" office:value="17">
                <text:p>17</text:p>
              </table:table-cell>
              <table:table-cell office:value-type="float" office:value="42.5">
                <text:p>42.5</text:p>
              </table:table-cell>
            </table:table-row>
            <table:table-row>
              <table:table-cell office:value-type="string">
                <text:p>86</text:p>
              </table:table-cell>
              <table:table-cell office:value-type="float" office:value="86">
                <text:p>86</text:p>
              </table:table-cell>
              <table:table-cell office:value-type="float" office:value="17.2">
                <text:p>17.2</text:p>
              </table:table-cell>
              <table:table-cell office:value-type="float" office:value="43">
                <text:p>43</text:p>
              </table:table-cell>
            </table:table-row>
            <table:table-row>
              <table:table-cell office:value-type="string">
                <text:p>87</text:p>
              </table:table-cell>
              <table:table-cell office:value-type="float" office:value="87">
                <text:p>87</text:p>
              </table:table-cell>
              <table:table-cell office:value-type="float" office:value="17.4">
                <text:p>17.4</text:p>
              </table:table-cell>
              <table:table-cell office:value-type="float" office:value="43.5">
                <text:p>43.5</text:p>
              </table:table-cell>
            </table:table-row>
            <table:table-row>
              <table:table-cell office:value-type="string">
                <text:p>88</text:p>
              </table:table-cell>
              <table:table-cell office:value-type="float" office:value="88">
                <text:p>88</text:p>
              </table:table-cell>
              <table:table-cell office:value-type="float" office:value="17.6">
                <text:p>17.6</text:p>
              </table:table-cell>
              <table:table-cell office:value-type="float" office:value="44">
                <text:p>44</text:p>
              </table:table-cell>
            </table:table-row>
            <table:table-row>
              <table:table-cell office:value-type="string">
                <text:p>89</text:p>
              </table:table-cell>
              <table:table-cell office:value-type="float" office:value="89">
                <text:p>89</text:p>
              </table:table-cell>
              <table:table-cell office:value-type="float" office:value="17.8">
                <text:p>17.8</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